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ff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8"/>
        <table:table-row table:style-name="ro1">
          <table:table-cell table:style-name="ce1" office:value-type="string" calcext:value-type="string">
            <text:p>CoinVa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IF([.$A3]&lt;[.C$1];0;INDEX([.C$2:.C2];1+([.$A3]-[.C$1])))+[.B3]" office:value-type="float" office:value="1" calcext:value-type="float">
            <text:p>1</text:p>
          </table:table-cell>
          <table:table-cell table:formula="of:=IF([.$A3]&lt;[.D$1];0;INDEX([.D$2:.D2];1+([.$A3]-[.D$1])))+[.C3]" office:value-type="float" office:value="1" calcext:value-type="float">
            <text:p>1</text:p>
          </table:table-cell>
          <table:table-cell table:formula="of:=IF([.$A3]&lt;[.E$1];0;INDEX([.E$2:.E2];1+([.$A3]-[.E$1])))+[.D3]" office:value-type="float" office:value="1" calcext:value-type="float">
            <text:p>1</text:p>
          </table:table-cell>
          <table:table-cell table:formula="of:=IF([.$A3]&lt;[.F$1];0;INDEX([.F$2:.F2];1+([.$A3]-[.F$1])))+[.E3]" office:value-type="float" office:value="1" calcext:value-type="float">
            <text:p>1</text:p>
          </table:table-cell>
          <table:table-cell table:formula="of:=IF([.$A3]&lt;[.G$1];0;INDEX([.G$2:.G2];1+([.$A3]-[.G$1])))+[.F3]" office:value-type="float" office:value="1" calcext:value-type="float">
            <text:p>1</text:p>
          </table:table-cell>
          <table:table-cell table:formula="of:=IF([.$A3]&lt;[.H$1];0;INDEX([.H$2:.H2];1+([.$A3]-[.H$1])))+[.G3]" office:value-type="float" office:value="1" calcext:value-type="float">
            <text:p>1</text:p>
          </table:table-cell>
          <table:table-cell table:formula="of:=IF([.$A3]&lt;[.I$1];0;INDEX([.I$2:.I2];1+([.$A3]-[.I$1])))+[.H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1" calcext:value-type="float">
            <text:p>1</text:p>
          </table:table-cell>
          <table:table-cell table:formula="of:=IF([.$A4]&lt;[.C$1];0;INDEX([.C$2:.C3];1+([.$A4]-[.C$1])))+[.B4]" office:value-type="float" office:value="2" calcext:value-type="float">
            <text:p>2</text:p>
          </table:table-cell>
          <table:table-cell table:formula="of:=IF([.$A4]&lt;[.D$1];0;INDEX([.D$2:.D3];1+([.$A4]-[.D$1])))+[.C4]" office:value-type="float" office:value="2" calcext:value-type="float">
            <text:p>2</text:p>
          </table:table-cell>
          <table:table-cell table:formula="of:=IF([.$A4]&lt;[.E$1];0;INDEX([.E$2:.E3];1+([.$A4]-[.E$1])))+[.D4]" office:value-type="float" office:value="2" calcext:value-type="float">
            <text:p>2</text:p>
          </table:table-cell>
          <table:table-cell table:formula="of:=IF([.$A4]&lt;[.F$1];0;INDEX([.F$2:.F3];1+([.$A4]-[.F$1])))+[.E4]" office:value-type="float" office:value="2" calcext:value-type="float">
            <text:p>2</text:p>
          </table:table-cell>
          <table:table-cell table:formula="of:=IF([.$A4]&lt;[.G$1];0;INDEX([.G$2:.G3];1+([.$A4]-[.G$1])))+[.F4]" office:value-type="float" office:value="2" calcext:value-type="float">
            <text:p>2</text:p>
          </table:table-cell>
          <table:table-cell table:formula="of:=IF([.$A4]&lt;[.H$1];0;INDEX([.H$2:.H3];1+([.$A4]-[.H$1])))+[.G4]" office:value-type="float" office:value="2" calcext:value-type="float">
            <text:p>2</text:p>
          </table:table-cell>
          <table:table-cell table:formula="of:=IF([.$A4]&lt;[.I$1];0;INDEX([.I$2:.I3];1+([.$A4]-[.I$1])))+[.H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" calcext:value-type="float">
            <text:p>1</text:p>
          </table:table-cell>
          <table:table-cell table:formula="of:=IF([.$A5]&lt;[.C$1];0;INDEX([.C$2:.C4];1+([.$A5]-[.C$1])))+[.B5]" office:value-type="float" office:value="2" calcext:value-type="float">
            <text:p>2</text:p>
          </table:table-cell>
          <table:table-cell table:formula="of:=IF([.$A5]&lt;[.D$1];0;INDEX([.D$2:.D4];1+([.$A5]-[.D$1])))+[.C5]" office:value-type="float" office:value="2" calcext:value-type="float">
            <text:p>2</text:p>
          </table:table-cell>
          <table:table-cell table:formula="of:=IF([.$A5]&lt;[.E$1];0;INDEX([.E$2:.E4];1+([.$A5]-[.E$1])))+[.D5]" office:value-type="float" office:value="2" calcext:value-type="float">
            <text:p>2</text:p>
          </table:table-cell>
          <table:table-cell table:formula="of:=IF([.$A5]&lt;[.F$1];0;INDEX([.F$2:.F4];1+([.$A5]-[.F$1])))+[.E5]" office:value-type="float" office:value="2" calcext:value-type="float">
            <text:p>2</text:p>
          </table:table-cell>
          <table:table-cell table:formula="of:=IF([.$A5]&lt;[.G$1];0;INDEX([.G$2:.G4];1+([.$A5]-[.G$1])))+[.F5]" office:value-type="float" office:value="2" calcext:value-type="float">
            <text:p>2</text:p>
          </table:table-cell>
          <table:table-cell table:formula="of:=IF([.$A5]&lt;[.H$1];0;INDEX([.H$2:.H4];1+([.$A5]-[.H$1])))+[.G5]" office:value-type="float" office:value="2" calcext:value-type="float">
            <text:p>2</text:p>
          </table:table-cell>
          <table:table-cell table:formula="of:=IF([.$A5]&lt;[.I$1];0;INDEX([.I$2:.I4];1+([.$A5]-[.I$1])))+[.H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1" calcext:value-type="float">
            <text:p>1</text:p>
          </table:table-cell>
          <table:table-cell table:formula="of:=IF([.$A6]&lt;[.C$1];0;INDEX([.C$2:.C5];1+([.$A6]-[.C$1])))+[.B6]" office:value-type="float" office:value="3" calcext:value-type="float">
            <text:p>3</text:p>
          </table:table-cell>
          <table:table-cell table:formula="of:=IF([.$A6]&lt;[.D$1];0;INDEX([.D$2:.D5];1+([.$A6]-[.D$1])))+[.C6]" office:value-type="float" office:value="3" calcext:value-type="float">
            <text:p>3</text:p>
          </table:table-cell>
          <table:table-cell table:formula="of:=IF([.$A6]&lt;[.E$1];0;INDEX([.E$2:.E5];1+([.$A6]-[.E$1])))+[.D6]" office:value-type="float" office:value="3" calcext:value-type="float">
            <text:p>3</text:p>
          </table:table-cell>
          <table:table-cell table:formula="of:=IF([.$A6]&lt;[.F$1];0;INDEX([.F$2:.F5];1+([.$A6]-[.F$1])))+[.E6]" office:value-type="float" office:value="3" calcext:value-type="float">
            <text:p>3</text:p>
          </table:table-cell>
          <table:table-cell table:formula="of:=IF([.$A6]&lt;[.G$1];0;INDEX([.G$2:.G5];1+([.$A6]-[.G$1])))+[.F6]" office:value-type="float" office:value="3" calcext:value-type="float">
            <text:p>3</text:p>
          </table:table-cell>
          <table:table-cell table:formula="of:=IF([.$A6]&lt;[.H$1];0;INDEX([.H$2:.H5];1+([.$A6]-[.H$1])))+[.G6]" office:value-type="float" office:value="3" calcext:value-type="float">
            <text:p>3</text:p>
          </table:table-cell>
          <table:table-cell table:formula="of:=IF([.$A6]&lt;[.I$1];0;INDEX([.I$2:.I5];1+([.$A6]-[.I$1])))+[.H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1" calcext:value-type="float">
            <text:p>1</text:p>
          </table:table-cell>
          <table:table-cell table:formula="of:=IF([.$A7]&lt;[.C$1];0;INDEX([.C$2:.C6];1+([.$A7]-[.C$1])))+[.B7]" office:value-type="float" office:value="3" calcext:value-type="float">
            <text:p>3</text:p>
          </table:table-cell>
          <table:table-cell table:formula="of:=IF([.$A7]&lt;[.D$1];0;INDEX([.D$2:.D6];1+([.$A7]-[.D$1])))+[.C7]" office:value-type="float" office:value="4" calcext:value-type="float">
            <text:p>4</text:p>
          </table:table-cell>
          <table:table-cell table:formula="of:=IF([.$A7]&lt;[.E$1];0;INDEX([.E$2:.E6];1+([.$A7]-[.E$1])))+[.D7]" office:value-type="float" office:value="4" calcext:value-type="float">
            <text:p>4</text:p>
          </table:table-cell>
          <table:table-cell table:formula="of:=IF([.$A7]&lt;[.F$1];0;INDEX([.F$2:.F6];1+([.$A7]-[.F$1])))+[.E7]" office:value-type="float" office:value="4" calcext:value-type="float">
            <text:p>4</text:p>
          </table:table-cell>
          <table:table-cell table:formula="of:=IF([.$A7]&lt;[.G$1];0;INDEX([.G$2:.G6];1+([.$A7]-[.G$1])))+[.F7]" office:value-type="float" office:value="4" calcext:value-type="float">
            <text:p>4</text:p>
          </table:table-cell>
          <table:table-cell table:formula="of:=IF([.$A7]&lt;[.H$1];0;INDEX([.H$2:.H6];1+([.$A7]-[.H$1])))+[.G7]" office:value-type="float" office:value="4" calcext:value-type="float">
            <text:p>4</text:p>
          </table:table-cell>
          <table:table-cell table:formula="of:=IF([.$A7]&lt;[.I$1];0;INDEX([.I$2:.I6];1+([.$A7]-[.I$1])))+[.H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1" calcext:value-type="float">
            <text:p>1</text:p>
          </table:table-cell>
          <table:table-cell table:formula="of:=IF([.$A8]&lt;[.C$1];0;INDEX([.C$2:.C7];1+([.$A8]-[.C$1])))+[.B8]" office:value-type="float" office:value="4" calcext:value-type="float">
            <text:p>4</text:p>
          </table:table-cell>
          <table:table-cell table:formula="of:=IF([.$A8]&lt;[.D$1];0;INDEX([.D$2:.D7];1+([.$A8]-[.D$1])))+[.C8]" office:value-type="float" office:value="5" calcext:value-type="float">
            <text:p>5</text:p>
          </table:table-cell>
          <table:table-cell table:formula="of:=IF([.$A8]&lt;[.E$1];0;INDEX([.E$2:.E7];1+([.$A8]-[.E$1])))+[.D8]" office:value-type="float" office:value="5" calcext:value-type="float">
            <text:p>5</text:p>
          </table:table-cell>
          <table:table-cell table:formula="of:=IF([.$A8]&lt;[.F$1];0;INDEX([.F$2:.F7];1+([.$A8]-[.F$1])))+[.E8]" office:value-type="float" office:value="5" calcext:value-type="float">
            <text:p>5</text:p>
          </table:table-cell>
          <table:table-cell table:formula="of:=IF([.$A8]&lt;[.G$1];0;INDEX([.G$2:.G7];1+([.$A8]-[.G$1])))+[.F8]" office:value-type="float" office:value="5" calcext:value-type="float">
            <text:p>5</text:p>
          </table:table-cell>
          <table:table-cell table:formula="of:=IF([.$A8]&lt;[.H$1];0;INDEX([.H$2:.H7];1+([.$A8]-[.H$1])))+[.G8]" office:value-type="float" office:value="5" calcext:value-type="float">
            <text:p>5</text:p>
          </table:table-cell>
          <table:table-cell table:formula="of:=IF([.$A8]&lt;[.I$1];0;INDEX([.I$2:.I7];1+([.$A8]-[.I$1])))+[.H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1" calcext:value-type="float">
            <text:p>1</text:p>
          </table:table-cell>
          <table:table-cell table:formula="of:=IF([.$A9]&lt;[.C$1];0;INDEX([.C$2:.C8];1+([.$A9]-[.C$1])))+[.B9]" office:value-type="float" office:value="4" calcext:value-type="float">
            <text:p>4</text:p>
          </table:table-cell>
          <table:table-cell table:formula="of:=IF([.$A9]&lt;[.D$1];0;INDEX([.D$2:.D8];1+([.$A9]-[.D$1])))+[.C9]" office:value-type="float" office:value="6" calcext:value-type="float">
            <text:p>6</text:p>
          </table:table-cell>
          <table:table-cell table:formula="of:=IF([.$A9]&lt;[.E$1];0;INDEX([.E$2:.E8];1+([.$A9]-[.E$1])))+[.D9]" office:value-type="float" office:value="6" calcext:value-type="float">
            <text:p>6</text:p>
          </table:table-cell>
          <table:table-cell table:formula="of:=IF([.$A9]&lt;[.F$1];0;INDEX([.F$2:.F8];1+([.$A9]-[.F$1])))+[.E9]" office:value-type="float" office:value="6" calcext:value-type="float">
            <text:p>6</text:p>
          </table:table-cell>
          <table:table-cell table:formula="of:=IF([.$A9]&lt;[.G$1];0;INDEX([.G$2:.G8];1+([.$A9]-[.G$1])))+[.F9]" office:value-type="float" office:value="6" calcext:value-type="float">
            <text:p>6</text:p>
          </table:table-cell>
          <table:table-cell table:formula="of:=IF([.$A9]&lt;[.H$1];0;INDEX([.H$2:.H8];1+([.$A9]-[.H$1])))+[.G9]" office:value-type="float" office:value="6" calcext:value-type="float">
            <text:p>6</text:p>
          </table:table-cell>
          <table:table-cell table:formula="of:=IF([.$A9]&lt;[.I$1];0;INDEX([.I$2:.I8];1+([.$A9]-[.I$1])))+[.H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1" calcext:value-type="float">
            <text:p>1</text:p>
          </table:table-cell>
          <table:table-cell table:formula="of:=IF([.$A10]&lt;[.C$1];0;INDEX([.C$2:.C9];1+([.$A10]-[.C$1])))+[.B10]" office:value-type="float" office:value="5" calcext:value-type="float">
            <text:p>5</text:p>
          </table:table-cell>
          <table:table-cell table:formula="of:=IF([.$A10]&lt;[.D$1];0;INDEX([.D$2:.D9];1+([.$A10]-[.D$1])))+[.C10]" office:value-type="float" office:value="7" calcext:value-type="float">
            <text:p>7</text:p>
          </table:table-cell>
          <table:table-cell table:formula="of:=IF([.$A10]&lt;[.E$1];0;INDEX([.E$2:.E9];1+([.$A10]-[.E$1])))+[.D10]" office:value-type="float" office:value="7" calcext:value-type="float">
            <text:p>7</text:p>
          </table:table-cell>
          <table:table-cell table:formula="of:=IF([.$A10]&lt;[.F$1];0;INDEX([.F$2:.F9];1+([.$A10]-[.F$1])))+[.E10]" office:value-type="float" office:value="7" calcext:value-type="float">
            <text:p>7</text:p>
          </table:table-cell>
          <table:table-cell table:formula="of:=IF([.$A10]&lt;[.G$1];0;INDEX([.G$2:.G9];1+([.$A10]-[.G$1])))+[.F10]" office:value-type="float" office:value="7" calcext:value-type="float">
            <text:p>7</text:p>
          </table:table-cell>
          <table:table-cell table:formula="of:=IF([.$A10]&lt;[.H$1];0;INDEX([.H$2:.H9];1+([.$A10]-[.H$1])))+[.G10]" office:value-type="float" office:value="7" calcext:value-type="float">
            <text:p>7</text:p>
          </table:table-cell>
          <table:table-cell table:formula="of:=IF([.$A10]&lt;[.I$1];0;INDEX([.I$2:.I9];1+([.$A10]-[.I$1])))+[.H1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1" calcext:value-type="float">
            <text:p>1</text:p>
          </table:table-cell>
          <table:table-cell table:formula="of:=IF([.$A11]&lt;[.C$1];0;INDEX([.C$2:.C10];1+([.$A11]-[.C$1])))+[.B11]" office:value-type="float" office:value="5" calcext:value-type="float">
            <text:p>5</text:p>
          </table:table-cell>
          <table:table-cell table:formula="of:=IF([.$A11]&lt;[.D$1];0;INDEX([.D$2:.D10];1+([.$A11]-[.D$1])))+[.C11]" office:value-type="float" office:value="8" calcext:value-type="float">
            <text:p>8</text:p>
          </table:table-cell>
          <table:table-cell table:formula="of:=IF([.$A11]&lt;[.E$1];0;INDEX([.E$2:.E10];1+([.$A11]-[.E$1])))+[.D11]" office:value-type="float" office:value="8" calcext:value-type="float">
            <text:p>8</text:p>
          </table:table-cell>
          <table:table-cell table:formula="of:=IF([.$A11]&lt;[.F$1];0;INDEX([.F$2:.F10];1+([.$A11]-[.F$1])))+[.E11]" office:value-type="float" office:value="8" calcext:value-type="float">
            <text:p>8</text:p>
          </table:table-cell>
          <table:table-cell table:formula="of:=IF([.$A11]&lt;[.G$1];0;INDEX([.G$2:.G10];1+([.$A11]-[.G$1])))+[.F11]" office:value-type="float" office:value="8" calcext:value-type="float">
            <text:p>8</text:p>
          </table:table-cell>
          <table:table-cell table:formula="of:=IF([.$A11]&lt;[.H$1];0;INDEX([.H$2:.H10];1+([.$A11]-[.H$1])))+[.G11]" office:value-type="float" office:value="8" calcext:value-type="float">
            <text:p>8</text:p>
          </table:table-cell>
          <table:table-cell table:formula="of:=IF([.$A11]&lt;[.I$1];0;INDEX([.I$2:.I10];1+([.$A11]-[.I$1])))+[.H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1" calcext:value-type="float">
            <text:p>1</text:p>
          </table:table-cell>
          <table:table-cell table:formula="of:=IF([.$A12]&lt;[.C$1];0;INDEX([.C$2:.C11];1+([.$A12]-[.C$1])))+[.B12]" office:value-type="float" office:value="6" calcext:value-type="float">
            <text:p>6</text:p>
          </table:table-cell>
          <table:table-cell table:formula="of:=IF([.$A12]&lt;[.D$1];0;INDEX([.D$2:.D11];1+([.$A12]-[.D$1])))+[.C12]" office:value-type="float" office:value="10" calcext:value-type="float">
            <text:p>10</text:p>
          </table:table-cell>
          <table:table-cell table:formula="of:=IF([.$A12]&lt;[.E$1];0;INDEX([.E$2:.E11];1+([.$A12]-[.E$1])))+[.D12]" office:value-type="float" office:value="11" calcext:value-type="float">
            <text:p>11</text:p>
          </table:table-cell>
          <table:table-cell table:formula="of:=IF([.$A12]&lt;[.F$1];0;INDEX([.F$2:.F11];1+([.$A12]-[.F$1])))+[.E12]" office:value-type="float" office:value="11" calcext:value-type="float">
            <text:p>11</text:p>
          </table:table-cell>
          <table:table-cell table:formula="of:=IF([.$A12]&lt;[.G$1];0;INDEX([.G$2:.G11];1+([.$A12]-[.G$1])))+[.F12]" office:value-type="float" office:value="11" calcext:value-type="float">
            <text:p>11</text:p>
          </table:table-cell>
          <table:table-cell table:formula="of:=IF([.$A12]&lt;[.H$1];0;INDEX([.H$2:.H11];1+([.$A12]-[.H$1])))+[.G12]" office:value-type="float" office:value="11" calcext:value-type="float">
            <text:p>11</text:p>
          </table:table-cell>
          <table:table-cell table:formula="of:=IF([.$A12]&lt;[.I$1];0;INDEX([.I$2:.I11];1+([.$A12]-[.I$1])))+[.H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1" calcext:value-type="float">
            <text:p>1</text:p>
          </table:table-cell>
          <table:table-cell table:formula="of:=IF([.$A13]&lt;[.C$1];0;INDEX([.C$2:.C12];1+([.$A13]-[.C$1])))+[.B13]" office:value-type="float" office:value="6" calcext:value-type="float">
            <text:p>6</text:p>
          </table:table-cell>
          <table:table-cell table:formula="of:=IF([.$A13]&lt;[.D$1];0;INDEX([.D$2:.D12];1+([.$A13]-[.D$1])))+[.C13]" office:value-type="float" office:value="11" calcext:value-type="float">
            <text:p>11</text:p>
          </table:table-cell>
          <table:table-cell table:formula="of:=IF([.$A13]&lt;[.E$1];0;INDEX([.E$2:.E12];1+([.$A13]-[.E$1])))+[.D13]" office:value-type="float" office:value="12" calcext:value-type="float">
            <text:p>12</text:p>
          </table:table-cell>
          <table:table-cell table:formula="of:=IF([.$A13]&lt;[.F$1];0;INDEX([.F$2:.F12];1+([.$A13]-[.F$1])))+[.E13]" office:value-type="float" office:value="12" calcext:value-type="float">
            <text:p>12</text:p>
          </table:table-cell>
          <table:table-cell table:formula="of:=IF([.$A13]&lt;[.G$1];0;INDEX([.G$2:.G12];1+([.$A13]-[.G$1])))+[.F13]" office:value-type="float" office:value="12" calcext:value-type="float">
            <text:p>12</text:p>
          </table:table-cell>
          <table:table-cell table:formula="of:=IF([.$A13]&lt;[.H$1];0;INDEX([.H$2:.H12];1+([.$A13]-[.H$1])))+[.G13]" office:value-type="float" office:value="12" calcext:value-type="float">
            <text:p>12</text:p>
          </table:table-cell>
          <table:table-cell table:formula="of:=IF([.$A13]&lt;[.I$1];0;INDEX([.I$2:.I12];1+([.$A13]-[.I$1])))+[.H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1" calcext:value-type="float">
            <text:p>1</text:p>
          </table:table-cell>
          <table:table-cell table:formula="of:=IF([.$A14]&lt;[.C$1];0;INDEX([.C$2:.C13];1+([.$A14]-[.C$1])))+[.B14]" office:value-type="float" office:value="7" calcext:value-type="float">
            <text:p>7</text:p>
          </table:table-cell>
          <table:table-cell table:formula="of:=IF([.$A14]&lt;[.D$1];0;INDEX([.D$2:.D13];1+([.$A14]-[.D$1])))+[.C14]" office:value-type="float" office:value="13" calcext:value-type="float">
            <text:p>13</text:p>
          </table:table-cell>
          <table:table-cell table:formula="of:=IF([.$A14]&lt;[.E$1];0;INDEX([.E$2:.E13];1+([.$A14]-[.E$1])))+[.D14]" office:value-type="float" office:value="15" calcext:value-type="float">
            <text:p>15</text:p>
          </table:table-cell>
          <table:table-cell table:formula="of:=IF([.$A14]&lt;[.F$1];0;INDEX([.F$2:.F13];1+([.$A14]-[.F$1])))+[.E14]" office:value-type="float" office:value="15" calcext:value-type="float">
            <text:p>15</text:p>
          </table:table-cell>
          <table:table-cell table:formula="of:=IF([.$A14]&lt;[.G$1];0;INDEX([.G$2:.G13];1+([.$A14]-[.G$1])))+[.F14]" office:value-type="float" office:value="15" calcext:value-type="float">
            <text:p>15</text:p>
          </table:table-cell>
          <table:table-cell table:formula="of:=IF([.$A14]&lt;[.H$1];0;INDEX([.H$2:.H13];1+([.$A14]-[.H$1])))+[.G14]" office:value-type="float" office:value="15" calcext:value-type="float">
            <text:p>15</text:p>
          </table:table-cell>
          <table:table-cell table:formula="of:=IF([.$A14]&lt;[.I$1];0;INDEX([.I$2:.I13];1+([.$A14]-[.I$1])))+[.H1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1" calcext:value-type="float">
            <text:p>1</text:p>
          </table:table-cell>
          <table:table-cell table:formula="of:=IF([.$A15]&lt;[.C$1];0;INDEX([.C$2:.C14];1+([.$A15]-[.C$1])))+[.B15]" office:value-type="float" office:value="7" calcext:value-type="float">
            <text:p>7</text:p>
          </table:table-cell>
          <table:table-cell table:formula="of:=IF([.$A15]&lt;[.D$1];0;INDEX([.D$2:.D14];1+([.$A15]-[.D$1])))+[.C15]" office:value-type="float" office:value="14" calcext:value-type="float">
            <text:p>14</text:p>
          </table:table-cell>
          <table:table-cell table:formula="of:=IF([.$A15]&lt;[.E$1];0;INDEX([.E$2:.E14];1+([.$A15]-[.E$1])))+[.D15]" office:value-type="float" office:value="16" calcext:value-type="float">
            <text:p>16</text:p>
          </table:table-cell>
          <table:table-cell table:formula="of:=IF([.$A15]&lt;[.F$1];0;INDEX([.F$2:.F14];1+([.$A15]-[.F$1])))+[.E15]" office:value-type="float" office:value="16" calcext:value-type="float">
            <text:p>16</text:p>
          </table:table-cell>
          <table:table-cell table:formula="of:=IF([.$A15]&lt;[.G$1];0;INDEX([.G$2:.G14];1+([.$A15]-[.G$1])))+[.F15]" office:value-type="float" office:value="16" calcext:value-type="float">
            <text:p>16</text:p>
          </table:table-cell>
          <table:table-cell table:formula="of:=IF([.$A15]&lt;[.H$1];0;INDEX([.H$2:.H14];1+([.$A15]-[.H$1])))+[.G15]" office:value-type="float" office:value="16" calcext:value-type="float">
            <text:p>16</text:p>
          </table:table-cell>
          <table:table-cell table:formula="of:=IF([.$A15]&lt;[.I$1];0;INDEX([.I$2:.I14];1+([.$A15]-[.I$1])))+[.H1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" calcext:value-type="float">
            <text:p>1</text:p>
          </table:table-cell>
          <table:table-cell table:formula="of:=IF([.$A16]&lt;[.C$1];0;INDEX([.C$2:.C15];1+([.$A16]-[.C$1])))+[.B16]" office:value-type="float" office:value="8" calcext:value-type="float">
            <text:p>8</text:p>
          </table:table-cell>
          <table:table-cell table:formula="of:=IF([.$A16]&lt;[.D$1];0;INDEX([.D$2:.D15];1+([.$A16]-[.D$1])))+[.C16]" office:value-type="float" office:value="16" calcext:value-type="float">
            <text:p>16</text:p>
          </table:table-cell>
          <table:table-cell table:formula="of:=IF([.$A16]&lt;[.E$1];0;INDEX([.E$2:.E15];1+([.$A16]-[.E$1])))+[.D16]" office:value-type="float" office:value="19" calcext:value-type="float">
            <text:p>19</text:p>
          </table:table-cell>
          <table:table-cell table:formula="of:=IF([.$A16]&lt;[.F$1];0;INDEX([.F$2:.F15];1+([.$A16]-[.F$1])))+[.E16]" office:value-type="float" office:value="19" calcext:value-type="float">
            <text:p>19</text:p>
          </table:table-cell>
          <table:table-cell table:formula="of:=IF([.$A16]&lt;[.G$1];0;INDEX([.G$2:.G15];1+([.$A16]-[.G$1])))+[.F16]" office:value-type="float" office:value="19" calcext:value-type="float">
            <text:p>19</text:p>
          </table:table-cell>
          <table:table-cell table:formula="of:=IF([.$A16]&lt;[.H$1];0;INDEX([.H$2:.H15];1+([.$A16]-[.H$1])))+[.G16]" office:value-type="float" office:value="19" calcext:value-type="float">
            <text:p>19</text:p>
          </table:table-cell>
          <table:table-cell table:formula="of:=IF([.$A16]&lt;[.I$1];0;INDEX([.I$2:.I15];1+([.$A16]-[.I$1])))+[.H1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" calcext:value-type="float">
            <text:p>1</text:p>
          </table:table-cell>
          <table:table-cell table:formula="of:=IF([.$A17]&lt;[.C$1];0;INDEX([.C$2:.C16];1+([.$A17]-[.C$1])))+[.B17]" office:value-type="float" office:value="8" calcext:value-type="float">
            <text:p>8</text:p>
          </table:table-cell>
          <table:table-cell table:formula="of:=IF([.$A17]&lt;[.D$1];0;INDEX([.D$2:.D16];1+([.$A17]-[.D$1])))+[.C17]" office:value-type="float" office:value="18" calcext:value-type="float">
            <text:p>18</text:p>
          </table:table-cell>
          <table:table-cell table:formula="of:=IF([.$A17]&lt;[.E$1];0;INDEX([.E$2:.E16];1+([.$A17]-[.E$1])))+[.D17]" office:value-type="float" office:value="22" calcext:value-type="float">
            <text:p>22</text:p>
          </table:table-cell>
          <table:table-cell table:formula="of:=IF([.$A17]&lt;[.F$1];0;INDEX([.F$2:.F16];1+([.$A17]-[.F$1])))+[.E17]" office:value-type="float" office:value="22" calcext:value-type="float">
            <text:p>22</text:p>
          </table:table-cell>
          <table:table-cell table:formula="of:=IF([.$A17]&lt;[.G$1];0;INDEX([.G$2:.G16];1+([.$A17]-[.G$1])))+[.F17]" office:value-type="float" office:value="22" calcext:value-type="float">
            <text:p>22</text:p>
          </table:table-cell>
          <table:table-cell table:formula="of:=IF([.$A17]&lt;[.H$1];0;INDEX([.H$2:.H16];1+([.$A17]-[.H$1])))+[.G17]" office:value-type="float" office:value="22" calcext:value-type="float">
            <text:p>22</text:p>
          </table:table-cell>
          <table:table-cell table:formula="of:=IF([.$A17]&lt;[.I$1];0;INDEX([.I$2:.I16];1+([.$A17]-[.I$1])))+[.H1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" calcext:value-type="float">
            <text:p>1</text:p>
          </table:table-cell>
          <table:table-cell table:formula="of:=IF([.$A18]&lt;[.C$1];0;INDEX([.C$2:.C17];1+([.$A18]-[.C$1])))+[.B18]" office:value-type="float" office:value="9" calcext:value-type="float">
            <text:p>9</text:p>
          </table:table-cell>
          <table:table-cell table:formula="of:=IF([.$A18]&lt;[.D$1];0;INDEX([.D$2:.D17];1+([.$A18]-[.D$1])))+[.C18]" office:value-type="float" office:value="20" calcext:value-type="float">
            <text:p>20</text:p>
          </table:table-cell>
          <table:table-cell table:formula="of:=IF([.$A18]&lt;[.E$1];0;INDEX([.E$2:.E17];1+([.$A18]-[.E$1])))+[.D18]" office:value-type="float" office:value="25" calcext:value-type="float">
            <text:p>25</text:p>
          </table:table-cell>
          <table:table-cell table:formula="of:=IF([.$A18]&lt;[.F$1];0;INDEX([.F$2:.F17];1+([.$A18]-[.F$1])))+[.E18]" office:value-type="float" office:value="25" calcext:value-type="float">
            <text:p>25</text:p>
          </table:table-cell>
          <table:table-cell table:formula="of:=IF([.$A18]&lt;[.G$1];0;INDEX([.G$2:.G17];1+([.$A18]-[.G$1])))+[.F18]" office:value-type="float" office:value="25" calcext:value-type="float">
            <text:p>25</text:p>
          </table:table-cell>
          <table:table-cell table:formula="of:=IF([.$A18]&lt;[.H$1];0;INDEX([.H$2:.H17];1+([.$A18]-[.H$1])))+[.G18]" office:value-type="float" office:value="25" calcext:value-type="float">
            <text:p>25</text:p>
          </table:table-cell>
          <table:table-cell table:formula="of:=IF([.$A18]&lt;[.I$1];0;INDEX([.I$2:.I17];1+([.$A18]-[.I$1])))+[.H1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" calcext:value-type="float">
            <text:p>1</text:p>
          </table:table-cell>
          <table:table-cell table:formula="of:=IF([.$A19]&lt;[.C$1];0;INDEX([.C$2:.C18];1+([.$A19]-[.C$1])))+[.B19]" office:value-type="float" office:value="9" calcext:value-type="float">
            <text:p>9</text:p>
          </table:table-cell>
          <table:table-cell table:formula="of:=IF([.$A19]&lt;[.D$1];0;INDEX([.D$2:.D18];1+([.$A19]-[.D$1])))+[.C19]" office:value-type="float" office:value="22" calcext:value-type="float">
            <text:p>22</text:p>
          </table:table-cell>
          <table:table-cell table:formula="of:=IF([.$A19]&lt;[.E$1];0;INDEX([.E$2:.E18];1+([.$A19]-[.E$1])))+[.D19]" office:value-type="float" office:value="28" calcext:value-type="float">
            <text:p>28</text:p>
          </table:table-cell>
          <table:table-cell table:formula="of:=IF([.$A19]&lt;[.F$1];0;INDEX([.F$2:.F18];1+([.$A19]-[.F$1])))+[.E19]" office:value-type="float" office:value="28" calcext:value-type="float">
            <text:p>28</text:p>
          </table:table-cell>
          <table:table-cell table:formula="of:=IF([.$A19]&lt;[.G$1];0;INDEX([.G$2:.G18];1+([.$A19]-[.G$1])))+[.F19]" office:value-type="float" office:value="28" calcext:value-type="float">
            <text:p>28</text:p>
          </table:table-cell>
          <table:table-cell table:formula="of:=IF([.$A19]&lt;[.H$1];0;INDEX([.H$2:.H18];1+([.$A19]-[.H$1])))+[.G19]" office:value-type="float" office:value="28" calcext:value-type="float">
            <text:p>28</text:p>
          </table:table-cell>
          <table:table-cell table:formula="of:=IF([.$A19]&lt;[.I$1];0;INDEX([.I$2:.I18];1+([.$A19]-[.I$1])))+[.H1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" calcext:value-type="float">
            <text:p>1</text:p>
          </table:table-cell>
          <table:table-cell table:formula="of:=IF([.$A20]&lt;[.C$1];0;INDEX([.C$2:.C19];1+([.$A20]-[.C$1])))+[.B20]" office:value-type="float" office:value="10" calcext:value-type="float">
            <text:p>10</text:p>
          </table:table-cell>
          <table:table-cell table:formula="of:=IF([.$A20]&lt;[.D$1];0;INDEX([.D$2:.D19];1+([.$A20]-[.D$1])))+[.C20]" office:value-type="float" office:value="24" calcext:value-type="float">
            <text:p>24</text:p>
          </table:table-cell>
          <table:table-cell table:formula="of:=IF([.$A20]&lt;[.E$1];0;INDEX([.E$2:.E19];1+([.$A20]-[.E$1])))+[.D20]" office:value-type="float" office:value="31" calcext:value-type="float">
            <text:p>31</text:p>
          </table:table-cell>
          <table:table-cell table:formula="of:=IF([.$A20]&lt;[.F$1];0;INDEX([.F$2:.F19];1+([.$A20]-[.F$1])))+[.E20]" office:value-type="float" office:value="31" calcext:value-type="float">
            <text:p>31</text:p>
          </table:table-cell>
          <table:table-cell table:formula="of:=IF([.$A20]&lt;[.G$1];0;INDEX([.G$2:.G19];1+([.$A20]-[.G$1])))+[.F20]" office:value-type="float" office:value="31" calcext:value-type="float">
            <text:p>31</text:p>
          </table:table-cell>
          <table:table-cell table:formula="of:=IF([.$A20]&lt;[.H$1];0;INDEX([.H$2:.H19];1+([.$A20]-[.H$1])))+[.G20]" office:value-type="float" office:value="31" calcext:value-type="float">
            <text:p>31</text:p>
          </table:table-cell>
          <table:table-cell table:formula="of:=IF([.$A20]&lt;[.I$1];0;INDEX([.I$2:.I19];1+([.$A20]-[.I$1])))+[.H2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" calcext:value-type="float">
            <text:p>1</text:p>
          </table:table-cell>
          <table:table-cell table:formula="of:=IF([.$A21]&lt;[.C$1];0;INDEX([.C$2:.C20];1+([.$A21]-[.C$1])))+[.B21]" office:value-type="float" office:value="10" calcext:value-type="float">
            <text:p>10</text:p>
          </table:table-cell>
          <table:table-cell table:formula="of:=IF([.$A21]&lt;[.D$1];0;INDEX([.D$2:.D20];1+([.$A21]-[.D$1])))+[.C21]" office:value-type="float" office:value="26" calcext:value-type="float">
            <text:p>26</text:p>
          </table:table-cell>
          <table:table-cell table:formula="of:=IF([.$A21]&lt;[.E$1];0;INDEX([.E$2:.E20];1+([.$A21]-[.E$1])))+[.D21]" office:value-type="float" office:value="34" calcext:value-type="float">
            <text:p>34</text:p>
          </table:table-cell>
          <table:table-cell table:formula="of:=IF([.$A21]&lt;[.F$1];0;INDEX([.F$2:.F20];1+([.$A21]-[.F$1])))+[.E21]" office:value-type="float" office:value="34" calcext:value-type="float">
            <text:p>34</text:p>
          </table:table-cell>
          <table:table-cell table:formula="of:=IF([.$A21]&lt;[.G$1];0;INDEX([.G$2:.G20];1+([.$A21]-[.G$1])))+[.F21]" office:value-type="float" office:value="34" calcext:value-type="float">
            <text:p>34</text:p>
          </table:table-cell>
          <table:table-cell table:formula="of:=IF([.$A21]&lt;[.H$1];0;INDEX([.H$2:.H20];1+([.$A21]-[.H$1])))+[.G21]" office:value-type="float" office:value="34" calcext:value-type="float">
            <text:p>34</text:p>
          </table:table-cell>
          <table:table-cell table:formula="of:=IF([.$A21]&lt;[.I$1];0;INDEX([.I$2:.I20];1+([.$A21]-[.I$1])))+[.H2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" calcext:value-type="float">
            <text:p>1</text:p>
          </table:table-cell>
          <table:table-cell table:formula="of:=IF([.$A22]&lt;[.C$1];0;INDEX([.C$2:.C21];1+([.$A22]-[.C$1])))+[.B22]" office:value-type="float" office:value="11" calcext:value-type="float">
            <text:p>11</text:p>
          </table:table-cell>
          <table:table-cell table:formula="of:=IF([.$A22]&lt;[.D$1];0;INDEX([.D$2:.D21];1+([.$A22]-[.D$1])))+[.C22]" office:value-type="float" office:value="29" calcext:value-type="float">
            <text:p>29</text:p>
          </table:table-cell>
          <table:table-cell table:formula="of:=IF([.$A22]&lt;[.E$1];0;INDEX([.E$2:.E21];1+([.$A22]-[.E$1])))+[.D22]" office:value-type="float" office:value="40" calcext:value-type="float">
            <text:p>40</text:p>
          </table:table-cell>
          <table:table-cell table:formula="of:=IF([.$A22]&lt;[.F$1];0;INDEX([.F$2:.F21];1+([.$A22]-[.F$1])))+[.E22]" office:value-type="float" office:value="41" calcext:value-type="float">
            <text:p>41</text:p>
          </table:table-cell>
          <table:table-cell table:formula="of:=IF([.$A22]&lt;[.G$1];0;INDEX([.G$2:.G21];1+([.$A22]-[.G$1])))+[.F22]" office:value-type="float" office:value="41" calcext:value-type="float">
            <text:p>41</text:p>
          </table:table-cell>
          <table:table-cell table:formula="of:=IF([.$A22]&lt;[.H$1];0;INDEX([.H$2:.H21];1+([.$A22]-[.H$1])))+[.G22]" office:value-type="float" office:value="41" calcext:value-type="float">
            <text:p>41</text:p>
          </table:table-cell>
          <table:table-cell table:formula="of:=IF([.$A22]&lt;[.I$1];0;INDEX([.I$2:.I21];1+([.$A22]-[.I$1])))+[.H2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" office:value-type="float" office:value="1" calcext:value-type="float">
            <text:p>1</text:p>
          </table:table-cell>
          <table:table-cell table:formula="of:=IF([.$A23]&lt;[.C$1];0;INDEX([.C$2:.C22];1+([.$A23]-[.C$1])))+[.B23]" office:value-type="float" office:value="11" calcext:value-type="float">
            <text:p>11</text:p>
          </table:table-cell>
          <table:table-cell table:formula="of:=IF([.$A23]&lt;[.D$1];0;INDEX([.D$2:.D22];1+([.$A23]-[.D$1])))+[.C23]" office:value-type="float" office:value="31" calcext:value-type="float">
            <text:p>31</text:p>
          </table:table-cell>
          <table:table-cell table:formula="of:=IF([.$A23]&lt;[.E$1];0;INDEX([.E$2:.E22];1+([.$A23]-[.E$1])))+[.D23]" office:value-type="float" office:value="43" calcext:value-type="float">
            <text:p>43</text:p>
          </table:table-cell>
          <table:table-cell table:formula="of:=IF([.$A23]&lt;[.F$1];0;INDEX([.F$2:.F22];1+([.$A23]-[.F$1])))+[.E23]" office:value-type="float" office:value="44" calcext:value-type="float">
            <text:p>44</text:p>
          </table:table-cell>
          <table:table-cell table:formula="of:=IF([.$A23]&lt;[.G$1];0;INDEX([.G$2:.G22];1+([.$A23]-[.G$1])))+[.F23]" office:value-type="float" office:value="44" calcext:value-type="float">
            <text:p>44</text:p>
          </table:table-cell>
          <table:table-cell table:formula="of:=IF([.$A23]&lt;[.H$1];0;INDEX([.H$2:.H22];1+([.$A23]-[.H$1])))+[.G23]" office:value-type="float" office:value="44" calcext:value-type="float">
            <text:p>44</text:p>
          </table:table-cell>
          <table:table-cell table:formula="of:=IF([.$A23]&lt;[.I$1];0;INDEX([.I$2:.I22];1+([.$A23]-[.I$1])))+[.H23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" office:value-type="float" office:value="1" calcext:value-type="float">
            <text:p>1</text:p>
          </table:table-cell>
          <table:table-cell table:formula="of:=IF([.$A24]&lt;[.C$1];0;INDEX([.C$2:.C23];1+([.$A24]-[.C$1])))+[.B24]" office:value-type="float" office:value="12" calcext:value-type="float">
            <text:p>12</text:p>
          </table:table-cell>
          <table:table-cell table:formula="of:=IF([.$A24]&lt;[.D$1];0;INDEX([.D$2:.D23];1+([.$A24]-[.D$1])))+[.C24]" office:value-type="float" office:value="34" calcext:value-type="float">
            <text:p>34</text:p>
          </table:table-cell>
          <table:table-cell table:formula="of:=IF([.$A24]&lt;[.E$1];0;INDEX([.E$2:.E23];1+([.$A24]-[.E$1])))+[.D24]" office:value-type="float" office:value="49" calcext:value-type="float">
            <text:p>49</text:p>
          </table:table-cell>
          <table:table-cell table:formula="of:=IF([.$A24]&lt;[.F$1];0;INDEX([.F$2:.F23];1+([.$A24]-[.F$1])))+[.E24]" office:value-type="float" office:value="51" calcext:value-type="float">
            <text:p>51</text:p>
          </table:table-cell>
          <table:table-cell table:formula="of:=IF([.$A24]&lt;[.G$1];0;INDEX([.G$2:.G23];1+([.$A24]-[.G$1])))+[.F24]" office:value-type="float" office:value="51" calcext:value-type="float">
            <text:p>51</text:p>
          </table:table-cell>
          <table:table-cell table:formula="of:=IF([.$A24]&lt;[.H$1];0;INDEX([.H$2:.H23];1+([.$A24]-[.H$1])))+[.G24]" office:value-type="float" office:value="51" calcext:value-type="float">
            <text:p>51</text:p>
          </table:table-cell>
          <table:table-cell table:formula="of:=IF([.$A24]&lt;[.I$1];0;INDEX([.I$2:.I23];1+([.$A24]-[.I$1])))+[.H24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" office:value-type="float" office:value="1" calcext:value-type="float">
            <text:p>1</text:p>
          </table:table-cell>
          <table:table-cell table:formula="of:=IF([.$A25]&lt;[.C$1];0;INDEX([.C$2:.C24];1+([.$A25]-[.C$1])))+[.B25]" office:value-type="float" office:value="12" calcext:value-type="float">
            <text:p>12</text:p>
          </table:table-cell>
          <table:table-cell table:formula="of:=IF([.$A25]&lt;[.D$1];0;INDEX([.D$2:.D24];1+([.$A25]-[.D$1])))+[.C25]" office:value-type="float" office:value="36" calcext:value-type="float">
            <text:p>36</text:p>
          </table:table-cell>
          <table:table-cell table:formula="of:=IF([.$A25]&lt;[.E$1];0;INDEX([.E$2:.E24];1+([.$A25]-[.E$1])))+[.D25]" office:value-type="float" office:value="52" calcext:value-type="float">
            <text:p>52</text:p>
          </table:table-cell>
          <table:table-cell table:formula="of:=IF([.$A25]&lt;[.F$1];0;INDEX([.F$2:.F24];1+([.$A25]-[.F$1])))+[.E25]" office:value-type="float" office:value="54" calcext:value-type="float">
            <text:p>54</text:p>
          </table:table-cell>
          <table:table-cell table:formula="of:=IF([.$A25]&lt;[.G$1];0;INDEX([.G$2:.G24];1+([.$A25]-[.G$1])))+[.F25]" office:value-type="float" office:value="54" calcext:value-type="float">
            <text:p>54</text:p>
          </table:table-cell>
          <table:table-cell table:formula="of:=IF([.$A25]&lt;[.H$1];0;INDEX([.H$2:.H24];1+([.$A25]-[.H$1])))+[.G25]" office:value-type="float" office:value="54" calcext:value-type="float">
            <text:p>54</text:p>
          </table:table-cell>
          <table:table-cell table:formula="of:=IF([.$A25]&lt;[.I$1];0;INDEX([.I$2:.I24];1+([.$A25]-[.I$1])))+[.H2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" office:value-type="float" office:value="1" calcext:value-type="float">
            <text:p>1</text:p>
          </table:table-cell>
          <table:table-cell table:formula="of:=IF([.$A26]&lt;[.C$1];0;INDEX([.C$2:.C25];1+([.$A26]-[.C$1])))+[.B26]" office:value-type="float" office:value="13" calcext:value-type="float">
            <text:p>13</text:p>
          </table:table-cell>
          <table:table-cell table:formula="of:=IF([.$A26]&lt;[.D$1];0;INDEX([.D$2:.D25];1+([.$A26]-[.D$1])))+[.C26]" office:value-type="float" office:value="39" calcext:value-type="float">
            <text:p>39</text:p>
          </table:table-cell>
          <table:table-cell table:formula="of:=IF([.$A26]&lt;[.E$1];0;INDEX([.E$2:.E25];1+([.$A26]-[.E$1])))+[.D26]" office:value-type="float" office:value="58" calcext:value-type="float">
            <text:p>58</text:p>
          </table:table-cell>
          <table:table-cell table:formula="of:=IF([.$A26]&lt;[.F$1];0;INDEX([.F$2:.F25];1+([.$A26]-[.F$1])))+[.E26]" office:value-type="float" office:value="61" calcext:value-type="float">
            <text:p>61</text:p>
          </table:table-cell>
          <table:table-cell table:formula="of:=IF([.$A26]&lt;[.G$1];0;INDEX([.G$2:.G25];1+([.$A26]-[.G$1])))+[.F26]" office:value-type="float" office:value="61" calcext:value-type="float">
            <text:p>61</text:p>
          </table:table-cell>
          <table:table-cell table:formula="of:=IF([.$A26]&lt;[.H$1];0;INDEX([.H$2:.H25];1+([.$A26]-[.H$1])))+[.G26]" office:value-type="float" office:value="61" calcext:value-type="float">
            <text:p>61</text:p>
          </table:table-cell>
          <table:table-cell table:formula="of:=IF([.$A26]&lt;[.I$1];0;INDEX([.I$2:.I25];1+([.$A26]-[.I$1])))+[.H2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" office:value-type="float" office:value="1" calcext:value-type="float">
            <text:p>1</text:p>
          </table:table-cell>
          <table:table-cell table:formula="of:=IF([.$A27]&lt;[.C$1];0;INDEX([.C$2:.C26];1+([.$A27]-[.C$1])))+[.B27]" office:value-type="float" office:value="13" calcext:value-type="float">
            <text:p>13</text:p>
          </table:table-cell>
          <table:table-cell table:formula="of:=IF([.$A27]&lt;[.D$1];0;INDEX([.D$2:.D26];1+([.$A27]-[.D$1])))+[.C27]" office:value-type="float" office:value="42" calcext:value-type="float">
            <text:p>42</text:p>
          </table:table-cell>
          <table:table-cell table:formula="of:=IF([.$A27]&lt;[.E$1];0;INDEX([.E$2:.E26];1+([.$A27]-[.E$1])))+[.D27]" office:value-type="float" office:value="64" calcext:value-type="float">
            <text:p>64</text:p>
          </table:table-cell>
          <table:table-cell table:formula="of:=IF([.$A27]&lt;[.F$1];0;INDEX([.F$2:.F26];1+([.$A27]-[.F$1])))+[.E27]" office:value-type="float" office:value="68" calcext:value-type="float">
            <text:p>68</text:p>
          </table:table-cell>
          <table:table-cell table:formula="of:=IF([.$A27]&lt;[.G$1];0;INDEX([.G$2:.G26];1+([.$A27]-[.G$1])))+[.F27]" office:value-type="float" office:value="68" calcext:value-type="float">
            <text:p>68</text:p>
          </table:table-cell>
          <table:table-cell table:formula="of:=IF([.$A27]&lt;[.H$1];0;INDEX([.H$2:.H26];1+([.$A27]-[.H$1])))+[.G27]" office:value-type="float" office:value="68" calcext:value-type="float">
            <text:p>68</text:p>
          </table:table-cell>
          <table:table-cell table:formula="of:=IF([.$A27]&lt;[.I$1];0;INDEX([.I$2:.I26];1+([.$A27]-[.I$1])))+[.H27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" office:value-type="float" office:value="1" calcext:value-type="float">
            <text:p>1</text:p>
          </table:table-cell>
          <table:table-cell table:formula="of:=IF([.$A28]&lt;[.C$1];0;INDEX([.C$2:.C27];1+([.$A28]-[.C$1])))+[.B28]" office:value-type="float" office:value="14" calcext:value-type="float">
            <text:p>14</text:p>
          </table:table-cell>
          <table:table-cell table:formula="of:=IF([.$A28]&lt;[.D$1];0;INDEX([.D$2:.D27];1+([.$A28]-[.D$1])))+[.C28]" office:value-type="float" office:value="45" calcext:value-type="float">
            <text:p>45</text:p>
          </table:table-cell>
          <table:table-cell table:formula="of:=IF([.$A28]&lt;[.E$1];0;INDEX([.E$2:.E27];1+([.$A28]-[.E$1])))+[.D28]" office:value-type="float" office:value="70" calcext:value-type="float">
            <text:p>70</text:p>
          </table:table-cell>
          <table:table-cell table:formula="of:=IF([.$A28]&lt;[.F$1];0;INDEX([.F$2:.F27];1+([.$A28]-[.F$1])))+[.E28]" office:value-type="float" office:value="75" calcext:value-type="float">
            <text:p>75</text:p>
          </table:table-cell>
          <table:table-cell table:formula="of:=IF([.$A28]&lt;[.G$1];0;INDEX([.G$2:.G27];1+([.$A28]-[.G$1])))+[.F28]" office:value-type="float" office:value="75" calcext:value-type="float">
            <text:p>75</text:p>
          </table:table-cell>
          <table:table-cell table:formula="of:=IF([.$A28]&lt;[.H$1];0;INDEX([.H$2:.H27];1+([.$A28]-[.H$1])))+[.G28]" office:value-type="float" office:value="75" calcext:value-type="float">
            <text:p>75</text:p>
          </table:table-cell>
          <table:table-cell table:formula="of:=IF([.$A28]&lt;[.I$1];0;INDEX([.I$2:.I27];1+([.$A28]-[.I$1])))+[.H2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" office:value-type="float" office:value="1" calcext:value-type="float">
            <text:p>1</text:p>
          </table:table-cell>
          <table:table-cell table:formula="of:=IF([.$A29]&lt;[.C$1];0;INDEX([.C$2:.C28];1+([.$A29]-[.C$1])))+[.B29]" office:value-type="float" office:value="14" calcext:value-type="float">
            <text:p>14</text:p>
          </table:table-cell>
          <table:table-cell table:formula="of:=IF([.$A29]&lt;[.D$1];0;INDEX([.D$2:.D28];1+([.$A29]-[.D$1])))+[.C29]" office:value-type="float" office:value="48" calcext:value-type="float">
            <text:p>48</text:p>
          </table:table-cell>
          <table:table-cell table:formula="of:=IF([.$A29]&lt;[.E$1];0;INDEX([.E$2:.E28];1+([.$A29]-[.E$1])))+[.D29]" office:value-type="float" office:value="76" calcext:value-type="float">
            <text:p>76</text:p>
          </table:table-cell>
          <table:table-cell table:formula="of:=IF([.$A29]&lt;[.F$1];0;INDEX([.F$2:.F28];1+([.$A29]-[.F$1])))+[.E29]" office:value-type="float" office:value="82" calcext:value-type="float">
            <text:p>82</text:p>
          </table:table-cell>
          <table:table-cell table:formula="of:=IF([.$A29]&lt;[.G$1];0;INDEX([.G$2:.G28];1+([.$A29]-[.G$1])))+[.F29]" office:value-type="float" office:value="82" calcext:value-type="float">
            <text:p>82</text:p>
          </table:table-cell>
          <table:table-cell table:formula="of:=IF([.$A29]&lt;[.H$1];0;INDEX([.H$2:.H28];1+([.$A29]-[.H$1])))+[.G29]" office:value-type="float" office:value="82" calcext:value-type="float">
            <text:p>82</text:p>
          </table:table-cell>
          <table:table-cell table:formula="of:=IF([.$A29]&lt;[.I$1];0;INDEX([.I$2:.I28];1+([.$A29]-[.I$1])))+[.H2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" office:value-type="float" office:value="1" calcext:value-type="float">
            <text:p>1</text:p>
          </table:table-cell>
          <table:table-cell table:formula="of:=IF([.$A30]&lt;[.C$1];0;INDEX([.C$2:.C29];1+([.$A30]-[.C$1])))+[.B30]" office:value-type="float" office:value="15" calcext:value-type="float">
            <text:p>15</text:p>
          </table:table-cell>
          <table:table-cell table:formula="of:=IF([.$A30]&lt;[.D$1];0;INDEX([.D$2:.D29];1+([.$A30]-[.D$1])))+[.C30]" office:value-type="float" office:value="51" calcext:value-type="float">
            <text:p>51</text:p>
          </table:table-cell>
          <table:table-cell table:formula="of:=IF([.$A30]&lt;[.E$1];0;INDEX([.E$2:.E29];1+([.$A30]-[.E$1])))+[.D30]" office:value-type="float" office:value="82" calcext:value-type="float">
            <text:p>82</text:p>
          </table:table-cell>
          <table:table-cell table:formula="of:=IF([.$A30]&lt;[.F$1];0;INDEX([.F$2:.F29];1+([.$A30]-[.F$1])))+[.E30]" office:value-type="float" office:value="89" calcext:value-type="float">
            <text:p>89</text:p>
          </table:table-cell>
          <table:table-cell table:formula="of:=IF([.$A30]&lt;[.G$1];0;INDEX([.G$2:.G29];1+([.$A30]-[.G$1])))+[.F30]" office:value-type="float" office:value="89" calcext:value-type="float">
            <text:p>89</text:p>
          </table:table-cell>
          <table:table-cell table:formula="of:=IF([.$A30]&lt;[.H$1];0;INDEX([.H$2:.H29];1+([.$A30]-[.H$1])))+[.G30]" office:value-type="float" office:value="89" calcext:value-type="float">
            <text:p>89</text:p>
          </table:table-cell>
          <table:table-cell table:formula="of:=IF([.$A30]&lt;[.I$1];0;INDEX([.I$2:.I29];1+([.$A30]-[.I$1])))+[.H30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" office:value-type="float" office:value="1" calcext:value-type="float">
            <text:p>1</text:p>
          </table:table-cell>
          <table:table-cell table:formula="of:=IF([.$A31]&lt;[.C$1];0;INDEX([.C$2:.C30];1+([.$A31]-[.C$1])))+[.B31]" office:value-type="float" office:value="15" calcext:value-type="float">
            <text:p>15</text:p>
          </table:table-cell>
          <table:table-cell table:formula="of:=IF([.$A31]&lt;[.D$1];0;INDEX([.D$2:.D30];1+([.$A31]-[.D$1])))+[.C31]" office:value-type="float" office:value="54" calcext:value-type="float">
            <text:p>54</text:p>
          </table:table-cell>
          <table:table-cell table:formula="of:=IF([.$A31]&lt;[.E$1];0;INDEX([.E$2:.E30];1+([.$A31]-[.E$1])))+[.D31]" office:value-type="float" office:value="88" calcext:value-type="float">
            <text:p>88</text:p>
          </table:table-cell>
          <table:table-cell table:formula="of:=IF([.$A31]&lt;[.F$1];0;INDEX([.F$2:.F30];1+([.$A31]-[.F$1])))+[.E31]" office:value-type="float" office:value="96" calcext:value-type="float">
            <text:p>96</text:p>
          </table:table-cell>
          <table:table-cell table:formula="of:=IF([.$A31]&lt;[.G$1];0;INDEX([.G$2:.G30];1+([.$A31]-[.G$1])))+[.F31]" office:value-type="float" office:value="96" calcext:value-type="float">
            <text:p>96</text:p>
          </table:table-cell>
          <table:table-cell table:formula="of:=IF([.$A31]&lt;[.H$1];0;INDEX([.H$2:.H30];1+([.$A31]-[.H$1])))+[.G31]" office:value-type="float" office:value="96" calcext:value-type="float">
            <text:p>96</text:p>
          </table:table-cell>
          <table:table-cell table:formula="of:=IF([.$A31]&lt;[.I$1];0;INDEX([.I$2:.I30];1+([.$A31]-[.I$1])))+[.H3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" office:value-type="float" office:value="1" calcext:value-type="float">
            <text:p>1</text:p>
          </table:table-cell>
          <table:table-cell table:formula="of:=IF([.$A32]&lt;[.C$1];0;INDEX([.C$2:.C31];1+([.$A32]-[.C$1])))+[.B32]" office:value-type="float" office:value="16" calcext:value-type="float">
            <text:p>16</text:p>
          </table:table-cell>
          <table:table-cell table:formula="of:=IF([.$A32]&lt;[.D$1];0;INDEX([.D$2:.D31];1+([.$A32]-[.D$1])))+[.C32]" office:value-type="float" office:value="58" calcext:value-type="float">
            <text:p>58</text:p>
          </table:table-cell>
          <table:table-cell table:formula="of:=IF([.$A32]&lt;[.E$1];0;INDEX([.E$2:.E31];1+([.$A32]-[.E$1])))+[.D32]" office:value-type="float" office:value="98" calcext:value-type="float">
            <text:p>98</text:p>
          </table:table-cell>
          <table:table-cell table:formula="of:=IF([.$A32]&lt;[.F$1];0;INDEX([.F$2:.F31];1+([.$A32]-[.F$1])))+[.E32]" office:value-type="float" office:value="109" calcext:value-type="float">
            <text:p>109</text:p>
          </table:table-cell>
          <table:table-cell table:formula="of:=IF([.$A32]&lt;[.G$1];0;INDEX([.G$2:.G31];1+([.$A32]-[.G$1])))+[.F32]" office:value-type="float" office:value="109" calcext:value-type="float">
            <text:p>109</text:p>
          </table:table-cell>
          <table:table-cell table:formula="of:=IF([.$A32]&lt;[.H$1];0;INDEX([.H$2:.H31];1+([.$A32]-[.H$1])))+[.G32]" office:value-type="float" office:value="109" calcext:value-type="float">
            <text:p>109</text:p>
          </table:table-cell>
          <table:table-cell table:formula="of:=IF([.$A32]&lt;[.I$1];0;INDEX([.I$2:.I31];1+([.$A32]-[.I$1])))+[.H3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" office:value-type="float" office:value="1" calcext:value-type="float">
            <text:p>1</text:p>
          </table:table-cell>
          <table:table-cell table:formula="of:=IF([.$A33]&lt;[.C$1];0;INDEX([.C$2:.C32];1+([.$A33]-[.C$1])))+[.B33]" office:value-type="float" office:value="16" calcext:value-type="float">
            <text:p>16</text:p>
          </table:table-cell>
          <table:table-cell table:formula="of:=IF([.$A33]&lt;[.D$1];0;INDEX([.D$2:.D32];1+([.$A33]-[.D$1])))+[.C33]" office:value-type="float" office:value="61" calcext:value-type="float">
            <text:p>61</text:p>
          </table:table-cell>
          <table:table-cell table:formula="of:=IF([.$A33]&lt;[.E$1];0;INDEX([.E$2:.E32];1+([.$A33]-[.E$1])))+[.D33]" office:value-type="float" office:value="104" calcext:value-type="float">
            <text:p>104</text:p>
          </table:table-cell>
          <table:table-cell table:formula="of:=IF([.$A33]&lt;[.F$1];0;INDEX([.F$2:.F32];1+([.$A33]-[.F$1])))+[.E33]" office:value-type="float" office:value="116" calcext:value-type="float">
            <text:p>116</text:p>
          </table:table-cell>
          <table:table-cell table:formula="of:=IF([.$A33]&lt;[.G$1];0;INDEX([.G$2:.G32];1+([.$A33]-[.G$1])))+[.F33]" office:value-type="float" office:value="116" calcext:value-type="float">
            <text:p>116</text:p>
          </table:table-cell>
          <table:table-cell table:formula="of:=IF([.$A33]&lt;[.H$1];0;INDEX([.H$2:.H32];1+([.$A33]-[.H$1])))+[.G33]" office:value-type="float" office:value="116" calcext:value-type="float">
            <text:p>116</text:p>
          </table:table-cell>
          <table:table-cell table:formula="of:=IF([.$A33]&lt;[.I$1];0;INDEX([.I$2:.I32];1+([.$A33]-[.I$1])))+[.H33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" office:value-type="float" office:value="1" calcext:value-type="float">
            <text:p>1</text:p>
          </table:table-cell>
          <table:table-cell table:formula="of:=IF([.$A34]&lt;[.C$1];0;INDEX([.C$2:.C33];1+([.$A34]-[.C$1])))+[.B34]" office:value-type="float" office:value="17" calcext:value-type="float">
            <text:p>17</text:p>
          </table:table-cell>
          <table:table-cell table:formula="of:=IF([.$A34]&lt;[.D$1];0;INDEX([.D$2:.D33];1+([.$A34]-[.D$1])))+[.C34]" office:value-type="float" office:value="65" calcext:value-type="float">
            <text:p>65</text:p>
          </table:table-cell>
          <table:table-cell table:formula="of:=IF([.$A34]&lt;[.E$1];0;INDEX([.E$2:.E33];1+([.$A34]-[.E$1])))+[.D34]" office:value-type="float" office:value="114" calcext:value-type="float">
            <text:p>114</text:p>
          </table:table-cell>
          <table:table-cell table:formula="of:=IF([.$A34]&lt;[.F$1];0;INDEX([.F$2:.F33];1+([.$A34]-[.F$1])))+[.E34]" office:value-type="float" office:value="129" calcext:value-type="float">
            <text:p>129</text:p>
          </table:table-cell>
          <table:table-cell table:formula="of:=IF([.$A34]&lt;[.G$1];0;INDEX([.G$2:.G33];1+([.$A34]-[.G$1])))+[.F34]" office:value-type="float" office:value="129" calcext:value-type="float">
            <text:p>129</text:p>
          </table:table-cell>
          <table:table-cell table:formula="of:=IF([.$A34]&lt;[.H$1];0;INDEX([.H$2:.H33];1+([.$A34]-[.H$1])))+[.G34]" office:value-type="float" office:value="129" calcext:value-type="float">
            <text:p>129</text:p>
          </table:table-cell>
          <table:table-cell table:formula="of:=IF([.$A34]&lt;[.I$1];0;INDEX([.I$2:.I33];1+([.$A34]-[.I$1])))+[.H34]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" office:value-type="float" office:value="1" calcext:value-type="float">
            <text:p>1</text:p>
          </table:table-cell>
          <table:table-cell table:formula="of:=IF([.$A35]&lt;[.C$1];0;INDEX([.C$2:.C34];1+([.$A35]-[.C$1])))+[.B35]" office:value-type="float" office:value="17" calcext:value-type="float">
            <text:p>17</text:p>
          </table:table-cell>
          <table:table-cell table:formula="of:=IF([.$A35]&lt;[.D$1];0;INDEX([.D$2:.D34];1+([.$A35]-[.D$1])))+[.C35]" office:value-type="float" office:value="68" calcext:value-type="float">
            <text:p>68</text:p>
          </table:table-cell>
          <table:table-cell table:formula="of:=IF([.$A35]&lt;[.E$1];0;INDEX([.E$2:.E34];1+([.$A35]-[.E$1])))+[.D35]" office:value-type="float" office:value="120" calcext:value-type="float">
            <text:p>120</text:p>
          </table:table-cell>
          <table:table-cell table:formula="of:=IF([.$A35]&lt;[.F$1];0;INDEX([.F$2:.F34];1+([.$A35]-[.F$1])))+[.E35]" office:value-type="float" office:value="136" calcext:value-type="float">
            <text:p>136</text:p>
          </table:table-cell>
          <table:table-cell table:formula="of:=IF([.$A35]&lt;[.G$1];0;INDEX([.G$2:.G34];1+([.$A35]-[.G$1])))+[.F35]" office:value-type="float" office:value="136" calcext:value-type="float">
            <text:p>136</text:p>
          </table:table-cell>
          <table:table-cell table:formula="of:=IF([.$A35]&lt;[.H$1];0;INDEX([.H$2:.H34];1+([.$A35]-[.H$1])))+[.G35]" office:value-type="float" office:value="136" calcext:value-type="float">
            <text:p>136</text:p>
          </table:table-cell>
          <table:table-cell table:formula="of:=IF([.$A35]&lt;[.I$1];0;INDEX([.I$2:.I34];1+([.$A35]-[.I$1])))+[.H35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" office:value-type="float" office:value="1" calcext:value-type="float">
            <text:p>1</text:p>
          </table:table-cell>
          <table:table-cell table:formula="of:=IF([.$A36]&lt;[.C$1];0;INDEX([.C$2:.C35];1+([.$A36]-[.C$1])))+[.B36]" office:value-type="float" office:value="18" calcext:value-type="float">
            <text:p>18</text:p>
          </table:table-cell>
          <table:table-cell table:formula="of:=IF([.$A36]&lt;[.D$1];0;INDEX([.D$2:.D35];1+([.$A36]-[.D$1])))+[.C36]" office:value-type="float" office:value="72" calcext:value-type="float">
            <text:p>72</text:p>
          </table:table-cell>
          <table:table-cell table:formula="of:=IF([.$A36]&lt;[.E$1];0;INDEX([.E$2:.E35];1+([.$A36]-[.E$1])))+[.D36]" office:value-type="float" office:value="130" calcext:value-type="float">
            <text:p>130</text:p>
          </table:table-cell>
          <table:table-cell table:formula="of:=IF([.$A36]&lt;[.F$1];0;INDEX([.F$2:.F35];1+([.$A36]-[.F$1])))+[.E36]" office:value-type="float" office:value="149" calcext:value-type="float">
            <text:p>149</text:p>
          </table:table-cell>
          <table:table-cell table:formula="of:=IF([.$A36]&lt;[.G$1];0;INDEX([.G$2:.G35];1+([.$A36]-[.G$1])))+[.F36]" office:value-type="float" office:value="149" calcext:value-type="float">
            <text:p>149</text:p>
          </table:table-cell>
          <table:table-cell table:formula="of:=IF([.$A36]&lt;[.H$1];0;INDEX([.H$2:.H35];1+([.$A36]-[.H$1])))+[.G36]" office:value-type="float" office:value="149" calcext:value-type="float">
            <text:p>149</text:p>
          </table:table-cell>
          <table:table-cell table:formula="of:=IF([.$A36]&lt;[.I$1];0;INDEX([.I$2:.I35];1+([.$A36]-[.I$1])))+[.H36]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" office:value-type="float" office:value="1" calcext:value-type="float">
            <text:p>1</text:p>
          </table:table-cell>
          <table:table-cell table:formula="of:=IF([.$A37]&lt;[.C$1];0;INDEX([.C$2:.C36];1+([.$A37]-[.C$1])))+[.B37]" office:value-type="float" office:value="18" calcext:value-type="float">
            <text:p>18</text:p>
          </table:table-cell>
          <table:table-cell table:formula="of:=IF([.$A37]&lt;[.D$1];0;INDEX([.D$2:.D36];1+([.$A37]-[.D$1])))+[.C37]" office:value-type="float" office:value="76" calcext:value-type="float">
            <text:p>76</text:p>
          </table:table-cell>
          <table:table-cell table:formula="of:=IF([.$A37]&lt;[.E$1];0;INDEX([.E$2:.E36];1+([.$A37]-[.E$1])))+[.D37]" office:value-type="float" office:value="140" calcext:value-type="float">
            <text:p>140</text:p>
          </table:table-cell>
          <table:table-cell table:formula="of:=IF([.$A37]&lt;[.F$1];0;INDEX([.F$2:.F36];1+([.$A37]-[.F$1])))+[.E37]" office:value-type="float" office:value="162" calcext:value-type="float">
            <text:p>162</text:p>
          </table:table-cell>
          <table:table-cell table:formula="of:=IF([.$A37]&lt;[.G$1];0;INDEX([.G$2:.G36];1+([.$A37]-[.G$1])))+[.F37]" office:value-type="float" office:value="162" calcext:value-type="float">
            <text:p>162</text:p>
          </table:table-cell>
          <table:table-cell table:formula="of:=IF([.$A37]&lt;[.H$1];0;INDEX([.H$2:.H36];1+([.$A37]-[.H$1])))+[.G37]" office:value-type="float" office:value="162" calcext:value-type="float">
            <text:p>162</text:p>
          </table:table-cell>
          <table:table-cell table:formula="of:=IF([.$A37]&lt;[.I$1];0;INDEX([.I$2:.I36];1+([.$A37]-[.I$1])))+[.H37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" office:value-type="float" office:value="1" calcext:value-type="float">
            <text:p>1</text:p>
          </table:table-cell>
          <table:table-cell table:formula="of:=IF([.$A38]&lt;[.C$1];0;INDEX([.C$2:.C37];1+([.$A38]-[.C$1])))+[.B38]" office:value-type="float" office:value="19" calcext:value-type="float">
            <text:p>19</text:p>
          </table:table-cell>
          <table:table-cell table:formula="of:=IF([.$A38]&lt;[.D$1];0;INDEX([.D$2:.D37];1+([.$A38]-[.D$1])))+[.C38]" office:value-type="float" office:value="80" calcext:value-type="float">
            <text:p>80</text:p>
          </table:table-cell>
          <table:table-cell table:formula="of:=IF([.$A38]&lt;[.E$1];0;INDEX([.E$2:.E37];1+([.$A38]-[.E$1])))+[.D38]" office:value-type="float" office:value="150" calcext:value-type="float">
            <text:p>150</text:p>
          </table:table-cell>
          <table:table-cell table:formula="of:=IF([.$A38]&lt;[.F$1];0;INDEX([.F$2:.F37];1+([.$A38]-[.F$1])))+[.E38]" office:value-type="float" office:value="175" calcext:value-type="float">
            <text:p>175</text:p>
          </table:table-cell>
          <table:table-cell table:formula="of:=IF([.$A38]&lt;[.G$1];0;INDEX([.G$2:.G37];1+([.$A38]-[.G$1])))+[.F38]" office:value-type="float" office:value="175" calcext:value-type="float">
            <text:p>175</text:p>
          </table:table-cell>
          <table:table-cell table:formula="of:=IF([.$A38]&lt;[.H$1];0;INDEX([.H$2:.H37];1+([.$A38]-[.H$1])))+[.G38]" office:value-type="float" office:value="175" calcext:value-type="float">
            <text:p>175</text:p>
          </table:table-cell>
          <table:table-cell table:formula="of:=IF([.$A38]&lt;[.I$1];0;INDEX([.I$2:.I37];1+([.$A38]-[.I$1])))+[.H38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" office:value-type="float" office:value="1" calcext:value-type="float">
            <text:p>1</text:p>
          </table:table-cell>
          <table:table-cell table:formula="of:=IF([.$A39]&lt;[.C$1];0;INDEX([.C$2:.C38];1+([.$A39]-[.C$1])))+[.B39]" office:value-type="float" office:value="19" calcext:value-type="float">
            <text:p>19</text:p>
          </table:table-cell>
          <table:table-cell table:formula="of:=IF([.$A39]&lt;[.D$1];0;INDEX([.D$2:.D38];1+([.$A39]-[.D$1])))+[.C39]" office:value-type="float" office:value="84" calcext:value-type="float">
            <text:p>84</text:p>
          </table:table-cell>
          <table:table-cell table:formula="of:=IF([.$A39]&lt;[.E$1];0;INDEX([.E$2:.E38];1+([.$A39]-[.E$1])))+[.D39]" office:value-type="float" office:value="160" calcext:value-type="float">
            <text:p>160</text:p>
          </table:table-cell>
          <table:table-cell table:formula="of:=IF([.$A39]&lt;[.F$1];0;INDEX([.F$2:.F38];1+([.$A39]-[.F$1])))+[.E39]" office:value-type="float" office:value="188" calcext:value-type="float">
            <text:p>188</text:p>
          </table:table-cell>
          <table:table-cell table:formula="of:=IF([.$A39]&lt;[.G$1];0;INDEX([.G$2:.G38];1+([.$A39]-[.G$1])))+[.F39]" office:value-type="float" office:value="188" calcext:value-type="float">
            <text:p>188</text:p>
          </table:table-cell>
          <table:table-cell table:formula="of:=IF([.$A39]&lt;[.H$1];0;INDEX([.H$2:.H38];1+([.$A39]-[.H$1])))+[.G39]" office:value-type="float" office:value="188" calcext:value-type="float">
            <text:p>188</text:p>
          </table:table-cell>
          <table:table-cell table:formula="of:=IF([.$A39]&lt;[.I$1];0;INDEX([.I$2:.I38];1+([.$A39]-[.I$1])))+[.H39]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" office:value-type="float" office:value="1" calcext:value-type="float">
            <text:p>1</text:p>
          </table:table-cell>
          <table:table-cell table:formula="of:=IF([.$A40]&lt;[.C$1];0;INDEX([.C$2:.C39];1+([.$A40]-[.C$1])))+[.B40]" office:value-type="float" office:value="20" calcext:value-type="float">
            <text:p>20</text:p>
          </table:table-cell>
          <table:table-cell table:formula="of:=IF([.$A40]&lt;[.D$1];0;INDEX([.D$2:.D39];1+([.$A40]-[.D$1])))+[.C40]" office:value-type="float" office:value="88" calcext:value-type="float">
            <text:p>88</text:p>
          </table:table-cell>
          <table:table-cell table:formula="of:=IF([.$A40]&lt;[.E$1];0;INDEX([.E$2:.E39];1+([.$A40]-[.E$1])))+[.D40]" office:value-type="float" office:value="170" calcext:value-type="float">
            <text:p>170</text:p>
          </table:table-cell>
          <table:table-cell table:formula="of:=IF([.$A40]&lt;[.F$1];0;INDEX([.F$2:.F39];1+([.$A40]-[.F$1])))+[.E40]" office:value-type="float" office:value="201" calcext:value-type="float">
            <text:p>201</text:p>
          </table:table-cell>
          <table:table-cell table:formula="of:=IF([.$A40]&lt;[.G$1];0;INDEX([.G$2:.G39];1+([.$A40]-[.G$1])))+[.F40]" office:value-type="float" office:value="201" calcext:value-type="float">
            <text:p>201</text:p>
          </table:table-cell>
          <table:table-cell table:formula="of:=IF([.$A40]&lt;[.H$1];0;INDEX([.H$2:.H39];1+([.$A40]-[.H$1])))+[.G40]" office:value-type="float" office:value="201" calcext:value-type="float">
            <text:p>201</text:p>
          </table:table-cell>
          <table:table-cell table:formula="of:=IF([.$A40]&lt;[.I$1];0;INDEX([.I$2:.I39];1+([.$A40]-[.I$1])))+[.H40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" office:value-type="float" office:value="1" calcext:value-type="float">
            <text:p>1</text:p>
          </table:table-cell>
          <table:table-cell table:formula="of:=IF([.$A41]&lt;[.C$1];0;INDEX([.C$2:.C40];1+([.$A41]-[.C$1])))+[.B41]" office:value-type="float" office:value="20" calcext:value-type="float">
            <text:p>20</text:p>
          </table:table-cell>
          <table:table-cell table:formula="of:=IF([.$A41]&lt;[.D$1];0;INDEX([.D$2:.D40];1+([.$A41]-[.D$1])))+[.C41]" office:value-type="float" office:value="92" calcext:value-type="float">
            <text:p>92</text:p>
          </table:table-cell>
          <table:table-cell table:formula="of:=IF([.$A41]&lt;[.E$1];0;INDEX([.E$2:.E40];1+([.$A41]-[.E$1])))+[.D41]" office:value-type="float" office:value="180" calcext:value-type="float">
            <text:p>180</text:p>
          </table:table-cell>
          <table:table-cell table:formula="of:=IF([.$A41]&lt;[.F$1];0;INDEX([.F$2:.F40];1+([.$A41]-[.F$1])))+[.E41]" office:value-type="float" office:value="214" calcext:value-type="float">
            <text:p>214</text:p>
          </table:table-cell>
          <table:table-cell table:formula="of:=IF([.$A41]&lt;[.G$1];0;INDEX([.G$2:.G40];1+([.$A41]-[.G$1])))+[.F41]" office:value-type="float" office:value="214" calcext:value-type="float">
            <text:p>214</text:p>
          </table:table-cell>
          <table:table-cell table:formula="of:=IF([.$A41]&lt;[.H$1];0;INDEX([.H$2:.H40];1+([.$A41]-[.H$1])))+[.G41]" office:value-type="float" office:value="214" calcext:value-type="float">
            <text:p>214</text:p>
          </table:table-cell>
          <table:table-cell table:formula="of:=IF([.$A41]&lt;[.I$1];0;INDEX([.I$2:.I40];1+([.$A41]-[.I$1])))+[.H41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" office:value-type="float" office:value="1" calcext:value-type="float">
            <text:p>1</text:p>
          </table:table-cell>
          <table:table-cell table:formula="of:=IF([.$A42]&lt;[.C$1];0;INDEX([.C$2:.C41];1+([.$A42]-[.C$1])))+[.B42]" office:value-type="float" office:value="21" calcext:value-type="float">
            <text:p>21</text:p>
          </table:table-cell>
          <table:table-cell table:formula="of:=IF([.$A42]&lt;[.D$1];0;INDEX([.D$2:.D41];1+([.$A42]-[.D$1])))+[.C42]" office:value-type="float" office:value="97" calcext:value-type="float">
            <text:p>97</text:p>
          </table:table-cell>
          <table:table-cell table:formula="of:=IF([.$A42]&lt;[.E$1];0;INDEX([.E$2:.E41];1+([.$A42]-[.E$1])))+[.D42]" office:value-type="float" office:value="195" calcext:value-type="float">
            <text:p>195</text:p>
          </table:table-cell>
          <table:table-cell table:formula="of:=IF([.$A42]&lt;[.F$1];0;INDEX([.F$2:.F41];1+([.$A42]-[.F$1])))+[.E42]" office:value-type="float" office:value="236" calcext:value-type="float">
            <text:p>236</text:p>
          </table:table-cell>
          <table:table-cell table:formula="of:=IF([.$A42]&lt;[.G$1];0;INDEX([.G$2:.G41];1+([.$A42]-[.G$1])))+[.F42]" office:value-type="float" office:value="236" calcext:value-type="float">
            <text:p>236</text:p>
          </table:table-cell>
          <table:table-cell table:formula="of:=IF([.$A42]&lt;[.H$1];0;INDEX([.H$2:.H41];1+([.$A42]-[.H$1])))+[.G42]" office:value-type="float" office:value="236" calcext:value-type="float">
            <text:p>236</text:p>
          </table:table-cell>
          <table:table-cell table:formula="of:=IF([.$A42]&lt;[.I$1];0;INDEX([.I$2:.I41];1+([.$A42]-[.I$1])))+[.H42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" office:value-type="float" office:value="1" calcext:value-type="float">
            <text:p>1</text:p>
          </table:table-cell>
          <table:table-cell table:formula="of:=IF([.$A43]&lt;[.C$1];0;INDEX([.C$2:.C42];1+([.$A43]-[.C$1])))+[.B43]" office:value-type="float" office:value="21" calcext:value-type="float">
            <text:p>21</text:p>
          </table:table-cell>
          <table:table-cell table:formula="of:=IF([.$A43]&lt;[.D$1];0;INDEX([.D$2:.D42];1+([.$A43]-[.D$1])))+[.C43]" office:value-type="float" office:value="101" calcext:value-type="float">
            <text:p>101</text:p>
          </table:table-cell>
          <table:table-cell table:formula="of:=IF([.$A43]&lt;[.E$1];0;INDEX([.E$2:.E42];1+([.$A43]-[.E$1])))+[.D43]" office:value-type="float" office:value="205" calcext:value-type="float">
            <text:p>205</text:p>
          </table:table-cell>
          <table:table-cell table:formula="of:=IF([.$A43]&lt;[.F$1];0;INDEX([.F$2:.F42];1+([.$A43]-[.F$1])))+[.E43]" office:value-type="float" office:value="249" calcext:value-type="float">
            <text:p>249</text:p>
          </table:table-cell>
          <table:table-cell table:formula="of:=IF([.$A43]&lt;[.G$1];0;INDEX([.G$2:.G42];1+([.$A43]-[.G$1])))+[.F43]" office:value-type="float" office:value="249" calcext:value-type="float">
            <text:p>249</text:p>
          </table:table-cell>
          <table:table-cell table:formula="of:=IF([.$A43]&lt;[.H$1];0;INDEX([.H$2:.H42];1+([.$A43]-[.H$1])))+[.G43]" office:value-type="float" office:value="249" calcext:value-type="float">
            <text:p>249</text:p>
          </table:table-cell>
          <table:table-cell table:formula="of:=IF([.$A43]&lt;[.I$1];0;INDEX([.I$2:.I42];1+([.$A43]-[.I$1])))+[.H43]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" office:value-type="float" office:value="1" calcext:value-type="float">
            <text:p>1</text:p>
          </table:table-cell>
          <table:table-cell table:formula="of:=IF([.$A44]&lt;[.C$1];0;INDEX([.C$2:.C43];1+([.$A44]-[.C$1])))+[.B44]" office:value-type="float" office:value="22" calcext:value-type="float">
            <text:p>22</text:p>
          </table:table-cell>
          <table:table-cell table:formula="of:=IF([.$A44]&lt;[.D$1];0;INDEX([.D$2:.D43];1+([.$A44]-[.D$1])))+[.C44]" office:value-type="float" office:value="106" calcext:value-type="float">
            <text:p>106</text:p>
          </table:table-cell>
          <table:table-cell table:formula="of:=IF([.$A44]&lt;[.E$1];0;INDEX([.E$2:.E43];1+([.$A44]-[.E$1])))+[.D44]" office:value-type="float" office:value="220" calcext:value-type="float">
            <text:p>220</text:p>
          </table:table-cell>
          <table:table-cell table:formula="of:=IF([.$A44]&lt;[.F$1];0;INDEX([.F$2:.F43];1+([.$A44]-[.F$1])))+[.E44]" office:value-type="float" office:value="271" calcext:value-type="float">
            <text:p>271</text:p>
          </table:table-cell>
          <table:table-cell table:formula="of:=IF([.$A44]&lt;[.G$1];0;INDEX([.G$2:.G43];1+([.$A44]-[.G$1])))+[.F44]" office:value-type="float" office:value="271" calcext:value-type="float">
            <text:p>271</text:p>
          </table:table-cell>
          <table:table-cell table:formula="of:=IF([.$A44]&lt;[.H$1];0;INDEX([.H$2:.H43];1+([.$A44]-[.H$1])))+[.G44]" office:value-type="float" office:value="271" calcext:value-type="float">
            <text:p>271</text:p>
          </table:table-cell>
          <table:table-cell table:formula="of:=IF([.$A44]&lt;[.I$1];0;INDEX([.I$2:.I43];1+([.$A44]-[.I$1])))+[.H44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" office:value-type="float" office:value="1" calcext:value-type="float">
            <text:p>1</text:p>
          </table:table-cell>
          <table:table-cell table:formula="of:=IF([.$A45]&lt;[.C$1];0;INDEX([.C$2:.C44];1+([.$A45]-[.C$1])))+[.B45]" office:value-type="float" office:value="22" calcext:value-type="float">
            <text:p>22</text:p>
          </table:table-cell>
          <table:table-cell table:formula="of:=IF([.$A45]&lt;[.D$1];0;INDEX([.D$2:.D44];1+([.$A45]-[.D$1])))+[.C45]" office:value-type="float" office:value="110" calcext:value-type="float">
            <text:p>110</text:p>
          </table:table-cell>
          <table:table-cell table:formula="of:=IF([.$A45]&lt;[.E$1];0;INDEX([.E$2:.E44];1+([.$A45]-[.E$1])))+[.D45]" office:value-type="float" office:value="230" calcext:value-type="float">
            <text:p>230</text:p>
          </table:table-cell>
          <table:table-cell table:formula="of:=IF([.$A45]&lt;[.F$1];0;INDEX([.F$2:.F44];1+([.$A45]-[.F$1])))+[.E45]" office:value-type="float" office:value="284" calcext:value-type="float">
            <text:p>284</text:p>
          </table:table-cell>
          <table:table-cell table:formula="of:=IF([.$A45]&lt;[.G$1];0;INDEX([.G$2:.G44];1+([.$A45]-[.G$1])))+[.F45]" office:value-type="float" office:value="284" calcext:value-type="float">
            <text:p>284</text:p>
          </table:table-cell>
          <table:table-cell table:formula="of:=IF([.$A45]&lt;[.H$1];0;INDEX([.H$2:.H44];1+([.$A45]-[.H$1])))+[.G45]" office:value-type="float" office:value="284" calcext:value-type="float">
            <text:p>284</text:p>
          </table:table-cell>
          <table:table-cell table:formula="of:=IF([.$A45]&lt;[.I$1];0;INDEX([.I$2:.I44];1+([.$A45]-[.I$1])))+[.H45]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" office:value-type="float" office:value="1" calcext:value-type="float">
            <text:p>1</text:p>
          </table:table-cell>
          <table:table-cell table:formula="of:=IF([.$A46]&lt;[.C$1];0;INDEX([.C$2:.C45];1+([.$A46]-[.C$1])))+[.B46]" office:value-type="float" office:value="23" calcext:value-type="float">
            <text:p>23</text:p>
          </table:table-cell>
          <table:table-cell table:formula="of:=IF([.$A46]&lt;[.D$1];0;INDEX([.D$2:.D45];1+([.$A46]-[.D$1])))+[.C46]" office:value-type="float" office:value="115" calcext:value-type="float">
            <text:p>115</text:p>
          </table:table-cell>
          <table:table-cell table:formula="of:=IF([.$A46]&lt;[.E$1];0;INDEX([.E$2:.E45];1+([.$A46]-[.E$1])))+[.D46]" office:value-type="float" office:value="245" calcext:value-type="float">
            <text:p>245</text:p>
          </table:table-cell>
          <table:table-cell table:formula="of:=IF([.$A46]&lt;[.F$1];0;INDEX([.F$2:.F45];1+([.$A46]-[.F$1])))+[.E46]" office:value-type="float" office:value="306" calcext:value-type="float">
            <text:p>306</text:p>
          </table:table-cell>
          <table:table-cell table:formula="of:=IF([.$A46]&lt;[.G$1];0;INDEX([.G$2:.G45];1+([.$A46]-[.G$1])))+[.F46]" office:value-type="float" office:value="306" calcext:value-type="float">
            <text:p>306</text:p>
          </table:table-cell>
          <table:table-cell table:formula="of:=IF([.$A46]&lt;[.H$1];0;INDEX([.H$2:.H45];1+([.$A46]-[.H$1])))+[.G46]" office:value-type="float" office:value="306" calcext:value-type="float">
            <text:p>306</text:p>
          </table:table-cell>
          <table:table-cell table:formula="of:=IF([.$A46]&lt;[.I$1];0;INDEX([.I$2:.I45];1+([.$A46]-[.I$1])))+[.H46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" office:value-type="float" office:value="1" calcext:value-type="float">
            <text:p>1</text:p>
          </table:table-cell>
          <table:table-cell table:formula="of:=IF([.$A47]&lt;[.C$1];0;INDEX([.C$2:.C46];1+([.$A47]-[.C$1])))+[.B47]" office:value-type="float" office:value="23" calcext:value-type="float">
            <text:p>23</text:p>
          </table:table-cell>
          <table:table-cell table:formula="of:=IF([.$A47]&lt;[.D$1];0;INDEX([.D$2:.D46];1+([.$A47]-[.D$1])))+[.C47]" office:value-type="float" office:value="120" calcext:value-type="float">
            <text:p>120</text:p>
          </table:table-cell>
          <table:table-cell table:formula="of:=IF([.$A47]&lt;[.E$1];0;INDEX([.E$2:.E46];1+([.$A47]-[.E$1])))+[.D47]" office:value-type="float" office:value="260" calcext:value-type="float">
            <text:p>260</text:p>
          </table:table-cell>
          <table:table-cell table:formula="of:=IF([.$A47]&lt;[.F$1];0;INDEX([.F$2:.F46];1+([.$A47]-[.F$1])))+[.E47]" office:value-type="float" office:value="328" calcext:value-type="float">
            <text:p>328</text:p>
          </table:table-cell>
          <table:table-cell table:formula="of:=IF([.$A47]&lt;[.G$1];0;INDEX([.G$2:.G46];1+([.$A47]-[.G$1])))+[.F47]" office:value-type="float" office:value="328" calcext:value-type="float">
            <text:p>328</text:p>
          </table:table-cell>
          <table:table-cell table:formula="of:=IF([.$A47]&lt;[.H$1];0;INDEX([.H$2:.H46];1+([.$A47]-[.H$1])))+[.G47]" office:value-type="float" office:value="328" calcext:value-type="float">
            <text:p>328</text:p>
          </table:table-cell>
          <table:table-cell table:formula="of:=IF([.$A47]&lt;[.I$1];0;INDEX([.I$2:.I46];1+([.$A47]-[.I$1])))+[.H47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" office:value-type="float" office:value="1" calcext:value-type="float">
            <text:p>1</text:p>
          </table:table-cell>
          <table:table-cell table:formula="of:=IF([.$A48]&lt;[.C$1];0;INDEX([.C$2:.C47];1+([.$A48]-[.C$1])))+[.B48]" office:value-type="float" office:value="24" calcext:value-type="float">
            <text:p>24</text:p>
          </table:table-cell>
          <table:table-cell table:formula="of:=IF([.$A48]&lt;[.D$1];0;INDEX([.D$2:.D47];1+([.$A48]-[.D$1])))+[.C48]" office:value-type="float" office:value="125" calcext:value-type="float">
            <text:p>125</text:p>
          </table:table-cell>
          <table:table-cell table:formula="of:=IF([.$A48]&lt;[.E$1];0;INDEX([.E$2:.E47];1+([.$A48]-[.E$1])))+[.D48]" office:value-type="float" office:value="275" calcext:value-type="float">
            <text:p>275</text:p>
          </table:table-cell>
          <table:table-cell table:formula="of:=IF([.$A48]&lt;[.F$1];0;INDEX([.F$2:.F47];1+([.$A48]-[.F$1])))+[.E48]" office:value-type="float" office:value="350" calcext:value-type="float">
            <text:p>350</text:p>
          </table:table-cell>
          <table:table-cell table:formula="of:=IF([.$A48]&lt;[.G$1];0;INDEX([.G$2:.G47];1+([.$A48]-[.G$1])))+[.F48]" office:value-type="float" office:value="350" calcext:value-type="float">
            <text:p>350</text:p>
          </table:table-cell>
          <table:table-cell table:formula="of:=IF([.$A48]&lt;[.H$1];0;INDEX([.H$2:.H47];1+([.$A48]-[.H$1])))+[.G48]" office:value-type="float" office:value="350" calcext:value-type="float">
            <text:p>350</text:p>
          </table:table-cell>
          <table:table-cell table:formula="of:=IF([.$A48]&lt;[.I$1];0;INDEX([.I$2:.I47];1+([.$A48]-[.I$1])))+[.H48]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" office:value-type="float" office:value="1" calcext:value-type="float">
            <text:p>1</text:p>
          </table:table-cell>
          <table:table-cell table:formula="of:=IF([.$A49]&lt;[.C$1];0;INDEX([.C$2:.C48];1+([.$A49]-[.C$1])))+[.B49]" office:value-type="float" office:value="24" calcext:value-type="float">
            <text:p>24</text:p>
          </table:table-cell>
          <table:table-cell table:formula="of:=IF([.$A49]&lt;[.D$1];0;INDEX([.D$2:.D48];1+([.$A49]-[.D$1])))+[.C49]" office:value-type="float" office:value="130" calcext:value-type="float">
            <text:p>130</text:p>
          </table:table-cell>
          <table:table-cell table:formula="of:=IF([.$A49]&lt;[.E$1];0;INDEX([.E$2:.E48];1+([.$A49]-[.E$1])))+[.D49]" office:value-type="float" office:value="290" calcext:value-type="float">
            <text:p>290</text:p>
          </table:table-cell>
          <table:table-cell table:formula="of:=IF([.$A49]&lt;[.F$1];0;INDEX([.F$2:.F48];1+([.$A49]-[.F$1])))+[.E49]" office:value-type="float" office:value="372" calcext:value-type="float">
            <text:p>372</text:p>
          </table:table-cell>
          <table:table-cell table:formula="of:=IF([.$A49]&lt;[.G$1];0;INDEX([.G$2:.G48];1+([.$A49]-[.G$1])))+[.F49]" office:value-type="float" office:value="372" calcext:value-type="float">
            <text:p>372</text:p>
          </table:table-cell>
          <table:table-cell table:formula="of:=IF([.$A49]&lt;[.H$1];0;INDEX([.H$2:.H48];1+([.$A49]-[.H$1])))+[.G49]" office:value-type="float" office:value="372" calcext:value-type="float">
            <text:p>372</text:p>
          </table:table-cell>
          <table:table-cell table:formula="of:=IF([.$A49]&lt;[.I$1];0;INDEX([.I$2:.I48];1+([.$A49]-[.I$1])))+[.H49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" office:value-type="float" office:value="1" calcext:value-type="float">
            <text:p>1</text:p>
          </table:table-cell>
          <table:table-cell table:formula="of:=IF([.$A50]&lt;[.C$1];0;INDEX([.C$2:.C49];1+([.$A50]-[.C$1])))+[.B50]" office:value-type="float" office:value="25" calcext:value-type="float">
            <text:p>25</text:p>
          </table:table-cell>
          <table:table-cell table:formula="of:=IF([.$A50]&lt;[.D$1];0;INDEX([.D$2:.D49];1+([.$A50]-[.D$1])))+[.C50]" office:value-type="float" office:value="135" calcext:value-type="float">
            <text:p>135</text:p>
          </table:table-cell>
          <table:table-cell table:formula="of:=IF([.$A50]&lt;[.E$1];0;INDEX([.E$2:.E49];1+([.$A50]-[.E$1])))+[.D50]" office:value-type="float" office:value="305" calcext:value-type="float">
            <text:p>305</text:p>
          </table:table-cell>
          <table:table-cell table:formula="of:=IF([.$A50]&lt;[.F$1];0;INDEX([.F$2:.F49];1+([.$A50]-[.F$1])))+[.E50]" office:value-type="float" office:value="394" calcext:value-type="float">
            <text:p>394</text:p>
          </table:table-cell>
          <table:table-cell table:formula="of:=IF([.$A50]&lt;[.G$1];0;INDEX([.G$2:.G49];1+([.$A50]-[.G$1])))+[.F50]" office:value-type="float" office:value="394" calcext:value-type="float">
            <text:p>394</text:p>
          </table:table-cell>
          <table:table-cell table:formula="of:=IF([.$A50]&lt;[.H$1];0;INDEX([.H$2:.H49];1+([.$A50]-[.H$1])))+[.G50]" office:value-type="float" office:value="394" calcext:value-type="float">
            <text:p>394</text:p>
          </table:table-cell>
          <table:table-cell table:formula="of:=IF([.$A50]&lt;[.I$1];0;INDEX([.I$2:.I49];1+([.$A50]-[.I$1])))+[.H50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" office:value-type="float" office:value="1" calcext:value-type="float">
            <text:p>1</text:p>
          </table:table-cell>
          <table:table-cell table:formula="of:=IF([.$A51]&lt;[.C$1];0;INDEX([.C$2:.C50];1+([.$A51]-[.C$1])))+[.B51]" office:value-type="float" office:value="25" calcext:value-type="float">
            <text:p>25</text:p>
          </table:table-cell>
          <table:table-cell table:formula="of:=IF([.$A51]&lt;[.D$1];0;INDEX([.D$2:.D50];1+([.$A51]-[.D$1])))+[.C51]" office:value-type="float" office:value="140" calcext:value-type="float">
            <text:p>140</text:p>
          </table:table-cell>
          <table:table-cell table:formula="of:=IF([.$A51]&lt;[.E$1];0;INDEX([.E$2:.E50];1+([.$A51]-[.E$1])))+[.D51]" office:value-type="float" office:value="320" calcext:value-type="float">
            <text:p>320</text:p>
          </table:table-cell>
          <table:table-cell table:formula="of:=IF([.$A51]&lt;[.F$1];0;INDEX([.F$2:.F50];1+([.$A51]-[.F$1])))+[.E51]" office:value-type="float" office:value="416" calcext:value-type="float">
            <text:p>416</text:p>
          </table:table-cell>
          <table:table-cell table:formula="of:=IF([.$A51]&lt;[.G$1];0;INDEX([.G$2:.G50];1+([.$A51]-[.G$1])))+[.F51]" office:value-type="float" office:value="416" calcext:value-type="float">
            <text:p>416</text:p>
          </table:table-cell>
          <table:table-cell table:formula="of:=IF([.$A51]&lt;[.H$1];0;INDEX([.H$2:.H50];1+([.$A51]-[.H$1])))+[.G51]" office:value-type="float" office:value="416" calcext:value-type="float">
            <text:p>416</text:p>
          </table:table-cell>
          <table:table-cell table:formula="of:=IF([.$A51]&lt;[.I$1];0;INDEX([.I$2:.I50];1+([.$A51]-[.I$1])))+[.H51]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" office:value-type="float" office:value="1" calcext:value-type="float">
            <text:p>1</text:p>
          </table:table-cell>
          <table:table-cell table:formula="of:=IF([.$A52]&lt;[.C$1];0;INDEX([.C$2:.C51];1+([.$A52]-[.C$1])))+[.B52]" office:value-type="float" office:value="26" calcext:value-type="float">
            <text:p>26</text:p>
          </table:table-cell>
          <table:table-cell table:formula="of:=IF([.$A52]&lt;[.D$1];0;INDEX([.D$2:.D51];1+([.$A52]-[.D$1])))+[.C52]" office:value-type="float" office:value="146" calcext:value-type="float">
            <text:p>146</text:p>
          </table:table-cell>
          <table:table-cell table:formula="of:=IF([.$A52]&lt;[.E$1];0;INDEX([.E$2:.E51];1+([.$A52]-[.E$1])))+[.D52]" office:value-type="float" office:value="341" calcext:value-type="float">
            <text:p>341</text:p>
          </table:table-cell>
          <table:table-cell table:formula="of:=IF([.$A52]&lt;[.F$1];0;INDEX([.F$2:.F51];1+([.$A52]-[.F$1])))+[.E52]" office:value-type="float" office:value="450" calcext:value-type="float">
            <text:p>450</text:p>
          </table:table-cell>
          <table:table-cell table:formula="of:=IF([.$A52]&lt;[.G$1];0;INDEX([.G$2:.G51];1+([.$A52]-[.G$1])))+[.F52]" office:value-type="float" office:value="451" calcext:value-type="float">
            <text:p>451</text:p>
          </table:table-cell>
          <table:table-cell table:formula="of:=IF([.$A52]&lt;[.H$1];0;INDEX([.H$2:.H51];1+([.$A52]-[.H$1])))+[.G52]" office:value-type="float" office:value="451" calcext:value-type="float">
            <text:p>451</text:p>
          </table:table-cell>
          <table:table-cell table:formula="of:=IF([.$A52]&lt;[.I$1];0;INDEX([.I$2:.I51];1+([.$A52]-[.I$1])))+[.H5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" office:value-type="float" office:value="1" calcext:value-type="float">
            <text:p>1</text:p>
          </table:table-cell>
          <table:table-cell table:formula="of:=IF([.$A53]&lt;[.C$1];0;INDEX([.C$2:.C52];1+([.$A53]-[.C$1])))+[.B53]" office:value-type="float" office:value="26" calcext:value-type="float">
            <text:p>26</text:p>
          </table:table-cell>
          <table:table-cell table:formula="of:=IF([.$A53]&lt;[.D$1];0;INDEX([.D$2:.D52];1+([.$A53]-[.D$1])))+[.C53]" office:value-type="float" office:value="151" calcext:value-type="float">
            <text:p>151</text:p>
          </table:table-cell>
          <table:table-cell table:formula="of:=IF([.$A53]&lt;[.E$1];0;INDEX([.E$2:.E52];1+([.$A53]-[.E$1])))+[.D53]" office:value-type="float" office:value="356" calcext:value-type="float">
            <text:p>356</text:p>
          </table:table-cell>
          <table:table-cell table:formula="of:=IF([.$A53]&lt;[.F$1];0;INDEX([.F$2:.F52];1+([.$A53]-[.F$1])))+[.E53]" office:value-type="float" office:value="472" calcext:value-type="float">
            <text:p>472</text:p>
          </table:table-cell>
          <table:table-cell table:formula="of:=IF([.$A53]&lt;[.G$1];0;INDEX([.G$2:.G52];1+([.$A53]-[.G$1])))+[.F53]" office:value-type="float" office:value="473" calcext:value-type="float">
            <text:p>473</text:p>
          </table:table-cell>
          <table:table-cell table:formula="of:=IF([.$A53]&lt;[.H$1];0;INDEX([.H$2:.H52];1+([.$A53]-[.H$1])))+[.G53]" office:value-type="float" office:value="473" calcext:value-type="float">
            <text:p>473</text:p>
          </table:table-cell>
          <table:table-cell table:formula="of:=IF([.$A53]&lt;[.I$1];0;INDEX([.I$2:.I52];1+([.$A53]-[.I$1])))+[.H53]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" office:value-type="float" office:value="1" calcext:value-type="float">
            <text:p>1</text:p>
          </table:table-cell>
          <table:table-cell table:formula="of:=IF([.$A54]&lt;[.C$1];0;INDEX([.C$2:.C53];1+([.$A54]-[.C$1])))+[.B54]" office:value-type="float" office:value="27" calcext:value-type="float">
            <text:p>27</text:p>
          </table:table-cell>
          <table:table-cell table:formula="of:=IF([.$A54]&lt;[.D$1];0;INDEX([.D$2:.D53];1+([.$A54]-[.D$1])))+[.C54]" office:value-type="float" office:value="157" calcext:value-type="float">
            <text:p>157</text:p>
          </table:table-cell>
          <table:table-cell table:formula="of:=IF([.$A54]&lt;[.E$1];0;INDEX([.E$2:.E53];1+([.$A54]-[.E$1])))+[.D54]" office:value-type="float" office:value="377" calcext:value-type="float">
            <text:p>377</text:p>
          </table:table-cell>
          <table:table-cell table:formula="of:=IF([.$A54]&lt;[.F$1];0;INDEX([.F$2:.F53];1+([.$A54]-[.F$1])))+[.E54]" office:value-type="float" office:value="506" calcext:value-type="float">
            <text:p>506</text:p>
          </table:table-cell>
          <table:table-cell table:formula="of:=IF([.$A54]&lt;[.G$1];0;INDEX([.G$2:.G53];1+([.$A54]-[.G$1])))+[.F54]" office:value-type="float" office:value="508" calcext:value-type="float">
            <text:p>508</text:p>
          </table:table-cell>
          <table:table-cell table:formula="of:=IF([.$A54]&lt;[.H$1];0;INDEX([.H$2:.H53];1+([.$A54]-[.H$1])))+[.G54]" office:value-type="float" office:value="508" calcext:value-type="float">
            <text:p>508</text:p>
          </table:table-cell>
          <table:table-cell table:formula="of:=IF([.$A54]&lt;[.I$1];0;INDEX([.I$2:.I53];1+([.$A54]-[.I$1])))+[.H54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" office:value-type="float" office:value="1" calcext:value-type="float">
            <text:p>1</text:p>
          </table:table-cell>
          <table:table-cell table:formula="of:=IF([.$A55]&lt;[.C$1];0;INDEX([.C$2:.C54];1+([.$A55]-[.C$1])))+[.B55]" office:value-type="float" office:value="27" calcext:value-type="float">
            <text:p>27</text:p>
          </table:table-cell>
          <table:table-cell table:formula="of:=IF([.$A55]&lt;[.D$1];0;INDEX([.D$2:.D54];1+([.$A55]-[.D$1])))+[.C55]" office:value-type="float" office:value="162" calcext:value-type="float">
            <text:p>162</text:p>
          </table:table-cell>
          <table:table-cell table:formula="of:=IF([.$A55]&lt;[.E$1];0;INDEX([.E$2:.E54];1+([.$A55]-[.E$1])))+[.D55]" office:value-type="float" office:value="392" calcext:value-type="float">
            <text:p>392</text:p>
          </table:table-cell>
          <table:table-cell table:formula="of:=IF([.$A55]&lt;[.F$1];0;INDEX([.F$2:.F54];1+([.$A55]-[.F$1])))+[.E55]" office:value-type="float" office:value="528" calcext:value-type="float">
            <text:p>528</text:p>
          </table:table-cell>
          <table:table-cell table:formula="of:=IF([.$A55]&lt;[.G$1];0;INDEX([.G$2:.G54];1+([.$A55]-[.G$1])))+[.F55]" office:value-type="float" office:value="530" calcext:value-type="float">
            <text:p>530</text:p>
          </table:table-cell>
          <table:table-cell table:formula="of:=IF([.$A55]&lt;[.H$1];0;INDEX([.H$2:.H54];1+([.$A55]-[.H$1])))+[.G55]" office:value-type="float" office:value="530" calcext:value-type="float">
            <text:p>530</text:p>
          </table:table-cell>
          <table:table-cell table:formula="of:=IF([.$A55]&lt;[.I$1];0;INDEX([.I$2:.I54];1+([.$A55]-[.I$1])))+[.H55]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" office:value-type="float" office:value="1" calcext:value-type="float">
            <text:p>1</text:p>
          </table:table-cell>
          <table:table-cell table:formula="of:=IF([.$A56]&lt;[.C$1];0;INDEX([.C$2:.C55];1+([.$A56]-[.C$1])))+[.B56]" office:value-type="float" office:value="28" calcext:value-type="float">
            <text:p>28</text:p>
          </table:table-cell>
          <table:table-cell table:formula="of:=IF([.$A56]&lt;[.D$1];0;INDEX([.D$2:.D55];1+([.$A56]-[.D$1])))+[.C56]" office:value-type="float" office:value="168" calcext:value-type="float">
            <text:p>168</text:p>
          </table:table-cell>
          <table:table-cell table:formula="of:=IF([.$A56]&lt;[.E$1];0;INDEX([.E$2:.E55];1+([.$A56]-[.E$1])))+[.D56]" office:value-type="float" office:value="413" calcext:value-type="float">
            <text:p>413</text:p>
          </table:table-cell>
          <table:table-cell table:formula="of:=IF([.$A56]&lt;[.F$1];0;INDEX([.F$2:.F55];1+([.$A56]-[.F$1])))+[.E56]" office:value-type="float" office:value="562" calcext:value-type="float">
            <text:p>562</text:p>
          </table:table-cell>
          <table:table-cell table:formula="of:=IF([.$A56]&lt;[.G$1];0;INDEX([.G$2:.G55];1+([.$A56]-[.G$1])))+[.F56]" office:value-type="float" office:value="565" calcext:value-type="float">
            <text:p>565</text:p>
          </table:table-cell>
          <table:table-cell table:formula="of:=IF([.$A56]&lt;[.H$1];0;INDEX([.H$2:.H55];1+([.$A56]-[.H$1])))+[.G56]" office:value-type="float" office:value="565" calcext:value-type="float">
            <text:p>565</text:p>
          </table:table-cell>
          <table:table-cell table:formula="of:=IF([.$A56]&lt;[.I$1];0;INDEX([.I$2:.I55];1+([.$A56]-[.I$1])))+[.H56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" office:value-type="float" office:value="1" calcext:value-type="float">
            <text:p>1</text:p>
          </table:table-cell>
          <table:table-cell table:formula="of:=IF([.$A57]&lt;[.C$1];0;INDEX([.C$2:.C56];1+([.$A57]-[.C$1])))+[.B57]" office:value-type="float" office:value="28" calcext:value-type="float">
            <text:p>28</text:p>
          </table:table-cell>
          <table:table-cell table:formula="of:=IF([.$A57]&lt;[.D$1];0;INDEX([.D$2:.D56];1+([.$A57]-[.D$1])))+[.C57]" office:value-type="float" office:value="174" calcext:value-type="float">
            <text:p>174</text:p>
          </table:table-cell>
          <table:table-cell table:formula="of:=IF([.$A57]&lt;[.E$1];0;INDEX([.E$2:.E56];1+([.$A57]-[.E$1])))+[.D57]" office:value-type="float" office:value="434" calcext:value-type="float">
            <text:p>434</text:p>
          </table:table-cell>
          <table:table-cell table:formula="of:=IF([.$A57]&lt;[.F$1];0;INDEX([.F$2:.F56];1+([.$A57]-[.F$1])))+[.E57]" office:value-type="float" office:value="596" calcext:value-type="float">
            <text:p>596</text:p>
          </table:table-cell>
          <table:table-cell table:formula="of:=IF([.$A57]&lt;[.G$1];0;INDEX([.G$2:.G56];1+([.$A57]-[.G$1])))+[.F57]" office:value-type="float" office:value="600" calcext:value-type="float">
            <text:p>600</text:p>
          </table:table-cell>
          <table:table-cell table:formula="of:=IF([.$A57]&lt;[.H$1];0;INDEX([.H$2:.H56];1+([.$A57]-[.H$1])))+[.G57]" office:value-type="float" office:value="600" calcext:value-type="float">
            <text:p>600</text:p>
          </table:table-cell>
          <table:table-cell table:formula="of:=IF([.$A57]&lt;[.I$1];0;INDEX([.I$2:.I56];1+([.$A57]-[.I$1])))+[.H57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" office:value-type="float" office:value="1" calcext:value-type="float">
            <text:p>1</text:p>
          </table:table-cell>
          <table:table-cell table:formula="of:=IF([.$A58]&lt;[.C$1];0;INDEX([.C$2:.C57];1+([.$A58]-[.C$1])))+[.B58]" office:value-type="float" office:value="29" calcext:value-type="float">
            <text:p>29</text:p>
          </table:table-cell>
          <table:table-cell table:formula="of:=IF([.$A58]&lt;[.D$1];0;INDEX([.D$2:.D57];1+([.$A58]-[.D$1])))+[.C58]" office:value-type="float" office:value="180" calcext:value-type="float">
            <text:p>180</text:p>
          </table:table-cell>
          <table:table-cell table:formula="of:=IF([.$A58]&lt;[.E$1];0;INDEX([.E$2:.E57];1+([.$A58]-[.E$1])))+[.D58]" office:value-type="float" office:value="455" calcext:value-type="float">
            <text:p>455</text:p>
          </table:table-cell>
          <table:table-cell table:formula="of:=IF([.$A58]&lt;[.F$1];0;INDEX([.F$2:.F57];1+([.$A58]-[.F$1])))+[.E58]" office:value-type="float" office:value="630" calcext:value-type="float">
            <text:p>630</text:p>
          </table:table-cell>
          <table:table-cell table:formula="of:=IF([.$A58]&lt;[.G$1];0;INDEX([.G$2:.G57];1+([.$A58]-[.G$1])))+[.F58]" office:value-type="float" office:value="635" calcext:value-type="float">
            <text:p>635</text:p>
          </table:table-cell>
          <table:table-cell table:formula="of:=IF([.$A58]&lt;[.H$1];0;INDEX([.H$2:.H57];1+([.$A58]-[.H$1])))+[.G58]" office:value-type="float" office:value="635" calcext:value-type="float">
            <text:p>635</text:p>
          </table:table-cell>
          <table:table-cell table:formula="of:=IF([.$A58]&lt;[.I$1];0;INDEX([.I$2:.I57];1+([.$A58]-[.I$1])))+[.H58]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" office:value-type="float" office:value="1" calcext:value-type="float">
            <text:p>1</text:p>
          </table:table-cell>
          <table:table-cell table:formula="of:=IF([.$A59]&lt;[.C$1];0;INDEX([.C$2:.C58];1+([.$A59]-[.C$1])))+[.B59]" office:value-type="float" office:value="29" calcext:value-type="float">
            <text:p>29</text:p>
          </table:table-cell>
          <table:table-cell table:formula="of:=IF([.$A59]&lt;[.D$1];0;INDEX([.D$2:.D58];1+([.$A59]-[.D$1])))+[.C59]" office:value-type="float" office:value="186" calcext:value-type="float">
            <text:p>186</text:p>
          </table:table-cell>
          <table:table-cell table:formula="of:=IF([.$A59]&lt;[.E$1];0;INDEX([.E$2:.E58];1+([.$A59]-[.E$1])))+[.D59]" office:value-type="float" office:value="476" calcext:value-type="float">
            <text:p>476</text:p>
          </table:table-cell>
          <table:table-cell table:formula="of:=IF([.$A59]&lt;[.F$1];0;INDEX([.F$2:.F58];1+([.$A59]-[.F$1])))+[.E59]" office:value-type="float" office:value="664" calcext:value-type="float">
            <text:p>664</text:p>
          </table:table-cell>
          <table:table-cell table:formula="of:=IF([.$A59]&lt;[.G$1];0;INDEX([.G$2:.G58];1+([.$A59]-[.G$1])))+[.F59]" office:value-type="float" office:value="670" calcext:value-type="float">
            <text:p>670</text:p>
          </table:table-cell>
          <table:table-cell table:formula="of:=IF([.$A59]&lt;[.H$1];0;INDEX([.H$2:.H58];1+([.$A59]-[.H$1])))+[.G59]" office:value-type="float" office:value="670" calcext:value-type="float">
            <text:p>670</text:p>
          </table:table-cell>
          <table:table-cell table:formula="of:=IF([.$A59]&lt;[.I$1];0;INDEX([.I$2:.I58];1+([.$A59]-[.I$1])))+[.H59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" office:value-type="float" office:value="1" calcext:value-type="float">
            <text:p>1</text:p>
          </table:table-cell>
          <table:table-cell table:formula="of:=IF([.$A60]&lt;[.C$1];0;INDEX([.C$2:.C59];1+([.$A60]-[.C$1])))+[.B60]" office:value-type="float" office:value="30" calcext:value-type="float">
            <text:p>30</text:p>
          </table:table-cell>
          <table:table-cell table:formula="of:=IF([.$A60]&lt;[.D$1];0;INDEX([.D$2:.D59];1+([.$A60]-[.D$1])))+[.C60]" office:value-type="float" office:value="192" calcext:value-type="float">
            <text:p>192</text:p>
          </table:table-cell>
          <table:table-cell table:formula="of:=IF([.$A60]&lt;[.E$1];0;INDEX([.E$2:.E59];1+([.$A60]-[.E$1])))+[.D60]" office:value-type="float" office:value="497" calcext:value-type="float">
            <text:p>497</text:p>
          </table:table-cell>
          <table:table-cell table:formula="of:=IF([.$A60]&lt;[.F$1];0;INDEX([.F$2:.F59];1+([.$A60]-[.F$1])))+[.E60]" office:value-type="float" office:value="698" calcext:value-type="float">
            <text:p>698</text:p>
          </table:table-cell>
          <table:table-cell table:formula="of:=IF([.$A60]&lt;[.G$1];0;INDEX([.G$2:.G59];1+([.$A60]-[.G$1])))+[.F60]" office:value-type="float" office:value="705" calcext:value-type="float">
            <text:p>705</text:p>
          </table:table-cell>
          <table:table-cell table:formula="of:=IF([.$A60]&lt;[.H$1];0;INDEX([.H$2:.H59];1+([.$A60]-[.H$1])))+[.G60]" office:value-type="float" office:value="705" calcext:value-type="float">
            <text:p>705</text:p>
          </table:table-cell>
          <table:table-cell table:formula="of:=IF([.$A60]&lt;[.I$1];0;INDEX([.I$2:.I59];1+([.$A60]-[.I$1])))+[.H60]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" office:value-type="float" office:value="1" calcext:value-type="float">
            <text:p>1</text:p>
          </table:table-cell>
          <table:table-cell table:formula="of:=IF([.$A61]&lt;[.C$1];0;INDEX([.C$2:.C60];1+([.$A61]-[.C$1])))+[.B61]" office:value-type="float" office:value="30" calcext:value-type="float">
            <text:p>30</text:p>
          </table:table-cell>
          <table:table-cell table:formula="of:=IF([.$A61]&lt;[.D$1];0;INDEX([.D$2:.D60];1+([.$A61]-[.D$1])))+[.C61]" office:value-type="float" office:value="198" calcext:value-type="float">
            <text:p>198</text:p>
          </table:table-cell>
          <table:table-cell table:formula="of:=IF([.$A61]&lt;[.E$1];0;INDEX([.E$2:.E60];1+([.$A61]-[.E$1])))+[.D61]" office:value-type="float" office:value="518" calcext:value-type="float">
            <text:p>518</text:p>
          </table:table-cell>
          <table:table-cell table:formula="of:=IF([.$A61]&lt;[.F$1];0;INDEX([.F$2:.F60];1+([.$A61]-[.F$1])))+[.E61]" office:value-type="float" office:value="732" calcext:value-type="float">
            <text:p>732</text:p>
          </table:table-cell>
          <table:table-cell table:formula="of:=IF([.$A61]&lt;[.G$1];0;INDEX([.G$2:.G60];1+([.$A61]-[.G$1])))+[.F61]" office:value-type="float" office:value="740" calcext:value-type="float">
            <text:p>740</text:p>
          </table:table-cell>
          <table:table-cell table:formula="of:=IF([.$A61]&lt;[.H$1];0;INDEX([.H$2:.H60];1+([.$A61]-[.H$1])))+[.G61]" office:value-type="float" office:value="740" calcext:value-type="float">
            <text:p>740</text:p>
          </table:table-cell>
          <table:table-cell table:formula="of:=IF([.$A61]&lt;[.I$1];0;INDEX([.I$2:.I60];1+([.$A61]-[.I$1])))+[.H61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" office:value-type="float" office:value="1" calcext:value-type="float">
            <text:p>1</text:p>
          </table:table-cell>
          <table:table-cell table:formula="of:=IF([.$A62]&lt;[.C$1];0;INDEX([.C$2:.C61];1+([.$A62]-[.C$1])))+[.B62]" office:value-type="float" office:value="31" calcext:value-type="float">
            <text:p>31</text:p>
          </table:table-cell>
          <table:table-cell table:formula="of:=IF([.$A62]&lt;[.D$1];0;INDEX([.D$2:.D61];1+([.$A62]-[.D$1])))+[.C62]" office:value-type="float" office:value="205" calcext:value-type="float">
            <text:p>205</text:p>
          </table:table-cell>
          <table:table-cell table:formula="of:=IF([.$A62]&lt;[.E$1];0;INDEX([.E$2:.E61];1+([.$A62]-[.E$1])))+[.D62]" office:value-type="float" office:value="546" calcext:value-type="float">
            <text:p>546</text:p>
          </table:table-cell>
          <table:table-cell table:formula="of:=IF([.$A62]&lt;[.F$1];0;INDEX([.F$2:.F61];1+([.$A62]-[.F$1])))+[.E62]" office:value-type="float" office:value="782" calcext:value-type="float">
            <text:p>782</text:p>
          </table:table-cell>
          <table:table-cell table:formula="of:=IF([.$A62]&lt;[.G$1];0;INDEX([.G$2:.G61];1+([.$A62]-[.G$1])))+[.F62]" office:value-type="float" office:value="793" calcext:value-type="float">
            <text:p>793</text:p>
          </table:table-cell>
          <table:table-cell table:formula="of:=IF([.$A62]&lt;[.H$1];0;INDEX([.H$2:.H61];1+([.$A62]-[.H$1])))+[.G62]" office:value-type="float" office:value="793" calcext:value-type="float">
            <text:p>793</text:p>
          </table:table-cell>
          <table:table-cell table:formula="of:=IF([.$A62]&lt;[.I$1];0;INDEX([.I$2:.I61];1+([.$A62]-[.I$1])))+[.H62]"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" office:value-type="float" office:value="1" calcext:value-type="float">
            <text:p>1</text:p>
          </table:table-cell>
          <table:table-cell table:formula="of:=IF([.$A63]&lt;[.C$1];0;INDEX([.C$2:.C62];1+([.$A63]-[.C$1])))+[.B63]" office:value-type="float" office:value="31" calcext:value-type="float">
            <text:p>31</text:p>
          </table:table-cell>
          <table:table-cell table:formula="of:=IF([.$A63]&lt;[.D$1];0;INDEX([.D$2:.D62];1+([.$A63]-[.D$1])))+[.C63]" office:value-type="float" office:value="211" calcext:value-type="float">
            <text:p>211</text:p>
          </table:table-cell>
          <table:table-cell table:formula="of:=IF([.$A63]&lt;[.E$1];0;INDEX([.E$2:.E62];1+([.$A63]-[.E$1])))+[.D63]" office:value-type="float" office:value="567" calcext:value-type="float">
            <text:p>567</text:p>
          </table:table-cell>
          <table:table-cell table:formula="of:=IF([.$A63]&lt;[.F$1];0;INDEX([.F$2:.F62];1+([.$A63]-[.F$1])))+[.E63]" office:value-type="float" office:value="816" calcext:value-type="float">
            <text:p>816</text:p>
          </table:table-cell>
          <table:table-cell table:formula="of:=IF([.$A63]&lt;[.G$1];0;INDEX([.G$2:.G62];1+([.$A63]-[.G$1])))+[.F63]" office:value-type="float" office:value="828" calcext:value-type="float">
            <text:p>828</text:p>
          </table:table-cell>
          <table:table-cell table:formula="of:=IF([.$A63]&lt;[.H$1];0;INDEX([.H$2:.H62];1+([.$A63]-[.H$1])))+[.G63]" office:value-type="float" office:value="828" calcext:value-type="float">
            <text:p>828</text:p>
          </table:table-cell>
          <table:table-cell table:formula="of:=IF([.$A63]&lt;[.I$1];0;INDEX([.I$2:.I62];1+([.$A63]-[.I$1])))+[.H63]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" office:value-type="float" office:value="1" calcext:value-type="float">
            <text:p>1</text:p>
          </table:table-cell>
          <table:table-cell table:formula="of:=IF([.$A64]&lt;[.C$1];0;INDEX([.C$2:.C63];1+([.$A64]-[.C$1])))+[.B64]" office:value-type="float" office:value="32" calcext:value-type="float">
            <text:p>32</text:p>
          </table:table-cell>
          <table:table-cell table:formula="of:=IF([.$A64]&lt;[.D$1];0;INDEX([.D$2:.D63];1+([.$A64]-[.D$1])))+[.C64]" office:value-type="float" office:value="218" calcext:value-type="float">
            <text:p>218</text:p>
          </table:table-cell>
          <table:table-cell table:formula="of:=IF([.$A64]&lt;[.E$1];0;INDEX([.E$2:.E63];1+([.$A64]-[.E$1])))+[.D64]" office:value-type="float" office:value="595" calcext:value-type="float">
            <text:p>595</text:p>
          </table:table-cell>
          <table:table-cell table:formula="of:=IF([.$A64]&lt;[.F$1];0;INDEX([.F$2:.F63];1+([.$A64]-[.F$1])))+[.E64]" office:value-type="float" office:value="866" calcext:value-type="float">
            <text:p>866</text:p>
          </table:table-cell>
          <table:table-cell table:formula="of:=IF([.$A64]&lt;[.G$1];0;INDEX([.G$2:.G63];1+([.$A64]-[.G$1])))+[.F64]" office:value-type="float" office:value="881" calcext:value-type="float">
            <text:p>881</text:p>
          </table:table-cell>
          <table:table-cell table:formula="of:=IF([.$A64]&lt;[.H$1];0;INDEX([.H$2:.H63];1+([.$A64]-[.H$1])))+[.G64]" office:value-type="float" office:value="881" calcext:value-type="float">
            <text:p>881</text:p>
          </table:table-cell>
          <table:table-cell table:formula="of:=IF([.$A64]&lt;[.I$1];0;INDEX([.I$2:.I63];1+([.$A64]-[.I$1])))+[.H64]"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" office:value-type="float" office:value="1" calcext:value-type="float">
            <text:p>1</text:p>
          </table:table-cell>
          <table:table-cell table:formula="of:=IF([.$A65]&lt;[.C$1];0;INDEX([.C$2:.C64];1+([.$A65]-[.C$1])))+[.B65]" office:value-type="float" office:value="32" calcext:value-type="float">
            <text:p>32</text:p>
          </table:table-cell>
          <table:table-cell table:formula="of:=IF([.$A65]&lt;[.D$1];0;INDEX([.D$2:.D64];1+([.$A65]-[.D$1])))+[.C65]" office:value-type="float" office:value="224" calcext:value-type="float">
            <text:p>224</text:p>
          </table:table-cell>
          <table:table-cell table:formula="of:=IF([.$A65]&lt;[.E$1];0;INDEX([.E$2:.E64];1+([.$A65]-[.E$1])))+[.D65]" office:value-type="float" office:value="616" calcext:value-type="float">
            <text:p>616</text:p>
          </table:table-cell>
          <table:table-cell table:formula="of:=IF([.$A65]&lt;[.F$1];0;INDEX([.F$2:.F64];1+([.$A65]-[.F$1])))+[.E65]" office:value-type="float" office:value="900" calcext:value-type="float">
            <text:p>900</text:p>
          </table:table-cell>
          <table:table-cell table:formula="of:=IF([.$A65]&lt;[.G$1];0;INDEX([.G$2:.G64];1+([.$A65]-[.G$1])))+[.F65]" office:value-type="float" office:value="916" calcext:value-type="float">
            <text:p>916</text:p>
          </table:table-cell>
          <table:table-cell table:formula="of:=IF([.$A65]&lt;[.H$1];0;INDEX([.H$2:.H64];1+([.$A65]-[.H$1])))+[.G65]" office:value-type="float" office:value="916" calcext:value-type="float">
            <text:p>916</text:p>
          </table:table-cell>
          <table:table-cell table:formula="of:=IF([.$A65]&lt;[.I$1];0;INDEX([.I$2:.I64];1+([.$A65]-[.I$1])))+[.H65]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" office:value-type="float" office:value="1" calcext:value-type="float">
            <text:p>1</text:p>
          </table:table-cell>
          <table:table-cell table:formula="of:=IF([.$A66]&lt;[.C$1];0;INDEX([.C$2:.C65];1+([.$A66]-[.C$1])))+[.B66]" office:value-type="float" office:value="33" calcext:value-type="float">
            <text:p>33</text:p>
          </table:table-cell>
          <table:table-cell table:formula="of:=IF([.$A66]&lt;[.D$1];0;INDEX([.D$2:.D65];1+([.$A66]-[.D$1])))+[.C66]" office:value-type="float" office:value="231" calcext:value-type="float">
            <text:p>231</text:p>
          </table:table-cell>
          <table:table-cell table:formula="of:=IF([.$A66]&lt;[.E$1];0;INDEX([.E$2:.E65];1+([.$A66]-[.E$1])))+[.D66]" office:value-type="float" office:value="644" calcext:value-type="float">
            <text:p>644</text:p>
          </table:table-cell>
          <table:table-cell table:formula="of:=IF([.$A66]&lt;[.F$1];0;INDEX([.F$2:.F65];1+([.$A66]-[.F$1])))+[.E66]" office:value-type="float" office:value="950" calcext:value-type="float">
            <text:p>950</text:p>
          </table:table-cell>
          <table:table-cell table:formula="of:=IF([.$A66]&lt;[.G$1];0;INDEX([.G$2:.G65];1+([.$A66]-[.G$1])))+[.F66]" office:value-type="float" office:value="969" calcext:value-type="float">
            <text:p>969</text:p>
          </table:table-cell>
          <table:table-cell table:formula="of:=IF([.$A66]&lt;[.H$1];0;INDEX([.H$2:.H65];1+([.$A66]-[.H$1])))+[.G66]" office:value-type="float" office:value="969" calcext:value-type="float">
            <text:p>969</text:p>
          </table:table-cell>
          <table:table-cell table:formula="of:=IF([.$A66]&lt;[.I$1];0;INDEX([.I$2:.I65];1+([.$A66]-[.I$1])))+[.H66]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" office:value-type="float" office:value="1" calcext:value-type="float">
            <text:p>1</text:p>
          </table:table-cell>
          <table:table-cell table:formula="of:=IF([.$A67]&lt;[.C$1];0;INDEX([.C$2:.C66];1+([.$A67]-[.C$1])))+[.B67]" office:value-type="float" office:value="33" calcext:value-type="float">
            <text:p>33</text:p>
          </table:table-cell>
          <table:table-cell table:formula="of:=IF([.$A67]&lt;[.D$1];0;INDEX([.D$2:.D66];1+([.$A67]-[.D$1])))+[.C67]" office:value-type="float" office:value="238" calcext:value-type="float">
            <text:p>238</text:p>
          </table:table-cell>
          <table:table-cell table:formula="of:=IF([.$A67]&lt;[.E$1];0;INDEX([.E$2:.E66];1+([.$A67]-[.E$1])))+[.D67]" office:value-type="float" office:value="672" calcext:value-type="float">
            <text:p>672</text:p>
          </table:table-cell>
          <table:table-cell table:formula="of:=IF([.$A67]&lt;[.F$1];0;INDEX([.F$2:.F66];1+([.$A67]-[.F$1])))+[.E67]" office:value-type="float" office:value="1000" calcext:value-type="float">
            <text:p>1000</text:p>
          </table:table-cell>
          <table:table-cell table:formula="of:=IF([.$A67]&lt;[.G$1];0;INDEX([.G$2:.G66];1+([.$A67]-[.G$1])))+[.F67]" office:value-type="float" office:value="1022" calcext:value-type="float">
            <text:p>1022</text:p>
          </table:table-cell>
          <table:table-cell table:formula="of:=IF([.$A67]&lt;[.H$1];0;INDEX([.H$2:.H66];1+([.$A67]-[.H$1])))+[.G67]" office:value-type="float" office:value="1022" calcext:value-type="float">
            <text:p>1022</text:p>
          </table:table-cell>
          <table:table-cell table:formula="of:=IF([.$A67]&lt;[.I$1];0;INDEX([.I$2:.I66];1+([.$A67]-[.I$1])))+[.H67]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" office:value-type="float" office:value="1" calcext:value-type="float">
            <text:p>1</text:p>
          </table:table-cell>
          <table:table-cell table:formula="of:=IF([.$A68]&lt;[.C$1];0;INDEX([.C$2:.C67];1+([.$A68]-[.C$1])))+[.B68]" office:value-type="float" office:value="34" calcext:value-type="float">
            <text:p>34</text:p>
          </table:table-cell>
          <table:table-cell table:formula="of:=IF([.$A68]&lt;[.D$1];0;INDEX([.D$2:.D67];1+([.$A68]-[.D$1])))+[.C68]" office:value-type="float" office:value="245" calcext:value-type="float">
            <text:p>245</text:p>
          </table:table-cell>
          <table:table-cell table:formula="of:=IF([.$A68]&lt;[.E$1];0;INDEX([.E$2:.E67];1+([.$A68]-[.E$1])))+[.D68]" office:value-type="float" office:value="700" calcext:value-type="float">
            <text:p>700</text:p>
          </table:table-cell>
          <table:table-cell table:formula="of:=IF([.$A68]&lt;[.F$1];0;INDEX([.F$2:.F67];1+([.$A68]-[.F$1])))+[.E68]" office:value-type="float" office:value="1050" calcext:value-type="float">
            <text:p>1050</text:p>
          </table:table-cell>
          <table:table-cell table:formula="of:=IF([.$A68]&lt;[.G$1];0;INDEX([.G$2:.G67];1+([.$A68]-[.G$1])))+[.F68]" office:value-type="float" office:value="1075" calcext:value-type="float">
            <text:p>1075</text:p>
          </table:table-cell>
          <table:table-cell table:formula="of:=IF([.$A68]&lt;[.H$1];0;INDEX([.H$2:.H67];1+([.$A68]-[.H$1])))+[.G68]" office:value-type="float" office:value="1075" calcext:value-type="float">
            <text:p>1075</text:p>
          </table:table-cell>
          <table:table-cell table:formula="of:=IF([.$A68]&lt;[.I$1];0;INDEX([.I$2:.I67];1+([.$A68]-[.I$1])))+[.H68]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" office:value-type="float" office:value="1" calcext:value-type="float">
            <text:p>1</text:p>
          </table:table-cell>
          <table:table-cell table:formula="of:=IF([.$A69]&lt;[.C$1];0;INDEX([.C$2:.C68];1+([.$A69]-[.C$1])))+[.B69]" office:value-type="float" office:value="34" calcext:value-type="float">
            <text:p>34</text:p>
          </table:table-cell>
          <table:table-cell table:formula="of:=IF([.$A69]&lt;[.D$1];0;INDEX([.D$2:.D68];1+([.$A69]-[.D$1])))+[.C69]" office:value-type="float" office:value="252" calcext:value-type="float">
            <text:p>252</text:p>
          </table:table-cell>
          <table:table-cell table:formula="of:=IF([.$A69]&lt;[.E$1];0;INDEX([.E$2:.E68];1+([.$A69]-[.E$1])))+[.D69]" office:value-type="float" office:value="728" calcext:value-type="float">
            <text:p>728</text:p>
          </table:table-cell>
          <table:table-cell table:formula="of:=IF([.$A69]&lt;[.F$1];0;INDEX([.F$2:.F68];1+([.$A69]-[.F$1])))+[.E69]" office:value-type="float" office:value="1100" calcext:value-type="float">
            <text:p>1100</text:p>
          </table:table-cell>
          <table:table-cell table:formula="of:=IF([.$A69]&lt;[.G$1];0;INDEX([.G$2:.G68];1+([.$A69]-[.G$1])))+[.F69]" office:value-type="float" office:value="1128" calcext:value-type="float">
            <text:p>1128</text:p>
          </table:table-cell>
          <table:table-cell table:formula="of:=IF([.$A69]&lt;[.H$1];0;INDEX([.H$2:.H68];1+([.$A69]-[.H$1])))+[.G69]" office:value-type="float" office:value="1128" calcext:value-type="float">
            <text:p>1128</text:p>
          </table:table-cell>
          <table:table-cell table:formula="of:=IF([.$A69]&lt;[.I$1];0;INDEX([.I$2:.I68];1+([.$A69]-[.I$1])))+[.H69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" office:value-type="float" office:value="1" calcext:value-type="float">
            <text:p>1</text:p>
          </table:table-cell>
          <table:table-cell table:formula="of:=IF([.$A70]&lt;[.C$1];0;INDEX([.C$2:.C69];1+([.$A70]-[.C$1])))+[.B70]" office:value-type="float" office:value="35" calcext:value-type="float">
            <text:p>35</text:p>
          </table:table-cell>
          <table:table-cell table:formula="of:=IF([.$A70]&lt;[.D$1];0;INDEX([.D$2:.D69];1+([.$A70]-[.D$1])))+[.C70]" office:value-type="float" office:value="259" calcext:value-type="float">
            <text:p>259</text:p>
          </table:table-cell>
          <table:table-cell table:formula="of:=IF([.$A70]&lt;[.E$1];0;INDEX([.E$2:.E69];1+([.$A70]-[.E$1])))+[.D70]" office:value-type="float" office:value="756" calcext:value-type="float">
            <text:p>756</text:p>
          </table:table-cell>
          <table:table-cell table:formula="of:=IF([.$A70]&lt;[.F$1];0;INDEX([.F$2:.F69];1+([.$A70]-[.F$1])))+[.E70]" office:value-type="float" office:value="1150" calcext:value-type="float">
            <text:p>1150</text:p>
          </table:table-cell>
          <table:table-cell table:formula="of:=IF([.$A70]&lt;[.G$1];0;INDEX([.G$2:.G69];1+([.$A70]-[.G$1])))+[.F70]" office:value-type="float" office:value="1181" calcext:value-type="float">
            <text:p>1181</text:p>
          </table:table-cell>
          <table:table-cell table:formula="of:=IF([.$A70]&lt;[.H$1];0;INDEX([.H$2:.H69];1+([.$A70]-[.H$1])))+[.G70]" office:value-type="float" office:value="1181" calcext:value-type="float">
            <text:p>1181</text:p>
          </table:table-cell>
          <table:table-cell table:formula="of:=IF([.$A70]&lt;[.I$1];0;INDEX([.I$2:.I69];1+([.$A70]-[.I$1])))+[.H70]"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" office:value-type="float" office:value="1" calcext:value-type="float">
            <text:p>1</text:p>
          </table:table-cell>
          <table:table-cell table:formula="of:=IF([.$A71]&lt;[.C$1];0;INDEX([.C$2:.C70];1+([.$A71]-[.C$1])))+[.B71]" office:value-type="float" office:value="35" calcext:value-type="float">
            <text:p>35</text:p>
          </table:table-cell>
          <table:table-cell table:formula="of:=IF([.$A71]&lt;[.D$1];0;INDEX([.D$2:.D70];1+([.$A71]-[.D$1])))+[.C71]" office:value-type="float" office:value="266" calcext:value-type="float">
            <text:p>266</text:p>
          </table:table-cell>
          <table:table-cell table:formula="of:=IF([.$A71]&lt;[.E$1];0;INDEX([.E$2:.E70];1+([.$A71]-[.E$1])))+[.D71]" office:value-type="float" office:value="784" calcext:value-type="float">
            <text:p>784</text:p>
          </table:table-cell>
          <table:table-cell table:formula="of:=IF([.$A71]&lt;[.F$1];0;INDEX([.F$2:.F70];1+([.$A71]-[.F$1])))+[.E71]" office:value-type="float" office:value="1200" calcext:value-type="float">
            <text:p>1200</text:p>
          </table:table-cell>
          <table:table-cell table:formula="of:=IF([.$A71]&lt;[.G$1];0;INDEX([.G$2:.G70];1+([.$A71]-[.G$1])))+[.F71]" office:value-type="float" office:value="1234" calcext:value-type="float">
            <text:p>1234</text:p>
          </table:table-cell>
          <table:table-cell table:formula="of:=IF([.$A71]&lt;[.H$1];0;INDEX([.H$2:.H70];1+([.$A71]-[.H$1])))+[.G71]" office:value-type="float" office:value="1234" calcext:value-type="float">
            <text:p>1234</text:p>
          </table:table-cell>
          <table:table-cell table:formula="of:=IF([.$A71]&lt;[.I$1];0;INDEX([.I$2:.I70];1+([.$A71]-[.I$1])))+[.H71]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" office:value-type="float" office:value="1" calcext:value-type="float">
            <text:p>1</text:p>
          </table:table-cell>
          <table:table-cell table:formula="of:=IF([.$A72]&lt;[.C$1];0;INDEX([.C$2:.C71];1+([.$A72]-[.C$1])))+[.B72]" office:value-type="float" office:value="36" calcext:value-type="float">
            <text:p>36</text:p>
          </table:table-cell>
          <table:table-cell table:formula="of:=IF([.$A72]&lt;[.D$1];0;INDEX([.D$2:.D71];1+([.$A72]-[.D$1])))+[.C72]" office:value-type="float" office:value="274" calcext:value-type="float">
            <text:p>274</text:p>
          </table:table-cell>
          <table:table-cell table:formula="of:=IF([.$A72]&lt;[.E$1];0;INDEX([.E$2:.E71];1+([.$A72]-[.E$1])))+[.D72]" office:value-type="float" office:value="820" calcext:value-type="float">
            <text:p>820</text:p>
          </table:table-cell>
          <table:table-cell table:formula="of:=IF([.$A72]&lt;[.F$1];0;INDEX([.F$2:.F71];1+([.$A72]-[.F$1])))+[.E72]" office:value-type="float" office:value="1270" calcext:value-type="float">
            <text:p>1270</text:p>
          </table:table-cell>
          <table:table-cell table:formula="of:=IF([.$A72]&lt;[.G$1];0;INDEX([.G$2:.G71];1+([.$A72]-[.G$1])))+[.F72]" office:value-type="float" office:value="1311" calcext:value-type="float">
            <text:p>1311</text:p>
          </table:table-cell>
          <table:table-cell table:formula="of:=IF([.$A72]&lt;[.H$1];0;INDEX([.H$2:.H71];1+([.$A72]-[.H$1])))+[.G72]" office:value-type="float" office:value="1311" calcext:value-type="float">
            <text:p>1311</text:p>
          </table:table-cell>
          <table:table-cell table:formula="of:=IF([.$A72]&lt;[.I$1];0;INDEX([.I$2:.I71];1+([.$A72]-[.I$1])))+[.H72]"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" office:value-type="float" office:value="1" calcext:value-type="float">
            <text:p>1</text:p>
          </table:table-cell>
          <table:table-cell table:formula="of:=IF([.$A73]&lt;[.C$1];0;INDEX([.C$2:.C72];1+([.$A73]-[.C$1])))+[.B73]" office:value-type="float" office:value="36" calcext:value-type="float">
            <text:p>36</text:p>
          </table:table-cell>
          <table:table-cell table:formula="of:=IF([.$A73]&lt;[.D$1];0;INDEX([.D$2:.D72];1+([.$A73]-[.D$1])))+[.C73]" office:value-type="float" office:value="281" calcext:value-type="float">
            <text:p>281</text:p>
          </table:table-cell>
          <table:table-cell table:formula="of:=IF([.$A73]&lt;[.E$1];0;INDEX([.E$2:.E72];1+([.$A73]-[.E$1])))+[.D73]" office:value-type="float" office:value="848" calcext:value-type="float">
            <text:p>848</text:p>
          </table:table-cell>
          <table:table-cell table:formula="of:=IF([.$A73]&lt;[.F$1];0;INDEX([.F$2:.F72];1+([.$A73]-[.F$1])))+[.E73]" office:value-type="float" office:value="1320" calcext:value-type="float">
            <text:p>1320</text:p>
          </table:table-cell>
          <table:table-cell table:formula="of:=IF([.$A73]&lt;[.G$1];0;INDEX([.G$2:.G72];1+([.$A73]-[.G$1])))+[.F73]" office:value-type="float" office:value="1364" calcext:value-type="float">
            <text:p>1364</text:p>
          </table:table-cell>
          <table:table-cell table:formula="of:=IF([.$A73]&lt;[.H$1];0;INDEX([.H$2:.H72];1+([.$A73]-[.H$1])))+[.G73]" office:value-type="float" office:value="1364" calcext:value-type="float">
            <text:p>1364</text:p>
          </table:table-cell>
          <table:table-cell table:formula="of:=IF([.$A73]&lt;[.I$1];0;INDEX([.I$2:.I72];1+([.$A73]-[.I$1])))+[.H73]"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" office:value-type="float" office:value="1" calcext:value-type="float">
            <text:p>1</text:p>
          </table:table-cell>
          <table:table-cell table:formula="of:=IF([.$A74]&lt;[.C$1];0;INDEX([.C$2:.C73];1+([.$A74]-[.C$1])))+[.B74]" office:value-type="float" office:value="37" calcext:value-type="float">
            <text:p>37</text:p>
          </table:table-cell>
          <table:table-cell table:formula="of:=IF([.$A74]&lt;[.D$1];0;INDEX([.D$2:.D73];1+([.$A74]-[.D$1])))+[.C74]" office:value-type="float" office:value="289" calcext:value-type="float">
            <text:p>289</text:p>
          </table:table-cell>
          <table:table-cell table:formula="of:=IF([.$A74]&lt;[.E$1];0;INDEX([.E$2:.E73];1+([.$A74]-[.E$1])))+[.D74]" office:value-type="float" office:value="884" calcext:value-type="float">
            <text:p>884</text:p>
          </table:table-cell>
          <table:table-cell table:formula="of:=IF([.$A74]&lt;[.F$1];0;INDEX([.F$2:.F73];1+([.$A74]-[.F$1])))+[.E74]" office:value-type="float" office:value="1390" calcext:value-type="float">
            <text:p>1390</text:p>
          </table:table-cell>
          <table:table-cell table:formula="of:=IF([.$A74]&lt;[.G$1];0;INDEX([.G$2:.G73];1+([.$A74]-[.G$1])))+[.F74]" office:value-type="float" office:value="1441" calcext:value-type="float">
            <text:p>1441</text:p>
          </table:table-cell>
          <table:table-cell table:formula="of:=IF([.$A74]&lt;[.H$1];0;INDEX([.H$2:.H73];1+([.$A74]-[.H$1])))+[.G74]" office:value-type="float" office:value="1441" calcext:value-type="float">
            <text:p>1441</text:p>
          </table:table-cell>
          <table:table-cell table:formula="of:=IF([.$A74]&lt;[.I$1];0;INDEX([.I$2:.I73];1+([.$A74]-[.I$1])))+[.H74]"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" office:value-type="float" office:value="1" calcext:value-type="float">
            <text:p>1</text:p>
          </table:table-cell>
          <table:table-cell table:formula="of:=IF([.$A75]&lt;[.C$1];0;INDEX([.C$2:.C74];1+([.$A75]-[.C$1])))+[.B75]" office:value-type="float" office:value="37" calcext:value-type="float">
            <text:p>37</text:p>
          </table:table-cell>
          <table:table-cell table:formula="of:=IF([.$A75]&lt;[.D$1];0;INDEX([.D$2:.D74];1+([.$A75]-[.D$1])))+[.C75]" office:value-type="float" office:value="296" calcext:value-type="float">
            <text:p>296</text:p>
          </table:table-cell>
          <table:table-cell table:formula="of:=IF([.$A75]&lt;[.E$1];0;INDEX([.E$2:.E74];1+([.$A75]-[.E$1])))+[.D75]" office:value-type="float" office:value="912" calcext:value-type="float">
            <text:p>912</text:p>
          </table:table-cell>
          <table:table-cell table:formula="of:=IF([.$A75]&lt;[.F$1];0;INDEX([.F$2:.F74];1+([.$A75]-[.F$1])))+[.E75]" office:value-type="float" office:value="1440" calcext:value-type="float">
            <text:p>1440</text:p>
          </table:table-cell>
          <table:table-cell table:formula="of:=IF([.$A75]&lt;[.G$1];0;INDEX([.G$2:.G74];1+([.$A75]-[.G$1])))+[.F75]" office:value-type="float" office:value="1494" calcext:value-type="float">
            <text:p>1494</text:p>
          </table:table-cell>
          <table:table-cell table:formula="of:=IF([.$A75]&lt;[.H$1];0;INDEX([.H$2:.H74];1+([.$A75]-[.H$1])))+[.G75]" office:value-type="float" office:value="1494" calcext:value-type="float">
            <text:p>1494</text:p>
          </table:table-cell>
          <table:table-cell table:formula="of:=IF([.$A75]&lt;[.I$1];0;INDEX([.I$2:.I74];1+([.$A75]-[.I$1])))+[.H75]"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" office:value-type="float" office:value="1" calcext:value-type="float">
            <text:p>1</text:p>
          </table:table-cell>
          <table:table-cell table:formula="of:=IF([.$A76]&lt;[.C$1];0;INDEX([.C$2:.C75];1+([.$A76]-[.C$1])))+[.B76]" office:value-type="float" office:value="38" calcext:value-type="float">
            <text:p>38</text:p>
          </table:table-cell>
          <table:table-cell table:formula="of:=IF([.$A76]&lt;[.D$1];0;INDEX([.D$2:.D75];1+([.$A76]-[.D$1])))+[.C76]" office:value-type="float" office:value="304" calcext:value-type="float">
            <text:p>304</text:p>
          </table:table-cell>
          <table:table-cell table:formula="of:=IF([.$A76]&lt;[.E$1];0;INDEX([.E$2:.E75];1+([.$A76]-[.E$1])))+[.D76]" office:value-type="float" office:value="948" calcext:value-type="float">
            <text:p>948</text:p>
          </table:table-cell>
          <table:table-cell table:formula="of:=IF([.$A76]&lt;[.F$1];0;INDEX([.F$2:.F75];1+([.$A76]-[.F$1])))+[.E76]" office:value-type="float" office:value="1510" calcext:value-type="float">
            <text:p>1510</text:p>
          </table:table-cell>
          <table:table-cell table:formula="of:=IF([.$A76]&lt;[.G$1];0;INDEX([.G$2:.G75];1+([.$A76]-[.G$1])))+[.F76]" office:value-type="float" office:value="1571" calcext:value-type="float">
            <text:p>1571</text:p>
          </table:table-cell>
          <table:table-cell table:formula="of:=IF([.$A76]&lt;[.H$1];0;INDEX([.H$2:.H75];1+([.$A76]-[.H$1])))+[.G76]" office:value-type="float" office:value="1571" calcext:value-type="float">
            <text:p>1571</text:p>
          </table:table-cell>
          <table:table-cell table:formula="of:=IF([.$A76]&lt;[.I$1];0;INDEX([.I$2:.I75];1+([.$A76]-[.I$1])))+[.H76]"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" office:value-type="float" office:value="1" calcext:value-type="float">
            <text:p>1</text:p>
          </table:table-cell>
          <table:table-cell table:formula="of:=IF([.$A77]&lt;[.C$1];0;INDEX([.C$2:.C76];1+([.$A77]-[.C$1])))+[.B77]" office:value-type="float" office:value="38" calcext:value-type="float">
            <text:p>38</text:p>
          </table:table-cell>
          <table:table-cell table:formula="of:=IF([.$A77]&lt;[.D$1];0;INDEX([.D$2:.D76];1+([.$A77]-[.D$1])))+[.C77]" office:value-type="float" office:value="312" calcext:value-type="float">
            <text:p>312</text:p>
          </table:table-cell>
          <table:table-cell table:formula="of:=IF([.$A77]&lt;[.E$1];0;INDEX([.E$2:.E76];1+([.$A77]-[.E$1])))+[.D77]" office:value-type="float" office:value="984" calcext:value-type="float">
            <text:p>984</text:p>
          </table:table-cell>
          <table:table-cell table:formula="of:=IF([.$A77]&lt;[.F$1];0;INDEX([.F$2:.F76];1+([.$A77]-[.F$1])))+[.E77]" office:value-type="float" office:value="1580" calcext:value-type="float">
            <text:p>1580</text:p>
          </table:table-cell>
          <table:table-cell table:formula="of:=IF([.$A77]&lt;[.G$1];0;INDEX([.G$2:.G76];1+([.$A77]-[.G$1])))+[.F77]" office:value-type="float" office:value="1648" calcext:value-type="float">
            <text:p>1648</text:p>
          </table:table-cell>
          <table:table-cell table:formula="of:=IF([.$A77]&lt;[.H$1];0;INDEX([.H$2:.H76];1+([.$A77]-[.H$1])))+[.G77]" office:value-type="float" office:value="1648" calcext:value-type="float">
            <text:p>1648</text:p>
          </table:table-cell>
          <table:table-cell table:formula="of:=IF([.$A77]&lt;[.I$1];0;INDEX([.I$2:.I76];1+([.$A77]-[.I$1])))+[.H77]"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" office:value-type="float" office:value="1" calcext:value-type="float">
            <text:p>1</text:p>
          </table:table-cell>
          <table:table-cell table:formula="of:=IF([.$A78]&lt;[.C$1];0;INDEX([.C$2:.C77];1+([.$A78]-[.C$1])))+[.B78]" office:value-type="float" office:value="39" calcext:value-type="float">
            <text:p>39</text:p>
          </table:table-cell>
          <table:table-cell table:formula="of:=IF([.$A78]&lt;[.D$1];0;INDEX([.D$2:.D77];1+([.$A78]-[.D$1])))+[.C78]" office:value-type="float" office:value="320" calcext:value-type="float">
            <text:p>320</text:p>
          </table:table-cell>
          <table:table-cell table:formula="of:=IF([.$A78]&lt;[.E$1];0;INDEX([.E$2:.E77];1+([.$A78]-[.E$1])))+[.D78]" office:value-type="float" office:value="1020" calcext:value-type="float">
            <text:p>1020</text:p>
          </table:table-cell>
          <table:table-cell table:formula="of:=IF([.$A78]&lt;[.F$1];0;INDEX([.F$2:.F77];1+([.$A78]-[.F$1])))+[.E78]" office:value-type="float" office:value="1650" calcext:value-type="float">
            <text:p>1650</text:p>
          </table:table-cell>
          <table:table-cell table:formula="of:=IF([.$A78]&lt;[.G$1];0;INDEX([.G$2:.G77];1+([.$A78]-[.G$1])))+[.F78]" office:value-type="float" office:value="1725" calcext:value-type="float">
            <text:p>1725</text:p>
          </table:table-cell>
          <table:table-cell table:formula="of:=IF([.$A78]&lt;[.H$1];0;INDEX([.H$2:.H77];1+([.$A78]-[.H$1])))+[.G78]" office:value-type="float" office:value="1725" calcext:value-type="float">
            <text:p>1725</text:p>
          </table:table-cell>
          <table:table-cell table:formula="of:=IF([.$A78]&lt;[.I$1];0;INDEX([.I$2:.I77];1+([.$A78]-[.I$1])))+[.H78]"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" office:value-type="float" office:value="1" calcext:value-type="float">
            <text:p>1</text:p>
          </table:table-cell>
          <table:table-cell table:formula="of:=IF([.$A79]&lt;[.C$1];0;INDEX([.C$2:.C78];1+([.$A79]-[.C$1])))+[.B79]" office:value-type="float" office:value="39" calcext:value-type="float">
            <text:p>39</text:p>
          </table:table-cell>
          <table:table-cell table:formula="of:=IF([.$A79]&lt;[.D$1];0;INDEX([.D$2:.D78];1+([.$A79]-[.D$1])))+[.C79]" office:value-type="float" office:value="328" calcext:value-type="float">
            <text:p>328</text:p>
          </table:table-cell>
          <table:table-cell table:formula="of:=IF([.$A79]&lt;[.E$1];0;INDEX([.E$2:.E78];1+([.$A79]-[.E$1])))+[.D79]" office:value-type="float" office:value="1056" calcext:value-type="float">
            <text:p>1056</text:p>
          </table:table-cell>
          <table:table-cell table:formula="of:=IF([.$A79]&lt;[.F$1];0;INDEX([.F$2:.F78];1+([.$A79]-[.F$1])))+[.E79]" office:value-type="float" office:value="1720" calcext:value-type="float">
            <text:p>1720</text:p>
          </table:table-cell>
          <table:table-cell table:formula="of:=IF([.$A79]&lt;[.G$1];0;INDEX([.G$2:.G78];1+([.$A79]-[.G$1])))+[.F79]" office:value-type="float" office:value="1802" calcext:value-type="float">
            <text:p>1802</text:p>
          </table:table-cell>
          <table:table-cell table:formula="of:=IF([.$A79]&lt;[.H$1];0;INDEX([.H$2:.H78];1+([.$A79]-[.H$1])))+[.G79]" office:value-type="float" office:value="1802" calcext:value-type="float">
            <text:p>1802</text:p>
          </table:table-cell>
          <table:table-cell table:formula="of:=IF([.$A79]&lt;[.I$1];0;INDEX([.I$2:.I78];1+([.$A79]-[.I$1])))+[.H79]"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" office:value-type="float" office:value="1" calcext:value-type="float">
            <text:p>1</text:p>
          </table:table-cell>
          <table:table-cell table:formula="of:=IF([.$A80]&lt;[.C$1];0;INDEX([.C$2:.C79];1+([.$A80]-[.C$1])))+[.B80]" office:value-type="float" office:value="40" calcext:value-type="float">
            <text:p>40</text:p>
          </table:table-cell>
          <table:table-cell table:formula="of:=IF([.$A80]&lt;[.D$1];0;INDEX([.D$2:.D79];1+([.$A80]-[.D$1])))+[.C80]" office:value-type="float" office:value="336" calcext:value-type="float">
            <text:p>336</text:p>
          </table:table-cell>
          <table:table-cell table:formula="of:=IF([.$A80]&lt;[.E$1];0;INDEX([.E$2:.E79];1+([.$A80]-[.E$1])))+[.D80]" office:value-type="float" office:value="1092" calcext:value-type="float">
            <text:p>1092</text:p>
          </table:table-cell>
          <table:table-cell table:formula="of:=IF([.$A80]&lt;[.F$1];0;INDEX([.F$2:.F79];1+([.$A80]-[.F$1])))+[.E80]" office:value-type="float" office:value="1790" calcext:value-type="float">
            <text:p>1790</text:p>
          </table:table-cell>
          <table:table-cell table:formula="of:=IF([.$A80]&lt;[.G$1];0;INDEX([.G$2:.G79];1+([.$A80]-[.G$1])))+[.F80]" office:value-type="float" office:value="1879" calcext:value-type="float">
            <text:p>1879</text:p>
          </table:table-cell>
          <table:table-cell table:formula="of:=IF([.$A80]&lt;[.H$1];0;INDEX([.H$2:.H79];1+([.$A80]-[.H$1])))+[.G80]" office:value-type="float" office:value="1879" calcext:value-type="float">
            <text:p>1879</text:p>
          </table:table-cell>
          <table:table-cell table:formula="of:=IF([.$A80]&lt;[.I$1];0;INDEX([.I$2:.I79];1+([.$A80]-[.I$1])))+[.H80]"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" office:value-type="float" office:value="1" calcext:value-type="float">
            <text:p>1</text:p>
          </table:table-cell>
          <table:table-cell table:formula="of:=IF([.$A81]&lt;[.C$1];0;INDEX([.C$2:.C80];1+([.$A81]-[.C$1])))+[.B81]" office:value-type="float" office:value="40" calcext:value-type="float">
            <text:p>40</text:p>
          </table:table-cell>
          <table:table-cell table:formula="of:=IF([.$A81]&lt;[.D$1];0;INDEX([.D$2:.D80];1+([.$A81]-[.D$1])))+[.C81]" office:value-type="float" office:value="344" calcext:value-type="float">
            <text:p>344</text:p>
          </table:table-cell>
          <table:table-cell table:formula="of:=IF([.$A81]&lt;[.E$1];0;INDEX([.E$2:.E80];1+([.$A81]-[.E$1])))+[.D81]" office:value-type="float" office:value="1128" calcext:value-type="float">
            <text:p>1128</text:p>
          </table:table-cell>
          <table:table-cell table:formula="of:=IF([.$A81]&lt;[.F$1];0;INDEX([.F$2:.F80];1+([.$A81]-[.F$1])))+[.E81]" office:value-type="float" office:value="1860" calcext:value-type="float">
            <text:p>1860</text:p>
          </table:table-cell>
          <table:table-cell table:formula="of:=IF([.$A81]&lt;[.G$1];0;INDEX([.G$2:.G80];1+([.$A81]-[.G$1])))+[.F81]" office:value-type="float" office:value="1956" calcext:value-type="float">
            <text:p>1956</text:p>
          </table:table-cell>
          <table:table-cell table:formula="of:=IF([.$A81]&lt;[.H$1];0;INDEX([.H$2:.H80];1+([.$A81]-[.H$1])))+[.G81]" office:value-type="float" office:value="1956" calcext:value-type="float">
            <text:p>1956</text:p>
          </table:table-cell>
          <table:table-cell table:formula="of:=IF([.$A81]&lt;[.I$1];0;INDEX([.I$2:.I80];1+([.$A81]-[.I$1])))+[.H81]"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" office:value-type="float" office:value="1" calcext:value-type="float">
            <text:p>1</text:p>
          </table:table-cell>
          <table:table-cell table:formula="of:=IF([.$A82]&lt;[.C$1];0;INDEX([.C$2:.C81];1+([.$A82]-[.C$1])))+[.B82]" office:value-type="float" office:value="41" calcext:value-type="float">
            <text:p>41</text:p>
          </table:table-cell>
          <table:table-cell table:formula="of:=IF([.$A82]&lt;[.D$1];0;INDEX([.D$2:.D81];1+([.$A82]-[.D$1])))+[.C82]" office:value-type="float" office:value="353" calcext:value-type="float">
            <text:p>353</text:p>
          </table:table-cell>
          <table:table-cell table:formula="of:=IF([.$A82]&lt;[.E$1];0;INDEX([.E$2:.E81];1+([.$A82]-[.E$1])))+[.D82]" office:value-type="float" office:value="1173" calcext:value-type="float">
            <text:p>1173</text:p>
          </table:table-cell>
          <table:table-cell table:formula="of:=IF([.$A82]&lt;[.F$1];0;INDEX([.F$2:.F81];1+([.$A82]-[.F$1])))+[.E82]" office:value-type="float" office:value="1955" calcext:value-type="float">
            <text:p>1955</text:p>
          </table:table-cell>
          <table:table-cell table:formula="of:=IF([.$A82]&lt;[.G$1];0;INDEX([.G$2:.G81];1+([.$A82]-[.G$1])))+[.F82]" office:value-type="float" office:value="2064" calcext:value-type="float">
            <text:p>2064</text:p>
          </table:table-cell>
          <table:table-cell table:formula="of:=IF([.$A82]&lt;[.H$1];0;INDEX([.H$2:.H81];1+([.$A82]-[.H$1])))+[.G82]" office:value-type="float" office:value="2064" calcext:value-type="float">
            <text:p>2064</text:p>
          </table:table-cell>
          <table:table-cell table:formula="of:=IF([.$A82]&lt;[.I$1];0;INDEX([.I$2:.I81];1+([.$A82]-[.I$1])))+[.H82]"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" office:value-type="float" office:value="1" calcext:value-type="float">
            <text:p>1</text:p>
          </table:table-cell>
          <table:table-cell table:formula="of:=IF([.$A83]&lt;[.C$1];0;INDEX([.C$2:.C82];1+([.$A83]-[.C$1])))+[.B83]" office:value-type="float" office:value="41" calcext:value-type="float">
            <text:p>41</text:p>
          </table:table-cell>
          <table:table-cell table:formula="of:=IF([.$A83]&lt;[.D$1];0;INDEX([.D$2:.D82];1+([.$A83]-[.D$1])))+[.C83]" office:value-type="float" office:value="361" calcext:value-type="float">
            <text:p>361</text:p>
          </table:table-cell>
          <table:table-cell table:formula="of:=IF([.$A83]&lt;[.E$1];0;INDEX([.E$2:.E82];1+([.$A83]-[.E$1])))+[.D83]" office:value-type="float" office:value="1209" calcext:value-type="float">
            <text:p>1209</text:p>
          </table:table-cell>
          <table:table-cell table:formula="of:=IF([.$A83]&lt;[.F$1];0;INDEX([.F$2:.F82];1+([.$A83]-[.F$1])))+[.E83]" office:value-type="float" office:value="2025" calcext:value-type="float">
            <text:p>2025</text:p>
          </table:table-cell>
          <table:table-cell table:formula="of:=IF([.$A83]&lt;[.G$1];0;INDEX([.G$2:.G82];1+([.$A83]-[.G$1])))+[.F83]" office:value-type="float" office:value="2141" calcext:value-type="float">
            <text:p>2141</text:p>
          </table:table-cell>
          <table:table-cell table:formula="of:=IF([.$A83]&lt;[.H$1];0;INDEX([.H$2:.H82];1+([.$A83]-[.H$1])))+[.G83]" office:value-type="float" office:value="2141" calcext:value-type="float">
            <text:p>2141</text:p>
          </table:table-cell>
          <table:table-cell table:formula="of:=IF([.$A83]&lt;[.I$1];0;INDEX([.I$2:.I82];1+([.$A83]-[.I$1])))+[.H83]"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" office:value-type="float" office:value="1" calcext:value-type="float">
            <text:p>1</text:p>
          </table:table-cell>
          <table:table-cell table:formula="of:=IF([.$A84]&lt;[.C$1];0;INDEX([.C$2:.C83];1+([.$A84]-[.C$1])))+[.B84]" office:value-type="float" office:value="42" calcext:value-type="float">
            <text:p>42</text:p>
          </table:table-cell>
          <table:table-cell table:formula="of:=IF([.$A84]&lt;[.D$1];0;INDEX([.D$2:.D83];1+([.$A84]-[.D$1])))+[.C84]" office:value-type="float" office:value="370" calcext:value-type="float">
            <text:p>370</text:p>
          </table:table-cell>
          <table:table-cell table:formula="of:=IF([.$A84]&lt;[.E$1];0;INDEX([.E$2:.E83];1+([.$A84]-[.E$1])))+[.D84]" office:value-type="float" office:value="1254" calcext:value-type="float">
            <text:p>1254</text:p>
          </table:table-cell>
          <table:table-cell table:formula="of:=IF([.$A84]&lt;[.F$1];0;INDEX([.F$2:.F83];1+([.$A84]-[.F$1])))+[.E84]" office:value-type="float" office:value="2120" calcext:value-type="float">
            <text:p>2120</text:p>
          </table:table-cell>
          <table:table-cell table:formula="of:=IF([.$A84]&lt;[.G$1];0;INDEX([.G$2:.G83];1+([.$A84]-[.G$1])))+[.F84]" office:value-type="float" office:value="2249" calcext:value-type="float">
            <text:p>2249</text:p>
          </table:table-cell>
          <table:table-cell table:formula="of:=IF([.$A84]&lt;[.H$1];0;INDEX([.H$2:.H83];1+([.$A84]-[.H$1])))+[.G84]" office:value-type="float" office:value="2249" calcext:value-type="float">
            <text:p>2249</text:p>
          </table:table-cell>
          <table:table-cell table:formula="of:=IF([.$A84]&lt;[.I$1];0;INDEX([.I$2:.I83];1+([.$A84]-[.I$1])))+[.H84]"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" office:value-type="float" office:value="1" calcext:value-type="float">
            <text:p>1</text:p>
          </table:table-cell>
          <table:table-cell table:formula="of:=IF([.$A85]&lt;[.C$1];0;INDEX([.C$2:.C84];1+([.$A85]-[.C$1])))+[.B85]" office:value-type="float" office:value="42" calcext:value-type="float">
            <text:p>42</text:p>
          </table:table-cell>
          <table:table-cell table:formula="of:=IF([.$A85]&lt;[.D$1];0;INDEX([.D$2:.D84];1+([.$A85]-[.D$1])))+[.C85]" office:value-type="float" office:value="378" calcext:value-type="float">
            <text:p>378</text:p>
          </table:table-cell>
          <table:table-cell table:formula="of:=IF([.$A85]&lt;[.E$1];0;INDEX([.E$2:.E84];1+([.$A85]-[.E$1])))+[.D85]" office:value-type="float" office:value="1290" calcext:value-type="float">
            <text:p>1290</text:p>
          </table:table-cell>
          <table:table-cell table:formula="of:=IF([.$A85]&lt;[.F$1];0;INDEX([.F$2:.F84];1+([.$A85]-[.F$1])))+[.E85]" office:value-type="float" office:value="2190" calcext:value-type="float">
            <text:p>2190</text:p>
          </table:table-cell>
          <table:table-cell table:formula="of:=IF([.$A85]&lt;[.G$1];0;INDEX([.G$2:.G84];1+([.$A85]-[.G$1])))+[.F85]" office:value-type="float" office:value="2326" calcext:value-type="float">
            <text:p>2326</text:p>
          </table:table-cell>
          <table:table-cell table:formula="of:=IF([.$A85]&lt;[.H$1];0;INDEX([.H$2:.H84];1+([.$A85]-[.H$1])))+[.G85]" office:value-type="float" office:value="2326" calcext:value-type="float">
            <text:p>2326</text:p>
          </table:table-cell>
          <table:table-cell table:formula="of:=IF([.$A85]&lt;[.I$1];0;INDEX([.I$2:.I84];1+([.$A85]-[.I$1])))+[.H85]"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" office:value-type="float" office:value="1" calcext:value-type="float">
            <text:p>1</text:p>
          </table:table-cell>
          <table:table-cell table:formula="of:=IF([.$A86]&lt;[.C$1];0;INDEX([.C$2:.C85];1+([.$A86]-[.C$1])))+[.B86]" office:value-type="float" office:value="43" calcext:value-type="float">
            <text:p>43</text:p>
          </table:table-cell>
          <table:table-cell table:formula="of:=IF([.$A86]&lt;[.D$1];0;INDEX([.D$2:.D85];1+([.$A86]-[.D$1])))+[.C86]" office:value-type="float" office:value="387" calcext:value-type="float">
            <text:p>387</text:p>
          </table:table-cell>
          <table:table-cell table:formula="of:=IF([.$A86]&lt;[.E$1];0;INDEX([.E$2:.E85];1+([.$A86]-[.E$1])))+[.D86]" office:value-type="float" office:value="1335" calcext:value-type="float">
            <text:p>1335</text:p>
          </table:table-cell>
          <table:table-cell table:formula="of:=IF([.$A86]&lt;[.F$1];0;INDEX([.F$2:.F85];1+([.$A86]-[.F$1])))+[.E86]" office:value-type="float" office:value="2285" calcext:value-type="float">
            <text:p>2285</text:p>
          </table:table-cell>
          <table:table-cell table:formula="of:=IF([.$A86]&lt;[.G$1];0;INDEX([.G$2:.G85];1+([.$A86]-[.G$1])))+[.F86]" office:value-type="float" office:value="2434" calcext:value-type="float">
            <text:p>2434</text:p>
          </table:table-cell>
          <table:table-cell table:formula="of:=IF([.$A86]&lt;[.H$1];0;INDEX([.H$2:.H85];1+([.$A86]-[.H$1])))+[.G86]" office:value-type="float" office:value="2434" calcext:value-type="float">
            <text:p>2434</text:p>
          </table:table-cell>
          <table:table-cell table:formula="of:=IF([.$A86]&lt;[.I$1];0;INDEX([.I$2:.I85];1+([.$A86]-[.I$1])))+[.H86]"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" office:value-type="float" office:value="1" calcext:value-type="float">
            <text:p>1</text:p>
          </table:table-cell>
          <table:table-cell table:formula="of:=IF([.$A87]&lt;[.C$1];0;INDEX([.C$2:.C86];1+([.$A87]-[.C$1])))+[.B87]" office:value-type="float" office:value="43" calcext:value-type="float">
            <text:p>43</text:p>
          </table:table-cell>
          <table:table-cell table:formula="of:=IF([.$A87]&lt;[.D$1];0;INDEX([.D$2:.D86];1+([.$A87]-[.D$1])))+[.C87]" office:value-type="float" office:value="396" calcext:value-type="float">
            <text:p>396</text:p>
          </table:table-cell>
          <table:table-cell table:formula="of:=IF([.$A87]&lt;[.E$1];0;INDEX([.E$2:.E86];1+([.$A87]-[.E$1])))+[.D87]" office:value-type="float" office:value="1380" calcext:value-type="float">
            <text:p>1380</text:p>
          </table:table-cell>
          <table:table-cell table:formula="of:=IF([.$A87]&lt;[.F$1];0;INDEX([.F$2:.F86];1+([.$A87]-[.F$1])))+[.E87]" office:value-type="float" office:value="2380" calcext:value-type="float">
            <text:p>2380</text:p>
          </table:table-cell>
          <table:table-cell table:formula="of:=IF([.$A87]&lt;[.G$1];0;INDEX([.G$2:.G86];1+([.$A87]-[.G$1])))+[.F87]" office:value-type="float" office:value="2542" calcext:value-type="float">
            <text:p>2542</text:p>
          </table:table-cell>
          <table:table-cell table:formula="of:=IF([.$A87]&lt;[.H$1];0;INDEX([.H$2:.H86];1+([.$A87]-[.H$1])))+[.G87]" office:value-type="float" office:value="2542" calcext:value-type="float">
            <text:p>2542</text:p>
          </table:table-cell>
          <table:table-cell table:formula="of:=IF([.$A87]&lt;[.I$1];0;INDEX([.I$2:.I86];1+([.$A87]-[.I$1])))+[.H87]"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" office:value-type="float" office:value="1" calcext:value-type="float">
            <text:p>1</text:p>
          </table:table-cell>
          <table:table-cell table:formula="of:=IF([.$A88]&lt;[.C$1];0;INDEX([.C$2:.C87];1+([.$A88]-[.C$1])))+[.B88]" office:value-type="float" office:value="44" calcext:value-type="float">
            <text:p>44</text:p>
          </table:table-cell>
          <table:table-cell table:formula="of:=IF([.$A88]&lt;[.D$1];0;INDEX([.D$2:.D87];1+([.$A88]-[.D$1])))+[.C88]" office:value-type="float" office:value="405" calcext:value-type="float">
            <text:p>405</text:p>
          </table:table-cell>
          <table:table-cell table:formula="of:=IF([.$A88]&lt;[.E$1];0;INDEX([.E$2:.E87];1+([.$A88]-[.E$1])))+[.D88]" office:value-type="float" office:value="1425" calcext:value-type="float">
            <text:p>1425</text:p>
          </table:table-cell>
          <table:table-cell table:formula="of:=IF([.$A88]&lt;[.F$1];0;INDEX([.F$2:.F87];1+([.$A88]-[.F$1])))+[.E88]" office:value-type="float" office:value="2475" calcext:value-type="float">
            <text:p>2475</text:p>
          </table:table-cell>
          <table:table-cell table:formula="of:=IF([.$A88]&lt;[.G$1];0;INDEX([.G$2:.G87];1+([.$A88]-[.G$1])))+[.F88]" office:value-type="float" office:value="2650" calcext:value-type="float">
            <text:p>2650</text:p>
          </table:table-cell>
          <table:table-cell table:formula="of:=IF([.$A88]&lt;[.H$1];0;INDEX([.H$2:.H87];1+([.$A88]-[.H$1])))+[.G88]" office:value-type="float" office:value="2650" calcext:value-type="float">
            <text:p>2650</text:p>
          </table:table-cell>
          <table:table-cell table:formula="of:=IF([.$A88]&lt;[.I$1];0;INDEX([.I$2:.I87];1+([.$A88]-[.I$1])))+[.H88]"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" office:value-type="float" office:value="1" calcext:value-type="float">
            <text:p>1</text:p>
          </table:table-cell>
          <table:table-cell table:formula="of:=IF([.$A89]&lt;[.C$1];0;INDEX([.C$2:.C88];1+([.$A89]-[.C$1])))+[.B89]" office:value-type="float" office:value="44" calcext:value-type="float">
            <text:p>44</text:p>
          </table:table-cell>
          <table:table-cell table:formula="of:=IF([.$A89]&lt;[.D$1];0;INDEX([.D$2:.D88];1+([.$A89]-[.D$1])))+[.C89]" office:value-type="float" office:value="414" calcext:value-type="float">
            <text:p>414</text:p>
          </table:table-cell>
          <table:table-cell table:formula="of:=IF([.$A89]&lt;[.E$1];0;INDEX([.E$2:.E88];1+([.$A89]-[.E$1])))+[.D89]" office:value-type="float" office:value="1470" calcext:value-type="float">
            <text:p>1470</text:p>
          </table:table-cell>
          <table:table-cell table:formula="of:=IF([.$A89]&lt;[.F$1];0;INDEX([.F$2:.F88];1+([.$A89]-[.F$1])))+[.E89]" office:value-type="float" office:value="2570" calcext:value-type="float">
            <text:p>2570</text:p>
          </table:table-cell>
          <table:table-cell table:formula="of:=IF([.$A89]&lt;[.G$1];0;INDEX([.G$2:.G88];1+([.$A89]-[.G$1])))+[.F89]" office:value-type="float" office:value="2758" calcext:value-type="float">
            <text:p>2758</text:p>
          </table:table-cell>
          <table:table-cell table:formula="of:=IF([.$A89]&lt;[.H$1];0;INDEX([.H$2:.H88];1+([.$A89]-[.H$1])))+[.G89]" office:value-type="float" office:value="2758" calcext:value-type="float">
            <text:p>2758</text:p>
          </table:table-cell>
          <table:table-cell table:formula="of:=IF([.$A89]&lt;[.I$1];0;INDEX([.I$2:.I88];1+([.$A89]-[.I$1])))+[.H89]"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" office:value-type="float" office:value="1" calcext:value-type="float">
            <text:p>1</text:p>
          </table:table-cell>
          <table:table-cell table:formula="of:=IF([.$A90]&lt;[.C$1];0;INDEX([.C$2:.C89];1+([.$A90]-[.C$1])))+[.B90]" office:value-type="float" office:value="45" calcext:value-type="float">
            <text:p>45</text:p>
          </table:table-cell>
          <table:table-cell table:formula="of:=IF([.$A90]&lt;[.D$1];0;INDEX([.D$2:.D89];1+([.$A90]-[.D$1])))+[.C90]" office:value-type="float" office:value="423" calcext:value-type="float">
            <text:p>423</text:p>
          </table:table-cell>
          <table:table-cell table:formula="of:=IF([.$A90]&lt;[.E$1];0;INDEX([.E$2:.E89];1+([.$A90]-[.E$1])))+[.D90]" office:value-type="float" office:value="1515" calcext:value-type="float">
            <text:p>1515</text:p>
          </table:table-cell>
          <table:table-cell table:formula="of:=IF([.$A90]&lt;[.F$1];0;INDEX([.F$2:.F89];1+([.$A90]-[.F$1])))+[.E90]" office:value-type="float" office:value="2665" calcext:value-type="float">
            <text:p>2665</text:p>
          </table:table-cell>
          <table:table-cell table:formula="of:=IF([.$A90]&lt;[.G$1];0;INDEX([.G$2:.G89];1+([.$A90]-[.G$1])))+[.F90]" office:value-type="float" office:value="2866" calcext:value-type="float">
            <text:p>2866</text:p>
          </table:table-cell>
          <table:table-cell table:formula="of:=IF([.$A90]&lt;[.H$1];0;INDEX([.H$2:.H89];1+([.$A90]-[.H$1])))+[.G90]" office:value-type="float" office:value="2866" calcext:value-type="float">
            <text:p>2866</text:p>
          </table:table-cell>
          <table:table-cell table:formula="of:=IF([.$A90]&lt;[.I$1];0;INDEX([.I$2:.I89];1+([.$A90]-[.I$1])))+[.H90]"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" office:value-type="float" office:value="1" calcext:value-type="float">
            <text:p>1</text:p>
          </table:table-cell>
          <table:table-cell table:formula="of:=IF([.$A91]&lt;[.C$1];0;INDEX([.C$2:.C90];1+([.$A91]-[.C$1])))+[.B91]" office:value-type="float" office:value="45" calcext:value-type="float">
            <text:p>45</text:p>
          </table:table-cell>
          <table:table-cell table:formula="of:=IF([.$A91]&lt;[.D$1];0;INDEX([.D$2:.D90];1+([.$A91]-[.D$1])))+[.C91]" office:value-type="float" office:value="432" calcext:value-type="float">
            <text:p>432</text:p>
          </table:table-cell>
          <table:table-cell table:formula="of:=IF([.$A91]&lt;[.E$1];0;INDEX([.E$2:.E90];1+([.$A91]-[.E$1])))+[.D91]" office:value-type="float" office:value="1560" calcext:value-type="float">
            <text:p>1560</text:p>
          </table:table-cell>
          <table:table-cell table:formula="of:=IF([.$A91]&lt;[.F$1];0;INDEX([.F$2:.F90];1+([.$A91]-[.F$1])))+[.E91]" office:value-type="float" office:value="2760" calcext:value-type="float">
            <text:p>2760</text:p>
          </table:table-cell>
          <table:table-cell table:formula="of:=IF([.$A91]&lt;[.G$1];0;INDEX([.G$2:.G90];1+([.$A91]-[.G$1])))+[.F91]" office:value-type="float" office:value="2974" calcext:value-type="float">
            <text:p>2974</text:p>
          </table:table-cell>
          <table:table-cell table:formula="of:=IF([.$A91]&lt;[.H$1];0;INDEX([.H$2:.H90];1+([.$A91]-[.H$1])))+[.G91]" office:value-type="float" office:value="2974" calcext:value-type="float">
            <text:p>2974</text:p>
          </table:table-cell>
          <table:table-cell table:formula="of:=IF([.$A91]&lt;[.I$1];0;INDEX([.I$2:.I90];1+([.$A91]-[.I$1])))+[.H91]"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" office:value-type="float" office:value="1" calcext:value-type="float">
            <text:p>1</text:p>
          </table:table-cell>
          <table:table-cell table:formula="of:=IF([.$A92]&lt;[.C$1];0;INDEX([.C$2:.C91];1+([.$A92]-[.C$1])))+[.B92]" office:value-type="float" office:value="46" calcext:value-type="float">
            <text:p>46</text:p>
          </table:table-cell>
          <table:table-cell table:formula="of:=IF([.$A92]&lt;[.D$1];0;INDEX([.D$2:.D91];1+([.$A92]-[.D$1])))+[.C92]" office:value-type="float" office:value="442" calcext:value-type="float">
            <text:p>442</text:p>
          </table:table-cell>
          <table:table-cell table:formula="of:=IF([.$A92]&lt;[.E$1];0;INDEX([.E$2:.E91];1+([.$A92]-[.E$1])))+[.D92]" office:value-type="float" office:value="1615" calcext:value-type="float">
            <text:p>1615</text:p>
          </table:table-cell>
          <table:table-cell table:formula="of:=IF([.$A92]&lt;[.F$1];0;INDEX([.F$2:.F91];1+([.$A92]-[.F$1])))+[.E92]" office:value-type="float" office:value="2885" calcext:value-type="float">
            <text:p>2885</text:p>
          </table:table-cell>
          <table:table-cell table:formula="of:=IF([.$A92]&lt;[.G$1];0;INDEX([.G$2:.G91];1+([.$A92]-[.G$1])))+[.F92]" office:value-type="float" office:value="3121" calcext:value-type="float">
            <text:p>3121</text:p>
          </table:table-cell>
          <table:table-cell table:formula="of:=IF([.$A92]&lt;[.H$1];0;INDEX([.H$2:.H91];1+([.$A92]-[.H$1])))+[.G92]" office:value-type="float" office:value="3121" calcext:value-type="float">
            <text:p>3121</text:p>
          </table:table-cell>
          <table:table-cell table:formula="of:=IF([.$A92]&lt;[.I$1];0;INDEX([.I$2:.I91];1+([.$A92]-[.I$1])))+[.H92]"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" office:value-type="float" office:value="1" calcext:value-type="float">
            <text:p>1</text:p>
          </table:table-cell>
          <table:table-cell table:formula="of:=IF([.$A93]&lt;[.C$1];0;INDEX([.C$2:.C92];1+([.$A93]-[.C$1])))+[.B93]" office:value-type="float" office:value="46" calcext:value-type="float">
            <text:p>46</text:p>
          </table:table-cell>
          <table:table-cell table:formula="of:=IF([.$A93]&lt;[.D$1];0;INDEX([.D$2:.D92];1+([.$A93]-[.D$1])))+[.C93]" office:value-type="float" office:value="451" calcext:value-type="float">
            <text:p>451</text:p>
          </table:table-cell>
          <table:table-cell table:formula="of:=IF([.$A93]&lt;[.E$1];0;INDEX([.E$2:.E92];1+([.$A93]-[.E$1])))+[.D93]" office:value-type="float" office:value="1660" calcext:value-type="float">
            <text:p>1660</text:p>
          </table:table-cell>
          <table:table-cell table:formula="of:=IF([.$A93]&lt;[.F$1];0;INDEX([.F$2:.F92];1+([.$A93]-[.F$1])))+[.E93]" office:value-type="float" office:value="2980" calcext:value-type="float">
            <text:p>2980</text:p>
          </table:table-cell>
          <table:table-cell table:formula="of:=IF([.$A93]&lt;[.G$1];0;INDEX([.G$2:.G92];1+([.$A93]-[.G$1])))+[.F93]" office:value-type="float" office:value="3229" calcext:value-type="float">
            <text:p>3229</text:p>
          </table:table-cell>
          <table:table-cell table:formula="of:=IF([.$A93]&lt;[.H$1];0;INDEX([.H$2:.H92];1+([.$A93]-[.H$1])))+[.G93]" office:value-type="float" office:value="3229" calcext:value-type="float">
            <text:p>3229</text:p>
          </table:table-cell>
          <table:table-cell table:formula="of:=IF([.$A93]&lt;[.I$1];0;INDEX([.I$2:.I92];1+([.$A93]-[.I$1])))+[.H93]"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" office:value-type="float" office:value="1" calcext:value-type="float">
            <text:p>1</text:p>
          </table:table-cell>
          <table:table-cell table:formula="of:=IF([.$A94]&lt;[.C$1];0;INDEX([.C$2:.C93];1+([.$A94]-[.C$1])))+[.B94]" office:value-type="float" office:value="47" calcext:value-type="float">
            <text:p>47</text:p>
          </table:table-cell>
          <table:table-cell table:formula="of:=IF([.$A94]&lt;[.D$1];0;INDEX([.D$2:.D93];1+([.$A94]-[.D$1])))+[.C94]" office:value-type="float" office:value="461" calcext:value-type="float">
            <text:p>461</text:p>
          </table:table-cell>
          <table:table-cell table:formula="of:=IF([.$A94]&lt;[.E$1];0;INDEX([.E$2:.E93];1+([.$A94]-[.E$1])))+[.D94]" office:value-type="float" office:value="1715" calcext:value-type="float">
            <text:p>1715</text:p>
          </table:table-cell>
          <table:table-cell table:formula="of:=IF([.$A94]&lt;[.F$1];0;INDEX([.F$2:.F93];1+([.$A94]-[.F$1])))+[.E94]" office:value-type="float" office:value="3105" calcext:value-type="float">
            <text:p>3105</text:p>
          </table:table-cell>
          <table:table-cell table:formula="of:=IF([.$A94]&lt;[.G$1];0;INDEX([.G$2:.G93];1+([.$A94]-[.G$1])))+[.F94]" office:value-type="float" office:value="3376" calcext:value-type="float">
            <text:p>3376</text:p>
          </table:table-cell>
          <table:table-cell table:formula="of:=IF([.$A94]&lt;[.H$1];0;INDEX([.H$2:.H93];1+([.$A94]-[.H$1])))+[.G94]" office:value-type="float" office:value="3376" calcext:value-type="float">
            <text:p>3376</text:p>
          </table:table-cell>
          <table:table-cell table:formula="of:=IF([.$A94]&lt;[.I$1];0;INDEX([.I$2:.I93];1+([.$A94]-[.I$1])))+[.H94]"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" office:value-type="float" office:value="1" calcext:value-type="float">
            <text:p>1</text:p>
          </table:table-cell>
          <table:table-cell table:formula="of:=IF([.$A95]&lt;[.C$1];0;INDEX([.C$2:.C94];1+([.$A95]-[.C$1])))+[.B95]" office:value-type="float" office:value="47" calcext:value-type="float">
            <text:p>47</text:p>
          </table:table-cell>
          <table:table-cell table:formula="of:=IF([.$A95]&lt;[.D$1];0;INDEX([.D$2:.D94];1+([.$A95]-[.D$1])))+[.C95]" office:value-type="float" office:value="470" calcext:value-type="float">
            <text:p>470</text:p>
          </table:table-cell>
          <table:table-cell table:formula="of:=IF([.$A95]&lt;[.E$1];0;INDEX([.E$2:.E94];1+([.$A95]-[.E$1])))+[.D95]" office:value-type="float" office:value="1760" calcext:value-type="float">
            <text:p>1760</text:p>
          </table:table-cell>
          <table:table-cell table:formula="of:=IF([.$A95]&lt;[.F$1];0;INDEX([.F$2:.F94];1+([.$A95]-[.F$1])))+[.E95]" office:value-type="float" office:value="3200" calcext:value-type="float">
            <text:p>3200</text:p>
          </table:table-cell>
          <table:table-cell table:formula="of:=IF([.$A95]&lt;[.G$1];0;INDEX([.G$2:.G94];1+([.$A95]-[.G$1])))+[.F95]" office:value-type="float" office:value="3484" calcext:value-type="float">
            <text:p>3484</text:p>
          </table:table-cell>
          <table:table-cell table:formula="of:=IF([.$A95]&lt;[.H$1];0;INDEX([.H$2:.H94];1+([.$A95]-[.H$1])))+[.G95]" office:value-type="float" office:value="3484" calcext:value-type="float">
            <text:p>3484</text:p>
          </table:table-cell>
          <table:table-cell table:formula="of:=IF([.$A95]&lt;[.I$1];0;INDEX([.I$2:.I94];1+([.$A95]-[.I$1])))+[.H95]"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" office:value-type="float" office:value="1" calcext:value-type="float">
            <text:p>1</text:p>
          </table:table-cell>
          <table:table-cell table:formula="of:=IF([.$A96]&lt;[.C$1];0;INDEX([.C$2:.C95];1+([.$A96]-[.C$1])))+[.B96]" office:value-type="float" office:value="48" calcext:value-type="float">
            <text:p>48</text:p>
          </table:table-cell>
          <table:table-cell table:formula="of:=IF([.$A96]&lt;[.D$1];0;INDEX([.D$2:.D95];1+([.$A96]-[.D$1])))+[.C96]" office:value-type="float" office:value="480" calcext:value-type="float">
            <text:p>480</text:p>
          </table:table-cell>
          <table:table-cell table:formula="of:=IF([.$A96]&lt;[.E$1];0;INDEX([.E$2:.E95];1+([.$A96]-[.E$1])))+[.D96]" office:value-type="float" office:value="1815" calcext:value-type="float">
            <text:p>1815</text:p>
          </table:table-cell>
          <table:table-cell table:formula="of:=IF([.$A96]&lt;[.F$1];0;INDEX([.F$2:.F95];1+([.$A96]-[.F$1])))+[.E96]" office:value-type="float" office:value="3325" calcext:value-type="float">
            <text:p>3325</text:p>
          </table:table-cell>
          <table:table-cell table:formula="of:=IF([.$A96]&lt;[.G$1];0;INDEX([.G$2:.G95];1+([.$A96]-[.G$1])))+[.F96]" office:value-type="float" office:value="3631" calcext:value-type="float">
            <text:p>3631</text:p>
          </table:table-cell>
          <table:table-cell table:formula="of:=IF([.$A96]&lt;[.H$1];0;INDEX([.H$2:.H95];1+([.$A96]-[.H$1])))+[.G96]" office:value-type="float" office:value="3631" calcext:value-type="float">
            <text:p>3631</text:p>
          </table:table-cell>
          <table:table-cell table:formula="of:=IF([.$A96]&lt;[.I$1];0;INDEX([.I$2:.I95];1+([.$A96]-[.I$1])))+[.H96]"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" office:value-type="float" office:value="1" calcext:value-type="float">
            <text:p>1</text:p>
          </table:table-cell>
          <table:table-cell table:formula="of:=IF([.$A97]&lt;[.C$1];0;INDEX([.C$2:.C96];1+([.$A97]-[.C$1])))+[.B97]" office:value-type="float" office:value="48" calcext:value-type="float">
            <text:p>48</text:p>
          </table:table-cell>
          <table:table-cell table:formula="of:=IF([.$A97]&lt;[.D$1];0;INDEX([.D$2:.D96];1+([.$A97]-[.D$1])))+[.C97]" office:value-type="float" office:value="490" calcext:value-type="float">
            <text:p>490</text:p>
          </table:table-cell>
          <table:table-cell table:formula="of:=IF([.$A97]&lt;[.E$1];0;INDEX([.E$2:.E96];1+([.$A97]-[.E$1])))+[.D97]" office:value-type="float" office:value="1870" calcext:value-type="float">
            <text:p>1870</text:p>
          </table:table-cell>
          <table:table-cell table:formula="of:=IF([.$A97]&lt;[.F$1];0;INDEX([.F$2:.F96];1+([.$A97]-[.F$1])))+[.E97]" office:value-type="float" office:value="3450" calcext:value-type="float">
            <text:p>3450</text:p>
          </table:table-cell>
          <table:table-cell table:formula="of:=IF([.$A97]&lt;[.G$1];0;INDEX([.G$2:.G96];1+([.$A97]-[.G$1])))+[.F97]" office:value-type="float" office:value="3778" calcext:value-type="float">
            <text:p>3778</text:p>
          </table:table-cell>
          <table:table-cell table:formula="of:=IF([.$A97]&lt;[.H$1];0;INDEX([.H$2:.H96];1+([.$A97]-[.H$1])))+[.G97]" office:value-type="float" office:value="3778" calcext:value-type="float">
            <text:p>3778</text:p>
          </table:table-cell>
          <table:table-cell table:formula="of:=IF([.$A97]&lt;[.I$1];0;INDEX([.I$2:.I96];1+([.$A97]-[.I$1])))+[.H97]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" office:value-type="float" office:value="1" calcext:value-type="float">
            <text:p>1</text:p>
          </table:table-cell>
          <table:table-cell table:formula="of:=IF([.$A98]&lt;[.C$1];0;INDEX([.C$2:.C97];1+([.$A98]-[.C$1])))+[.B98]" office:value-type="float" office:value="49" calcext:value-type="float">
            <text:p>49</text:p>
          </table:table-cell>
          <table:table-cell table:formula="of:=IF([.$A98]&lt;[.D$1];0;INDEX([.D$2:.D97];1+([.$A98]-[.D$1])))+[.C98]" office:value-type="float" office:value="500" calcext:value-type="float">
            <text:p>500</text:p>
          </table:table-cell>
          <table:table-cell table:formula="of:=IF([.$A98]&lt;[.E$1];0;INDEX([.E$2:.E97];1+([.$A98]-[.E$1])))+[.D98]" office:value-type="float" office:value="1925" calcext:value-type="float">
            <text:p>1925</text:p>
          </table:table-cell>
          <table:table-cell table:formula="of:=IF([.$A98]&lt;[.F$1];0;INDEX([.F$2:.F97];1+([.$A98]-[.F$1])))+[.E98]" office:value-type="float" office:value="3575" calcext:value-type="float">
            <text:p>3575</text:p>
          </table:table-cell>
          <table:table-cell table:formula="of:=IF([.$A98]&lt;[.G$1];0;INDEX([.G$2:.G97];1+([.$A98]-[.G$1])))+[.F98]" office:value-type="float" office:value="3925" calcext:value-type="float">
            <text:p>3925</text:p>
          </table:table-cell>
          <table:table-cell table:formula="of:=IF([.$A98]&lt;[.H$1];0;INDEX([.H$2:.H97];1+([.$A98]-[.H$1])))+[.G98]" office:value-type="float" office:value="3925" calcext:value-type="float">
            <text:p>3925</text:p>
          </table:table-cell>
          <table:table-cell table:formula="of:=IF([.$A98]&lt;[.I$1];0;INDEX([.I$2:.I97];1+([.$A98]-[.I$1])))+[.H98]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" office:value-type="float" office:value="1" calcext:value-type="float">
            <text:p>1</text:p>
          </table:table-cell>
          <table:table-cell table:formula="of:=IF([.$A99]&lt;[.C$1];0;INDEX([.C$2:.C98];1+([.$A99]-[.C$1])))+[.B99]" office:value-type="float" office:value="49" calcext:value-type="float">
            <text:p>49</text:p>
          </table:table-cell>
          <table:table-cell table:formula="of:=IF([.$A99]&lt;[.D$1];0;INDEX([.D$2:.D98];1+([.$A99]-[.D$1])))+[.C99]" office:value-type="float" office:value="510" calcext:value-type="float">
            <text:p>510</text:p>
          </table:table-cell>
          <table:table-cell table:formula="of:=IF([.$A99]&lt;[.E$1];0;INDEX([.E$2:.E98];1+([.$A99]-[.E$1])))+[.D99]" office:value-type="float" office:value="1980" calcext:value-type="float">
            <text:p>1980</text:p>
          </table:table-cell>
          <table:table-cell table:formula="of:=IF([.$A99]&lt;[.F$1];0;INDEX([.F$2:.F98];1+([.$A99]-[.F$1])))+[.E99]" office:value-type="float" office:value="3700" calcext:value-type="float">
            <text:p>3700</text:p>
          </table:table-cell>
          <table:table-cell table:formula="of:=IF([.$A99]&lt;[.G$1];0;INDEX([.G$2:.G98];1+([.$A99]-[.G$1])))+[.F99]" office:value-type="float" office:value="4072" calcext:value-type="float">
            <text:p>4072</text:p>
          </table:table-cell>
          <table:table-cell table:formula="of:=IF([.$A99]&lt;[.H$1];0;INDEX([.H$2:.H98];1+([.$A99]-[.H$1])))+[.G99]" office:value-type="float" office:value="4072" calcext:value-type="float">
            <text:p>4072</text:p>
          </table:table-cell>
          <table:table-cell table:formula="of:=IF([.$A99]&lt;[.I$1];0;INDEX([.I$2:.I98];1+([.$A99]-[.I$1])))+[.H99]"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" office:value-type="float" office:value="1" calcext:value-type="float">
            <text:p>1</text:p>
          </table:table-cell>
          <table:table-cell table:formula="of:=IF([.$A100]&lt;[.C$1];0;INDEX([.C$2:.C99];1+([.$A100]-[.C$1])))+[.B100]" office:value-type="float" office:value="50" calcext:value-type="float">
            <text:p>50</text:p>
          </table:table-cell>
          <table:table-cell table:formula="of:=IF([.$A100]&lt;[.D$1];0;INDEX([.D$2:.D99];1+([.$A100]-[.D$1])))+[.C100]" office:value-type="float" office:value="520" calcext:value-type="float">
            <text:p>520</text:p>
          </table:table-cell>
          <table:table-cell table:formula="of:=IF([.$A100]&lt;[.E$1];0;INDEX([.E$2:.E99];1+([.$A100]-[.E$1])))+[.D100]" office:value-type="float" office:value="2035" calcext:value-type="float">
            <text:p>2035</text:p>
          </table:table-cell>
          <table:table-cell table:formula="of:=IF([.$A100]&lt;[.F$1];0;INDEX([.F$2:.F99];1+([.$A100]-[.F$1])))+[.E100]" office:value-type="float" office:value="3825" calcext:value-type="float">
            <text:p>3825</text:p>
          </table:table-cell>
          <table:table-cell table:formula="of:=IF([.$A100]&lt;[.G$1];0;INDEX([.G$2:.G99];1+([.$A100]-[.G$1])))+[.F100]" office:value-type="float" office:value="4219" calcext:value-type="float">
            <text:p>4219</text:p>
          </table:table-cell>
          <table:table-cell table:formula="of:=IF([.$A100]&lt;[.H$1];0;INDEX([.H$2:.H99];1+([.$A100]-[.H$1])))+[.G100]" office:value-type="float" office:value="4219" calcext:value-type="float">
            <text:p>4219</text:p>
          </table:table-cell>
          <table:table-cell table:formula="of:=IF([.$A100]&lt;[.I$1];0;INDEX([.I$2:.I99];1+([.$A100]-[.I$1])))+[.H100]"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" office:value-type="float" office:value="1" calcext:value-type="float">
            <text:p>1</text:p>
          </table:table-cell>
          <table:table-cell table:formula="of:=IF([.$A101]&lt;[.C$1];0;INDEX([.C$2:.C100];1+([.$A101]-[.C$1])))+[.B101]" office:value-type="float" office:value="50" calcext:value-type="float">
            <text:p>50</text:p>
          </table:table-cell>
          <table:table-cell table:formula="of:=IF([.$A101]&lt;[.D$1];0;INDEX([.D$2:.D100];1+([.$A101]-[.D$1])))+[.C101]" office:value-type="float" office:value="530" calcext:value-type="float">
            <text:p>530</text:p>
          </table:table-cell>
          <table:table-cell table:formula="of:=IF([.$A101]&lt;[.E$1];0;INDEX([.E$2:.E100];1+([.$A101]-[.E$1])))+[.D101]" office:value-type="float" office:value="2090" calcext:value-type="float">
            <text:p>2090</text:p>
          </table:table-cell>
          <table:table-cell table:formula="of:=IF([.$A101]&lt;[.F$1];0;INDEX([.F$2:.F100];1+([.$A101]-[.F$1])))+[.E101]" office:value-type="float" office:value="3950" calcext:value-type="float">
            <text:p>3950</text:p>
          </table:table-cell>
          <table:table-cell table:formula="of:=IF([.$A101]&lt;[.G$1];0;INDEX([.G$2:.G100];1+([.$A101]-[.G$1])))+[.F101]" office:value-type="float" office:value="4366" calcext:value-type="float">
            <text:p>4366</text:p>
          </table:table-cell>
          <table:table-cell table:formula="of:=IF([.$A101]&lt;[.H$1];0;INDEX([.H$2:.H100];1+([.$A101]-[.H$1])))+[.G101]" office:value-type="float" office:value="4366" calcext:value-type="float">
            <text:p>4366</text:p>
          </table:table-cell>
          <table:table-cell table:formula="of:=IF([.$A101]&lt;[.I$1];0;INDEX([.I$2:.I100];1+([.$A101]-[.I$1])))+[.H101]"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" office:value-type="float" office:value="1" calcext:value-type="float">
            <text:p>1</text:p>
          </table:table-cell>
          <table:table-cell table:formula="of:=IF([.$A102]&lt;[.C$1];0;INDEX([.C$2:.C101];1+([.$A102]-[.C$1])))+[.B102]" office:value-type="float" office:value="51" calcext:value-type="float">
            <text:p>51</text:p>
          </table:table-cell>
          <table:table-cell table:formula="of:=IF([.$A102]&lt;[.D$1];0;INDEX([.D$2:.D101];1+([.$A102]-[.D$1])))+[.C102]" office:value-type="float" office:value="541" calcext:value-type="float">
            <text:p>541</text:p>
          </table:table-cell>
          <table:table-cell table:formula="of:=IF([.$A102]&lt;[.E$1];0;INDEX([.E$2:.E101];1+([.$A102]-[.E$1])))+[.D102]" office:value-type="float" office:value="2156" calcext:value-type="float">
            <text:p>2156</text:p>
          </table:table-cell>
          <table:table-cell table:formula="of:=IF([.$A102]&lt;[.F$1];0;INDEX([.F$2:.F101];1+([.$A102]-[.F$1])))+[.E102]" office:value-type="float" office:value="4111" calcext:value-type="float">
            <text:p>4111</text:p>
          </table:table-cell>
          <table:table-cell table:formula="of:=IF([.$A102]&lt;[.G$1];0;INDEX([.G$2:.G101];1+([.$A102]-[.G$1])))+[.F102]" office:value-type="float" office:value="4562" calcext:value-type="float">
            <text:p>4562</text:p>
          </table:table-cell>
          <table:table-cell table:formula="of:=IF([.$A102]&lt;[.H$1];0;INDEX([.H$2:.H101];1+([.$A102]-[.H$1])))+[.G102]" office:value-type="float" office:value="4563" calcext:value-type="float">
            <text:p>4563</text:p>
          </table:table-cell>
          <table:table-cell table:formula="of:=IF([.$A102]&lt;[.I$1];0;INDEX([.I$2:.I101];1+([.$A102]-[.I$1])))+[.H102]"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" office:value-type="float" office:value="1" calcext:value-type="float">
            <text:p>1</text:p>
          </table:table-cell>
          <table:table-cell table:formula="of:=IF([.$A103]&lt;[.C$1];0;INDEX([.C$2:.C102];1+([.$A103]-[.C$1])))+[.B103]" office:value-type="float" office:value="51" calcext:value-type="float">
            <text:p>51</text:p>
          </table:table-cell>
          <table:table-cell table:formula="of:=IF([.$A103]&lt;[.D$1];0;INDEX([.D$2:.D102];1+([.$A103]-[.D$1])))+[.C103]" office:value-type="float" office:value="551" calcext:value-type="float">
            <text:p>551</text:p>
          </table:table-cell>
          <table:table-cell table:formula="of:=IF([.$A103]&lt;[.E$1];0;INDEX([.E$2:.E102];1+([.$A103]-[.E$1])))+[.D103]" office:value-type="float" office:value="2211" calcext:value-type="float">
            <text:p>2211</text:p>
          </table:table-cell>
          <table:table-cell table:formula="of:=IF([.$A103]&lt;[.F$1];0;INDEX([.F$2:.F102];1+([.$A103]-[.F$1])))+[.E103]" office:value-type="float" office:value="4236" calcext:value-type="float">
            <text:p>4236</text:p>
          </table:table-cell>
          <table:table-cell table:formula="of:=IF([.$A103]&lt;[.G$1];0;INDEX([.G$2:.G102];1+([.$A103]-[.G$1])))+[.F103]" office:value-type="float" office:value="4709" calcext:value-type="float">
            <text:p>4709</text:p>
          </table:table-cell>
          <table:table-cell table:formula="of:=IF([.$A103]&lt;[.H$1];0;INDEX([.H$2:.H102];1+([.$A103]-[.H$1])))+[.G103]" office:value-type="float" office:value="4710" calcext:value-type="float">
            <text:p>4710</text:p>
          </table:table-cell>
          <table:table-cell table:formula="of:=IF([.$A103]&lt;[.I$1];0;INDEX([.I$2:.I102];1+([.$A103]-[.I$1])))+[.H103]"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" office:value-type="float" office:value="1" calcext:value-type="float">
            <text:p>1</text:p>
          </table:table-cell>
          <table:table-cell table:formula="of:=IF([.$A104]&lt;[.C$1];0;INDEX([.C$2:.C103];1+([.$A104]-[.C$1])))+[.B104]" office:value-type="float" office:value="52" calcext:value-type="float">
            <text:p>52</text:p>
          </table:table-cell>
          <table:table-cell table:formula="of:=IF([.$A104]&lt;[.D$1];0;INDEX([.D$2:.D103];1+([.$A104]-[.D$1])))+[.C104]" office:value-type="float" office:value="562" calcext:value-type="float">
            <text:p>562</text:p>
          </table:table-cell>
          <table:table-cell table:formula="of:=IF([.$A104]&lt;[.E$1];0;INDEX([.E$2:.E103];1+([.$A104]-[.E$1])))+[.D104]" office:value-type="float" office:value="2277" calcext:value-type="float">
            <text:p>2277</text:p>
          </table:table-cell>
          <table:table-cell table:formula="of:=IF([.$A104]&lt;[.F$1];0;INDEX([.F$2:.F103];1+([.$A104]-[.F$1])))+[.E104]" office:value-type="float" office:value="4397" calcext:value-type="float">
            <text:p>4397</text:p>
          </table:table-cell>
          <table:table-cell table:formula="of:=IF([.$A104]&lt;[.G$1];0;INDEX([.G$2:.G103];1+([.$A104]-[.G$1])))+[.F104]" office:value-type="float" office:value="4905" calcext:value-type="float">
            <text:p>4905</text:p>
          </table:table-cell>
          <table:table-cell table:formula="of:=IF([.$A104]&lt;[.H$1];0;INDEX([.H$2:.H103];1+([.$A104]-[.H$1])))+[.G104]" office:value-type="float" office:value="4907" calcext:value-type="float">
            <text:p>4907</text:p>
          </table:table-cell>
          <table:table-cell table:formula="of:=IF([.$A104]&lt;[.I$1];0;INDEX([.I$2:.I103];1+([.$A104]-[.I$1])))+[.H104]"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" office:value-type="float" office:value="1" calcext:value-type="float">
            <text:p>1</text:p>
          </table:table-cell>
          <table:table-cell table:formula="of:=IF([.$A105]&lt;[.C$1];0;INDEX([.C$2:.C104];1+([.$A105]-[.C$1])))+[.B105]" office:value-type="float" office:value="52" calcext:value-type="float">
            <text:p>52</text:p>
          </table:table-cell>
          <table:table-cell table:formula="of:=IF([.$A105]&lt;[.D$1];0;INDEX([.D$2:.D104];1+([.$A105]-[.D$1])))+[.C105]" office:value-type="float" office:value="572" calcext:value-type="float">
            <text:p>572</text:p>
          </table:table-cell>
          <table:table-cell table:formula="of:=IF([.$A105]&lt;[.E$1];0;INDEX([.E$2:.E104];1+([.$A105]-[.E$1])))+[.D105]" office:value-type="float" office:value="2332" calcext:value-type="float">
            <text:p>2332</text:p>
          </table:table-cell>
          <table:table-cell table:formula="of:=IF([.$A105]&lt;[.F$1];0;INDEX([.F$2:.F104];1+([.$A105]-[.F$1])))+[.E105]" office:value-type="float" office:value="4522" calcext:value-type="float">
            <text:p>4522</text:p>
          </table:table-cell>
          <table:table-cell table:formula="of:=IF([.$A105]&lt;[.G$1];0;INDEX([.G$2:.G104];1+([.$A105]-[.G$1])))+[.F105]" office:value-type="float" office:value="5052" calcext:value-type="float">
            <text:p>5052</text:p>
          </table:table-cell>
          <table:table-cell table:formula="of:=IF([.$A105]&lt;[.H$1];0;INDEX([.H$2:.H104];1+([.$A105]-[.H$1])))+[.G105]" office:value-type="float" office:value="5054" calcext:value-type="float">
            <text:p>5054</text:p>
          </table:table-cell>
          <table:table-cell table:formula="of:=IF([.$A105]&lt;[.I$1];0;INDEX([.I$2:.I104];1+([.$A105]-[.I$1])))+[.H105]"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" office:value-type="float" office:value="1" calcext:value-type="float">
            <text:p>1</text:p>
          </table:table-cell>
          <table:table-cell table:formula="of:=IF([.$A106]&lt;[.C$1];0;INDEX([.C$2:.C105];1+([.$A106]-[.C$1])))+[.B106]" office:value-type="float" office:value="53" calcext:value-type="float">
            <text:p>53</text:p>
          </table:table-cell>
          <table:table-cell table:formula="of:=IF([.$A106]&lt;[.D$1];0;INDEX([.D$2:.D105];1+([.$A106]-[.D$1])))+[.C106]" office:value-type="float" office:value="583" calcext:value-type="float">
            <text:p>583</text:p>
          </table:table-cell>
          <table:table-cell table:formula="of:=IF([.$A106]&lt;[.E$1];0;INDEX([.E$2:.E105];1+([.$A106]-[.E$1])))+[.D106]" office:value-type="float" office:value="2398" calcext:value-type="float">
            <text:p>2398</text:p>
          </table:table-cell>
          <table:table-cell table:formula="of:=IF([.$A106]&lt;[.F$1];0;INDEX([.F$2:.F105];1+([.$A106]-[.F$1])))+[.E106]" office:value-type="float" office:value="4683" calcext:value-type="float">
            <text:p>4683</text:p>
          </table:table-cell>
          <table:table-cell table:formula="of:=IF([.$A106]&lt;[.G$1];0;INDEX([.G$2:.G105];1+([.$A106]-[.G$1])))+[.F106]" office:value-type="float" office:value="5248" calcext:value-type="float">
            <text:p>5248</text:p>
          </table:table-cell>
          <table:table-cell table:formula="of:=IF([.$A106]&lt;[.H$1];0;INDEX([.H$2:.H105];1+([.$A106]-[.H$1])))+[.G106]" office:value-type="float" office:value="5251" calcext:value-type="float">
            <text:p>5251</text:p>
          </table:table-cell>
          <table:table-cell table:formula="of:=IF([.$A106]&lt;[.I$1];0;INDEX([.I$2:.I105];1+([.$A106]-[.I$1])))+[.H106]"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" office:value-type="float" office:value="1" calcext:value-type="float">
            <text:p>1</text:p>
          </table:table-cell>
          <table:table-cell table:formula="of:=IF([.$A107]&lt;[.C$1];0;INDEX([.C$2:.C106];1+([.$A107]-[.C$1])))+[.B107]" office:value-type="float" office:value="53" calcext:value-type="float">
            <text:p>53</text:p>
          </table:table-cell>
          <table:table-cell table:formula="of:=IF([.$A107]&lt;[.D$1];0;INDEX([.D$2:.D106];1+([.$A107]-[.D$1])))+[.C107]" office:value-type="float" office:value="594" calcext:value-type="float">
            <text:p>594</text:p>
          </table:table-cell>
          <table:table-cell table:formula="of:=IF([.$A107]&lt;[.E$1];0;INDEX([.E$2:.E106];1+([.$A107]-[.E$1])))+[.D107]" office:value-type="float" office:value="2464" calcext:value-type="float">
            <text:p>2464</text:p>
          </table:table-cell>
          <table:table-cell table:formula="of:=IF([.$A107]&lt;[.F$1];0;INDEX([.F$2:.F106];1+([.$A107]-[.F$1])))+[.E107]" office:value-type="float" office:value="4844" calcext:value-type="float">
            <text:p>4844</text:p>
          </table:table-cell>
          <table:table-cell table:formula="of:=IF([.$A107]&lt;[.G$1];0;INDEX([.G$2:.G106];1+([.$A107]-[.G$1])))+[.F107]" office:value-type="float" office:value="5444" calcext:value-type="float">
            <text:p>5444</text:p>
          </table:table-cell>
          <table:table-cell table:formula="of:=IF([.$A107]&lt;[.H$1];0;INDEX([.H$2:.H106];1+([.$A107]-[.H$1])))+[.G107]" office:value-type="float" office:value="5448" calcext:value-type="float">
            <text:p>5448</text:p>
          </table:table-cell>
          <table:table-cell table:formula="of:=IF([.$A107]&lt;[.I$1];0;INDEX([.I$2:.I106];1+([.$A107]-[.I$1])))+[.H107]" office:value-type="float" office:value="5448" calcext:value-type="float">
            <text:p>54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" office:value-type="float" office:value="1" calcext:value-type="float">
            <text:p>1</text:p>
          </table:table-cell>
          <table:table-cell table:formula="of:=IF([.$A108]&lt;[.C$1];0;INDEX([.C$2:.C107];1+([.$A108]-[.C$1])))+[.B108]" office:value-type="float" office:value="54" calcext:value-type="float">
            <text:p>54</text:p>
          </table:table-cell>
          <table:table-cell table:formula="of:=IF([.$A108]&lt;[.D$1];0;INDEX([.D$2:.D107];1+([.$A108]-[.D$1])))+[.C108]" office:value-type="float" office:value="605" calcext:value-type="float">
            <text:p>605</text:p>
          </table:table-cell>
          <table:table-cell table:formula="of:=IF([.$A108]&lt;[.E$1];0;INDEX([.E$2:.E107];1+([.$A108]-[.E$1])))+[.D108]" office:value-type="float" office:value="2530" calcext:value-type="float">
            <text:p>2530</text:p>
          </table:table-cell>
          <table:table-cell table:formula="of:=IF([.$A108]&lt;[.F$1];0;INDEX([.F$2:.F107];1+([.$A108]-[.F$1])))+[.E108]" office:value-type="float" office:value="5005" calcext:value-type="float">
            <text:p>5005</text:p>
          </table:table-cell>
          <table:table-cell table:formula="of:=IF([.$A108]&lt;[.G$1];0;INDEX([.G$2:.G107];1+([.$A108]-[.G$1])))+[.F108]" office:value-type="float" office:value="5640" calcext:value-type="float">
            <text:p>5640</text:p>
          </table:table-cell>
          <table:table-cell table:formula="of:=IF([.$A108]&lt;[.H$1];0;INDEX([.H$2:.H107];1+([.$A108]-[.H$1])))+[.G108]" office:value-type="float" office:value="5645" calcext:value-type="float">
            <text:p>5645</text:p>
          </table:table-cell>
          <table:table-cell table:formula="of:=IF([.$A108]&lt;[.I$1];0;INDEX([.I$2:.I107];1+([.$A108]-[.I$1])))+[.H108]" office:value-type="float" office:value="5645" calcext:value-type="float">
            <text:p>56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" office:value-type="float" office:value="1" calcext:value-type="float">
            <text:p>1</text:p>
          </table:table-cell>
          <table:table-cell table:formula="of:=IF([.$A109]&lt;[.C$1];0;INDEX([.C$2:.C108];1+([.$A109]-[.C$1])))+[.B109]" office:value-type="float" office:value="54" calcext:value-type="float">
            <text:p>54</text:p>
          </table:table-cell>
          <table:table-cell table:formula="of:=IF([.$A109]&lt;[.D$1];0;INDEX([.D$2:.D108];1+([.$A109]-[.D$1])))+[.C109]" office:value-type="float" office:value="616" calcext:value-type="float">
            <text:p>616</text:p>
          </table:table-cell>
          <table:table-cell table:formula="of:=IF([.$A109]&lt;[.E$1];0;INDEX([.E$2:.E108];1+([.$A109]-[.E$1])))+[.D109]" office:value-type="float" office:value="2596" calcext:value-type="float">
            <text:p>2596</text:p>
          </table:table-cell>
          <table:table-cell table:formula="of:=IF([.$A109]&lt;[.F$1];0;INDEX([.F$2:.F108];1+([.$A109]-[.F$1])))+[.E109]" office:value-type="float" office:value="5166" calcext:value-type="float">
            <text:p>5166</text:p>
          </table:table-cell>
          <table:table-cell table:formula="of:=IF([.$A109]&lt;[.G$1];0;INDEX([.G$2:.G108];1+([.$A109]-[.G$1])))+[.F109]" office:value-type="float" office:value="5836" calcext:value-type="float">
            <text:p>5836</text:p>
          </table:table-cell>
          <table:table-cell table:formula="of:=IF([.$A109]&lt;[.H$1];0;INDEX([.H$2:.H108];1+([.$A109]-[.H$1])))+[.G109]" office:value-type="float" office:value="5842" calcext:value-type="float">
            <text:p>5842</text:p>
          </table:table-cell>
          <table:table-cell table:formula="of:=IF([.$A109]&lt;[.I$1];0;INDEX([.I$2:.I108];1+([.$A109]-[.I$1])))+[.H109]"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" office:value-type="float" office:value="1" calcext:value-type="float">
            <text:p>1</text:p>
          </table:table-cell>
          <table:table-cell table:formula="of:=IF([.$A110]&lt;[.C$1];0;INDEX([.C$2:.C109];1+([.$A110]-[.C$1])))+[.B110]" office:value-type="float" office:value="55" calcext:value-type="float">
            <text:p>55</text:p>
          </table:table-cell>
          <table:table-cell table:formula="of:=IF([.$A110]&lt;[.D$1];0;INDEX([.D$2:.D109];1+([.$A110]-[.D$1])))+[.C110]" office:value-type="float" office:value="627" calcext:value-type="float">
            <text:p>627</text:p>
          </table:table-cell>
          <table:table-cell table:formula="of:=IF([.$A110]&lt;[.E$1];0;INDEX([.E$2:.E109];1+([.$A110]-[.E$1])))+[.D110]" office:value-type="float" office:value="2662" calcext:value-type="float">
            <text:p>2662</text:p>
          </table:table-cell>
          <table:table-cell table:formula="of:=IF([.$A110]&lt;[.F$1];0;INDEX([.F$2:.F109];1+([.$A110]-[.F$1])))+[.E110]" office:value-type="float" office:value="5327" calcext:value-type="float">
            <text:p>5327</text:p>
          </table:table-cell>
          <table:table-cell table:formula="of:=IF([.$A110]&lt;[.G$1];0;INDEX([.G$2:.G109];1+([.$A110]-[.G$1])))+[.F110]" office:value-type="float" office:value="6032" calcext:value-type="float">
            <text:p>6032</text:p>
          </table:table-cell>
          <table:table-cell table:formula="of:=IF([.$A110]&lt;[.H$1];0;INDEX([.H$2:.H109];1+([.$A110]-[.H$1])))+[.G110]" office:value-type="float" office:value="6039" calcext:value-type="float">
            <text:p>6039</text:p>
          </table:table-cell>
          <table:table-cell table:formula="of:=IF([.$A110]&lt;[.I$1];0;INDEX([.I$2:.I109];1+([.$A110]-[.I$1])))+[.H110]"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" office:value-type="float" office:value="1" calcext:value-type="float">
            <text:p>1</text:p>
          </table:table-cell>
          <table:table-cell table:formula="of:=IF([.$A111]&lt;[.C$1];0;INDEX([.C$2:.C110];1+([.$A111]-[.C$1])))+[.B111]" office:value-type="float" office:value="55" calcext:value-type="float">
            <text:p>55</text:p>
          </table:table-cell>
          <table:table-cell table:formula="of:=IF([.$A111]&lt;[.D$1];0;INDEX([.D$2:.D110];1+([.$A111]-[.D$1])))+[.C111]" office:value-type="float" office:value="638" calcext:value-type="float">
            <text:p>638</text:p>
          </table:table-cell>
          <table:table-cell table:formula="of:=IF([.$A111]&lt;[.E$1];0;INDEX([.E$2:.E110];1+([.$A111]-[.E$1])))+[.D111]" office:value-type="float" office:value="2728" calcext:value-type="float">
            <text:p>2728</text:p>
          </table:table-cell>
          <table:table-cell table:formula="of:=IF([.$A111]&lt;[.F$1];0;INDEX([.F$2:.F110];1+([.$A111]-[.F$1])))+[.E111]" office:value-type="float" office:value="5488" calcext:value-type="float">
            <text:p>5488</text:p>
          </table:table-cell>
          <table:table-cell table:formula="of:=IF([.$A111]&lt;[.G$1];0;INDEX([.G$2:.G110];1+([.$A111]-[.G$1])))+[.F111]" office:value-type="float" office:value="6228" calcext:value-type="float">
            <text:p>6228</text:p>
          </table:table-cell>
          <table:table-cell table:formula="of:=IF([.$A111]&lt;[.H$1];0;INDEX([.H$2:.H110];1+([.$A111]-[.H$1])))+[.G111]" office:value-type="float" office:value="6236" calcext:value-type="float">
            <text:p>6236</text:p>
          </table:table-cell>
          <table:table-cell table:formula="of:=IF([.$A111]&lt;[.I$1];0;INDEX([.I$2:.I110];1+([.$A111]-[.I$1])))+[.H111]"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" office:value-type="float" office:value="1" calcext:value-type="float">
            <text:p>1</text:p>
          </table:table-cell>
          <table:table-cell table:formula="of:=IF([.$A112]&lt;[.C$1];0;INDEX([.C$2:.C111];1+([.$A112]-[.C$1])))+[.B112]" office:value-type="float" office:value="56" calcext:value-type="float">
            <text:p>56</text:p>
          </table:table-cell>
          <table:table-cell table:formula="of:=IF([.$A112]&lt;[.D$1];0;INDEX([.D$2:.D111];1+([.$A112]-[.D$1])))+[.C112]" office:value-type="float" office:value="650" calcext:value-type="float">
            <text:p>650</text:p>
          </table:table-cell>
          <table:table-cell table:formula="of:=IF([.$A112]&lt;[.E$1];0;INDEX([.E$2:.E111];1+([.$A112]-[.E$1])))+[.D112]" office:value-type="float" office:value="2806" calcext:value-type="float">
            <text:p>2806</text:p>
          </table:table-cell>
          <table:table-cell table:formula="of:=IF([.$A112]&lt;[.F$1];0;INDEX([.F$2:.F111];1+([.$A112]-[.F$1])))+[.E112]" office:value-type="float" office:value="5691" calcext:value-type="float">
            <text:p>5691</text:p>
          </table:table-cell>
          <table:table-cell table:formula="of:=IF([.$A112]&lt;[.G$1];0;INDEX([.G$2:.G111];1+([.$A112]-[.G$1])))+[.F112]" office:value-type="float" office:value="6484" calcext:value-type="float">
            <text:p>6484</text:p>
          </table:table-cell>
          <table:table-cell table:formula="of:=IF([.$A112]&lt;[.H$1];0;INDEX([.H$2:.H111];1+([.$A112]-[.H$1])))+[.G112]" office:value-type="float" office:value="6495" calcext:value-type="float">
            <text:p>6495</text:p>
          </table:table-cell>
          <table:table-cell table:formula="of:=IF([.$A112]&lt;[.I$1];0;INDEX([.I$2:.I111];1+([.$A112]-[.I$1])))+[.H112]"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" office:value-type="float" office:value="1" calcext:value-type="float">
            <text:p>1</text:p>
          </table:table-cell>
          <table:table-cell table:formula="of:=IF([.$A113]&lt;[.C$1];0;INDEX([.C$2:.C112];1+([.$A113]-[.C$1])))+[.B113]" office:value-type="float" office:value="56" calcext:value-type="float">
            <text:p>56</text:p>
          </table:table-cell>
          <table:table-cell table:formula="of:=IF([.$A113]&lt;[.D$1];0;INDEX([.D$2:.D112];1+([.$A113]-[.D$1])))+[.C113]" office:value-type="float" office:value="661" calcext:value-type="float">
            <text:p>661</text:p>
          </table:table-cell>
          <table:table-cell table:formula="of:=IF([.$A113]&lt;[.E$1];0;INDEX([.E$2:.E112];1+([.$A113]-[.E$1])))+[.D113]" office:value-type="float" office:value="2872" calcext:value-type="float">
            <text:p>2872</text:p>
          </table:table-cell>
          <table:table-cell table:formula="of:=IF([.$A113]&lt;[.F$1];0;INDEX([.F$2:.F112];1+([.$A113]-[.F$1])))+[.E113]" office:value-type="float" office:value="5852" calcext:value-type="float">
            <text:p>5852</text:p>
          </table:table-cell>
          <table:table-cell table:formula="of:=IF([.$A113]&lt;[.G$1];0;INDEX([.G$2:.G112];1+([.$A113]-[.G$1])))+[.F113]" office:value-type="float" office:value="6680" calcext:value-type="float">
            <text:p>6680</text:p>
          </table:table-cell>
          <table:table-cell table:formula="of:=IF([.$A113]&lt;[.H$1];0;INDEX([.H$2:.H112];1+([.$A113]-[.H$1])))+[.G113]" office:value-type="float" office:value="6692" calcext:value-type="float">
            <text:p>6692</text:p>
          </table:table-cell>
          <table:table-cell table:formula="of:=IF([.$A113]&lt;[.I$1];0;INDEX([.I$2:.I112];1+([.$A113]-[.I$1])))+[.H113]"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" office:value-type="float" office:value="1" calcext:value-type="float">
            <text:p>1</text:p>
          </table:table-cell>
          <table:table-cell table:formula="of:=IF([.$A114]&lt;[.C$1];0;INDEX([.C$2:.C113];1+([.$A114]-[.C$1])))+[.B114]" office:value-type="float" office:value="57" calcext:value-type="float">
            <text:p>57</text:p>
          </table:table-cell>
          <table:table-cell table:formula="of:=IF([.$A114]&lt;[.D$1];0;INDEX([.D$2:.D113];1+([.$A114]-[.D$1])))+[.C114]" office:value-type="float" office:value="673" calcext:value-type="float">
            <text:p>673</text:p>
          </table:table-cell>
          <table:table-cell table:formula="of:=IF([.$A114]&lt;[.E$1];0;INDEX([.E$2:.E113];1+([.$A114]-[.E$1])))+[.D114]" office:value-type="float" office:value="2950" calcext:value-type="float">
            <text:p>2950</text:p>
          </table:table-cell>
          <table:table-cell table:formula="of:=IF([.$A114]&lt;[.F$1];0;INDEX([.F$2:.F113];1+([.$A114]-[.F$1])))+[.E114]" office:value-type="float" office:value="6055" calcext:value-type="float">
            <text:p>6055</text:p>
          </table:table-cell>
          <table:table-cell table:formula="of:=IF([.$A114]&lt;[.G$1];0;INDEX([.G$2:.G113];1+([.$A114]-[.G$1])))+[.F114]" office:value-type="float" office:value="6936" calcext:value-type="float">
            <text:p>6936</text:p>
          </table:table-cell>
          <table:table-cell table:formula="of:=IF([.$A114]&lt;[.H$1];0;INDEX([.H$2:.H113];1+([.$A114]-[.H$1])))+[.G114]" office:value-type="float" office:value="6951" calcext:value-type="float">
            <text:p>6951</text:p>
          </table:table-cell>
          <table:table-cell table:formula="of:=IF([.$A114]&lt;[.I$1];0;INDEX([.I$2:.I113];1+([.$A114]-[.I$1])))+[.H114]" office:value-type="float" office:value="6951" calcext:value-type="float">
            <text:p>69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" office:value-type="float" office:value="1" calcext:value-type="float">
            <text:p>1</text:p>
          </table:table-cell>
          <table:table-cell table:formula="of:=IF([.$A115]&lt;[.C$1];0;INDEX([.C$2:.C114];1+([.$A115]-[.C$1])))+[.B115]" office:value-type="float" office:value="57" calcext:value-type="float">
            <text:p>57</text:p>
          </table:table-cell>
          <table:table-cell table:formula="of:=IF([.$A115]&lt;[.D$1];0;INDEX([.D$2:.D114];1+([.$A115]-[.D$1])))+[.C115]" office:value-type="float" office:value="684" calcext:value-type="float">
            <text:p>684</text:p>
          </table:table-cell>
          <table:table-cell table:formula="of:=IF([.$A115]&lt;[.E$1];0;INDEX([.E$2:.E114];1+([.$A115]-[.E$1])))+[.D115]" office:value-type="float" office:value="3016" calcext:value-type="float">
            <text:p>3016</text:p>
          </table:table-cell>
          <table:table-cell table:formula="of:=IF([.$A115]&lt;[.F$1];0;INDEX([.F$2:.F114];1+([.$A115]-[.F$1])))+[.E115]" office:value-type="float" office:value="6216" calcext:value-type="float">
            <text:p>6216</text:p>
          </table:table-cell>
          <table:table-cell table:formula="of:=IF([.$A115]&lt;[.G$1];0;INDEX([.G$2:.G114];1+([.$A115]-[.G$1])))+[.F115]" office:value-type="float" office:value="7132" calcext:value-type="float">
            <text:p>7132</text:p>
          </table:table-cell>
          <table:table-cell table:formula="of:=IF([.$A115]&lt;[.H$1];0;INDEX([.H$2:.H114];1+([.$A115]-[.H$1])))+[.G115]" office:value-type="float" office:value="7148" calcext:value-type="float">
            <text:p>7148</text:p>
          </table:table-cell>
          <table:table-cell table:formula="of:=IF([.$A115]&lt;[.I$1];0;INDEX([.I$2:.I114];1+([.$A115]-[.I$1])))+[.H115]"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" office:value-type="float" office:value="1" calcext:value-type="float">
            <text:p>1</text:p>
          </table:table-cell>
          <table:table-cell table:formula="of:=IF([.$A116]&lt;[.C$1];0;INDEX([.C$2:.C115];1+([.$A116]-[.C$1])))+[.B116]" office:value-type="float" office:value="58" calcext:value-type="float">
            <text:p>58</text:p>
          </table:table-cell>
          <table:table-cell table:formula="of:=IF([.$A116]&lt;[.D$1];0;INDEX([.D$2:.D115];1+([.$A116]-[.D$1])))+[.C116]" office:value-type="float" office:value="696" calcext:value-type="float">
            <text:p>696</text:p>
          </table:table-cell>
          <table:table-cell table:formula="of:=IF([.$A116]&lt;[.E$1];0;INDEX([.E$2:.E115];1+([.$A116]-[.E$1])))+[.D116]" office:value-type="float" office:value="3094" calcext:value-type="float">
            <text:p>3094</text:p>
          </table:table-cell>
          <table:table-cell table:formula="of:=IF([.$A116]&lt;[.F$1];0;INDEX([.F$2:.F115];1+([.$A116]-[.F$1])))+[.E116]" office:value-type="float" office:value="6419" calcext:value-type="float">
            <text:p>6419</text:p>
          </table:table-cell>
          <table:table-cell table:formula="of:=IF([.$A116]&lt;[.G$1];0;INDEX([.G$2:.G115];1+([.$A116]-[.G$1])))+[.F116]" office:value-type="float" office:value="7388" calcext:value-type="float">
            <text:p>7388</text:p>
          </table:table-cell>
          <table:table-cell table:formula="of:=IF([.$A116]&lt;[.H$1];0;INDEX([.H$2:.H115];1+([.$A116]-[.H$1])))+[.G116]" office:value-type="float" office:value="7407" calcext:value-type="float">
            <text:p>7407</text:p>
          </table:table-cell>
          <table:table-cell table:formula="of:=IF([.$A116]&lt;[.I$1];0;INDEX([.I$2:.I115];1+([.$A116]-[.I$1])))+[.H116]" office:value-type="float" office:value="7407" calcext:value-type="float">
            <text:p>74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" office:value-type="float" office:value="1" calcext:value-type="float">
            <text:p>1</text:p>
          </table:table-cell>
          <table:table-cell table:formula="of:=IF([.$A117]&lt;[.C$1];0;INDEX([.C$2:.C116];1+([.$A117]-[.C$1])))+[.B117]" office:value-type="float" office:value="58" calcext:value-type="float">
            <text:p>58</text:p>
          </table:table-cell>
          <table:table-cell table:formula="of:=IF([.$A117]&lt;[.D$1];0;INDEX([.D$2:.D116];1+([.$A117]-[.D$1])))+[.C117]" office:value-type="float" office:value="708" calcext:value-type="float">
            <text:p>708</text:p>
          </table:table-cell>
          <table:table-cell table:formula="of:=IF([.$A117]&lt;[.E$1];0;INDEX([.E$2:.E116];1+([.$A117]-[.E$1])))+[.D117]" office:value-type="float" office:value="3172" calcext:value-type="float">
            <text:p>3172</text:p>
          </table:table-cell>
          <table:table-cell table:formula="of:=IF([.$A117]&lt;[.F$1];0;INDEX([.F$2:.F116];1+([.$A117]-[.F$1])))+[.E117]" office:value-type="float" office:value="6622" calcext:value-type="float">
            <text:p>6622</text:p>
          </table:table-cell>
          <table:table-cell table:formula="of:=IF([.$A117]&lt;[.G$1];0;INDEX([.G$2:.G116];1+([.$A117]-[.G$1])))+[.F117]" office:value-type="float" office:value="7644" calcext:value-type="float">
            <text:p>7644</text:p>
          </table:table-cell>
          <table:table-cell table:formula="of:=IF([.$A117]&lt;[.H$1];0;INDEX([.H$2:.H116];1+([.$A117]-[.H$1])))+[.G117]" office:value-type="float" office:value="7666" calcext:value-type="float">
            <text:p>7666</text:p>
          </table:table-cell>
          <table:table-cell table:formula="of:=IF([.$A117]&lt;[.I$1];0;INDEX([.I$2:.I116];1+([.$A117]-[.I$1])))+[.H117]" office:value-type="float" office:value="7666" calcext:value-type="float">
            <text:p>76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" office:value-type="float" office:value="1" calcext:value-type="float">
            <text:p>1</text:p>
          </table:table-cell>
          <table:table-cell table:formula="of:=IF([.$A118]&lt;[.C$1];0;INDEX([.C$2:.C117];1+([.$A118]-[.C$1])))+[.B118]" office:value-type="float" office:value="59" calcext:value-type="float">
            <text:p>59</text:p>
          </table:table-cell>
          <table:table-cell table:formula="of:=IF([.$A118]&lt;[.D$1];0;INDEX([.D$2:.D117];1+([.$A118]-[.D$1])))+[.C118]" office:value-type="float" office:value="720" calcext:value-type="float">
            <text:p>720</text:p>
          </table:table-cell>
          <table:table-cell table:formula="of:=IF([.$A118]&lt;[.E$1];0;INDEX([.E$2:.E117];1+([.$A118]-[.E$1])))+[.D118]" office:value-type="float" office:value="3250" calcext:value-type="float">
            <text:p>3250</text:p>
          </table:table-cell>
          <table:table-cell table:formula="of:=IF([.$A118]&lt;[.F$1];0;INDEX([.F$2:.F117];1+([.$A118]-[.F$1])))+[.E118]" office:value-type="float" office:value="6825" calcext:value-type="float">
            <text:p>6825</text:p>
          </table:table-cell>
          <table:table-cell table:formula="of:=IF([.$A118]&lt;[.G$1];0;INDEX([.G$2:.G117];1+([.$A118]-[.G$1])))+[.F118]" office:value-type="float" office:value="7900" calcext:value-type="float">
            <text:p>7900</text:p>
          </table:table-cell>
          <table:table-cell table:formula="of:=IF([.$A118]&lt;[.H$1];0;INDEX([.H$2:.H117];1+([.$A118]-[.H$1])))+[.G118]" office:value-type="float" office:value="7925" calcext:value-type="float">
            <text:p>7925</text:p>
          </table:table-cell>
          <table:table-cell table:formula="of:=IF([.$A118]&lt;[.I$1];0;INDEX([.I$2:.I117];1+([.$A118]-[.I$1])))+[.H118]" office:value-type="float" office:value="7925" calcext:value-type="float">
            <text:p>79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" office:value-type="float" office:value="1" calcext:value-type="float">
            <text:p>1</text:p>
          </table:table-cell>
          <table:table-cell table:formula="of:=IF([.$A119]&lt;[.C$1];0;INDEX([.C$2:.C118];1+([.$A119]-[.C$1])))+[.B119]" office:value-type="float" office:value="59" calcext:value-type="float">
            <text:p>59</text:p>
          </table:table-cell>
          <table:table-cell table:formula="of:=IF([.$A119]&lt;[.D$1];0;INDEX([.D$2:.D118];1+([.$A119]-[.D$1])))+[.C119]" office:value-type="float" office:value="732" calcext:value-type="float">
            <text:p>732</text:p>
          </table:table-cell>
          <table:table-cell table:formula="of:=IF([.$A119]&lt;[.E$1];0;INDEX([.E$2:.E118];1+([.$A119]-[.E$1])))+[.D119]" office:value-type="float" office:value="3328" calcext:value-type="float">
            <text:p>3328</text:p>
          </table:table-cell>
          <table:table-cell table:formula="of:=IF([.$A119]&lt;[.F$1];0;INDEX([.F$2:.F118];1+([.$A119]-[.F$1])))+[.E119]" office:value-type="float" office:value="7028" calcext:value-type="float">
            <text:p>7028</text:p>
          </table:table-cell>
          <table:table-cell table:formula="of:=IF([.$A119]&lt;[.G$1];0;INDEX([.G$2:.G118];1+([.$A119]-[.G$1])))+[.F119]" office:value-type="float" office:value="8156" calcext:value-type="float">
            <text:p>8156</text:p>
          </table:table-cell>
          <table:table-cell table:formula="of:=IF([.$A119]&lt;[.H$1];0;INDEX([.H$2:.H118];1+([.$A119]-[.H$1])))+[.G119]" office:value-type="float" office:value="8184" calcext:value-type="float">
            <text:p>8184</text:p>
          </table:table-cell>
          <table:table-cell table:formula="of:=IF([.$A119]&lt;[.I$1];0;INDEX([.I$2:.I118];1+([.$A119]-[.I$1])))+[.H119]" office:value-type="float" office:value="8184" calcext:value-type="float">
            <text:p>81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" office:value-type="float" office:value="1" calcext:value-type="float">
            <text:p>1</text:p>
          </table:table-cell>
          <table:table-cell table:formula="of:=IF([.$A120]&lt;[.C$1];0;INDEX([.C$2:.C119];1+([.$A120]-[.C$1])))+[.B120]" office:value-type="float" office:value="60" calcext:value-type="float">
            <text:p>60</text:p>
          </table:table-cell>
          <table:table-cell table:formula="of:=IF([.$A120]&lt;[.D$1];0;INDEX([.D$2:.D119];1+([.$A120]-[.D$1])))+[.C120]" office:value-type="float" office:value="744" calcext:value-type="float">
            <text:p>744</text:p>
          </table:table-cell>
          <table:table-cell table:formula="of:=IF([.$A120]&lt;[.E$1];0;INDEX([.E$2:.E119];1+([.$A120]-[.E$1])))+[.D120]" office:value-type="float" office:value="3406" calcext:value-type="float">
            <text:p>3406</text:p>
          </table:table-cell>
          <table:table-cell table:formula="of:=IF([.$A120]&lt;[.F$1];0;INDEX([.F$2:.F119];1+([.$A120]-[.F$1])))+[.E120]" office:value-type="float" office:value="7231" calcext:value-type="float">
            <text:p>7231</text:p>
          </table:table-cell>
          <table:table-cell table:formula="of:=IF([.$A120]&lt;[.G$1];0;INDEX([.G$2:.G119];1+([.$A120]-[.G$1])))+[.F120]" office:value-type="float" office:value="8412" calcext:value-type="float">
            <text:p>8412</text:p>
          </table:table-cell>
          <table:table-cell table:formula="of:=IF([.$A120]&lt;[.H$1];0;INDEX([.H$2:.H119];1+([.$A120]-[.H$1])))+[.G120]" office:value-type="float" office:value="8443" calcext:value-type="float">
            <text:p>8443</text:p>
          </table:table-cell>
          <table:table-cell table:formula="of:=IF([.$A120]&lt;[.I$1];0;INDEX([.I$2:.I119];1+([.$A120]-[.I$1])))+[.H120]" office:value-type="float" office:value="8443" calcext:value-type="float">
            <text:p>84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" office:value-type="float" office:value="1" calcext:value-type="float">
            <text:p>1</text:p>
          </table:table-cell>
          <table:table-cell table:formula="of:=IF([.$A121]&lt;[.C$1];0;INDEX([.C$2:.C120];1+([.$A121]-[.C$1])))+[.B121]" office:value-type="float" office:value="60" calcext:value-type="float">
            <text:p>60</text:p>
          </table:table-cell>
          <table:table-cell table:formula="of:=IF([.$A121]&lt;[.D$1];0;INDEX([.D$2:.D120];1+([.$A121]-[.D$1])))+[.C121]" office:value-type="float" office:value="756" calcext:value-type="float">
            <text:p>756</text:p>
          </table:table-cell>
          <table:table-cell table:formula="of:=IF([.$A121]&lt;[.E$1];0;INDEX([.E$2:.E120];1+([.$A121]-[.E$1])))+[.D121]" office:value-type="float" office:value="3484" calcext:value-type="float">
            <text:p>3484</text:p>
          </table:table-cell>
          <table:table-cell table:formula="of:=IF([.$A121]&lt;[.F$1];0;INDEX([.F$2:.F120];1+([.$A121]-[.F$1])))+[.E121]" office:value-type="float" office:value="7434" calcext:value-type="float">
            <text:p>7434</text:p>
          </table:table-cell>
          <table:table-cell table:formula="of:=IF([.$A121]&lt;[.G$1];0;INDEX([.G$2:.G120];1+([.$A121]-[.G$1])))+[.F121]" office:value-type="float" office:value="8668" calcext:value-type="float">
            <text:p>8668</text:p>
          </table:table-cell>
          <table:table-cell table:formula="of:=IF([.$A121]&lt;[.H$1];0;INDEX([.H$2:.H120];1+([.$A121]-[.H$1])))+[.G121]" office:value-type="float" office:value="8702" calcext:value-type="float">
            <text:p>8702</text:p>
          </table:table-cell>
          <table:table-cell table:formula="of:=IF([.$A121]&lt;[.I$1];0;INDEX([.I$2:.I120];1+([.$A121]-[.I$1])))+[.H121]" office:value-type="float" office:value="8702" calcext:value-type="float">
            <text:p>87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" office:value-type="float" office:value="1" calcext:value-type="float">
            <text:p>1</text:p>
          </table:table-cell>
          <table:table-cell table:formula="of:=IF([.$A122]&lt;[.C$1];0;INDEX([.C$2:.C121];1+([.$A122]-[.C$1])))+[.B122]" office:value-type="float" office:value="61" calcext:value-type="float">
            <text:p>61</text:p>
          </table:table-cell>
          <table:table-cell table:formula="of:=IF([.$A122]&lt;[.D$1];0;INDEX([.D$2:.D121];1+([.$A122]-[.D$1])))+[.C122]" office:value-type="float" office:value="769" calcext:value-type="float">
            <text:p>769</text:p>
          </table:table-cell>
          <table:table-cell table:formula="of:=IF([.$A122]&lt;[.E$1];0;INDEX([.E$2:.E121];1+([.$A122]-[.E$1])))+[.D122]" office:value-type="float" office:value="3575" calcext:value-type="float">
            <text:p>3575</text:p>
          </table:table-cell>
          <table:table-cell table:formula="of:=IF([.$A122]&lt;[.F$1];0;INDEX([.F$2:.F121];1+([.$A122]-[.F$1])))+[.E122]" office:value-type="float" office:value="7686" calcext:value-type="float">
            <text:p>7686</text:p>
          </table:table-cell>
          <table:table-cell table:formula="of:=IF([.$A122]&lt;[.G$1];0;INDEX([.G$2:.G121];1+([.$A122]-[.G$1])))+[.F122]" office:value-type="float" office:value="8997" calcext:value-type="float">
            <text:p>8997</text:p>
          </table:table-cell>
          <table:table-cell table:formula="of:=IF([.$A122]&lt;[.H$1];0;INDEX([.H$2:.H121];1+([.$A122]-[.H$1])))+[.G122]" office:value-type="float" office:value="9038" calcext:value-type="float">
            <text:p>9038</text:p>
          </table:table-cell>
          <table:table-cell table:formula="of:=IF([.$A122]&lt;[.I$1];0;INDEX([.I$2:.I121];1+([.$A122]-[.I$1])))+[.H122]" office:value-type="float" office:value="9038" calcext:value-type="float">
            <text:p>90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" office:value-type="float" office:value="1" calcext:value-type="float">
            <text:p>1</text:p>
          </table:table-cell>
          <table:table-cell table:formula="of:=IF([.$A123]&lt;[.C$1];0;INDEX([.C$2:.C122];1+([.$A123]-[.C$1])))+[.B123]" office:value-type="float" office:value="61" calcext:value-type="float">
            <text:p>61</text:p>
          </table:table-cell>
          <table:table-cell table:formula="of:=IF([.$A123]&lt;[.D$1];0;INDEX([.D$2:.D122];1+([.$A123]-[.D$1])))+[.C123]" office:value-type="float" office:value="781" calcext:value-type="float">
            <text:p>781</text:p>
          </table:table-cell>
          <table:table-cell table:formula="of:=IF([.$A123]&lt;[.E$1];0;INDEX([.E$2:.E122];1+([.$A123]-[.E$1])))+[.D123]" office:value-type="float" office:value="3653" calcext:value-type="float">
            <text:p>3653</text:p>
          </table:table-cell>
          <table:table-cell table:formula="of:=IF([.$A123]&lt;[.F$1];0;INDEX([.F$2:.F122];1+([.$A123]-[.F$1])))+[.E123]" office:value-type="float" office:value="7889" calcext:value-type="float">
            <text:p>7889</text:p>
          </table:table-cell>
          <table:table-cell table:formula="of:=IF([.$A123]&lt;[.G$1];0;INDEX([.G$2:.G122];1+([.$A123]-[.G$1])))+[.F123]" office:value-type="float" office:value="9253" calcext:value-type="float">
            <text:p>9253</text:p>
          </table:table-cell>
          <table:table-cell table:formula="of:=IF([.$A123]&lt;[.H$1];0;INDEX([.H$2:.H122];1+([.$A123]-[.H$1])))+[.G123]" office:value-type="float" office:value="9297" calcext:value-type="float">
            <text:p>9297</text:p>
          </table:table-cell>
          <table:table-cell table:formula="of:=IF([.$A123]&lt;[.I$1];0;INDEX([.I$2:.I122];1+([.$A123]-[.I$1])))+[.H123]" office:value-type="float" office:value="9297" calcext:value-type="float">
            <text:p>92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" office:value-type="float" office:value="1" calcext:value-type="float">
            <text:p>1</text:p>
          </table:table-cell>
          <table:table-cell table:formula="of:=IF([.$A124]&lt;[.C$1];0;INDEX([.C$2:.C123];1+([.$A124]-[.C$1])))+[.B124]" office:value-type="float" office:value="62" calcext:value-type="float">
            <text:p>62</text:p>
          </table:table-cell>
          <table:table-cell table:formula="of:=IF([.$A124]&lt;[.D$1];0;INDEX([.D$2:.D123];1+([.$A124]-[.D$1])))+[.C124]" office:value-type="float" office:value="794" calcext:value-type="float">
            <text:p>794</text:p>
          </table:table-cell>
          <table:table-cell table:formula="of:=IF([.$A124]&lt;[.E$1];0;INDEX([.E$2:.E123];1+([.$A124]-[.E$1])))+[.D124]" office:value-type="float" office:value="3744" calcext:value-type="float">
            <text:p>3744</text:p>
          </table:table-cell>
          <table:table-cell table:formula="of:=IF([.$A124]&lt;[.F$1];0;INDEX([.F$2:.F123];1+([.$A124]-[.F$1])))+[.E124]" office:value-type="float" office:value="8141" calcext:value-type="float">
            <text:p>8141</text:p>
          </table:table-cell>
          <table:table-cell table:formula="of:=IF([.$A124]&lt;[.G$1];0;INDEX([.G$2:.G123];1+([.$A124]-[.G$1])))+[.F124]" office:value-type="float" office:value="9582" calcext:value-type="float">
            <text:p>9582</text:p>
          </table:table-cell>
          <table:table-cell table:formula="of:=IF([.$A124]&lt;[.H$1];0;INDEX([.H$2:.H123];1+([.$A124]-[.H$1])))+[.G124]" office:value-type="float" office:value="9633" calcext:value-type="float">
            <text:p>9633</text:p>
          </table:table-cell>
          <table:table-cell table:formula="of:=IF([.$A124]&lt;[.I$1];0;INDEX([.I$2:.I123];1+([.$A124]-[.I$1])))+[.H124]" office:value-type="float" office:value="9633" calcext:value-type="float">
            <text:p>96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" office:value-type="float" office:value="1" calcext:value-type="float">
            <text:p>1</text:p>
          </table:table-cell>
          <table:table-cell table:formula="of:=IF([.$A125]&lt;[.C$1];0;INDEX([.C$2:.C124];1+([.$A125]-[.C$1])))+[.B125]" office:value-type="float" office:value="62" calcext:value-type="float">
            <text:p>62</text:p>
          </table:table-cell>
          <table:table-cell table:formula="of:=IF([.$A125]&lt;[.D$1];0;INDEX([.D$2:.D124];1+([.$A125]-[.D$1])))+[.C125]" office:value-type="float" office:value="806" calcext:value-type="float">
            <text:p>806</text:p>
          </table:table-cell>
          <table:table-cell table:formula="of:=IF([.$A125]&lt;[.E$1];0;INDEX([.E$2:.E124];1+([.$A125]-[.E$1])))+[.D125]" office:value-type="float" office:value="3822" calcext:value-type="float">
            <text:p>3822</text:p>
          </table:table-cell>
          <table:table-cell table:formula="of:=IF([.$A125]&lt;[.F$1];0;INDEX([.F$2:.F124];1+([.$A125]-[.F$1])))+[.E125]" office:value-type="float" office:value="8344" calcext:value-type="float">
            <text:p>8344</text:p>
          </table:table-cell>
          <table:table-cell table:formula="of:=IF([.$A125]&lt;[.G$1];0;INDEX([.G$2:.G124];1+([.$A125]-[.G$1])))+[.F125]" office:value-type="float" office:value="9838" calcext:value-type="float">
            <text:p>9838</text:p>
          </table:table-cell>
          <table:table-cell table:formula="of:=IF([.$A125]&lt;[.H$1];0;INDEX([.H$2:.H124];1+([.$A125]-[.H$1])))+[.G125]" office:value-type="float" office:value="9892" calcext:value-type="float">
            <text:p>9892</text:p>
          </table:table-cell>
          <table:table-cell table:formula="of:=IF([.$A125]&lt;[.I$1];0;INDEX([.I$2:.I124];1+([.$A125]-[.I$1])))+[.H125]" office:value-type="float" office:value="9892" calcext:value-type="float">
            <text:p>98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" office:value-type="float" office:value="1" calcext:value-type="float">
            <text:p>1</text:p>
          </table:table-cell>
          <table:table-cell table:formula="of:=IF([.$A126]&lt;[.C$1];0;INDEX([.C$2:.C125];1+([.$A126]-[.C$1])))+[.B126]" office:value-type="float" office:value="63" calcext:value-type="float">
            <text:p>63</text:p>
          </table:table-cell>
          <table:table-cell table:formula="of:=IF([.$A126]&lt;[.D$1];0;INDEX([.D$2:.D125];1+([.$A126]-[.D$1])))+[.C126]" office:value-type="float" office:value="819" calcext:value-type="float">
            <text:p>819</text:p>
          </table:table-cell>
          <table:table-cell table:formula="of:=IF([.$A126]&lt;[.E$1];0;INDEX([.E$2:.E125];1+([.$A126]-[.E$1])))+[.D126]" office:value-type="float" office:value="3913" calcext:value-type="float">
            <text:p>3913</text:p>
          </table:table-cell>
          <table:table-cell table:formula="of:=IF([.$A126]&lt;[.F$1];0;INDEX([.F$2:.F125];1+([.$A126]-[.F$1])))+[.E126]" office:value-type="float" office:value="8596" calcext:value-type="float">
            <text:p>8596</text:p>
          </table:table-cell>
          <table:table-cell table:formula="of:=IF([.$A126]&lt;[.G$1];0;INDEX([.G$2:.G125];1+([.$A126]-[.G$1])))+[.F126]" office:value-type="float" office:value="10167" calcext:value-type="float">
            <text:p>10167</text:p>
          </table:table-cell>
          <table:table-cell table:formula="of:=IF([.$A126]&lt;[.H$1];0;INDEX([.H$2:.H125];1+([.$A126]-[.H$1])))+[.G126]" office:value-type="float" office:value="10228" calcext:value-type="float">
            <text:p>10228</text:p>
          </table:table-cell>
          <table:table-cell table:formula="of:=IF([.$A126]&lt;[.I$1];0;INDEX([.I$2:.I125];1+([.$A126]-[.I$1])))+[.H126]" office:value-type="float" office:value="10228" calcext:value-type="float">
            <text:p>102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" office:value-type="float" office:value="1" calcext:value-type="float">
            <text:p>1</text:p>
          </table:table-cell>
          <table:table-cell table:formula="of:=IF([.$A127]&lt;[.C$1];0;INDEX([.C$2:.C126];1+([.$A127]-[.C$1])))+[.B127]" office:value-type="float" office:value="63" calcext:value-type="float">
            <text:p>63</text:p>
          </table:table-cell>
          <table:table-cell table:formula="of:=IF([.$A127]&lt;[.D$1];0;INDEX([.D$2:.D126];1+([.$A127]-[.D$1])))+[.C127]" office:value-type="float" office:value="832" calcext:value-type="float">
            <text:p>832</text:p>
          </table:table-cell>
          <table:table-cell table:formula="of:=IF([.$A127]&lt;[.E$1];0;INDEX([.E$2:.E126];1+([.$A127]-[.E$1])))+[.D127]" office:value-type="float" office:value="4004" calcext:value-type="float">
            <text:p>4004</text:p>
          </table:table-cell>
          <table:table-cell table:formula="of:=IF([.$A127]&lt;[.F$1];0;INDEX([.F$2:.F126];1+([.$A127]-[.F$1])))+[.E127]" office:value-type="float" office:value="8848" calcext:value-type="float">
            <text:p>8848</text:p>
          </table:table-cell>
          <table:table-cell table:formula="of:=IF([.$A127]&lt;[.G$1];0;INDEX([.G$2:.G126];1+([.$A127]-[.G$1])))+[.F127]" office:value-type="float" office:value="10496" calcext:value-type="float">
            <text:p>10496</text:p>
          </table:table-cell>
          <table:table-cell table:formula="of:=IF([.$A127]&lt;[.H$1];0;INDEX([.H$2:.H126];1+([.$A127]-[.H$1])))+[.G127]" office:value-type="float" office:value="10564" calcext:value-type="float">
            <text:p>10564</text:p>
          </table:table-cell>
          <table:table-cell table:formula="of:=IF([.$A127]&lt;[.I$1];0;INDEX([.I$2:.I126];1+([.$A127]-[.I$1])))+[.H127]" office:value-type="float" office:value="10564" calcext:value-type="float">
            <text:p>105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" office:value-type="float" office:value="1" calcext:value-type="float">
            <text:p>1</text:p>
          </table:table-cell>
          <table:table-cell table:formula="of:=IF([.$A128]&lt;[.C$1];0;INDEX([.C$2:.C127];1+([.$A128]-[.C$1])))+[.B128]" office:value-type="float" office:value="64" calcext:value-type="float">
            <text:p>64</text:p>
          </table:table-cell>
          <table:table-cell table:formula="of:=IF([.$A128]&lt;[.D$1];0;INDEX([.D$2:.D127];1+([.$A128]-[.D$1])))+[.C128]" office:value-type="float" office:value="845" calcext:value-type="float">
            <text:p>845</text:p>
          </table:table-cell>
          <table:table-cell table:formula="of:=IF([.$A128]&lt;[.E$1];0;INDEX([.E$2:.E127];1+([.$A128]-[.E$1])))+[.D128]" office:value-type="float" office:value="4095" calcext:value-type="float">
            <text:p>4095</text:p>
          </table:table-cell>
          <table:table-cell table:formula="of:=IF([.$A128]&lt;[.F$1];0;INDEX([.F$2:.F127];1+([.$A128]-[.F$1])))+[.E128]" office:value-type="float" office:value="9100" calcext:value-type="float">
            <text:p>9100</text:p>
          </table:table-cell>
          <table:table-cell table:formula="of:=IF([.$A128]&lt;[.G$1];0;INDEX([.G$2:.G127];1+([.$A128]-[.G$1])))+[.F128]" office:value-type="float" office:value="10825" calcext:value-type="float">
            <text:p>10825</text:p>
          </table:table-cell>
          <table:table-cell table:formula="of:=IF([.$A128]&lt;[.H$1];0;INDEX([.H$2:.H127];1+([.$A128]-[.H$1])))+[.G128]" office:value-type="float" office:value="10900" calcext:value-type="float">
            <text:p>10900</text:p>
          </table:table-cell>
          <table:table-cell table:formula="of:=IF([.$A128]&lt;[.I$1];0;INDEX([.I$2:.I127];1+([.$A128]-[.I$1])))+[.H128]"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" office:value-type="float" office:value="1" calcext:value-type="float">
            <text:p>1</text:p>
          </table:table-cell>
          <table:table-cell table:formula="of:=IF([.$A129]&lt;[.C$1];0;INDEX([.C$2:.C128];1+([.$A129]-[.C$1])))+[.B129]" office:value-type="float" office:value="64" calcext:value-type="float">
            <text:p>64</text:p>
          </table:table-cell>
          <table:table-cell table:formula="of:=IF([.$A129]&lt;[.D$1];0;INDEX([.D$2:.D128];1+([.$A129]-[.D$1])))+[.C129]" office:value-type="float" office:value="858" calcext:value-type="float">
            <text:p>858</text:p>
          </table:table-cell>
          <table:table-cell table:formula="of:=IF([.$A129]&lt;[.E$1];0;INDEX([.E$2:.E128];1+([.$A129]-[.E$1])))+[.D129]" office:value-type="float" office:value="4186" calcext:value-type="float">
            <text:p>4186</text:p>
          </table:table-cell>
          <table:table-cell table:formula="of:=IF([.$A129]&lt;[.F$1];0;INDEX([.F$2:.F128];1+([.$A129]-[.F$1])))+[.E129]" office:value-type="float" office:value="9352" calcext:value-type="float">
            <text:p>9352</text:p>
          </table:table-cell>
          <table:table-cell table:formula="of:=IF([.$A129]&lt;[.G$1];0;INDEX([.G$2:.G128];1+([.$A129]-[.G$1])))+[.F129]" office:value-type="float" office:value="11154" calcext:value-type="float">
            <text:p>11154</text:p>
          </table:table-cell>
          <table:table-cell table:formula="of:=IF([.$A129]&lt;[.H$1];0;INDEX([.H$2:.H128];1+([.$A129]-[.H$1])))+[.G129]" office:value-type="float" office:value="11236" calcext:value-type="float">
            <text:p>11236</text:p>
          </table:table-cell>
          <table:table-cell table:formula="of:=IF([.$A129]&lt;[.I$1];0;INDEX([.I$2:.I128];1+([.$A129]-[.I$1])))+[.H129]" office:value-type="float" office:value="11236" calcext:value-type="float">
            <text:p>112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" office:value-type="float" office:value="1" calcext:value-type="float">
            <text:p>1</text:p>
          </table:table-cell>
          <table:table-cell table:formula="of:=IF([.$A130]&lt;[.C$1];0;INDEX([.C$2:.C129];1+([.$A130]-[.C$1])))+[.B130]" office:value-type="float" office:value="65" calcext:value-type="float">
            <text:p>65</text:p>
          </table:table-cell>
          <table:table-cell table:formula="of:=IF([.$A130]&lt;[.D$1];0;INDEX([.D$2:.D129];1+([.$A130]-[.D$1])))+[.C130]" office:value-type="float" office:value="871" calcext:value-type="float">
            <text:p>871</text:p>
          </table:table-cell>
          <table:table-cell table:formula="of:=IF([.$A130]&lt;[.E$1];0;INDEX([.E$2:.E129];1+([.$A130]-[.E$1])))+[.D130]" office:value-type="float" office:value="4277" calcext:value-type="float">
            <text:p>4277</text:p>
          </table:table-cell>
          <table:table-cell table:formula="of:=IF([.$A130]&lt;[.F$1];0;INDEX([.F$2:.F129];1+([.$A130]-[.F$1])))+[.E130]" office:value-type="float" office:value="9604" calcext:value-type="float">
            <text:p>9604</text:p>
          </table:table-cell>
          <table:table-cell table:formula="of:=IF([.$A130]&lt;[.G$1];0;INDEX([.G$2:.G129];1+([.$A130]-[.G$1])))+[.F130]" office:value-type="float" office:value="11483" calcext:value-type="float">
            <text:p>11483</text:p>
          </table:table-cell>
          <table:table-cell table:formula="of:=IF([.$A130]&lt;[.H$1];0;INDEX([.H$2:.H129];1+([.$A130]-[.H$1])))+[.G130]" office:value-type="float" office:value="11572" calcext:value-type="float">
            <text:p>11572</text:p>
          </table:table-cell>
          <table:table-cell table:formula="of:=IF([.$A130]&lt;[.I$1];0;INDEX([.I$2:.I129];1+([.$A130]-[.I$1])))+[.H130]" office:value-type="float" office:value="11572" calcext:value-type="float">
            <text:p>115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" office:value-type="float" office:value="1" calcext:value-type="float">
            <text:p>1</text:p>
          </table:table-cell>
          <table:table-cell table:formula="of:=IF([.$A131]&lt;[.C$1];0;INDEX([.C$2:.C130];1+([.$A131]-[.C$1])))+[.B131]" office:value-type="float" office:value="65" calcext:value-type="float">
            <text:p>65</text:p>
          </table:table-cell>
          <table:table-cell table:formula="of:=IF([.$A131]&lt;[.D$1];0;INDEX([.D$2:.D130];1+([.$A131]-[.D$1])))+[.C131]" office:value-type="float" office:value="884" calcext:value-type="float">
            <text:p>884</text:p>
          </table:table-cell>
          <table:table-cell table:formula="of:=IF([.$A131]&lt;[.E$1];0;INDEX([.E$2:.E130];1+([.$A131]-[.E$1])))+[.D131]" office:value-type="float" office:value="4368" calcext:value-type="float">
            <text:p>4368</text:p>
          </table:table-cell>
          <table:table-cell table:formula="of:=IF([.$A131]&lt;[.F$1];0;INDEX([.F$2:.F130];1+([.$A131]-[.F$1])))+[.E131]" office:value-type="float" office:value="9856" calcext:value-type="float">
            <text:p>9856</text:p>
          </table:table-cell>
          <table:table-cell table:formula="of:=IF([.$A131]&lt;[.G$1];0;INDEX([.G$2:.G130];1+([.$A131]-[.G$1])))+[.F131]" office:value-type="float" office:value="11812" calcext:value-type="float">
            <text:p>11812</text:p>
          </table:table-cell>
          <table:table-cell table:formula="of:=IF([.$A131]&lt;[.H$1];0;INDEX([.H$2:.H130];1+([.$A131]-[.H$1])))+[.G131]" office:value-type="float" office:value="11908" calcext:value-type="float">
            <text:p>11908</text:p>
          </table:table-cell>
          <table:table-cell table:formula="of:=IF([.$A131]&lt;[.I$1];0;INDEX([.I$2:.I130];1+([.$A131]-[.I$1])))+[.H131]" office:value-type="float" office:value="11908" calcext:value-type="float">
            <text:p>119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" office:value-type="float" office:value="1" calcext:value-type="float">
            <text:p>1</text:p>
          </table:table-cell>
          <table:table-cell table:formula="of:=IF([.$A132]&lt;[.C$1];0;INDEX([.C$2:.C131];1+([.$A132]-[.C$1])))+[.B132]" office:value-type="float" office:value="66" calcext:value-type="float">
            <text:p>66</text:p>
          </table:table-cell>
          <table:table-cell table:formula="of:=IF([.$A132]&lt;[.D$1];0;INDEX([.D$2:.D131];1+([.$A132]-[.D$1])))+[.C132]" office:value-type="float" office:value="898" calcext:value-type="float">
            <text:p>898</text:p>
          </table:table-cell>
          <table:table-cell table:formula="of:=IF([.$A132]&lt;[.E$1];0;INDEX([.E$2:.E131];1+([.$A132]-[.E$1])))+[.D132]" office:value-type="float" office:value="4473" calcext:value-type="float">
            <text:p>4473</text:p>
          </table:table-cell>
          <table:table-cell table:formula="of:=IF([.$A132]&lt;[.F$1];0;INDEX([.F$2:.F131];1+([.$A132]-[.F$1])))+[.E132]" office:value-type="float" office:value="10164" calcext:value-type="float">
            <text:p>10164</text:p>
          </table:table-cell>
          <table:table-cell table:formula="of:=IF([.$A132]&lt;[.G$1];0;INDEX([.G$2:.G131];1+([.$A132]-[.G$1])))+[.F132]" office:value-type="float" office:value="12228" calcext:value-type="float">
            <text:p>12228</text:p>
          </table:table-cell>
          <table:table-cell table:formula="of:=IF([.$A132]&lt;[.H$1];0;INDEX([.H$2:.H131];1+([.$A132]-[.H$1])))+[.G132]" office:value-type="float" office:value="12337" calcext:value-type="float">
            <text:p>12337</text:p>
          </table:table-cell>
          <table:table-cell table:formula="of:=IF([.$A132]&lt;[.I$1];0;INDEX([.I$2:.I131];1+([.$A132]-[.I$1])))+[.H132]" office:value-type="float" office:value="12337" calcext:value-type="float">
            <text:p>123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" office:value-type="float" office:value="1" calcext:value-type="float">
            <text:p>1</text:p>
          </table:table-cell>
          <table:table-cell table:formula="of:=IF([.$A133]&lt;[.C$1];0;INDEX([.C$2:.C132];1+([.$A133]-[.C$1])))+[.B133]" office:value-type="float" office:value="66" calcext:value-type="float">
            <text:p>66</text:p>
          </table:table-cell>
          <table:table-cell table:formula="of:=IF([.$A133]&lt;[.D$1];0;INDEX([.D$2:.D132];1+([.$A133]-[.D$1])))+[.C133]" office:value-type="float" office:value="911" calcext:value-type="float">
            <text:p>911</text:p>
          </table:table-cell>
          <table:table-cell table:formula="of:=IF([.$A133]&lt;[.E$1];0;INDEX([.E$2:.E132];1+([.$A133]-[.E$1])))+[.D133]" office:value-type="float" office:value="4564" calcext:value-type="float">
            <text:p>4564</text:p>
          </table:table-cell>
          <table:table-cell table:formula="of:=IF([.$A133]&lt;[.F$1];0;INDEX([.F$2:.F132];1+([.$A133]-[.F$1])))+[.E133]" office:value-type="float" office:value="10416" calcext:value-type="float">
            <text:p>10416</text:p>
          </table:table-cell>
          <table:table-cell table:formula="of:=IF([.$A133]&lt;[.G$1];0;INDEX([.G$2:.G132];1+([.$A133]-[.G$1])))+[.F133]" office:value-type="float" office:value="12557" calcext:value-type="float">
            <text:p>12557</text:p>
          </table:table-cell>
          <table:table-cell table:formula="of:=IF([.$A133]&lt;[.H$1];0;INDEX([.H$2:.H132];1+([.$A133]-[.H$1])))+[.G133]" office:value-type="float" office:value="12673" calcext:value-type="float">
            <text:p>12673</text:p>
          </table:table-cell>
          <table:table-cell table:formula="of:=IF([.$A133]&lt;[.I$1];0;INDEX([.I$2:.I132];1+([.$A133]-[.I$1])))+[.H133]" office:value-type="float" office:value="12673" calcext:value-type="float">
            <text:p>126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" office:value-type="float" office:value="1" calcext:value-type="float">
            <text:p>1</text:p>
          </table:table-cell>
          <table:table-cell table:formula="of:=IF([.$A134]&lt;[.C$1];0;INDEX([.C$2:.C133];1+([.$A134]-[.C$1])))+[.B134]" office:value-type="float" office:value="67" calcext:value-type="float">
            <text:p>67</text:p>
          </table:table-cell>
          <table:table-cell table:formula="of:=IF([.$A134]&lt;[.D$1];0;INDEX([.D$2:.D133];1+([.$A134]-[.D$1])))+[.C134]" office:value-type="float" office:value="925" calcext:value-type="float">
            <text:p>925</text:p>
          </table:table-cell>
          <table:table-cell table:formula="of:=IF([.$A134]&lt;[.E$1];0;INDEX([.E$2:.E133];1+([.$A134]-[.E$1])))+[.D134]" office:value-type="float" office:value="4669" calcext:value-type="float">
            <text:p>4669</text:p>
          </table:table-cell>
          <table:table-cell table:formula="of:=IF([.$A134]&lt;[.F$1];0;INDEX([.F$2:.F133];1+([.$A134]-[.F$1])))+[.E134]" office:value-type="float" office:value="10724" calcext:value-type="float">
            <text:p>10724</text:p>
          </table:table-cell>
          <table:table-cell table:formula="of:=IF([.$A134]&lt;[.G$1];0;INDEX([.G$2:.G133];1+([.$A134]-[.G$1])))+[.F134]" office:value-type="float" office:value="12973" calcext:value-type="float">
            <text:p>12973</text:p>
          </table:table-cell>
          <table:table-cell table:formula="of:=IF([.$A134]&lt;[.H$1];0;INDEX([.H$2:.H133];1+([.$A134]-[.H$1])))+[.G134]" office:value-type="float" office:value="13102" calcext:value-type="float">
            <text:p>13102</text:p>
          </table:table-cell>
          <table:table-cell table:formula="of:=IF([.$A134]&lt;[.I$1];0;INDEX([.I$2:.I133];1+([.$A134]-[.I$1])))+[.H134]" office:value-type="float" office:value="13102" calcext:value-type="float">
            <text:p>131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" office:value-type="float" office:value="1" calcext:value-type="float">
            <text:p>1</text:p>
          </table:table-cell>
          <table:table-cell table:formula="of:=IF([.$A135]&lt;[.C$1];0;INDEX([.C$2:.C134];1+([.$A135]-[.C$1])))+[.B135]" office:value-type="float" office:value="67" calcext:value-type="float">
            <text:p>67</text:p>
          </table:table-cell>
          <table:table-cell table:formula="of:=IF([.$A135]&lt;[.D$1];0;INDEX([.D$2:.D134];1+([.$A135]-[.D$1])))+[.C135]" office:value-type="float" office:value="938" calcext:value-type="float">
            <text:p>938</text:p>
          </table:table-cell>
          <table:table-cell table:formula="of:=IF([.$A135]&lt;[.E$1];0;INDEX([.E$2:.E134];1+([.$A135]-[.E$1])))+[.D135]" office:value-type="float" office:value="4760" calcext:value-type="float">
            <text:p>4760</text:p>
          </table:table-cell>
          <table:table-cell table:formula="of:=IF([.$A135]&lt;[.F$1];0;INDEX([.F$2:.F134];1+([.$A135]-[.F$1])))+[.E135]" office:value-type="float" office:value="10976" calcext:value-type="float">
            <text:p>10976</text:p>
          </table:table-cell>
          <table:table-cell table:formula="of:=IF([.$A135]&lt;[.G$1];0;INDEX([.G$2:.G134];1+([.$A135]-[.G$1])))+[.F135]" office:value-type="float" office:value="13302" calcext:value-type="float">
            <text:p>13302</text:p>
          </table:table-cell>
          <table:table-cell table:formula="of:=IF([.$A135]&lt;[.H$1];0;INDEX([.H$2:.H134];1+([.$A135]-[.H$1])))+[.G135]" office:value-type="float" office:value="13438" calcext:value-type="float">
            <text:p>13438</text:p>
          </table:table-cell>
          <table:table-cell table:formula="of:=IF([.$A135]&lt;[.I$1];0;INDEX([.I$2:.I134];1+([.$A135]-[.I$1])))+[.H135]" office:value-type="float" office:value="13438" calcext:value-type="float">
            <text:p>134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" office:value-type="float" office:value="1" calcext:value-type="float">
            <text:p>1</text:p>
          </table:table-cell>
          <table:table-cell table:formula="of:=IF([.$A136]&lt;[.C$1];0;INDEX([.C$2:.C135];1+([.$A136]-[.C$1])))+[.B136]" office:value-type="float" office:value="68" calcext:value-type="float">
            <text:p>68</text:p>
          </table:table-cell>
          <table:table-cell table:formula="of:=IF([.$A136]&lt;[.D$1];0;INDEX([.D$2:.D135];1+([.$A136]-[.D$1])))+[.C136]" office:value-type="float" office:value="952" calcext:value-type="float">
            <text:p>952</text:p>
          </table:table-cell>
          <table:table-cell table:formula="of:=IF([.$A136]&lt;[.E$1];0;INDEX([.E$2:.E135];1+([.$A136]-[.E$1])))+[.D136]" office:value-type="float" office:value="4865" calcext:value-type="float">
            <text:p>4865</text:p>
          </table:table-cell>
          <table:table-cell table:formula="of:=IF([.$A136]&lt;[.F$1];0;INDEX([.F$2:.F135];1+([.$A136]-[.F$1])))+[.E136]" office:value-type="float" office:value="11284" calcext:value-type="float">
            <text:p>11284</text:p>
          </table:table-cell>
          <table:table-cell table:formula="of:=IF([.$A136]&lt;[.G$1];0;INDEX([.G$2:.G135];1+([.$A136]-[.G$1])))+[.F136]" office:value-type="float" office:value="13718" calcext:value-type="float">
            <text:p>13718</text:p>
          </table:table-cell>
          <table:table-cell table:formula="of:=IF([.$A136]&lt;[.H$1];0;INDEX([.H$2:.H135];1+([.$A136]-[.H$1])))+[.G136]" office:value-type="float" office:value="13867" calcext:value-type="float">
            <text:p>13867</text:p>
          </table:table-cell>
          <table:table-cell table:formula="of:=IF([.$A136]&lt;[.I$1];0;INDEX([.I$2:.I135];1+([.$A136]-[.I$1])))+[.H136]" office:value-type="float" office:value="13867" calcext:value-type="float">
            <text:p>138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" office:value-type="float" office:value="1" calcext:value-type="float">
            <text:p>1</text:p>
          </table:table-cell>
          <table:table-cell table:formula="of:=IF([.$A137]&lt;[.C$1];0;INDEX([.C$2:.C136];1+([.$A137]-[.C$1])))+[.B137]" office:value-type="float" office:value="68" calcext:value-type="float">
            <text:p>68</text:p>
          </table:table-cell>
          <table:table-cell table:formula="of:=IF([.$A137]&lt;[.D$1];0;INDEX([.D$2:.D136];1+([.$A137]-[.D$1])))+[.C137]" office:value-type="float" office:value="966" calcext:value-type="float">
            <text:p>966</text:p>
          </table:table-cell>
          <table:table-cell table:formula="of:=IF([.$A137]&lt;[.E$1];0;INDEX([.E$2:.E136];1+([.$A137]-[.E$1])))+[.D137]" office:value-type="float" office:value="4970" calcext:value-type="float">
            <text:p>4970</text:p>
          </table:table-cell>
          <table:table-cell table:formula="of:=IF([.$A137]&lt;[.F$1];0;INDEX([.F$2:.F136];1+([.$A137]-[.F$1])))+[.E137]" office:value-type="float" office:value="11592" calcext:value-type="float">
            <text:p>11592</text:p>
          </table:table-cell>
          <table:table-cell table:formula="of:=IF([.$A137]&lt;[.G$1];0;INDEX([.G$2:.G136];1+([.$A137]-[.G$1])))+[.F137]" office:value-type="float" office:value="14134" calcext:value-type="float">
            <text:p>14134</text:p>
          </table:table-cell>
          <table:table-cell table:formula="of:=IF([.$A137]&lt;[.H$1];0;INDEX([.H$2:.H136];1+([.$A137]-[.H$1])))+[.G137]" office:value-type="float" office:value="14296" calcext:value-type="float">
            <text:p>14296</text:p>
          </table:table-cell>
          <table:table-cell table:formula="of:=IF([.$A137]&lt;[.I$1];0;INDEX([.I$2:.I136];1+([.$A137]-[.I$1])))+[.H137]" office:value-type="float" office:value="14296" calcext:value-type="float">
            <text:p>142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" office:value-type="float" office:value="1" calcext:value-type="float">
            <text:p>1</text:p>
          </table:table-cell>
          <table:table-cell table:formula="of:=IF([.$A138]&lt;[.C$1];0;INDEX([.C$2:.C137];1+([.$A138]-[.C$1])))+[.B138]" office:value-type="float" office:value="69" calcext:value-type="float">
            <text:p>69</text:p>
          </table:table-cell>
          <table:table-cell table:formula="of:=IF([.$A138]&lt;[.D$1];0;INDEX([.D$2:.D137];1+([.$A138]-[.D$1])))+[.C138]" office:value-type="float" office:value="980" calcext:value-type="float">
            <text:p>980</text:p>
          </table:table-cell>
          <table:table-cell table:formula="of:=IF([.$A138]&lt;[.E$1];0;INDEX([.E$2:.E137];1+([.$A138]-[.E$1])))+[.D138]" office:value-type="float" office:value="5075" calcext:value-type="float">
            <text:p>5075</text:p>
          </table:table-cell>
          <table:table-cell table:formula="of:=IF([.$A138]&lt;[.F$1];0;INDEX([.F$2:.F137];1+([.$A138]-[.F$1])))+[.E138]" office:value-type="float" office:value="11900" calcext:value-type="float">
            <text:p>11900</text:p>
          </table:table-cell>
          <table:table-cell table:formula="of:=IF([.$A138]&lt;[.G$1];0;INDEX([.G$2:.G137];1+([.$A138]-[.G$1])))+[.F138]" office:value-type="float" office:value="14550" calcext:value-type="float">
            <text:p>14550</text:p>
          </table:table-cell>
          <table:table-cell table:formula="of:=IF([.$A138]&lt;[.H$1];0;INDEX([.H$2:.H137];1+([.$A138]-[.H$1])))+[.G138]" office:value-type="float" office:value="14725" calcext:value-type="float">
            <text:p>14725</text:p>
          </table:table-cell>
          <table:table-cell table:formula="of:=IF([.$A138]&lt;[.I$1];0;INDEX([.I$2:.I137];1+([.$A138]-[.I$1])))+[.H138]" office:value-type="float" office:value="14725" calcext:value-type="float">
            <text:p>147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" office:value-type="float" office:value="1" calcext:value-type="float">
            <text:p>1</text:p>
          </table:table-cell>
          <table:table-cell table:formula="of:=IF([.$A139]&lt;[.C$1];0;INDEX([.C$2:.C138];1+([.$A139]-[.C$1])))+[.B139]" office:value-type="float" office:value="69" calcext:value-type="float">
            <text:p>69</text:p>
          </table:table-cell>
          <table:table-cell table:formula="of:=IF([.$A139]&lt;[.D$1];0;INDEX([.D$2:.D138];1+([.$A139]-[.D$1])))+[.C139]" office:value-type="float" office:value="994" calcext:value-type="float">
            <text:p>994</text:p>
          </table:table-cell>
          <table:table-cell table:formula="of:=IF([.$A139]&lt;[.E$1];0;INDEX([.E$2:.E138];1+([.$A139]-[.E$1])))+[.D139]" office:value-type="float" office:value="5180" calcext:value-type="float">
            <text:p>5180</text:p>
          </table:table-cell>
          <table:table-cell table:formula="of:=IF([.$A139]&lt;[.F$1];0;INDEX([.F$2:.F138];1+([.$A139]-[.F$1])))+[.E139]" office:value-type="float" office:value="12208" calcext:value-type="float">
            <text:p>12208</text:p>
          </table:table-cell>
          <table:table-cell table:formula="of:=IF([.$A139]&lt;[.G$1];0;INDEX([.G$2:.G138];1+([.$A139]-[.G$1])))+[.F139]" office:value-type="float" office:value="14966" calcext:value-type="float">
            <text:p>14966</text:p>
          </table:table-cell>
          <table:table-cell table:formula="of:=IF([.$A139]&lt;[.H$1];0;INDEX([.H$2:.H138];1+([.$A139]-[.H$1])))+[.G139]" office:value-type="float" office:value="15154" calcext:value-type="float">
            <text:p>15154</text:p>
          </table:table-cell>
          <table:table-cell table:formula="of:=IF([.$A139]&lt;[.I$1];0;INDEX([.I$2:.I138];1+([.$A139]-[.I$1])))+[.H139]" office:value-type="float" office:value="15154" calcext:value-type="float">
            <text:p>151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" office:value-type="float" office:value="1" calcext:value-type="float">
            <text:p>1</text:p>
          </table:table-cell>
          <table:table-cell table:formula="of:=IF([.$A140]&lt;[.C$1];0;INDEX([.C$2:.C139];1+([.$A140]-[.C$1])))+[.B140]" office:value-type="float" office:value="70" calcext:value-type="float">
            <text:p>70</text:p>
          </table:table-cell>
          <table:table-cell table:formula="of:=IF([.$A140]&lt;[.D$1];0;INDEX([.D$2:.D139];1+([.$A140]-[.D$1])))+[.C140]" office:value-type="float" office:value="1008" calcext:value-type="float">
            <text:p>1008</text:p>
          </table:table-cell>
          <table:table-cell table:formula="of:=IF([.$A140]&lt;[.E$1];0;INDEX([.E$2:.E139];1+([.$A140]-[.E$1])))+[.D140]" office:value-type="float" office:value="5285" calcext:value-type="float">
            <text:p>5285</text:p>
          </table:table-cell>
          <table:table-cell table:formula="of:=IF([.$A140]&lt;[.F$1];0;INDEX([.F$2:.F139];1+([.$A140]-[.F$1])))+[.E140]" office:value-type="float" office:value="12516" calcext:value-type="float">
            <text:p>12516</text:p>
          </table:table-cell>
          <table:table-cell table:formula="of:=IF([.$A140]&lt;[.G$1];0;INDEX([.G$2:.G139];1+([.$A140]-[.G$1])))+[.F140]" office:value-type="float" office:value="15382" calcext:value-type="float">
            <text:p>15382</text:p>
          </table:table-cell>
          <table:table-cell table:formula="of:=IF([.$A140]&lt;[.H$1];0;INDEX([.H$2:.H139];1+([.$A140]-[.H$1])))+[.G140]" office:value-type="float" office:value="15583" calcext:value-type="float">
            <text:p>15583</text:p>
          </table:table-cell>
          <table:table-cell table:formula="of:=IF([.$A140]&lt;[.I$1];0;INDEX([.I$2:.I139];1+([.$A140]-[.I$1])))+[.H140]" office:value-type="float" office:value="15583" calcext:value-type="float">
            <text:p>155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" office:value-type="float" office:value="1" calcext:value-type="float">
            <text:p>1</text:p>
          </table:table-cell>
          <table:table-cell table:formula="of:=IF([.$A141]&lt;[.C$1];0;INDEX([.C$2:.C140];1+([.$A141]-[.C$1])))+[.B141]" office:value-type="float" office:value="70" calcext:value-type="float">
            <text:p>70</text:p>
          </table:table-cell>
          <table:table-cell table:formula="of:=IF([.$A141]&lt;[.D$1];0;INDEX([.D$2:.D140];1+([.$A141]-[.D$1])))+[.C141]" office:value-type="float" office:value="1022" calcext:value-type="float">
            <text:p>1022</text:p>
          </table:table-cell>
          <table:table-cell table:formula="of:=IF([.$A141]&lt;[.E$1];0;INDEX([.E$2:.E140];1+([.$A141]-[.E$1])))+[.D141]" office:value-type="float" office:value="5390" calcext:value-type="float">
            <text:p>5390</text:p>
          </table:table-cell>
          <table:table-cell table:formula="of:=IF([.$A141]&lt;[.F$1];0;INDEX([.F$2:.F140];1+([.$A141]-[.F$1])))+[.E141]" office:value-type="float" office:value="12824" calcext:value-type="float">
            <text:p>12824</text:p>
          </table:table-cell>
          <table:table-cell table:formula="of:=IF([.$A141]&lt;[.G$1];0;INDEX([.G$2:.G140];1+([.$A141]-[.G$1])))+[.F141]" office:value-type="float" office:value="15798" calcext:value-type="float">
            <text:p>15798</text:p>
          </table:table-cell>
          <table:table-cell table:formula="of:=IF([.$A141]&lt;[.H$1];0;INDEX([.H$2:.H140];1+([.$A141]-[.H$1])))+[.G141]" office:value-type="float" office:value="16012" calcext:value-type="float">
            <text:p>16012</text:p>
          </table:table-cell>
          <table:table-cell table:formula="of:=IF([.$A141]&lt;[.I$1];0;INDEX([.I$2:.I140];1+([.$A141]-[.I$1])))+[.H141]" office:value-type="float" office:value="16012" calcext:value-type="float">
            <text:p>160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" office:value-type="float" office:value="1" calcext:value-type="float">
            <text:p>1</text:p>
          </table:table-cell>
          <table:table-cell table:formula="of:=IF([.$A142]&lt;[.C$1];0;INDEX([.C$2:.C141];1+([.$A142]-[.C$1])))+[.B142]" office:value-type="float" office:value="71" calcext:value-type="float">
            <text:p>71</text:p>
          </table:table-cell>
          <table:table-cell table:formula="of:=IF([.$A142]&lt;[.D$1];0;INDEX([.D$2:.D141];1+([.$A142]-[.D$1])))+[.C142]" office:value-type="float" office:value="1037" calcext:value-type="float">
            <text:p>1037</text:p>
          </table:table-cell>
          <table:table-cell table:formula="of:=IF([.$A142]&lt;[.E$1];0;INDEX([.E$2:.E141];1+([.$A142]-[.E$1])))+[.D142]" office:value-type="float" office:value="5510" calcext:value-type="float">
            <text:p>5510</text:p>
          </table:table-cell>
          <table:table-cell table:formula="of:=IF([.$A142]&lt;[.F$1];0;INDEX([.F$2:.F141];1+([.$A142]-[.F$1])))+[.E142]" office:value-type="float" office:value="13196" calcext:value-type="float">
            <text:p>13196</text:p>
          </table:table-cell>
          <table:table-cell table:formula="of:=IF([.$A142]&lt;[.G$1];0;INDEX([.G$2:.G141];1+([.$A142]-[.G$1])))+[.F142]" office:value-type="float" office:value="16317" calcext:value-type="float">
            <text:p>16317</text:p>
          </table:table-cell>
          <table:table-cell table:formula="of:=IF([.$A142]&lt;[.H$1];0;INDEX([.H$2:.H141];1+([.$A142]-[.H$1])))+[.G142]" office:value-type="float" office:value="16553" calcext:value-type="float">
            <text:p>16553</text:p>
          </table:table-cell>
          <table:table-cell table:formula="of:=IF([.$A142]&lt;[.I$1];0;INDEX([.I$2:.I141];1+([.$A142]-[.I$1])))+[.H142]" office:value-type="float" office:value="16553" calcext:value-type="float">
            <text:p>165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" office:value-type="float" office:value="1" calcext:value-type="float">
            <text:p>1</text:p>
          </table:table-cell>
          <table:table-cell table:formula="of:=IF([.$A143]&lt;[.C$1];0;INDEX([.C$2:.C142];1+([.$A143]-[.C$1])))+[.B143]" office:value-type="float" office:value="71" calcext:value-type="float">
            <text:p>71</text:p>
          </table:table-cell>
          <table:table-cell table:formula="of:=IF([.$A143]&lt;[.D$1];0;INDEX([.D$2:.D142];1+([.$A143]-[.D$1])))+[.C143]" office:value-type="float" office:value="1051" calcext:value-type="float">
            <text:p>1051</text:p>
          </table:table-cell>
          <table:table-cell table:formula="of:=IF([.$A143]&lt;[.E$1];0;INDEX([.E$2:.E142];1+([.$A143]-[.E$1])))+[.D143]" office:value-type="float" office:value="5615" calcext:value-type="float">
            <text:p>5615</text:p>
          </table:table-cell>
          <table:table-cell table:formula="of:=IF([.$A143]&lt;[.F$1];0;INDEX([.F$2:.F142];1+([.$A143]-[.F$1])))+[.E143]" office:value-type="float" office:value="13504" calcext:value-type="float">
            <text:p>13504</text:p>
          </table:table-cell>
          <table:table-cell table:formula="of:=IF([.$A143]&lt;[.G$1];0;INDEX([.G$2:.G142];1+([.$A143]-[.G$1])))+[.F143]" office:value-type="float" office:value="16733" calcext:value-type="float">
            <text:p>16733</text:p>
          </table:table-cell>
          <table:table-cell table:formula="of:=IF([.$A143]&lt;[.H$1];0;INDEX([.H$2:.H142];1+([.$A143]-[.H$1])))+[.G143]" office:value-type="float" office:value="16982" calcext:value-type="float">
            <text:p>16982</text:p>
          </table:table-cell>
          <table:table-cell table:formula="of:=IF([.$A143]&lt;[.I$1];0;INDEX([.I$2:.I142];1+([.$A143]-[.I$1])))+[.H143]" office:value-type="float" office:value="16982" calcext:value-type="float">
            <text:p>169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" office:value-type="float" office:value="1" calcext:value-type="float">
            <text:p>1</text:p>
          </table:table-cell>
          <table:table-cell table:formula="of:=IF([.$A144]&lt;[.C$1];0;INDEX([.C$2:.C143];1+([.$A144]-[.C$1])))+[.B144]" office:value-type="float" office:value="72" calcext:value-type="float">
            <text:p>72</text:p>
          </table:table-cell>
          <table:table-cell table:formula="of:=IF([.$A144]&lt;[.D$1];0;INDEX([.D$2:.D143];1+([.$A144]-[.D$1])))+[.C144]" office:value-type="float" office:value="1066" calcext:value-type="float">
            <text:p>1066</text:p>
          </table:table-cell>
          <table:table-cell table:formula="of:=IF([.$A144]&lt;[.E$1];0;INDEX([.E$2:.E143];1+([.$A144]-[.E$1])))+[.D144]" office:value-type="float" office:value="5735" calcext:value-type="float">
            <text:p>5735</text:p>
          </table:table-cell>
          <table:table-cell table:formula="of:=IF([.$A144]&lt;[.F$1];0;INDEX([.F$2:.F143];1+([.$A144]-[.F$1])))+[.E144]" office:value-type="float" office:value="13876" calcext:value-type="float">
            <text:p>13876</text:p>
          </table:table-cell>
          <table:table-cell table:formula="of:=IF([.$A144]&lt;[.G$1];0;INDEX([.G$2:.G143];1+([.$A144]-[.G$1])))+[.F144]" office:value-type="float" office:value="17252" calcext:value-type="float">
            <text:p>17252</text:p>
          </table:table-cell>
          <table:table-cell table:formula="of:=IF([.$A144]&lt;[.H$1];0;INDEX([.H$2:.H143];1+([.$A144]-[.H$1])))+[.G144]" office:value-type="float" office:value="17523" calcext:value-type="float">
            <text:p>17523</text:p>
          </table:table-cell>
          <table:table-cell table:formula="of:=IF([.$A144]&lt;[.I$1];0;INDEX([.I$2:.I143];1+([.$A144]-[.I$1])))+[.H144]" office:value-type="float" office:value="17523" calcext:value-type="float">
            <text:p>175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" office:value-type="float" office:value="1" calcext:value-type="float">
            <text:p>1</text:p>
          </table:table-cell>
          <table:table-cell table:formula="of:=IF([.$A145]&lt;[.C$1];0;INDEX([.C$2:.C144];1+([.$A145]-[.C$1])))+[.B145]" office:value-type="float" office:value="72" calcext:value-type="float">
            <text:p>72</text:p>
          </table:table-cell>
          <table:table-cell table:formula="of:=IF([.$A145]&lt;[.D$1];0;INDEX([.D$2:.D144];1+([.$A145]-[.D$1])))+[.C145]" office:value-type="float" office:value="1080" calcext:value-type="float">
            <text:p>1080</text:p>
          </table:table-cell>
          <table:table-cell table:formula="of:=IF([.$A145]&lt;[.E$1];0;INDEX([.E$2:.E144];1+([.$A145]-[.E$1])))+[.D145]" office:value-type="float" office:value="5840" calcext:value-type="float">
            <text:p>5840</text:p>
          </table:table-cell>
          <table:table-cell table:formula="of:=IF([.$A145]&lt;[.F$1];0;INDEX([.F$2:.F144];1+([.$A145]-[.F$1])))+[.E145]" office:value-type="float" office:value="14184" calcext:value-type="float">
            <text:p>14184</text:p>
          </table:table-cell>
          <table:table-cell table:formula="of:=IF([.$A145]&lt;[.G$1];0;INDEX([.G$2:.G144];1+([.$A145]-[.G$1])))+[.F145]" office:value-type="float" office:value="17668" calcext:value-type="float">
            <text:p>17668</text:p>
          </table:table-cell>
          <table:table-cell table:formula="of:=IF([.$A145]&lt;[.H$1];0;INDEX([.H$2:.H144];1+([.$A145]-[.H$1])))+[.G145]" office:value-type="float" office:value="17952" calcext:value-type="float">
            <text:p>17952</text:p>
          </table:table-cell>
          <table:table-cell table:formula="of:=IF([.$A145]&lt;[.I$1];0;INDEX([.I$2:.I144];1+([.$A145]-[.I$1])))+[.H145]" office:value-type="float" office:value="17952" calcext:value-type="float">
            <text:p>179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" office:value-type="float" office:value="1" calcext:value-type="float">
            <text:p>1</text:p>
          </table:table-cell>
          <table:table-cell table:formula="of:=IF([.$A146]&lt;[.C$1];0;INDEX([.C$2:.C145];1+([.$A146]-[.C$1])))+[.B146]" office:value-type="float" office:value="73" calcext:value-type="float">
            <text:p>73</text:p>
          </table:table-cell>
          <table:table-cell table:formula="of:=IF([.$A146]&lt;[.D$1];0;INDEX([.D$2:.D145];1+([.$A146]-[.D$1])))+[.C146]" office:value-type="float" office:value="1095" calcext:value-type="float">
            <text:p>1095</text:p>
          </table:table-cell>
          <table:table-cell table:formula="of:=IF([.$A146]&lt;[.E$1];0;INDEX([.E$2:.E145];1+([.$A146]-[.E$1])))+[.D146]" office:value-type="float" office:value="5960" calcext:value-type="float">
            <text:p>5960</text:p>
          </table:table-cell>
          <table:table-cell table:formula="of:=IF([.$A146]&lt;[.F$1];0;INDEX([.F$2:.F145];1+([.$A146]-[.F$1])))+[.E146]" office:value-type="float" office:value="14556" calcext:value-type="float">
            <text:p>14556</text:p>
          </table:table-cell>
          <table:table-cell table:formula="of:=IF([.$A146]&lt;[.G$1];0;INDEX([.G$2:.G145];1+([.$A146]-[.G$1])))+[.F146]" office:value-type="float" office:value="18187" calcext:value-type="float">
            <text:p>18187</text:p>
          </table:table-cell>
          <table:table-cell table:formula="of:=IF([.$A146]&lt;[.H$1];0;INDEX([.H$2:.H145];1+([.$A146]-[.H$1])))+[.G146]" office:value-type="float" office:value="18493" calcext:value-type="float">
            <text:p>18493</text:p>
          </table:table-cell>
          <table:table-cell table:formula="of:=IF([.$A146]&lt;[.I$1];0;INDEX([.I$2:.I145];1+([.$A146]-[.I$1])))+[.H146]" office:value-type="float" office:value="18493" calcext:value-type="float">
            <text:p>184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" office:value-type="float" office:value="1" calcext:value-type="float">
            <text:p>1</text:p>
          </table:table-cell>
          <table:table-cell table:formula="of:=IF([.$A147]&lt;[.C$1];0;INDEX([.C$2:.C146];1+([.$A147]-[.C$1])))+[.B147]" office:value-type="float" office:value="73" calcext:value-type="float">
            <text:p>73</text:p>
          </table:table-cell>
          <table:table-cell table:formula="of:=IF([.$A147]&lt;[.D$1];0;INDEX([.D$2:.D146];1+([.$A147]-[.D$1])))+[.C147]" office:value-type="float" office:value="1110" calcext:value-type="float">
            <text:p>1110</text:p>
          </table:table-cell>
          <table:table-cell table:formula="of:=IF([.$A147]&lt;[.E$1];0;INDEX([.E$2:.E146];1+([.$A147]-[.E$1])))+[.D147]" office:value-type="float" office:value="6080" calcext:value-type="float">
            <text:p>6080</text:p>
          </table:table-cell>
          <table:table-cell table:formula="of:=IF([.$A147]&lt;[.F$1];0;INDEX([.F$2:.F146];1+([.$A147]-[.F$1])))+[.E147]" office:value-type="float" office:value="14928" calcext:value-type="float">
            <text:p>14928</text:p>
          </table:table-cell>
          <table:table-cell table:formula="of:=IF([.$A147]&lt;[.G$1];0;INDEX([.G$2:.G146];1+([.$A147]-[.G$1])))+[.F147]" office:value-type="float" office:value="18706" calcext:value-type="float">
            <text:p>18706</text:p>
          </table:table-cell>
          <table:table-cell table:formula="of:=IF([.$A147]&lt;[.H$1];0;INDEX([.H$2:.H146];1+([.$A147]-[.H$1])))+[.G147]" office:value-type="float" office:value="19034" calcext:value-type="float">
            <text:p>19034</text:p>
          </table:table-cell>
          <table:table-cell table:formula="of:=IF([.$A147]&lt;[.I$1];0;INDEX([.I$2:.I146];1+([.$A147]-[.I$1])))+[.H147]" office:value-type="float" office:value="19034" calcext:value-type="float">
            <text:p>190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" office:value-type="float" office:value="1" calcext:value-type="float">
            <text:p>1</text:p>
          </table:table-cell>
          <table:table-cell table:formula="of:=IF([.$A148]&lt;[.C$1];0;INDEX([.C$2:.C147];1+([.$A148]-[.C$1])))+[.B148]" office:value-type="float" office:value="74" calcext:value-type="float">
            <text:p>74</text:p>
          </table:table-cell>
          <table:table-cell table:formula="of:=IF([.$A148]&lt;[.D$1];0;INDEX([.D$2:.D147];1+([.$A148]-[.D$1])))+[.C148]" office:value-type="float" office:value="1125" calcext:value-type="float">
            <text:p>1125</text:p>
          </table:table-cell>
          <table:table-cell table:formula="of:=IF([.$A148]&lt;[.E$1];0;INDEX([.E$2:.E147];1+([.$A148]-[.E$1])))+[.D148]" office:value-type="float" office:value="6200" calcext:value-type="float">
            <text:p>6200</text:p>
          </table:table-cell>
          <table:table-cell table:formula="of:=IF([.$A148]&lt;[.F$1];0;INDEX([.F$2:.F147];1+([.$A148]-[.F$1])))+[.E148]" office:value-type="float" office:value="15300" calcext:value-type="float">
            <text:p>15300</text:p>
          </table:table-cell>
          <table:table-cell table:formula="of:=IF([.$A148]&lt;[.G$1];0;INDEX([.G$2:.G147];1+([.$A148]-[.G$1])))+[.F148]" office:value-type="float" office:value="19225" calcext:value-type="float">
            <text:p>19225</text:p>
          </table:table-cell>
          <table:table-cell table:formula="of:=IF([.$A148]&lt;[.H$1];0;INDEX([.H$2:.H147];1+([.$A148]-[.H$1])))+[.G148]" office:value-type="float" office:value="19575" calcext:value-type="float">
            <text:p>19575</text:p>
          </table:table-cell>
          <table:table-cell table:formula="of:=IF([.$A148]&lt;[.I$1];0;INDEX([.I$2:.I147];1+([.$A148]-[.I$1])))+[.H148]" office:value-type="float" office:value="19575" calcext:value-type="float">
            <text:p>195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" office:value-type="float" office:value="1" calcext:value-type="float">
            <text:p>1</text:p>
          </table:table-cell>
          <table:table-cell table:formula="of:=IF([.$A149]&lt;[.C$1];0;INDEX([.C$2:.C148];1+([.$A149]-[.C$1])))+[.B149]" office:value-type="float" office:value="74" calcext:value-type="float">
            <text:p>74</text:p>
          </table:table-cell>
          <table:table-cell table:formula="of:=IF([.$A149]&lt;[.D$1];0;INDEX([.D$2:.D148];1+([.$A149]-[.D$1])))+[.C149]" office:value-type="float" office:value="1140" calcext:value-type="float">
            <text:p>1140</text:p>
          </table:table-cell>
          <table:table-cell table:formula="of:=IF([.$A149]&lt;[.E$1];0;INDEX([.E$2:.E148];1+([.$A149]-[.E$1])))+[.D149]" office:value-type="float" office:value="6320" calcext:value-type="float">
            <text:p>6320</text:p>
          </table:table-cell>
          <table:table-cell table:formula="of:=IF([.$A149]&lt;[.F$1];0;INDEX([.F$2:.F148];1+([.$A149]-[.F$1])))+[.E149]" office:value-type="float" office:value="15672" calcext:value-type="float">
            <text:p>15672</text:p>
          </table:table-cell>
          <table:table-cell table:formula="of:=IF([.$A149]&lt;[.G$1];0;INDEX([.G$2:.G148];1+([.$A149]-[.G$1])))+[.F149]" office:value-type="float" office:value="19744" calcext:value-type="float">
            <text:p>19744</text:p>
          </table:table-cell>
          <table:table-cell table:formula="of:=IF([.$A149]&lt;[.H$1];0;INDEX([.H$2:.H148];1+([.$A149]-[.H$1])))+[.G149]" office:value-type="float" office:value="20116" calcext:value-type="float">
            <text:p>20116</text:p>
          </table:table-cell>
          <table:table-cell table:formula="of:=IF([.$A149]&lt;[.I$1];0;INDEX([.I$2:.I148];1+([.$A149]-[.I$1])))+[.H149]" office:value-type="float" office:value="20116" calcext:value-type="float">
            <text:p>201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" office:value-type="float" office:value="1" calcext:value-type="float">
            <text:p>1</text:p>
          </table:table-cell>
          <table:table-cell table:formula="of:=IF([.$A150]&lt;[.C$1];0;INDEX([.C$2:.C149];1+([.$A150]-[.C$1])))+[.B150]" office:value-type="float" office:value="75" calcext:value-type="float">
            <text:p>75</text:p>
          </table:table-cell>
          <table:table-cell table:formula="of:=IF([.$A150]&lt;[.D$1];0;INDEX([.D$2:.D149];1+([.$A150]-[.D$1])))+[.C150]" office:value-type="float" office:value="1155" calcext:value-type="float">
            <text:p>1155</text:p>
          </table:table-cell>
          <table:table-cell table:formula="of:=IF([.$A150]&lt;[.E$1];0;INDEX([.E$2:.E149];1+([.$A150]-[.E$1])))+[.D150]" office:value-type="float" office:value="6440" calcext:value-type="float">
            <text:p>6440</text:p>
          </table:table-cell>
          <table:table-cell table:formula="of:=IF([.$A150]&lt;[.F$1];0;INDEX([.F$2:.F149];1+([.$A150]-[.F$1])))+[.E150]" office:value-type="float" office:value="16044" calcext:value-type="float">
            <text:p>16044</text:p>
          </table:table-cell>
          <table:table-cell table:formula="of:=IF([.$A150]&lt;[.G$1];0;INDEX([.G$2:.G149];1+([.$A150]-[.G$1])))+[.F150]" office:value-type="float" office:value="20263" calcext:value-type="float">
            <text:p>20263</text:p>
          </table:table-cell>
          <table:table-cell table:formula="of:=IF([.$A150]&lt;[.H$1];0;INDEX([.H$2:.H149];1+([.$A150]-[.H$1])))+[.G150]" office:value-type="float" office:value="20657" calcext:value-type="float">
            <text:p>20657</text:p>
          </table:table-cell>
          <table:table-cell table:formula="of:=IF([.$A150]&lt;[.I$1];0;INDEX([.I$2:.I149];1+([.$A150]-[.I$1])))+[.H150]" office:value-type="float" office:value="20657" calcext:value-type="float">
            <text:p>206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" office:value-type="float" office:value="1" calcext:value-type="float">
            <text:p>1</text:p>
          </table:table-cell>
          <table:table-cell table:formula="of:=IF([.$A151]&lt;[.C$1];0;INDEX([.C$2:.C150];1+([.$A151]-[.C$1])))+[.B151]" office:value-type="float" office:value="75" calcext:value-type="float">
            <text:p>75</text:p>
          </table:table-cell>
          <table:table-cell table:formula="of:=IF([.$A151]&lt;[.D$1];0;INDEX([.D$2:.D150];1+([.$A151]-[.D$1])))+[.C151]" office:value-type="float" office:value="1170" calcext:value-type="float">
            <text:p>1170</text:p>
          </table:table-cell>
          <table:table-cell table:formula="of:=IF([.$A151]&lt;[.E$1];0;INDEX([.E$2:.E150];1+([.$A151]-[.E$1])))+[.D151]" office:value-type="float" office:value="6560" calcext:value-type="float">
            <text:p>6560</text:p>
          </table:table-cell>
          <table:table-cell table:formula="of:=IF([.$A151]&lt;[.F$1];0;INDEX([.F$2:.F150];1+([.$A151]-[.F$1])))+[.E151]" office:value-type="float" office:value="16416" calcext:value-type="float">
            <text:p>16416</text:p>
          </table:table-cell>
          <table:table-cell table:formula="of:=IF([.$A151]&lt;[.G$1];0;INDEX([.G$2:.G150];1+([.$A151]-[.G$1])))+[.F151]" office:value-type="float" office:value="20782" calcext:value-type="float">
            <text:p>20782</text:p>
          </table:table-cell>
          <table:table-cell table:formula="of:=IF([.$A151]&lt;[.H$1];0;INDEX([.H$2:.H150];1+([.$A151]-[.H$1])))+[.G151]" office:value-type="float" office:value="21198" calcext:value-type="float">
            <text:p>21198</text:p>
          </table:table-cell>
          <table:table-cell table:formula="of:=IF([.$A151]&lt;[.I$1];0;INDEX([.I$2:.I150];1+([.$A151]-[.I$1])))+[.H151]" office:value-type="float" office:value="21198" calcext:value-type="float">
            <text:p>211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" office:value-type="float" office:value="1" calcext:value-type="float">
            <text:p>1</text:p>
          </table:table-cell>
          <table:table-cell table:formula="of:=IF([.$A152]&lt;[.C$1];0;INDEX([.C$2:.C151];1+([.$A152]-[.C$1])))+[.B152]" office:value-type="float" office:value="76" calcext:value-type="float">
            <text:p>76</text:p>
          </table:table-cell>
          <table:table-cell table:formula="of:=IF([.$A152]&lt;[.D$1];0;INDEX([.D$2:.D151];1+([.$A152]-[.D$1])))+[.C152]" office:value-type="float" office:value="1186" calcext:value-type="float">
            <text:p>1186</text:p>
          </table:table-cell>
          <table:table-cell table:formula="of:=IF([.$A152]&lt;[.E$1];0;INDEX([.E$2:.E151];1+([.$A152]-[.E$1])))+[.D152]" office:value-type="float" office:value="6696" calcext:value-type="float">
            <text:p>6696</text:p>
          </table:table-cell>
          <table:table-cell table:formula="of:=IF([.$A152]&lt;[.F$1];0;INDEX([.F$2:.F151];1+([.$A152]-[.F$1])))+[.E152]" office:value-type="float" office:value="16860" calcext:value-type="float">
            <text:p>16860</text:p>
          </table:table-cell>
          <table:table-cell table:formula="of:=IF([.$A152]&lt;[.G$1];0;INDEX([.G$2:.G151];1+([.$A152]-[.G$1])))+[.F152]" office:value-type="float" office:value="21422" calcext:value-type="float">
            <text:p>21422</text:p>
          </table:table-cell>
          <table:table-cell table:formula="of:=IF([.$A152]&lt;[.H$1];0;INDEX([.H$2:.H151];1+([.$A152]-[.H$1])))+[.G152]" office:value-type="float" office:value="21873" calcext:value-type="float">
            <text:p>21873</text:p>
          </table:table-cell>
          <table:table-cell table:formula="of:=IF([.$A152]&lt;[.I$1];0;INDEX([.I$2:.I151];1+([.$A152]-[.I$1])))+[.H152]" office:value-type="float" office:value="21873" calcext:value-type="float">
            <text:p>218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" office:value-type="float" office:value="1" calcext:value-type="float">
            <text:p>1</text:p>
          </table:table-cell>
          <table:table-cell table:formula="of:=IF([.$A153]&lt;[.C$1];0;INDEX([.C$2:.C152];1+([.$A153]-[.C$1])))+[.B153]" office:value-type="float" office:value="76" calcext:value-type="float">
            <text:p>76</text:p>
          </table:table-cell>
          <table:table-cell table:formula="of:=IF([.$A153]&lt;[.D$1];0;INDEX([.D$2:.D152];1+([.$A153]-[.D$1])))+[.C153]" office:value-type="float" office:value="1201" calcext:value-type="float">
            <text:p>1201</text:p>
          </table:table-cell>
          <table:table-cell table:formula="of:=IF([.$A153]&lt;[.E$1];0;INDEX([.E$2:.E152];1+([.$A153]-[.E$1])))+[.D153]" office:value-type="float" office:value="6816" calcext:value-type="float">
            <text:p>6816</text:p>
          </table:table-cell>
          <table:table-cell table:formula="of:=IF([.$A153]&lt;[.F$1];0;INDEX([.F$2:.F152];1+([.$A153]-[.F$1])))+[.E153]" office:value-type="float" office:value="17232" calcext:value-type="float">
            <text:p>17232</text:p>
          </table:table-cell>
          <table:table-cell table:formula="of:=IF([.$A153]&lt;[.G$1];0;INDEX([.G$2:.G152];1+([.$A153]-[.G$1])))+[.F153]" office:value-type="float" office:value="21941" calcext:value-type="float">
            <text:p>21941</text:p>
          </table:table-cell>
          <table:table-cell table:formula="of:=IF([.$A153]&lt;[.H$1];0;INDEX([.H$2:.H152];1+([.$A153]-[.H$1])))+[.G153]" office:value-type="float" office:value="22414" calcext:value-type="float">
            <text:p>22414</text:p>
          </table:table-cell>
          <table:table-cell table:formula="of:=IF([.$A153]&lt;[.I$1];0;INDEX([.I$2:.I152];1+([.$A153]-[.I$1])))+[.H153]" office:value-type="float" office:value="22414" calcext:value-type="float">
            <text:p>224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" office:value-type="float" office:value="1" calcext:value-type="float">
            <text:p>1</text:p>
          </table:table-cell>
          <table:table-cell table:formula="of:=IF([.$A154]&lt;[.C$1];0;INDEX([.C$2:.C153];1+([.$A154]-[.C$1])))+[.B154]" office:value-type="float" office:value="77" calcext:value-type="float">
            <text:p>77</text:p>
          </table:table-cell>
          <table:table-cell table:formula="of:=IF([.$A154]&lt;[.D$1];0;INDEX([.D$2:.D153];1+([.$A154]-[.D$1])))+[.C154]" office:value-type="float" office:value="1217" calcext:value-type="float">
            <text:p>1217</text:p>
          </table:table-cell>
          <table:table-cell table:formula="of:=IF([.$A154]&lt;[.E$1];0;INDEX([.E$2:.E153];1+([.$A154]-[.E$1])))+[.D154]" office:value-type="float" office:value="6952" calcext:value-type="float">
            <text:p>6952</text:p>
          </table:table-cell>
          <table:table-cell table:formula="of:=IF([.$A154]&lt;[.F$1];0;INDEX([.F$2:.F153];1+([.$A154]-[.F$1])))+[.E154]" office:value-type="float" office:value="17676" calcext:value-type="float">
            <text:p>17676</text:p>
          </table:table-cell>
          <table:table-cell table:formula="of:=IF([.$A154]&lt;[.G$1];0;INDEX([.G$2:.G153];1+([.$A154]-[.G$1])))+[.F154]" office:value-type="float" office:value="22581" calcext:value-type="float">
            <text:p>22581</text:p>
          </table:table-cell>
          <table:table-cell table:formula="of:=IF([.$A154]&lt;[.H$1];0;INDEX([.H$2:.H153];1+([.$A154]-[.H$1])))+[.G154]" office:value-type="float" office:value="23089" calcext:value-type="float">
            <text:p>23089</text:p>
          </table:table-cell>
          <table:table-cell table:formula="of:=IF([.$A154]&lt;[.I$1];0;INDEX([.I$2:.I153];1+([.$A154]-[.I$1])))+[.H154]" office:value-type="float" office:value="23089" calcext:value-type="float">
            <text:p>230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" office:value-type="float" office:value="1" calcext:value-type="float">
            <text:p>1</text:p>
          </table:table-cell>
          <table:table-cell table:formula="of:=IF([.$A155]&lt;[.C$1];0;INDEX([.C$2:.C154];1+([.$A155]-[.C$1])))+[.B155]" office:value-type="float" office:value="77" calcext:value-type="float">
            <text:p>77</text:p>
          </table:table-cell>
          <table:table-cell table:formula="of:=IF([.$A155]&lt;[.D$1];0;INDEX([.D$2:.D154];1+([.$A155]-[.D$1])))+[.C155]" office:value-type="float" office:value="1232" calcext:value-type="float">
            <text:p>1232</text:p>
          </table:table-cell>
          <table:table-cell table:formula="of:=IF([.$A155]&lt;[.E$1];0;INDEX([.E$2:.E154];1+([.$A155]-[.E$1])))+[.D155]" office:value-type="float" office:value="7072" calcext:value-type="float">
            <text:p>7072</text:p>
          </table:table-cell>
          <table:table-cell table:formula="of:=IF([.$A155]&lt;[.F$1];0;INDEX([.F$2:.F154];1+([.$A155]-[.F$1])))+[.E155]" office:value-type="float" office:value="18048" calcext:value-type="float">
            <text:p>18048</text:p>
          </table:table-cell>
          <table:table-cell table:formula="of:=IF([.$A155]&lt;[.G$1];0;INDEX([.G$2:.G154];1+([.$A155]-[.G$1])))+[.F155]" office:value-type="float" office:value="23100" calcext:value-type="float">
            <text:p>23100</text:p>
          </table:table-cell>
          <table:table-cell table:formula="of:=IF([.$A155]&lt;[.H$1];0;INDEX([.H$2:.H154];1+([.$A155]-[.H$1])))+[.G155]" office:value-type="float" office:value="23630" calcext:value-type="float">
            <text:p>23630</text:p>
          </table:table-cell>
          <table:table-cell table:formula="of:=IF([.$A155]&lt;[.I$1];0;INDEX([.I$2:.I154];1+([.$A155]-[.I$1])))+[.H155]" office:value-type="float" office:value="23630" calcext:value-type="float">
            <text:p>236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" office:value-type="float" office:value="1" calcext:value-type="float">
            <text:p>1</text:p>
          </table:table-cell>
          <table:table-cell table:formula="of:=IF([.$A156]&lt;[.C$1];0;INDEX([.C$2:.C155];1+([.$A156]-[.C$1])))+[.B156]" office:value-type="float" office:value="78" calcext:value-type="float">
            <text:p>78</text:p>
          </table:table-cell>
          <table:table-cell table:formula="of:=IF([.$A156]&lt;[.D$1];0;INDEX([.D$2:.D155];1+([.$A156]-[.D$1])))+[.C156]" office:value-type="float" office:value="1248" calcext:value-type="float">
            <text:p>1248</text:p>
          </table:table-cell>
          <table:table-cell table:formula="of:=IF([.$A156]&lt;[.E$1];0;INDEX([.E$2:.E155];1+([.$A156]-[.E$1])))+[.D156]" office:value-type="float" office:value="7208" calcext:value-type="float">
            <text:p>7208</text:p>
          </table:table-cell>
          <table:table-cell table:formula="of:=IF([.$A156]&lt;[.F$1];0;INDEX([.F$2:.F155];1+([.$A156]-[.F$1])))+[.E156]" office:value-type="float" office:value="18492" calcext:value-type="float">
            <text:p>18492</text:p>
          </table:table-cell>
          <table:table-cell table:formula="of:=IF([.$A156]&lt;[.G$1];0;INDEX([.G$2:.G155];1+([.$A156]-[.G$1])))+[.F156]" office:value-type="float" office:value="23740" calcext:value-type="float">
            <text:p>23740</text:p>
          </table:table-cell>
          <table:table-cell table:formula="of:=IF([.$A156]&lt;[.H$1];0;INDEX([.H$2:.H155];1+([.$A156]-[.H$1])))+[.G156]" office:value-type="float" office:value="24305" calcext:value-type="float">
            <text:p>24305</text:p>
          </table:table-cell>
          <table:table-cell table:formula="of:=IF([.$A156]&lt;[.I$1];0;INDEX([.I$2:.I155];1+([.$A156]-[.I$1])))+[.H156]" office:value-type="float" office:value="24305" calcext:value-type="float">
            <text:p>243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" office:value-type="float" office:value="1" calcext:value-type="float">
            <text:p>1</text:p>
          </table:table-cell>
          <table:table-cell table:formula="of:=IF([.$A157]&lt;[.C$1];0;INDEX([.C$2:.C156];1+([.$A157]-[.C$1])))+[.B157]" office:value-type="float" office:value="78" calcext:value-type="float">
            <text:p>78</text:p>
          </table:table-cell>
          <table:table-cell table:formula="of:=IF([.$A157]&lt;[.D$1];0;INDEX([.D$2:.D156];1+([.$A157]-[.D$1])))+[.C157]" office:value-type="float" office:value="1264" calcext:value-type="float">
            <text:p>1264</text:p>
          </table:table-cell>
          <table:table-cell table:formula="of:=IF([.$A157]&lt;[.E$1];0;INDEX([.E$2:.E156];1+([.$A157]-[.E$1])))+[.D157]" office:value-type="float" office:value="7344" calcext:value-type="float">
            <text:p>7344</text:p>
          </table:table-cell>
          <table:table-cell table:formula="of:=IF([.$A157]&lt;[.F$1];0;INDEX([.F$2:.F156];1+([.$A157]-[.F$1])))+[.E157]" office:value-type="float" office:value="18936" calcext:value-type="float">
            <text:p>18936</text:p>
          </table:table-cell>
          <table:table-cell table:formula="of:=IF([.$A157]&lt;[.G$1];0;INDEX([.G$2:.G156];1+([.$A157]-[.G$1])))+[.F157]" office:value-type="float" office:value="24380" calcext:value-type="float">
            <text:p>24380</text:p>
          </table:table-cell>
          <table:table-cell table:formula="of:=IF([.$A157]&lt;[.H$1];0;INDEX([.H$2:.H156];1+([.$A157]-[.H$1])))+[.G157]" office:value-type="float" office:value="24980" calcext:value-type="float">
            <text:p>24980</text:p>
          </table:table-cell>
          <table:table-cell table:formula="of:=IF([.$A157]&lt;[.I$1];0;INDEX([.I$2:.I156];1+([.$A157]-[.I$1])))+[.H157]" office:value-type="float" office:value="24980" calcext:value-type="float">
            <text:p>2498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" office:value-type="float" office:value="1" calcext:value-type="float">
            <text:p>1</text:p>
          </table:table-cell>
          <table:table-cell table:formula="of:=IF([.$A158]&lt;[.C$1];0;INDEX([.C$2:.C157];1+([.$A158]-[.C$1])))+[.B158]" office:value-type="float" office:value="79" calcext:value-type="float">
            <text:p>79</text:p>
          </table:table-cell>
          <table:table-cell table:formula="of:=IF([.$A158]&lt;[.D$1];0;INDEX([.D$2:.D157];1+([.$A158]-[.D$1])))+[.C158]" office:value-type="float" office:value="1280" calcext:value-type="float">
            <text:p>1280</text:p>
          </table:table-cell>
          <table:table-cell table:formula="of:=IF([.$A158]&lt;[.E$1];0;INDEX([.E$2:.E157];1+([.$A158]-[.E$1])))+[.D158]" office:value-type="float" office:value="7480" calcext:value-type="float">
            <text:p>7480</text:p>
          </table:table-cell>
          <table:table-cell table:formula="of:=IF([.$A158]&lt;[.F$1];0;INDEX([.F$2:.F157];1+([.$A158]-[.F$1])))+[.E158]" office:value-type="float" office:value="19380" calcext:value-type="float">
            <text:p>19380</text:p>
          </table:table-cell>
          <table:table-cell table:formula="of:=IF([.$A158]&lt;[.G$1];0;INDEX([.G$2:.G157];1+([.$A158]-[.G$1])))+[.F158]" office:value-type="float" office:value="25020" calcext:value-type="float">
            <text:p>25020</text:p>
          </table:table-cell>
          <table:table-cell table:formula="of:=IF([.$A158]&lt;[.H$1];0;INDEX([.H$2:.H157];1+([.$A158]-[.H$1])))+[.G158]" office:value-type="float" office:value="25655" calcext:value-type="float">
            <text:p>25655</text:p>
          </table:table-cell>
          <table:table-cell table:formula="of:=IF([.$A158]&lt;[.I$1];0;INDEX([.I$2:.I157];1+([.$A158]-[.I$1])))+[.H158]" office:value-type="float" office:value="25655" calcext:value-type="float">
            <text:p>256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" office:value-type="float" office:value="1" calcext:value-type="float">
            <text:p>1</text:p>
          </table:table-cell>
          <table:table-cell table:formula="of:=IF([.$A159]&lt;[.C$1];0;INDEX([.C$2:.C158];1+([.$A159]-[.C$1])))+[.B159]" office:value-type="float" office:value="79" calcext:value-type="float">
            <text:p>79</text:p>
          </table:table-cell>
          <table:table-cell table:formula="of:=IF([.$A159]&lt;[.D$1];0;INDEX([.D$2:.D158];1+([.$A159]-[.D$1])))+[.C159]" office:value-type="float" office:value="1296" calcext:value-type="float">
            <text:p>1296</text:p>
          </table:table-cell>
          <table:table-cell table:formula="of:=IF([.$A159]&lt;[.E$1];0;INDEX([.E$2:.E158];1+([.$A159]-[.E$1])))+[.D159]" office:value-type="float" office:value="7616" calcext:value-type="float">
            <text:p>7616</text:p>
          </table:table-cell>
          <table:table-cell table:formula="of:=IF([.$A159]&lt;[.F$1];0;INDEX([.F$2:.F158];1+([.$A159]-[.F$1])))+[.E159]" office:value-type="float" office:value="19824" calcext:value-type="float">
            <text:p>19824</text:p>
          </table:table-cell>
          <table:table-cell table:formula="of:=IF([.$A159]&lt;[.G$1];0;INDEX([.G$2:.G158];1+([.$A159]-[.G$1])))+[.F159]" office:value-type="float" office:value="25660" calcext:value-type="float">
            <text:p>25660</text:p>
          </table:table-cell>
          <table:table-cell table:formula="of:=IF([.$A159]&lt;[.H$1];0;INDEX([.H$2:.H158];1+([.$A159]-[.H$1])))+[.G159]" office:value-type="float" office:value="26330" calcext:value-type="float">
            <text:p>26330</text:p>
          </table:table-cell>
          <table:table-cell table:formula="of:=IF([.$A159]&lt;[.I$1];0;INDEX([.I$2:.I158];1+([.$A159]-[.I$1])))+[.H159]" office:value-type="float" office:value="26330" calcext:value-type="float">
            <text:p>263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" office:value-type="float" office:value="1" calcext:value-type="float">
            <text:p>1</text:p>
          </table:table-cell>
          <table:table-cell table:formula="of:=IF([.$A160]&lt;[.C$1];0;INDEX([.C$2:.C159];1+([.$A160]-[.C$1])))+[.B160]" office:value-type="float" office:value="80" calcext:value-type="float">
            <text:p>80</text:p>
          </table:table-cell>
          <table:table-cell table:formula="of:=IF([.$A160]&lt;[.D$1];0;INDEX([.D$2:.D159];1+([.$A160]-[.D$1])))+[.C160]" office:value-type="float" office:value="1312" calcext:value-type="float">
            <text:p>1312</text:p>
          </table:table-cell>
          <table:table-cell table:formula="of:=IF([.$A160]&lt;[.E$1];0;INDEX([.E$2:.E159];1+([.$A160]-[.E$1])))+[.D160]" office:value-type="float" office:value="7752" calcext:value-type="float">
            <text:p>7752</text:p>
          </table:table-cell>
          <table:table-cell table:formula="of:=IF([.$A160]&lt;[.F$1];0;INDEX([.F$2:.F159];1+([.$A160]-[.F$1])))+[.E160]" office:value-type="float" office:value="20268" calcext:value-type="float">
            <text:p>20268</text:p>
          </table:table-cell>
          <table:table-cell table:formula="of:=IF([.$A160]&lt;[.G$1];0;INDEX([.G$2:.G159];1+([.$A160]-[.G$1])))+[.F160]" office:value-type="float" office:value="26300" calcext:value-type="float">
            <text:p>26300</text:p>
          </table:table-cell>
          <table:table-cell table:formula="of:=IF([.$A160]&lt;[.H$1];0;INDEX([.H$2:.H159];1+([.$A160]-[.H$1])))+[.G160]" office:value-type="float" office:value="27005" calcext:value-type="float">
            <text:p>27005</text:p>
          </table:table-cell>
          <table:table-cell table:formula="of:=IF([.$A160]&lt;[.I$1];0;INDEX([.I$2:.I159];1+([.$A160]-[.I$1])))+[.H160]" office:value-type="float" office:value="27005" calcext:value-type="float">
            <text:p>270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" office:value-type="float" office:value="1" calcext:value-type="float">
            <text:p>1</text:p>
          </table:table-cell>
          <table:table-cell table:formula="of:=IF([.$A161]&lt;[.C$1];0;INDEX([.C$2:.C160];1+([.$A161]-[.C$1])))+[.B161]" office:value-type="float" office:value="80" calcext:value-type="float">
            <text:p>80</text:p>
          </table:table-cell>
          <table:table-cell table:formula="of:=IF([.$A161]&lt;[.D$1];0;INDEX([.D$2:.D160];1+([.$A161]-[.D$1])))+[.C161]" office:value-type="float" office:value="1328" calcext:value-type="float">
            <text:p>1328</text:p>
          </table:table-cell>
          <table:table-cell table:formula="of:=IF([.$A161]&lt;[.E$1];0;INDEX([.E$2:.E160];1+([.$A161]-[.E$1])))+[.D161]" office:value-type="float" office:value="7888" calcext:value-type="float">
            <text:p>7888</text:p>
          </table:table-cell>
          <table:table-cell table:formula="of:=IF([.$A161]&lt;[.F$1];0;INDEX([.F$2:.F160];1+([.$A161]-[.F$1])))+[.E161]" office:value-type="float" office:value="20712" calcext:value-type="float">
            <text:p>20712</text:p>
          </table:table-cell>
          <table:table-cell table:formula="of:=IF([.$A161]&lt;[.G$1];0;INDEX([.G$2:.G160];1+([.$A161]-[.G$1])))+[.F161]" office:value-type="float" office:value="26940" calcext:value-type="float">
            <text:p>26940</text:p>
          </table:table-cell>
          <table:table-cell table:formula="of:=IF([.$A161]&lt;[.H$1];0;INDEX([.H$2:.H160];1+([.$A161]-[.H$1])))+[.G161]" office:value-type="float" office:value="27680" calcext:value-type="float">
            <text:p>27680</text:p>
          </table:table-cell>
          <table:table-cell table:formula="of:=IF([.$A161]&lt;[.I$1];0;INDEX([.I$2:.I160];1+([.$A161]-[.I$1])))+[.H161]" office:value-type="float" office:value="27680" calcext:value-type="float">
            <text:p>276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" office:value-type="float" office:value="1" calcext:value-type="float">
            <text:p>1</text:p>
          </table:table-cell>
          <table:table-cell table:formula="of:=IF([.$A162]&lt;[.C$1];0;INDEX([.C$2:.C161];1+([.$A162]-[.C$1])))+[.B162]" office:value-type="float" office:value="81" calcext:value-type="float">
            <text:p>81</text:p>
          </table:table-cell>
          <table:table-cell table:formula="of:=IF([.$A162]&lt;[.D$1];0;INDEX([.D$2:.D161];1+([.$A162]-[.D$1])))+[.C162]" office:value-type="float" office:value="1345" calcext:value-type="float">
            <text:p>1345</text:p>
          </table:table-cell>
          <table:table-cell table:formula="of:=IF([.$A162]&lt;[.E$1];0;INDEX([.E$2:.E161];1+([.$A162]-[.E$1])))+[.D162]" office:value-type="float" office:value="8041" calcext:value-type="float">
            <text:p>8041</text:p>
          </table:table-cell>
          <table:table-cell table:formula="of:=IF([.$A162]&lt;[.F$1];0;INDEX([.F$2:.F161];1+([.$A162]-[.F$1])))+[.E162]" office:value-type="float" office:value="21237" calcext:value-type="float">
            <text:p>21237</text:p>
          </table:table-cell>
          <table:table-cell table:formula="of:=IF([.$A162]&lt;[.G$1];0;INDEX([.G$2:.G161];1+([.$A162]-[.G$1])))+[.F162]" office:value-type="float" office:value="27721" calcext:value-type="float">
            <text:p>27721</text:p>
          </table:table-cell>
          <table:table-cell table:formula="of:=IF([.$A162]&lt;[.H$1];0;INDEX([.H$2:.H161];1+([.$A162]-[.H$1])))+[.G162]" office:value-type="float" office:value="28514" calcext:value-type="float">
            <text:p>28514</text:p>
          </table:table-cell>
          <table:table-cell table:formula="of:=IF([.$A162]&lt;[.I$1];0;INDEX([.I$2:.I161];1+([.$A162]-[.I$1])))+[.H162]" office:value-type="float" office:value="28514" calcext:value-type="float">
            <text:p>285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" office:value-type="float" office:value="1" calcext:value-type="float">
            <text:p>1</text:p>
          </table:table-cell>
          <table:table-cell table:formula="of:=IF([.$A163]&lt;[.C$1];0;INDEX([.C$2:.C162];1+([.$A163]-[.C$1])))+[.B163]" office:value-type="float" office:value="81" calcext:value-type="float">
            <text:p>81</text:p>
          </table:table-cell>
          <table:table-cell table:formula="of:=IF([.$A163]&lt;[.D$1];0;INDEX([.D$2:.D162];1+([.$A163]-[.D$1])))+[.C163]" office:value-type="float" office:value="1361" calcext:value-type="float">
            <text:p>1361</text:p>
          </table:table-cell>
          <table:table-cell table:formula="of:=IF([.$A163]&lt;[.E$1];0;INDEX([.E$2:.E162];1+([.$A163]-[.E$1])))+[.D163]" office:value-type="float" office:value="8177" calcext:value-type="float">
            <text:p>8177</text:p>
          </table:table-cell>
          <table:table-cell table:formula="of:=IF([.$A163]&lt;[.F$1];0;INDEX([.F$2:.F162];1+([.$A163]-[.F$1])))+[.E163]" office:value-type="float" office:value="21681" calcext:value-type="float">
            <text:p>21681</text:p>
          </table:table-cell>
          <table:table-cell table:formula="of:=IF([.$A163]&lt;[.G$1];0;INDEX([.G$2:.G162];1+([.$A163]-[.G$1])))+[.F163]" office:value-type="float" office:value="28361" calcext:value-type="float">
            <text:p>28361</text:p>
          </table:table-cell>
          <table:table-cell table:formula="of:=IF([.$A163]&lt;[.H$1];0;INDEX([.H$2:.H162];1+([.$A163]-[.H$1])))+[.G163]" office:value-type="float" office:value="29189" calcext:value-type="float">
            <text:p>29189</text:p>
          </table:table-cell>
          <table:table-cell table:formula="of:=IF([.$A163]&lt;[.I$1];0;INDEX([.I$2:.I162];1+([.$A163]-[.I$1])))+[.H163]" office:value-type="float" office:value="29189" calcext:value-type="float">
            <text:p>291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" office:value-type="float" office:value="1" calcext:value-type="float">
            <text:p>1</text:p>
          </table:table-cell>
          <table:table-cell table:formula="of:=IF([.$A164]&lt;[.C$1];0;INDEX([.C$2:.C163];1+([.$A164]-[.C$1])))+[.B164]" office:value-type="float" office:value="82" calcext:value-type="float">
            <text:p>82</text:p>
          </table:table-cell>
          <table:table-cell table:formula="of:=IF([.$A164]&lt;[.D$1];0;INDEX([.D$2:.D163];1+([.$A164]-[.D$1])))+[.C164]" office:value-type="float" office:value="1378" calcext:value-type="float">
            <text:p>1378</text:p>
          </table:table-cell>
          <table:table-cell table:formula="of:=IF([.$A164]&lt;[.E$1];0;INDEX([.E$2:.E163];1+([.$A164]-[.E$1])))+[.D164]" office:value-type="float" office:value="8330" calcext:value-type="float">
            <text:p>8330</text:p>
          </table:table-cell>
          <table:table-cell table:formula="of:=IF([.$A164]&lt;[.F$1];0;INDEX([.F$2:.F163];1+([.$A164]-[.F$1])))+[.E164]" office:value-type="float" office:value="22206" calcext:value-type="float">
            <text:p>22206</text:p>
          </table:table-cell>
          <table:table-cell table:formula="of:=IF([.$A164]&lt;[.G$1];0;INDEX([.G$2:.G163];1+([.$A164]-[.G$1])))+[.F164]" office:value-type="float" office:value="29142" calcext:value-type="float">
            <text:p>29142</text:p>
          </table:table-cell>
          <table:table-cell table:formula="of:=IF([.$A164]&lt;[.H$1];0;INDEX([.H$2:.H163];1+([.$A164]-[.H$1])))+[.G164]" office:value-type="float" office:value="30023" calcext:value-type="float">
            <text:p>30023</text:p>
          </table:table-cell>
          <table:table-cell table:formula="of:=IF([.$A164]&lt;[.I$1];0;INDEX([.I$2:.I163];1+([.$A164]-[.I$1])))+[.H164]" office:value-type="float" office:value="30023" calcext:value-type="float">
            <text:p>300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" office:value-type="float" office:value="1" calcext:value-type="float">
            <text:p>1</text:p>
          </table:table-cell>
          <table:table-cell table:formula="of:=IF([.$A165]&lt;[.C$1];0;INDEX([.C$2:.C164];1+([.$A165]-[.C$1])))+[.B165]" office:value-type="float" office:value="82" calcext:value-type="float">
            <text:p>82</text:p>
          </table:table-cell>
          <table:table-cell table:formula="of:=IF([.$A165]&lt;[.D$1];0;INDEX([.D$2:.D164];1+([.$A165]-[.D$1])))+[.C165]" office:value-type="float" office:value="1394" calcext:value-type="float">
            <text:p>1394</text:p>
          </table:table-cell>
          <table:table-cell table:formula="of:=IF([.$A165]&lt;[.E$1];0;INDEX([.E$2:.E164];1+([.$A165]-[.E$1])))+[.D165]" office:value-type="float" office:value="8466" calcext:value-type="float">
            <text:p>8466</text:p>
          </table:table-cell>
          <table:table-cell table:formula="of:=IF([.$A165]&lt;[.F$1];0;INDEX([.F$2:.F164];1+([.$A165]-[.F$1])))+[.E165]" office:value-type="float" office:value="22650" calcext:value-type="float">
            <text:p>22650</text:p>
          </table:table-cell>
          <table:table-cell table:formula="of:=IF([.$A165]&lt;[.G$1];0;INDEX([.G$2:.G164];1+([.$A165]-[.G$1])))+[.F165]" office:value-type="float" office:value="29782" calcext:value-type="float">
            <text:p>29782</text:p>
          </table:table-cell>
          <table:table-cell table:formula="of:=IF([.$A165]&lt;[.H$1];0;INDEX([.H$2:.H164];1+([.$A165]-[.H$1])))+[.G165]" office:value-type="float" office:value="30698" calcext:value-type="float">
            <text:p>30698</text:p>
          </table:table-cell>
          <table:table-cell table:formula="of:=IF([.$A165]&lt;[.I$1];0;INDEX([.I$2:.I164];1+([.$A165]-[.I$1])))+[.H165]" office:value-type="float" office:value="30698" calcext:value-type="float">
            <text:p>306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" office:value-type="float" office:value="1" calcext:value-type="float">
            <text:p>1</text:p>
          </table:table-cell>
          <table:table-cell table:formula="of:=IF([.$A166]&lt;[.C$1];0;INDEX([.C$2:.C165];1+([.$A166]-[.C$1])))+[.B166]" office:value-type="float" office:value="83" calcext:value-type="float">
            <text:p>83</text:p>
          </table:table-cell>
          <table:table-cell table:formula="of:=IF([.$A166]&lt;[.D$1];0;INDEX([.D$2:.D165];1+([.$A166]-[.D$1])))+[.C166]" office:value-type="float" office:value="1411" calcext:value-type="float">
            <text:p>1411</text:p>
          </table:table-cell>
          <table:table-cell table:formula="of:=IF([.$A166]&lt;[.E$1];0;INDEX([.E$2:.E165];1+([.$A166]-[.E$1])))+[.D166]" office:value-type="float" office:value="8619" calcext:value-type="float">
            <text:p>8619</text:p>
          </table:table-cell>
          <table:table-cell table:formula="of:=IF([.$A166]&lt;[.F$1];0;INDEX([.F$2:.F165];1+([.$A166]-[.F$1])))+[.E166]" office:value-type="float" office:value="23175" calcext:value-type="float">
            <text:p>23175</text:p>
          </table:table-cell>
          <table:table-cell table:formula="of:=IF([.$A166]&lt;[.G$1];0;INDEX([.G$2:.G165];1+([.$A166]-[.G$1])))+[.F166]" office:value-type="float" office:value="30563" calcext:value-type="float">
            <text:p>30563</text:p>
          </table:table-cell>
          <table:table-cell table:formula="of:=IF([.$A166]&lt;[.H$1];0;INDEX([.H$2:.H165];1+([.$A166]-[.H$1])))+[.G166]" office:value-type="float" office:value="31532" calcext:value-type="float">
            <text:p>31532</text:p>
          </table:table-cell>
          <table:table-cell table:formula="of:=IF([.$A166]&lt;[.I$1];0;INDEX([.I$2:.I165];1+([.$A166]-[.I$1])))+[.H166]" office:value-type="float" office:value="31532" calcext:value-type="float">
            <text:p>315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" office:value-type="float" office:value="1" calcext:value-type="float">
            <text:p>1</text:p>
          </table:table-cell>
          <table:table-cell table:formula="of:=IF([.$A167]&lt;[.C$1];0;INDEX([.C$2:.C166];1+([.$A167]-[.C$1])))+[.B167]" office:value-type="float" office:value="83" calcext:value-type="float">
            <text:p>83</text:p>
          </table:table-cell>
          <table:table-cell table:formula="of:=IF([.$A167]&lt;[.D$1];0;INDEX([.D$2:.D166];1+([.$A167]-[.D$1])))+[.C167]" office:value-type="float" office:value="1428" calcext:value-type="float">
            <text:p>1428</text:p>
          </table:table-cell>
          <table:table-cell table:formula="of:=IF([.$A167]&lt;[.E$1];0;INDEX([.E$2:.E166];1+([.$A167]-[.E$1])))+[.D167]" office:value-type="float" office:value="8772" calcext:value-type="float">
            <text:p>8772</text:p>
          </table:table-cell>
          <table:table-cell table:formula="of:=IF([.$A167]&lt;[.F$1];0;INDEX([.F$2:.F166];1+([.$A167]-[.F$1])))+[.E167]" office:value-type="float" office:value="23700" calcext:value-type="float">
            <text:p>23700</text:p>
          </table:table-cell>
          <table:table-cell table:formula="of:=IF([.$A167]&lt;[.G$1];0;INDEX([.G$2:.G166];1+([.$A167]-[.G$1])))+[.F167]" office:value-type="float" office:value="31344" calcext:value-type="float">
            <text:p>31344</text:p>
          </table:table-cell>
          <table:table-cell table:formula="of:=IF([.$A167]&lt;[.H$1];0;INDEX([.H$2:.H166];1+([.$A167]-[.H$1])))+[.G167]" office:value-type="float" office:value="32366" calcext:value-type="float">
            <text:p>32366</text:p>
          </table:table-cell>
          <table:table-cell table:formula="of:=IF([.$A167]&lt;[.I$1];0;INDEX([.I$2:.I166];1+([.$A167]-[.I$1])))+[.H167]" office:value-type="float" office:value="32366" calcext:value-type="float">
            <text:p>323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" office:value-type="float" office:value="1" calcext:value-type="float">
            <text:p>1</text:p>
          </table:table-cell>
          <table:table-cell table:formula="of:=IF([.$A168]&lt;[.C$1];0;INDEX([.C$2:.C167];1+([.$A168]-[.C$1])))+[.B168]" office:value-type="float" office:value="84" calcext:value-type="float">
            <text:p>84</text:p>
          </table:table-cell>
          <table:table-cell table:formula="of:=IF([.$A168]&lt;[.D$1];0;INDEX([.D$2:.D167];1+([.$A168]-[.D$1])))+[.C168]" office:value-type="float" office:value="1445" calcext:value-type="float">
            <text:p>1445</text:p>
          </table:table-cell>
          <table:table-cell table:formula="of:=IF([.$A168]&lt;[.E$1];0;INDEX([.E$2:.E167];1+([.$A168]-[.E$1])))+[.D168]" office:value-type="float" office:value="8925" calcext:value-type="float">
            <text:p>8925</text:p>
          </table:table-cell>
          <table:table-cell table:formula="of:=IF([.$A168]&lt;[.F$1];0;INDEX([.F$2:.F167];1+([.$A168]-[.F$1])))+[.E168]" office:value-type="float" office:value="24225" calcext:value-type="float">
            <text:p>24225</text:p>
          </table:table-cell>
          <table:table-cell table:formula="of:=IF([.$A168]&lt;[.G$1];0;INDEX([.G$2:.G167];1+([.$A168]-[.G$1])))+[.F168]" office:value-type="float" office:value="32125" calcext:value-type="float">
            <text:p>32125</text:p>
          </table:table-cell>
          <table:table-cell table:formula="of:=IF([.$A168]&lt;[.H$1];0;INDEX([.H$2:.H167];1+([.$A168]-[.H$1])))+[.G168]" office:value-type="float" office:value="33200" calcext:value-type="float">
            <text:p>33200</text:p>
          </table:table-cell>
          <table:table-cell table:formula="of:=IF([.$A168]&lt;[.I$1];0;INDEX([.I$2:.I167];1+([.$A168]-[.I$1])))+[.H168]" office:value-type="float" office:value="33200" calcext:value-type="float">
            <text:p>332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" office:value-type="float" office:value="1" calcext:value-type="float">
            <text:p>1</text:p>
          </table:table-cell>
          <table:table-cell table:formula="of:=IF([.$A169]&lt;[.C$1];0;INDEX([.C$2:.C168];1+([.$A169]-[.C$1])))+[.B169]" office:value-type="float" office:value="84" calcext:value-type="float">
            <text:p>84</text:p>
          </table:table-cell>
          <table:table-cell table:formula="of:=IF([.$A169]&lt;[.D$1];0;INDEX([.D$2:.D168];1+([.$A169]-[.D$1])))+[.C169]" office:value-type="float" office:value="1462" calcext:value-type="float">
            <text:p>1462</text:p>
          </table:table-cell>
          <table:table-cell table:formula="of:=IF([.$A169]&lt;[.E$1];0;INDEX([.E$2:.E168];1+([.$A169]-[.E$1])))+[.D169]" office:value-type="float" office:value="9078" calcext:value-type="float">
            <text:p>9078</text:p>
          </table:table-cell>
          <table:table-cell table:formula="of:=IF([.$A169]&lt;[.F$1];0;INDEX([.F$2:.F168];1+([.$A169]-[.F$1])))+[.E169]" office:value-type="float" office:value="24750" calcext:value-type="float">
            <text:p>24750</text:p>
          </table:table-cell>
          <table:table-cell table:formula="of:=IF([.$A169]&lt;[.G$1];0;INDEX([.G$2:.G168];1+([.$A169]-[.G$1])))+[.F169]" office:value-type="float" office:value="32906" calcext:value-type="float">
            <text:p>32906</text:p>
          </table:table-cell>
          <table:table-cell table:formula="of:=IF([.$A169]&lt;[.H$1];0;INDEX([.H$2:.H168];1+([.$A169]-[.H$1])))+[.G169]" office:value-type="float" office:value="34034" calcext:value-type="float">
            <text:p>34034</text:p>
          </table:table-cell>
          <table:table-cell table:formula="of:=IF([.$A169]&lt;[.I$1];0;INDEX([.I$2:.I168];1+([.$A169]-[.I$1])))+[.H169]" office:value-type="float" office:value="34034" calcext:value-type="float">
            <text:p>340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" office:value-type="float" office:value="1" calcext:value-type="float">
            <text:p>1</text:p>
          </table:table-cell>
          <table:table-cell table:formula="of:=IF([.$A170]&lt;[.C$1];0;INDEX([.C$2:.C169];1+([.$A170]-[.C$1])))+[.B170]" office:value-type="float" office:value="85" calcext:value-type="float">
            <text:p>85</text:p>
          </table:table-cell>
          <table:table-cell table:formula="of:=IF([.$A170]&lt;[.D$1];0;INDEX([.D$2:.D169];1+([.$A170]-[.D$1])))+[.C170]" office:value-type="float" office:value="1479" calcext:value-type="float">
            <text:p>1479</text:p>
          </table:table-cell>
          <table:table-cell table:formula="of:=IF([.$A170]&lt;[.E$1];0;INDEX([.E$2:.E169];1+([.$A170]-[.E$1])))+[.D170]" office:value-type="float" office:value="9231" calcext:value-type="float">
            <text:p>9231</text:p>
          </table:table-cell>
          <table:table-cell table:formula="of:=IF([.$A170]&lt;[.F$1];0;INDEX([.F$2:.F169];1+([.$A170]-[.F$1])))+[.E170]" office:value-type="float" office:value="25275" calcext:value-type="float">
            <text:p>25275</text:p>
          </table:table-cell>
          <table:table-cell table:formula="of:=IF([.$A170]&lt;[.G$1];0;INDEX([.G$2:.G169];1+([.$A170]-[.G$1])))+[.F170]" office:value-type="float" office:value="33687" calcext:value-type="float">
            <text:p>33687</text:p>
          </table:table-cell>
          <table:table-cell table:formula="of:=IF([.$A170]&lt;[.H$1];0;INDEX([.H$2:.H169];1+([.$A170]-[.H$1])))+[.G170]" office:value-type="float" office:value="34868" calcext:value-type="float">
            <text:p>34868</text:p>
          </table:table-cell>
          <table:table-cell table:formula="of:=IF([.$A170]&lt;[.I$1];0;INDEX([.I$2:.I169];1+([.$A170]-[.I$1])))+[.H170]" office:value-type="float" office:value="34868" calcext:value-type="float">
            <text:p>348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" office:value-type="float" office:value="1" calcext:value-type="float">
            <text:p>1</text:p>
          </table:table-cell>
          <table:table-cell table:formula="of:=IF([.$A171]&lt;[.C$1];0;INDEX([.C$2:.C170];1+([.$A171]-[.C$1])))+[.B171]" office:value-type="float" office:value="85" calcext:value-type="float">
            <text:p>85</text:p>
          </table:table-cell>
          <table:table-cell table:formula="of:=IF([.$A171]&lt;[.D$1];0;INDEX([.D$2:.D170];1+([.$A171]-[.D$1])))+[.C171]" office:value-type="float" office:value="1496" calcext:value-type="float">
            <text:p>1496</text:p>
          </table:table-cell>
          <table:table-cell table:formula="of:=IF([.$A171]&lt;[.E$1];0;INDEX([.E$2:.E170];1+([.$A171]-[.E$1])))+[.D171]" office:value-type="float" office:value="9384" calcext:value-type="float">
            <text:p>9384</text:p>
          </table:table-cell>
          <table:table-cell table:formula="of:=IF([.$A171]&lt;[.F$1];0;INDEX([.F$2:.F170];1+([.$A171]-[.F$1])))+[.E171]" office:value-type="float" office:value="25800" calcext:value-type="float">
            <text:p>25800</text:p>
          </table:table-cell>
          <table:table-cell table:formula="of:=IF([.$A171]&lt;[.G$1];0;INDEX([.G$2:.G170];1+([.$A171]-[.G$1])))+[.F171]" office:value-type="float" office:value="34468" calcext:value-type="float">
            <text:p>34468</text:p>
          </table:table-cell>
          <table:table-cell table:formula="of:=IF([.$A171]&lt;[.H$1];0;INDEX([.H$2:.H170];1+([.$A171]-[.H$1])))+[.G171]" office:value-type="float" office:value="35702" calcext:value-type="float">
            <text:p>35702</text:p>
          </table:table-cell>
          <table:table-cell table:formula="of:=IF([.$A171]&lt;[.I$1];0;INDEX([.I$2:.I170];1+([.$A171]-[.I$1])))+[.H171]" office:value-type="float" office:value="35702" calcext:value-type="float">
            <text:p>357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" office:value-type="float" office:value="1" calcext:value-type="float">
            <text:p>1</text:p>
          </table:table-cell>
          <table:table-cell table:formula="of:=IF([.$A172]&lt;[.C$1];0;INDEX([.C$2:.C171];1+([.$A172]-[.C$1])))+[.B172]" office:value-type="float" office:value="86" calcext:value-type="float">
            <text:p>86</text:p>
          </table:table-cell>
          <table:table-cell table:formula="of:=IF([.$A172]&lt;[.D$1];0;INDEX([.D$2:.D171];1+([.$A172]-[.D$1])))+[.C172]" office:value-type="float" office:value="1514" calcext:value-type="float">
            <text:p>1514</text:p>
          </table:table-cell>
          <table:table-cell table:formula="of:=IF([.$A172]&lt;[.E$1];0;INDEX([.E$2:.E171];1+([.$A172]-[.E$1])))+[.D172]" office:value-type="float" office:value="9555" calcext:value-type="float">
            <text:p>9555</text:p>
          </table:table-cell>
          <table:table-cell table:formula="of:=IF([.$A172]&lt;[.F$1];0;INDEX([.F$2:.F171];1+([.$A172]-[.F$1])))+[.E172]" office:value-type="float" office:value="26415" calcext:value-type="float">
            <text:p>26415</text:p>
          </table:table-cell>
          <table:table-cell table:formula="of:=IF([.$A172]&lt;[.G$1];0;INDEX([.G$2:.G171];1+([.$A172]-[.G$1])))+[.F172]" office:value-type="float" office:value="35412" calcext:value-type="float">
            <text:p>35412</text:p>
          </table:table-cell>
          <table:table-cell table:formula="of:=IF([.$A172]&lt;[.H$1];0;INDEX([.H$2:.H171];1+([.$A172]-[.H$1])))+[.G172]" office:value-type="float" office:value="36723" calcext:value-type="float">
            <text:p>36723</text:p>
          </table:table-cell>
          <table:table-cell table:formula="of:=IF([.$A172]&lt;[.I$1];0;INDEX([.I$2:.I171];1+([.$A172]-[.I$1])))+[.H172]" office:value-type="float" office:value="36723" calcext:value-type="float">
            <text:p>3672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" office:value-type="float" office:value="1" calcext:value-type="float">
            <text:p>1</text:p>
          </table:table-cell>
          <table:table-cell table:formula="of:=IF([.$A173]&lt;[.C$1];0;INDEX([.C$2:.C172];1+([.$A173]-[.C$1])))+[.B173]" office:value-type="float" office:value="86" calcext:value-type="float">
            <text:p>86</text:p>
          </table:table-cell>
          <table:table-cell table:formula="of:=IF([.$A173]&lt;[.D$1];0;INDEX([.D$2:.D172];1+([.$A173]-[.D$1])))+[.C173]" office:value-type="float" office:value="1531" calcext:value-type="float">
            <text:p>1531</text:p>
          </table:table-cell>
          <table:table-cell table:formula="of:=IF([.$A173]&lt;[.E$1];0;INDEX([.E$2:.E172];1+([.$A173]-[.E$1])))+[.D173]" office:value-type="float" office:value="9708" calcext:value-type="float">
            <text:p>9708</text:p>
          </table:table-cell>
          <table:table-cell table:formula="of:=IF([.$A173]&lt;[.F$1];0;INDEX([.F$2:.F172];1+([.$A173]-[.F$1])))+[.E173]" office:value-type="float" office:value="26940" calcext:value-type="float">
            <text:p>26940</text:p>
          </table:table-cell>
          <table:table-cell table:formula="of:=IF([.$A173]&lt;[.G$1];0;INDEX([.G$2:.G172];1+([.$A173]-[.G$1])))+[.F173]" office:value-type="float" office:value="36193" calcext:value-type="float">
            <text:p>36193</text:p>
          </table:table-cell>
          <table:table-cell table:formula="of:=IF([.$A173]&lt;[.H$1];0;INDEX([.H$2:.H172];1+([.$A173]-[.H$1])))+[.G173]" office:value-type="float" office:value="37557" calcext:value-type="float">
            <text:p>37557</text:p>
          </table:table-cell>
          <table:table-cell table:formula="of:=IF([.$A173]&lt;[.I$1];0;INDEX([.I$2:.I172];1+([.$A173]-[.I$1])))+[.H173]" office:value-type="float" office:value="37557" calcext:value-type="float">
            <text:p>375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" office:value-type="float" office:value="1" calcext:value-type="float">
            <text:p>1</text:p>
          </table:table-cell>
          <table:table-cell table:formula="of:=IF([.$A174]&lt;[.C$1];0;INDEX([.C$2:.C173];1+([.$A174]-[.C$1])))+[.B174]" office:value-type="float" office:value="87" calcext:value-type="float">
            <text:p>87</text:p>
          </table:table-cell>
          <table:table-cell table:formula="of:=IF([.$A174]&lt;[.D$1];0;INDEX([.D$2:.D173];1+([.$A174]-[.D$1])))+[.C174]" office:value-type="float" office:value="1549" calcext:value-type="float">
            <text:p>1549</text:p>
          </table:table-cell>
          <table:table-cell table:formula="of:=IF([.$A174]&lt;[.E$1];0;INDEX([.E$2:.E173];1+([.$A174]-[.E$1])))+[.D174]" office:value-type="float" office:value="9879" calcext:value-type="float">
            <text:p>9879</text:p>
          </table:table-cell>
          <table:table-cell table:formula="of:=IF([.$A174]&lt;[.F$1];0;INDEX([.F$2:.F173];1+([.$A174]-[.F$1])))+[.E174]" office:value-type="float" office:value="27555" calcext:value-type="float">
            <text:p>27555</text:p>
          </table:table-cell>
          <table:table-cell table:formula="of:=IF([.$A174]&lt;[.G$1];0;INDEX([.G$2:.G173];1+([.$A174]-[.G$1])))+[.F174]" office:value-type="float" office:value="37137" calcext:value-type="float">
            <text:p>37137</text:p>
          </table:table-cell>
          <table:table-cell table:formula="of:=IF([.$A174]&lt;[.H$1];0;INDEX([.H$2:.H173];1+([.$A174]-[.H$1])))+[.G174]" office:value-type="float" office:value="38578" calcext:value-type="float">
            <text:p>38578</text:p>
          </table:table-cell>
          <table:table-cell table:formula="of:=IF([.$A174]&lt;[.I$1];0;INDEX([.I$2:.I173];1+([.$A174]-[.I$1])))+[.H174]" office:value-type="float" office:value="38578" calcext:value-type="float">
            <text:p>385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" office:value-type="float" office:value="1" calcext:value-type="float">
            <text:p>1</text:p>
          </table:table-cell>
          <table:table-cell table:formula="of:=IF([.$A175]&lt;[.C$1];0;INDEX([.C$2:.C174];1+([.$A175]-[.C$1])))+[.B175]" office:value-type="float" office:value="87" calcext:value-type="float">
            <text:p>87</text:p>
          </table:table-cell>
          <table:table-cell table:formula="of:=IF([.$A175]&lt;[.D$1];0;INDEX([.D$2:.D174];1+([.$A175]-[.D$1])))+[.C175]" office:value-type="float" office:value="1566" calcext:value-type="float">
            <text:p>1566</text:p>
          </table:table-cell>
          <table:table-cell table:formula="of:=IF([.$A175]&lt;[.E$1];0;INDEX([.E$2:.E174];1+([.$A175]-[.E$1])))+[.D175]" office:value-type="float" office:value="10032" calcext:value-type="float">
            <text:p>10032</text:p>
          </table:table-cell>
          <table:table-cell table:formula="of:=IF([.$A175]&lt;[.F$1];0;INDEX([.F$2:.F174];1+([.$A175]-[.F$1])))+[.E175]" office:value-type="float" office:value="28080" calcext:value-type="float">
            <text:p>28080</text:p>
          </table:table-cell>
          <table:table-cell table:formula="of:=IF([.$A175]&lt;[.G$1];0;INDEX([.G$2:.G174];1+([.$A175]-[.G$1])))+[.F175]" office:value-type="float" office:value="37918" calcext:value-type="float">
            <text:p>37918</text:p>
          </table:table-cell>
          <table:table-cell table:formula="of:=IF([.$A175]&lt;[.H$1];0;INDEX([.H$2:.H174];1+([.$A175]-[.H$1])))+[.G175]" office:value-type="float" office:value="39412" calcext:value-type="float">
            <text:p>39412</text:p>
          </table:table-cell>
          <table:table-cell table:formula="of:=IF([.$A175]&lt;[.I$1];0;INDEX([.I$2:.I174];1+([.$A175]-[.I$1])))+[.H175]" office:value-type="float" office:value="39412" calcext:value-type="float">
            <text:p>394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" office:value-type="float" office:value="1" calcext:value-type="float">
            <text:p>1</text:p>
          </table:table-cell>
          <table:table-cell table:formula="of:=IF([.$A176]&lt;[.C$1];0;INDEX([.C$2:.C175];1+([.$A176]-[.C$1])))+[.B176]" office:value-type="float" office:value="88" calcext:value-type="float">
            <text:p>88</text:p>
          </table:table-cell>
          <table:table-cell table:formula="of:=IF([.$A176]&lt;[.D$1];0;INDEX([.D$2:.D175];1+([.$A176]-[.D$1])))+[.C176]" office:value-type="float" office:value="1584" calcext:value-type="float">
            <text:p>1584</text:p>
          </table:table-cell>
          <table:table-cell table:formula="of:=IF([.$A176]&lt;[.E$1];0;INDEX([.E$2:.E175];1+([.$A176]-[.E$1])))+[.D176]" office:value-type="float" office:value="10203" calcext:value-type="float">
            <text:p>10203</text:p>
          </table:table-cell>
          <table:table-cell table:formula="of:=IF([.$A176]&lt;[.F$1];0;INDEX([.F$2:.F175];1+([.$A176]-[.F$1])))+[.E176]" office:value-type="float" office:value="28695" calcext:value-type="float">
            <text:p>28695</text:p>
          </table:table-cell>
          <table:table-cell table:formula="of:=IF([.$A176]&lt;[.G$1];0;INDEX([.G$2:.G175];1+([.$A176]-[.G$1])))+[.F176]" office:value-type="float" office:value="38862" calcext:value-type="float">
            <text:p>38862</text:p>
          </table:table-cell>
          <table:table-cell table:formula="of:=IF([.$A176]&lt;[.H$1];0;INDEX([.H$2:.H175];1+([.$A176]-[.H$1])))+[.G176]" office:value-type="float" office:value="40433" calcext:value-type="float">
            <text:p>40433</text:p>
          </table:table-cell>
          <table:table-cell table:formula="of:=IF([.$A176]&lt;[.I$1];0;INDEX([.I$2:.I175];1+([.$A176]-[.I$1])))+[.H176]" office:value-type="float" office:value="40433" calcext:value-type="float">
            <text:p>404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" office:value-type="float" office:value="1" calcext:value-type="float">
            <text:p>1</text:p>
          </table:table-cell>
          <table:table-cell table:formula="of:=IF([.$A177]&lt;[.C$1];0;INDEX([.C$2:.C176];1+([.$A177]-[.C$1])))+[.B177]" office:value-type="float" office:value="88" calcext:value-type="float">
            <text:p>88</text:p>
          </table:table-cell>
          <table:table-cell table:formula="of:=IF([.$A177]&lt;[.D$1];0;INDEX([.D$2:.D176];1+([.$A177]-[.D$1])))+[.C177]" office:value-type="float" office:value="1602" calcext:value-type="float">
            <text:p>1602</text:p>
          </table:table-cell>
          <table:table-cell table:formula="of:=IF([.$A177]&lt;[.E$1];0;INDEX([.E$2:.E176];1+([.$A177]-[.E$1])))+[.D177]" office:value-type="float" office:value="10374" calcext:value-type="float">
            <text:p>10374</text:p>
          </table:table-cell>
          <table:table-cell table:formula="of:=IF([.$A177]&lt;[.F$1];0;INDEX([.F$2:.F176];1+([.$A177]-[.F$1])))+[.E177]" office:value-type="float" office:value="29310" calcext:value-type="float">
            <text:p>29310</text:p>
          </table:table-cell>
          <table:table-cell table:formula="of:=IF([.$A177]&lt;[.G$1];0;INDEX([.G$2:.G176];1+([.$A177]-[.G$1])))+[.F177]" office:value-type="float" office:value="39806" calcext:value-type="float">
            <text:p>39806</text:p>
          </table:table-cell>
          <table:table-cell table:formula="of:=IF([.$A177]&lt;[.H$1];0;INDEX([.H$2:.H176];1+([.$A177]-[.H$1])))+[.G177]" office:value-type="float" office:value="41454" calcext:value-type="float">
            <text:p>41454</text:p>
          </table:table-cell>
          <table:table-cell table:formula="of:=IF([.$A177]&lt;[.I$1];0;INDEX([.I$2:.I176];1+([.$A177]-[.I$1])))+[.H177]" office:value-type="float" office:value="41454" calcext:value-type="float">
            <text:p>414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" office:value-type="float" office:value="1" calcext:value-type="float">
            <text:p>1</text:p>
          </table:table-cell>
          <table:table-cell table:formula="of:=IF([.$A178]&lt;[.C$1];0;INDEX([.C$2:.C177];1+([.$A178]-[.C$1])))+[.B178]" office:value-type="float" office:value="89" calcext:value-type="float">
            <text:p>89</text:p>
          </table:table-cell>
          <table:table-cell table:formula="of:=IF([.$A178]&lt;[.D$1];0;INDEX([.D$2:.D177];1+([.$A178]-[.D$1])))+[.C178]" office:value-type="float" office:value="1620" calcext:value-type="float">
            <text:p>1620</text:p>
          </table:table-cell>
          <table:table-cell table:formula="of:=IF([.$A178]&lt;[.E$1];0;INDEX([.E$2:.E177];1+([.$A178]-[.E$1])))+[.D178]" office:value-type="float" office:value="10545" calcext:value-type="float">
            <text:p>10545</text:p>
          </table:table-cell>
          <table:table-cell table:formula="of:=IF([.$A178]&lt;[.F$1];0;INDEX([.F$2:.F177];1+([.$A178]-[.F$1])))+[.E178]" office:value-type="float" office:value="29925" calcext:value-type="float">
            <text:p>29925</text:p>
          </table:table-cell>
          <table:table-cell table:formula="of:=IF([.$A178]&lt;[.G$1];0;INDEX([.G$2:.G177];1+([.$A178]-[.G$1])))+[.F178]" office:value-type="float" office:value="40750" calcext:value-type="float">
            <text:p>40750</text:p>
          </table:table-cell>
          <table:table-cell table:formula="of:=IF([.$A178]&lt;[.H$1];0;INDEX([.H$2:.H177];1+([.$A178]-[.H$1])))+[.G178]" office:value-type="float" office:value="42475" calcext:value-type="float">
            <text:p>42475</text:p>
          </table:table-cell>
          <table:table-cell table:formula="of:=IF([.$A178]&lt;[.I$1];0;INDEX([.I$2:.I177];1+([.$A178]-[.I$1])))+[.H178]" office:value-type="float" office:value="42475" calcext:value-type="float">
            <text:p>424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" office:value-type="float" office:value="1" calcext:value-type="float">
            <text:p>1</text:p>
          </table:table-cell>
          <table:table-cell table:formula="of:=IF([.$A179]&lt;[.C$1];0;INDEX([.C$2:.C178];1+([.$A179]-[.C$1])))+[.B179]" office:value-type="float" office:value="89" calcext:value-type="float">
            <text:p>89</text:p>
          </table:table-cell>
          <table:table-cell table:formula="of:=IF([.$A179]&lt;[.D$1];0;INDEX([.D$2:.D178];1+([.$A179]-[.D$1])))+[.C179]" office:value-type="float" office:value="1638" calcext:value-type="float">
            <text:p>1638</text:p>
          </table:table-cell>
          <table:table-cell table:formula="of:=IF([.$A179]&lt;[.E$1];0;INDEX([.E$2:.E178];1+([.$A179]-[.E$1])))+[.D179]" office:value-type="float" office:value="10716" calcext:value-type="float">
            <text:p>10716</text:p>
          </table:table-cell>
          <table:table-cell table:formula="of:=IF([.$A179]&lt;[.F$1];0;INDEX([.F$2:.F178];1+([.$A179]-[.F$1])))+[.E179]" office:value-type="float" office:value="30540" calcext:value-type="float">
            <text:p>30540</text:p>
          </table:table-cell>
          <table:table-cell table:formula="of:=IF([.$A179]&lt;[.G$1];0;INDEX([.G$2:.G178];1+([.$A179]-[.G$1])))+[.F179]" office:value-type="float" office:value="41694" calcext:value-type="float">
            <text:p>41694</text:p>
          </table:table-cell>
          <table:table-cell table:formula="of:=IF([.$A179]&lt;[.H$1];0;INDEX([.H$2:.H178];1+([.$A179]-[.H$1])))+[.G179]" office:value-type="float" office:value="43496" calcext:value-type="float">
            <text:p>43496</text:p>
          </table:table-cell>
          <table:table-cell table:formula="of:=IF([.$A179]&lt;[.I$1];0;INDEX([.I$2:.I178];1+([.$A179]-[.I$1])))+[.H179]" office:value-type="float" office:value="43496" calcext:value-type="float">
            <text:p>4349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" office:value-type="float" office:value="1" calcext:value-type="float">
            <text:p>1</text:p>
          </table:table-cell>
          <table:table-cell table:formula="of:=IF([.$A180]&lt;[.C$1];0;INDEX([.C$2:.C179];1+([.$A180]-[.C$1])))+[.B180]" office:value-type="float" office:value="90" calcext:value-type="float">
            <text:p>90</text:p>
          </table:table-cell>
          <table:table-cell table:formula="of:=IF([.$A180]&lt;[.D$1];0;INDEX([.D$2:.D179];1+([.$A180]-[.D$1])))+[.C180]" office:value-type="float" office:value="1656" calcext:value-type="float">
            <text:p>1656</text:p>
          </table:table-cell>
          <table:table-cell table:formula="of:=IF([.$A180]&lt;[.E$1];0;INDEX([.E$2:.E179];1+([.$A180]-[.E$1])))+[.D180]" office:value-type="float" office:value="10887" calcext:value-type="float">
            <text:p>10887</text:p>
          </table:table-cell>
          <table:table-cell table:formula="of:=IF([.$A180]&lt;[.F$1];0;INDEX([.F$2:.F179];1+([.$A180]-[.F$1])))+[.E180]" office:value-type="float" office:value="31155" calcext:value-type="float">
            <text:p>31155</text:p>
          </table:table-cell>
          <table:table-cell table:formula="of:=IF([.$A180]&lt;[.G$1];0;INDEX([.G$2:.G179];1+([.$A180]-[.G$1])))+[.F180]" office:value-type="float" office:value="42638" calcext:value-type="float">
            <text:p>42638</text:p>
          </table:table-cell>
          <table:table-cell table:formula="of:=IF([.$A180]&lt;[.H$1];0;INDEX([.H$2:.H179];1+([.$A180]-[.H$1])))+[.G180]" office:value-type="float" office:value="44517" calcext:value-type="float">
            <text:p>44517</text:p>
          </table:table-cell>
          <table:table-cell table:formula="of:=IF([.$A180]&lt;[.I$1];0;INDEX([.I$2:.I179];1+([.$A180]-[.I$1])))+[.H180]" office:value-type="float" office:value="44517" calcext:value-type="float">
            <text:p>445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" office:value-type="float" office:value="1" calcext:value-type="float">
            <text:p>1</text:p>
          </table:table-cell>
          <table:table-cell table:formula="of:=IF([.$A181]&lt;[.C$1];0;INDEX([.C$2:.C180];1+([.$A181]-[.C$1])))+[.B181]" office:value-type="float" office:value="90" calcext:value-type="float">
            <text:p>90</text:p>
          </table:table-cell>
          <table:table-cell table:formula="of:=IF([.$A181]&lt;[.D$1];0;INDEX([.D$2:.D180];1+([.$A181]-[.D$1])))+[.C181]" office:value-type="float" office:value="1674" calcext:value-type="float">
            <text:p>1674</text:p>
          </table:table-cell>
          <table:table-cell table:formula="of:=IF([.$A181]&lt;[.E$1];0;INDEX([.E$2:.E180];1+([.$A181]-[.E$1])))+[.D181]" office:value-type="float" office:value="11058" calcext:value-type="float">
            <text:p>11058</text:p>
          </table:table-cell>
          <table:table-cell table:formula="of:=IF([.$A181]&lt;[.F$1];0;INDEX([.F$2:.F180];1+([.$A181]-[.F$1])))+[.E181]" office:value-type="float" office:value="31770" calcext:value-type="float">
            <text:p>31770</text:p>
          </table:table-cell>
          <table:table-cell table:formula="of:=IF([.$A181]&lt;[.G$1];0;INDEX([.G$2:.G180];1+([.$A181]-[.G$1])))+[.F181]" office:value-type="float" office:value="43582" calcext:value-type="float">
            <text:p>43582</text:p>
          </table:table-cell>
          <table:table-cell table:formula="of:=IF([.$A181]&lt;[.H$1];0;INDEX([.H$2:.H180];1+([.$A181]-[.H$1])))+[.G181]" office:value-type="float" office:value="45538" calcext:value-type="float">
            <text:p>45538</text:p>
          </table:table-cell>
          <table:table-cell table:formula="of:=IF([.$A181]&lt;[.I$1];0;INDEX([.I$2:.I180];1+([.$A181]-[.I$1])))+[.H181]" office:value-type="float" office:value="45538" calcext:value-type="float">
            <text:p>455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" office:value-type="float" office:value="1" calcext:value-type="float">
            <text:p>1</text:p>
          </table:table-cell>
          <table:table-cell table:formula="of:=IF([.$A182]&lt;[.C$1];0;INDEX([.C$2:.C181];1+([.$A182]-[.C$1])))+[.B182]" office:value-type="float" office:value="91" calcext:value-type="float">
            <text:p>91</text:p>
          </table:table-cell>
          <table:table-cell table:formula="of:=IF([.$A182]&lt;[.D$1];0;INDEX([.D$2:.D181];1+([.$A182]-[.D$1])))+[.C182]" office:value-type="float" office:value="1693" calcext:value-type="float">
            <text:p>1693</text:p>
          </table:table-cell>
          <table:table-cell table:formula="of:=IF([.$A182]&lt;[.E$1];0;INDEX([.E$2:.E181];1+([.$A182]-[.E$1])))+[.D182]" office:value-type="float" office:value="11248" calcext:value-type="float">
            <text:p>11248</text:p>
          </table:table-cell>
          <table:table-cell table:formula="of:=IF([.$A182]&lt;[.F$1];0;INDEX([.F$2:.F181];1+([.$A182]-[.F$1])))+[.E182]" office:value-type="float" office:value="32485" calcext:value-type="float">
            <text:p>32485</text:p>
          </table:table-cell>
          <table:table-cell table:formula="of:=IF([.$A182]&lt;[.G$1];0;INDEX([.G$2:.G181];1+([.$A182]-[.G$1])))+[.F182]" office:value-type="float" office:value="44713" calcext:value-type="float">
            <text:p>44713</text:p>
          </table:table-cell>
          <table:table-cell table:formula="of:=IF([.$A182]&lt;[.H$1];0;INDEX([.H$2:.H181];1+([.$A182]-[.H$1])))+[.G182]" office:value-type="float" office:value="46777" calcext:value-type="float">
            <text:p>46777</text:p>
          </table:table-cell>
          <table:table-cell table:formula="of:=IF([.$A182]&lt;[.I$1];0;INDEX([.I$2:.I181];1+([.$A182]-[.I$1])))+[.H182]" office:value-type="float" office:value="46777" calcext:value-type="float">
            <text:p>467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" office:value-type="float" office:value="1" calcext:value-type="float">
            <text:p>1</text:p>
          </table:table-cell>
          <table:table-cell table:formula="of:=IF([.$A183]&lt;[.C$1];0;INDEX([.C$2:.C182];1+([.$A183]-[.C$1])))+[.B183]" office:value-type="float" office:value="91" calcext:value-type="float">
            <text:p>91</text:p>
          </table:table-cell>
          <table:table-cell table:formula="of:=IF([.$A183]&lt;[.D$1];0;INDEX([.D$2:.D182];1+([.$A183]-[.D$1])))+[.C183]" office:value-type="float" office:value="1711" calcext:value-type="float">
            <text:p>1711</text:p>
          </table:table-cell>
          <table:table-cell table:formula="of:=IF([.$A183]&lt;[.E$1];0;INDEX([.E$2:.E182];1+([.$A183]-[.E$1])))+[.D183]" office:value-type="float" office:value="11419" calcext:value-type="float">
            <text:p>11419</text:p>
          </table:table-cell>
          <table:table-cell table:formula="of:=IF([.$A183]&lt;[.F$1];0;INDEX([.F$2:.F182];1+([.$A183]-[.F$1])))+[.E183]" office:value-type="float" office:value="33100" calcext:value-type="float">
            <text:p>33100</text:p>
          </table:table-cell>
          <table:table-cell table:formula="of:=IF([.$A183]&lt;[.G$1];0;INDEX([.G$2:.G182];1+([.$A183]-[.G$1])))+[.F183]" office:value-type="float" office:value="45657" calcext:value-type="float">
            <text:p>45657</text:p>
          </table:table-cell>
          <table:table-cell table:formula="of:=IF([.$A183]&lt;[.H$1];0;INDEX([.H$2:.H182];1+([.$A183]-[.H$1])))+[.G183]" office:value-type="float" office:value="47798" calcext:value-type="float">
            <text:p>47798</text:p>
          </table:table-cell>
          <table:table-cell table:formula="of:=IF([.$A183]&lt;[.I$1];0;INDEX([.I$2:.I182];1+([.$A183]-[.I$1])))+[.H183]" office:value-type="float" office:value="47798" calcext:value-type="float">
            <text:p>4779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" office:value-type="float" office:value="1" calcext:value-type="float">
            <text:p>1</text:p>
          </table:table-cell>
          <table:table-cell table:formula="of:=IF([.$A184]&lt;[.C$1];0;INDEX([.C$2:.C183];1+([.$A184]-[.C$1])))+[.B184]" office:value-type="float" office:value="92" calcext:value-type="float">
            <text:p>92</text:p>
          </table:table-cell>
          <table:table-cell table:formula="of:=IF([.$A184]&lt;[.D$1];0;INDEX([.D$2:.D183];1+([.$A184]-[.D$1])))+[.C184]" office:value-type="float" office:value="1730" calcext:value-type="float">
            <text:p>1730</text:p>
          </table:table-cell>
          <table:table-cell table:formula="of:=IF([.$A184]&lt;[.E$1];0;INDEX([.E$2:.E183];1+([.$A184]-[.E$1])))+[.D184]" office:value-type="float" office:value="11609" calcext:value-type="float">
            <text:p>11609</text:p>
          </table:table-cell>
          <table:table-cell table:formula="of:=IF([.$A184]&lt;[.F$1];0;INDEX([.F$2:.F183];1+([.$A184]-[.F$1])))+[.E184]" office:value-type="float" office:value="33815" calcext:value-type="float">
            <text:p>33815</text:p>
          </table:table-cell>
          <table:table-cell table:formula="of:=IF([.$A184]&lt;[.G$1];0;INDEX([.G$2:.G183];1+([.$A184]-[.G$1])))+[.F184]" office:value-type="float" office:value="46788" calcext:value-type="float">
            <text:p>46788</text:p>
          </table:table-cell>
          <table:table-cell table:formula="of:=IF([.$A184]&lt;[.H$1];0;INDEX([.H$2:.H183];1+([.$A184]-[.H$1])))+[.G184]" office:value-type="float" office:value="49037" calcext:value-type="float">
            <text:p>49037</text:p>
          </table:table-cell>
          <table:table-cell table:formula="of:=IF([.$A184]&lt;[.I$1];0;INDEX([.I$2:.I183];1+([.$A184]-[.I$1])))+[.H184]" office:value-type="float" office:value="49037" calcext:value-type="float">
            <text:p>490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" office:value-type="float" office:value="1" calcext:value-type="float">
            <text:p>1</text:p>
          </table:table-cell>
          <table:table-cell table:formula="of:=IF([.$A185]&lt;[.C$1];0;INDEX([.C$2:.C184];1+([.$A185]-[.C$1])))+[.B185]" office:value-type="float" office:value="92" calcext:value-type="float">
            <text:p>92</text:p>
          </table:table-cell>
          <table:table-cell table:formula="of:=IF([.$A185]&lt;[.D$1];0;INDEX([.D$2:.D184];1+([.$A185]-[.D$1])))+[.C185]" office:value-type="float" office:value="1748" calcext:value-type="float">
            <text:p>1748</text:p>
          </table:table-cell>
          <table:table-cell table:formula="of:=IF([.$A185]&lt;[.E$1];0;INDEX([.E$2:.E184];1+([.$A185]-[.E$1])))+[.D185]" office:value-type="float" office:value="11780" calcext:value-type="float">
            <text:p>11780</text:p>
          </table:table-cell>
          <table:table-cell table:formula="of:=IF([.$A185]&lt;[.F$1];0;INDEX([.F$2:.F184];1+([.$A185]-[.F$1])))+[.E185]" office:value-type="float" office:value="34430" calcext:value-type="float">
            <text:p>34430</text:p>
          </table:table-cell>
          <table:table-cell table:formula="of:=IF([.$A185]&lt;[.G$1];0;INDEX([.G$2:.G184];1+([.$A185]-[.G$1])))+[.F185]" office:value-type="float" office:value="47732" calcext:value-type="float">
            <text:p>47732</text:p>
          </table:table-cell>
          <table:table-cell table:formula="of:=IF([.$A185]&lt;[.H$1];0;INDEX([.H$2:.H184];1+([.$A185]-[.H$1])))+[.G185]" office:value-type="float" office:value="50058" calcext:value-type="float">
            <text:p>50058</text:p>
          </table:table-cell>
          <table:table-cell table:formula="of:=IF([.$A185]&lt;[.I$1];0;INDEX([.I$2:.I184];1+([.$A185]-[.I$1])))+[.H185]" office:value-type="float" office:value="50058" calcext:value-type="float">
            <text:p>500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" office:value-type="float" office:value="1" calcext:value-type="float">
            <text:p>1</text:p>
          </table:table-cell>
          <table:table-cell table:formula="of:=IF([.$A186]&lt;[.C$1];0;INDEX([.C$2:.C185];1+([.$A186]-[.C$1])))+[.B186]" office:value-type="float" office:value="93" calcext:value-type="float">
            <text:p>93</text:p>
          </table:table-cell>
          <table:table-cell table:formula="of:=IF([.$A186]&lt;[.D$1];0;INDEX([.D$2:.D185];1+([.$A186]-[.D$1])))+[.C186]" office:value-type="float" office:value="1767" calcext:value-type="float">
            <text:p>1767</text:p>
          </table:table-cell>
          <table:table-cell table:formula="of:=IF([.$A186]&lt;[.E$1];0;INDEX([.E$2:.E185];1+([.$A186]-[.E$1])))+[.D186]" office:value-type="float" office:value="11970" calcext:value-type="float">
            <text:p>11970</text:p>
          </table:table-cell>
          <table:table-cell table:formula="of:=IF([.$A186]&lt;[.F$1];0;INDEX([.F$2:.F185];1+([.$A186]-[.F$1])))+[.E186]" office:value-type="float" office:value="35145" calcext:value-type="float">
            <text:p>35145</text:p>
          </table:table-cell>
          <table:table-cell table:formula="of:=IF([.$A186]&lt;[.G$1];0;INDEX([.G$2:.G185];1+([.$A186]-[.G$1])))+[.F186]" office:value-type="float" office:value="48863" calcext:value-type="float">
            <text:p>48863</text:p>
          </table:table-cell>
          <table:table-cell table:formula="of:=IF([.$A186]&lt;[.H$1];0;INDEX([.H$2:.H185];1+([.$A186]-[.H$1])))+[.G186]" office:value-type="float" office:value="51297" calcext:value-type="float">
            <text:p>51297</text:p>
          </table:table-cell>
          <table:table-cell table:formula="of:=IF([.$A186]&lt;[.I$1];0;INDEX([.I$2:.I185];1+([.$A186]-[.I$1])))+[.H186]" office:value-type="float" office:value="51297" calcext:value-type="float">
            <text:p>512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" office:value-type="float" office:value="1" calcext:value-type="float">
            <text:p>1</text:p>
          </table:table-cell>
          <table:table-cell table:formula="of:=IF([.$A187]&lt;[.C$1];0;INDEX([.C$2:.C186];1+([.$A187]-[.C$1])))+[.B187]" office:value-type="float" office:value="93" calcext:value-type="float">
            <text:p>93</text:p>
          </table:table-cell>
          <table:table-cell table:formula="of:=IF([.$A187]&lt;[.D$1];0;INDEX([.D$2:.D186];1+([.$A187]-[.D$1])))+[.C187]" office:value-type="float" office:value="1786" calcext:value-type="float">
            <text:p>1786</text:p>
          </table:table-cell>
          <table:table-cell table:formula="of:=IF([.$A187]&lt;[.E$1];0;INDEX([.E$2:.E186];1+([.$A187]-[.E$1])))+[.D187]" office:value-type="float" office:value="12160" calcext:value-type="float">
            <text:p>12160</text:p>
          </table:table-cell>
          <table:table-cell table:formula="of:=IF([.$A187]&lt;[.F$1];0;INDEX([.F$2:.F186];1+([.$A187]-[.F$1])))+[.E187]" office:value-type="float" office:value="35860" calcext:value-type="float">
            <text:p>35860</text:p>
          </table:table-cell>
          <table:table-cell table:formula="of:=IF([.$A187]&lt;[.G$1];0;INDEX([.G$2:.G186];1+([.$A187]-[.G$1])))+[.F187]" office:value-type="float" office:value="49994" calcext:value-type="float">
            <text:p>49994</text:p>
          </table:table-cell>
          <table:table-cell table:formula="of:=IF([.$A187]&lt;[.H$1];0;INDEX([.H$2:.H186];1+([.$A187]-[.H$1])))+[.G187]" office:value-type="float" office:value="52536" calcext:value-type="float">
            <text:p>52536</text:p>
          </table:table-cell>
          <table:table-cell table:formula="of:=IF([.$A187]&lt;[.I$1];0;INDEX([.I$2:.I186];1+([.$A187]-[.I$1])))+[.H187]" office:value-type="float" office:value="52536" calcext:value-type="float">
            <text:p>525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" office:value-type="float" office:value="1" calcext:value-type="float">
            <text:p>1</text:p>
          </table:table-cell>
          <table:table-cell table:formula="of:=IF([.$A188]&lt;[.C$1];0;INDEX([.C$2:.C187];1+([.$A188]-[.C$1])))+[.B188]" office:value-type="float" office:value="94" calcext:value-type="float">
            <text:p>94</text:p>
          </table:table-cell>
          <table:table-cell table:formula="of:=IF([.$A188]&lt;[.D$1];0;INDEX([.D$2:.D187];1+([.$A188]-[.D$1])))+[.C188]" office:value-type="float" office:value="1805" calcext:value-type="float">
            <text:p>1805</text:p>
          </table:table-cell>
          <table:table-cell table:formula="of:=IF([.$A188]&lt;[.E$1];0;INDEX([.E$2:.E187];1+([.$A188]-[.E$1])))+[.D188]" office:value-type="float" office:value="12350" calcext:value-type="float">
            <text:p>12350</text:p>
          </table:table-cell>
          <table:table-cell table:formula="of:=IF([.$A188]&lt;[.F$1];0;INDEX([.F$2:.F187];1+([.$A188]-[.F$1])))+[.E188]" office:value-type="float" office:value="36575" calcext:value-type="float">
            <text:p>36575</text:p>
          </table:table-cell>
          <table:table-cell table:formula="of:=IF([.$A188]&lt;[.G$1];0;INDEX([.G$2:.G187];1+([.$A188]-[.G$1])))+[.F188]" office:value-type="float" office:value="51125" calcext:value-type="float">
            <text:p>51125</text:p>
          </table:table-cell>
          <table:table-cell table:formula="of:=IF([.$A188]&lt;[.H$1];0;INDEX([.H$2:.H187];1+([.$A188]-[.H$1])))+[.G188]" office:value-type="float" office:value="53775" calcext:value-type="float">
            <text:p>53775</text:p>
          </table:table-cell>
          <table:table-cell table:formula="of:=IF([.$A188]&lt;[.I$1];0;INDEX([.I$2:.I187];1+([.$A188]-[.I$1])))+[.H188]" office:value-type="float" office:value="53775" calcext:value-type="float">
            <text:p>537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" office:value-type="float" office:value="1" calcext:value-type="float">
            <text:p>1</text:p>
          </table:table-cell>
          <table:table-cell table:formula="of:=IF([.$A189]&lt;[.C$1];0;INDEX([.C$2:.C188];1+([.$A189]-[.C$1])))+[.B189]" office:value-type="float" office:value="94" calcext:value-type="float">
            <text:p>94</text:p>
          </table:table-cell>
          <table:table-cell table:formula="of:=IF([.$A189]&lt;[.D$1];0;INDEX([.D$2:.D188];1+([.$A189]-[.D$1])))+[.C189]" office:value-type="float" office:value="1824" calcext:value-type="float">
            <text:p>1824</text:p>
          </table:table-cell>
          <table:table-cell table:formula="of:=IF([.$A189]&lt;[.E$1];0;INDEX([.E$2:.E188];1+([.$A189]-[.E$1])))+[.D189]" office:value-type="float" office:value="12540" calcext:value-type="float">
            <text:p>12540</text:p>
          </table:table-cell>
          <table:table-cell table:formula="of:=IF([.$A189]&lt;[.F$1];0;INDEX([.F$2:.F188];1+([.$A189]-[.F$1])))+[.E189]" office:value-type="float" office:value="37290" calcext:value-type="float">
            <text:p>37290</text:p>
          </table:table-cell>
          <table:table-cell table:formula="of:=IF([.$A189]&lt;[.G$1];0;INDEX([.G$2:.G188];1+([.$A189]-[.G$1])))+[.F189]" office:value-type="float" office:value="52256" calcext:value-type="float">
            <text:p>52256</text:p>
          </table:table-cell>
          <table:table-cell table:formula="of:=IF([.$A189]&lt;[.H$1];0;INDEX([.H$2:.H188];1+([.$A189]-[.H$1])))+[.G189]" office:value-type="float" office:value="55014" calcext:value-type="float">
            <text:p>55014</text:p>
          </table:table-cell>
          <table:table-cell table:formula="of:=IF([.$A189]&lt;[.I$1];0;INDEX([.I$2:.I188];1+([.$A189]-[.I$1])))+[.H189]" office:value-type="float" office:value="55014" calcext:value-type="float">
            <text:p>550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" office:value-type="float" office:value="1" calcext:value-type="float">
            <text:p>1</text:p>
          </table:table-cell>
          <table:table-cell table:formula="of:=IF([.$A190]&lt;[.C$1];0;INDEX([.C$2:.C189];1+([.$A190]-[.C$1])))+[.B190]" office:value-type="float" office:value="95" calcext:value-type="float">
            <text:p>95</text:p>
          </table:table-cell>
          <table:table-cell table:formula="of:=IF([.$A190]&lt;[.D$1];0;INDEX([.D$2:.D189];1+([.$A190]-[.D$1])))+[.C190]" office:value-type="float" office:value="1843" calcext:value-type="float">
            <text:p>1843</text:p>
          </table:table-cell>
          <table:table-cell table:formula="of:=IF([.$A190]&lt;[.E$1];0;INDEX([.E$2:.E189];1+([.$A190]-[.E$1])))+[.D190]" office:value-type="float" office:value="12730" calcext:value-type="float">
            <text:p>12730</text:p>
          </table:table-cell>
          <table:table-cell table:formula="of:=IF([.$A190]&lt;[.F$1];0;INDEX([.F$2:.F189];1+([.$A190]-[.F$1])))+[.E190]" office:value-type="float" office:value="38005" calcext:value-type="float">
            <text:p>38005</text:p>
          </table:table-cell>
          <table:table-cell table:formula="of:=IF([.$A190]&lt;[.G$1];0;INDEX([.G$2:.G189];1+([.$A190]-[.G$1])))+[.F190]" office:value-type="float" office:value="53387" calcext:value-type="float">
            <text:p>53387</text:p>
          </table:table-cell>
          <table:table-cell table:formula="of:=IF([.$A190]&lt;[.H$1];0;INDEX([.H$2:.H189];1+([.$A190]-[.H$1])))+[.G190]" office:value-type="float" office:value="56253" calcext:value-type="float">
            <text:p>56253</text:p>
          </table:table-cell>
          <table:table-cell table:formula="of:=IF([.$A190]&lt;[.I$1];0;INDEX([.I$2:.I189];1+([.$A190]-[.I$1])))+[.H190]" office:value-type="float" office:value="56253" calcext:value-type="float">
            <text:p>562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" office:value-type="float" office:value="1" calcext:value-type="float">
            <text:p>1</text:p>
          </table:table-cell>
          <table:table-cell table:formula="of:=IF([.$A191]&lt;[.C$1];0;INDEX([.C$2:.C190];1+([.$A191]-[.C$1])))+[.B191]" office:value-type="float" office:value="95" calcext:value-type="float">
            <text:p>95</text:p>
          </table:table-cell>
          <table:table-cell table:formula="of:=IF([.$A191]&lt;[.D$1];0;INDEX([.D$2:.D190];1+([.$A191]-[.D$1])))+[.C191]" office:value-type="float" office:value="1862" calcext:value-type="float">
            <text:p>1862</text:p>
          </table:table-cell>
          <table:table-cell table:formula="of:=IF([.$A191]&lt;[.E$1];0;INDEX([.E$2:.E190];1+([.$A191]-[.E$1])))+[.D191]" office:value-type="float" office:value="12920" calcext:value-type="float">
            <text:p>12920</text:p>
          </table:table-cell>
          <table:table-cell table:formula="of:=IF([.$A191]&lt;[.F$1];0;INDEX([.F$2:.F190];1+([.$A191]-[.F$1])))+[.E191]" office:value-type="float" office:value="38720" calcext:value-type="float">
            <text:p>38720</text:p>
          </table:table-cell>
          <table:table-cell table:formula="of:=IF([.$A191]&lt;[.G$1];0;INDEX([.G$2:.G190];1+([.$A191]-[.G$1])))+[.F191]" office:value-type="float" office:value="54518" calcext:value-type="float">
            <text:p>54518</text:p>
          </table:table-cell>
          <table:table-cell table:formula="of:=IF([.$A191]&lt;[.H$1];0;INDEX([.H$2:.H190];1+([.$A191]-[.H$1])))+[.G191]" office:value-type="float" office:value="57492" calcext:value-type="float">
            <text:p>57492</text:p>
          </table:table-cell>
          <table:table-cell table:formula="of:=IF([.$A191]&lt;[.I$1];0;INDEX([.I$2:.I190];1+([.$A191]-[.I$1])))+[.H191]" office:value-type="float" office:value="57492" calcext:value-type="float">
            <text:p>574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" office:value-type="float" office:value="1" calcext:value-type="float">
            <text:p>1</text:p>
          </table:table-cell>
          <table:table-cell table:formula="of:=IF([.$A192]&lt;[.C$1];0;INDEX([.C$2:.C191];1+([.$A192]-[.C$1])))+[.B192]" office:value-type="float" office:value="96" calcext:value-type="float">
            <text:p>96</text:p>
          </table:table-cell>
          <table:table-cell table:formula="of:=IF([.$A192]&lt;[.D$1];0;INDEX([.D$2:.D191];1+([.$A192]-[.D$1])))+[.C192]" office:value-type="float" office:value="1882" calcext:value-type="float">
            <text:p>1882</text:p>
          </table:table-cell>
          <table:table-cell table:formula="of:=IF([.$A192]&lt;[.E$1];0;INDEX([.E$2:.E191];1+([.$A192]-[.E$1])))+[.D192]" office:value-type="float" office:value="13130" calcext:value-type="float">
            <text:p>13130</text:p>
          </table:table-cell>
          <table:table-cell table:formula="of:=IF([.$A192]&lt;[.F$1];0;INDEX([.F$2:.F191];1+([.$A192]-[.F$1])))+[.E192]" office:value-type="float" office:value="39545" calcext:value-type="float">
            <text:p>39545</text:p>
          </table:table-cell>
          <table:table-cell table:formula="of:=IF([.$A192]&lt;[.G$1];0;INDEX([.G$2:.G191];1+([.$A192]-[.G$1])))+[.F192]" office:value-type="float" office:value="55862" calcext:value-type="float">
            <text:p>55862</text:p>
          </table:table-cell>
          <table:table-cell table:formula="of:=IF([.$A192]&lt;[.H$1];0;INDEX([.H$2:.H191];1+([.$A192]-[.H$1])))+[.G192]" office:value-type="float" office:value="58983" calcext:value-type="float">
            <text:p>58983</text:p>
          </table:table-cell>
          <table:table-cell table:formula="of:=IF([.$A192]&lt;[.I$1];0;INDEX([.I$2:.I191];1+([.$A192]-[.I$1])))+[.H192]" office:value-type="float" office:value="58983" calcext:value-type="float">
            <text:p>589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" office:value-type="float" office:value="1" calcext:value-type="float">
            <text:p>1</text:p>
          </table:table-cell>
          <table:table-cell table:formula="of:=IF([.$A193]&lt;[.C$1];0;INDEX([.C$2:.C192];1+([.$A193]-[.C$1])))+[.B193]" office:value-type="float" office:value="96" calcext:value-type="float">
            <text:p>96</text:p>
          </table:table-cell>
          <table:table-cell table:formula="of:=IF([.$A193]&lt;[.D$1];0;INDEX([.D$2:.D192];1+([.$A193]-[.D$1])))+[.C193]" office:value-type="float" office:value="1901" calcext:value-type="float">
            <text:p>1901</text:p>
          </table:table-cell>
          <table:table-cell table:formula="of:=IF([.$A193]&lt;[.E$1];0;INDEX([.E$2:.E192];1+([.$A193]-[.E$1])))+[.D193]" office:value-type="float" office:value="13320" calcext:value-type="float">
            <text:p>13320</text:p>
          </table:table-cell>
          <table:table-cell table:formula="of:=IF([.$A193]&lt;[.F$1];0;INDEX([.F$2:.F192];1+([.$A193]-[.F$1])))+[.E193]" office:value-type="float" office:value="40260" calcext:value-type="float">
            <text:p>40260</text:p>
          </table:table-cell>
          <table:table-cell table:formula="of:=IF([.$A193]&lt;[.G$1];0;INDEX([.G$2:.G192];1+([.$A193]-[.G$1])))+[.F193]" office:value-type="float" office:value="56993" calcext:value-type="float">
            <text:p>56993</text:p>
          </table:table-cell>
          <table:table-cell table:formula="of:=IF([.$A193]&lt;[.H$1];0;INDEX([.H$2:.H192];1+([.$A193]-[.H$1])))+[.G193]" office:value-type="float" office:value="60222" calcext:value-type="float">
            <text:p>60222</text:p>
          </table:table-cell>
          <table:table-cell table:formula="of:=IF([.$A193]&lt;[.I$1];0;INDEX([.I$2:.I192];1+([.$A193]-[.I$1])))+[.H193]" office:value-type="float" office:value="60222" calcext:value-type="float">
            <text:p>602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" office:value-type="float" office:value="1" calcext:value-type="float">
            <text:p>1</text:p>
          </table:table-cell>
          <table:table-cell table:formula="of:=IF([.$A194]&lt;[.C$1];0;INDEX([.C$2:.C193];1+([.$A194]-[.C$1])))+[.B194]" office:value-type="float" office:value="97" calcext:value-type="float">
            <text:p>97</text:p>
          </table:table-cell>
          <table:table-cell table:formula="of:=IF([.$A194]&lt;[.D$1];0;INDEX([.D$2:.D193];1+([.$A194]-[.D$1])))+[.C194]" office:value-type="float" office:value="1921" calcext:value-type="float">
            <text:p>1921</text:p>
          </table:table-cell>
          <table:table-cell table:formula="of:=IF([.$A194]&lt;[.E$1];0;INDEX([.E$2:.E193];1+([.$A194]-[.E$1])))+[.D194]" office:value-type="float" office:value="13530" calcext:value-type="float">
            <text:p>13530</text:p>
          </table:table-cell>
          <table:table-cell table:formula="of:=IF([.$A194]&lt;[.F$1];0;INDEX([.F$2:.F193];1+([.$A194]-[.F$1])))+[.E194]" office:value-type="float" office:value="41085" calcext:value-type="float">
            <text:p>41085</text:p>
          </table:table-cell>
          <table:table-cell table:formula="of:=IF([.$A194]&lt;[.G$1];0;INDEX([.G$2:.G193];1+([.$A194]-[.G$1])))+[.F194]" office:value-type="float" office:value="58337" calcext:value-type="float">
            <text:p>58337</text:p>
          </table:table-cell>
          <table:table-cell table:formula="of:=IF([.$A194]&lt;[.H$1];0;INDEX([.H$2:.H193];1+([.$A194]-[.H$1])))+[.G194]" office:value-type="float" office:value="61713" calcext:value-type="float">
            <text:p>61713</text:p>
          </table:table-cell>
          <table:table-cell table:formula="of:=IF([.$A194]&lt;[.I$1];0;INDEX([.I$2:.I193];1+([.$A194]-[.I$1])))+[.H194]" office:value-type="float" office:value="61713" calcext:value-type="float">
            <text:p>617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" office:value-type="float" office:value="1" calcext:value-type="float">
            <text:p>1</text:p>
          </table:table-cell>
          <table:table-cell table:formula="of:=IF([.$A195]&lt;[.C$1];0;INDEX([.C$2:.C194];1+([.$A195]-[.C$1])))+[.B195]" office:value-type="float" office:value="97" calcext:value-type="float">
            <text:p>97</text:p>
          </table:table-cell>
          <table:table-cell table:formula="of:=IF([.$A195]&lt;[.D$1];0;INDEX([.D$2:.D194];1+([.$A195]-[.D$1])))+[.C195]" office:value-type="float" office:value="1940" calcext:value-type="float">
            <text:p>1940</text:p>
          </table:table-cell>
          <table:table-cell table:formula="of:=IF([.$A195]&lt;[.E$1];0;INDEX([.E$2:.E194];1+([.$A195]-[.E$1])))+[.D195]" office:value-type="float" office:value="13720" calcext:value-type="float">
            <text:p>13720</text:p>
          </table:table-cell>
          <table:table-cell table:formula="of:=IF([.$A195]&lt;[.F$1];0;INDEX([.F$2:.F194];1+([.$A195]-[.F$1])))+[.E195]" office:value-type="float" office:value="41800" calcext:value-type="float">
            <text:p>41800</text:p>
          </table:table-cell>
          <table:table-cell table:formula="of:=IF([.$A195]&lt;[.G$1];0;INDEX([.G$2:.G194];1+([.$A195]-[.G$1])))+[.F195]" office:value-type="float" office:value="59468" calcext:value-type="float">
            <text:p>59468</text:p>
          </table:table-cell>
          <table:table-cell table:formula="of:=IF([.$A195]&lt;[.H$1];0;INDEX([.H$2:.H194];1+([.$A195]-[.H$1])))+[.G195]" office:value-type="float" office:value="62952" calcext:value-type="float">
            <text:p>62952</text:p>
          </table:table-cell>
          <table:table-cell table:formula="of:=IF([.$A195]&lt;[.I$1];0;INDEX([.I$2:.I194];1+([.$A195]-[.I$1])))+[.H195]" office:value-type="float" office:value="62952" calcext:value-type="float">
            <text:p>6295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" office:value-type="float" office:value="1" calcext:value-type="float">
            <text:p>1</text:p>
          </table:table-cell>
          <table:table-cell table:formula="of:=IF([.$A196]&lt;[.C$1];0;INDEX([.C$2:.C195];1+([.$A196]-[.C$1])))+[.B196]" office:value-type="float" office:value="98" calcext:value-type="float">
            <text:p>98</text:p>
          </table:table-cell>
          <table:table-cell table:formula="of:=IF([.$A196]&lt;[.D$1];0;INDEX([.D$2:.D195];1+([.$A196]-[.D$1])))+[.C196]" office:value-type="float" office:value="1960" calcext:value-type="float">
            <text:p>1960</text:p>
          </table:table-cell>
          <table:table-cell table:formula="of:=IF([.$A196]&lt;[.E$1];0;INDEX([.E$2:.E195];1+([.$A196]-[.E$1])))+[.D196]" office:value-type="float" office:value="13930" calcext:value-type="float">
            <text:p>13930</text:p>
          </table:table-cell>
          <table:table-cell table:formula="of:=IF([.$A196]&lt;[.F$1];0;INDEX([.F$2:.F195];1+([.$A196]-[.F$1])))+[.E196]" office:value-type="float" office:value="42625" calcext:value-type="float">
            <text:p>42625</text:p>
          </table:table-cell>
          <table:table-cell table:formula="of:=IF([.$A196]&lt;[.G$1];0;INDEX([.G$2:.G195];1+([.$A196]-[.G$1])))+[.F196]" office:value-type="float" office:value="60812" calcext:value-type="float">
            <text:p>60812</text:p>
          </table:table-cell>
          <table:table-cell table:formula="of:=IF([.$A196]&lt;[.H$1];0;INDEX([.H$2:.H195];1+([.$A196]-[.H$1])))+[.G196]" office:value-type="float" office:value="64443" calcext:value-type="float">
            <text:p>64443</text:p>
          </table:table-cell>
          <table:table-cell table:formula="of:=IF([.$A196]&lt;[.I$1];0;INDEX([.I$2:.I195];1+([.$A196]-[.I$1])))+[.H196]" office:value-type="float" office:value="64443" calcext:value-type="float">
            <text:p>644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" office:value-type="float" office:value="1" calcext:value-type="float">
            <text:p>1</text:p>
          </table:table-cell>
          <table:table-cell table:formula="of:=IF([.$A197]&lt;[.C$1];0;INDEX([.C$2:.C196];1+([.$A197]-[.C$1])))+[.B197]" office:value-type="float" office:value="98" calcext:value-type="float">
            <text:p>98</text:p>
          </table:table-cell>
          <table:table-cell table:formula="of:=IF([.$A197]&lt;[.D$1];0;INDEX([.D$2:.D196];1+([.$A197]-[.D$1])))+[.C197]" office:value-type="float" office:value="1980" calcext:value-type="float">
            <text:p>1980</text:p>
          </table:table-cell>
          <table:table-cell table:formula="of:=IF([.$A197]&lt;[.E$1];0;INDEX([.E$2:.E196];1+([.$A197]-[.E$1])))+[.D197]" office:value-type="float" office:value="14140" calcext:value-type="float">
            <text:p>14140</text:p>
          </table:table-cell>
          <table:table-cell table:formula="of:=IF([.$A197]&lt;[.F$1];0;INDEX([.F$2:.F196];1+([.$A197]-[.F$1])))+[.E197]" office:value-type="float" office:value="43450" calcext:value-type="float">
            <text:p>43450</text:p>
          </table:table-cell>
          <table:table-cell table:formula="of:=IF([.$A197]&lt;[.G$1];0;INDEX([.G$2:.G196];1+([.$A197]-[.G$1])))+[.F197]" office:value-type="float" office:value="62156" calcext:value-type="float">
            <text:p>62156</text:p>
          </table:table-cell>
          <table:table-cell table:formula="of:=IF([.$A197]&lt;[.H$1];0;INDEX([.H$2:.H196];1+([.$A197]-[.H$1])))+[.G197]" office:value-type="float" office:value="65934" calcext:value-type="float">
            <text:p>65934</text:p>
          </table:table-cell>
          <table:table-cell table:formula="of:=IF([.$A197]&lt;[.I$1];0;INDEX([.I$2:.I196];1+([.$A197]-[.I$1])))+[.H197]" office:value-type="float" office:value="65934" calcext:value-type="float">
            <text:p>659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" office:value-type="float" office:value="1" calcext:value-type="float">
            <text:p>1</text:p>
          </table:table-cell>
          <table:table-cell table:formula="of:=IF([.$A198]&lt;[.C$1];0;INDEX([.C$2:.C197];1+([.$A198]-[.C$1])))+[.B198]" office:value-type="float" office:value="99" calcext:value-type="float">
            <text:p>99</text:p>
          </table:table-cell>
          <table:table-cell table:formula="of:=IF([.$A198]&lt;[.D$1];0;INDEX([.D$2:.D197];1+([.$A198]-[.D$1])))+[.C198]" office:value-type="float" office:value="2000" calcext:value-type="float">
            <text:p>2000</text:p>
          </table:table-cell>
          <table:table-cell table:formula="of:=IF([.$A198]&lt;[.E$1];0;INDEX([.E$2:.E197];1+([.$A198]-[.E$1])))+[.D198]" office:value-type="float" office:value="14350" calcext:value-type="float">
            <text:p>14350</text:p>
          </table:table-cell>
          <table:table-cell table:formula="of:=IF([.$A198]&lt;[.F$1];0;INDEX([.F$2:.F197];1+([.$A198]-[.F$1])))+[.E198]" office:value-type="float" office:value="44275" calcext:value-type="float">
            <text:p>44275</text:p>
          </table:table-cell>
          <table:table-cell table:formula="of:=IF([.$A198]&lt;[.G$1];0;INDEX([.G$2:.G197];1+([.$A198]-[.G$1])))+[.F198]" office:value-type="float" office:value="63500" calcext:value-type="float">
            <text:p>63500</text:p>
          </table:table-cell>
          <table:table-cell table:formula="of:=IF([.$A198]&lt;[.H$1];0;INDEX([.H$2:.H197];1+([.$A198]-[.H$1])))+[.G198]" office:value-type="float" office:value="67425" calcext:value-type="float">
            <text:p>67425</text:p>
          </table:table-cell>
          <table:table-cell table:formula="of:=IF([.$A198]&lt;[.I$1];0;INDEX([.I$2:.I197];1+([.$A198]-[.I$1])))+[.H198]" office:value-type="float" office:value="67425" calcext:value-type="float">
            <text:p>674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" office:value-type="float" office:value="1" calcext:value-type="float">
            <text:p>1</text:p>
          </table:table-cell>
          <table:table-cell table:formula="of:=IF([.$A199]&lt;[.C$1];0;INDEX([.C$2:.C198];1+([.$A199]-[.C$1])))+[.B199]" office:value-type="float" office:value="99" calcext:value-type="float">
            <text:p>99</text:p>
          </table:table-cell>
          <table:table-cell table:formula="of:=IF([.$A199]&lt;[.D$1];0;INDEX([.D$2:.D198];1+([.$A199]-[.D$1])))+[.C199]" office:value-type="float" office:value="2020" calcext:value-type="float">
            <text:p>2020</text:p>
          </table:table-cell>
          <table:table-cell table:formula="of:=IF([.$A199]&lt;[.E$1];0;INDEX([.E$2:.E198];1+([.$A199]-[.E$1])))+[.D199]" office:value-type="float" office:value="14560" calcext:value-type="float">
            <text:p>14560</text:p>
          </table:table-cell>
          <table:table-cell table:formula="of:=IF([.$A199]&lt;[.F$1];0;INDEX([.F$2:.F198];1+([.$A199]-[.F$1])))+[.E199]" office:value-type="float" office:value="45100" calcext:value-type="float">
            <text:p>45100</text:p>
          </table:table-cell>
          <table:table-cell table:formula="of:=IF([.$A199]&lt;[.G$1];0;INDEX([.G$2:.G198];1+([.$A199]-[.G$1])))+[.F199]" office:value-type="float" office:value="64844" calcext:value-type="float">
            <text:p>64844</text:p>
          </table:table-cell>
          <table:table-cell table:formula="of:=IF([.$A199]&lt;[.H$1];0;INDEX([.H$2:.H198];1+([.$A199]-[.H$1])))+[.G199]" office:value-type="float" office:value="68916" calcext:value-type="float">
            <text:p>68916</text:p>
          </table:table-cell>
          <table:table-cell table:formula="of:=IF([.$A199]&lt;[.I$1];0;INDEX([.I$2:.I198];1+([.$A199]-[.I$1])))+[.H199]" office:value-type="float" office:value="68916" calcext:value-type="float">
            <text:p>689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" office:value-type="float" office:value="1" calcext:value-type="float">
            <text:p>1</text:p>
          </table:table-cell>
          <table:table-cell table:formula="of:=IF([.$A200]&lt;[.C$1];0;INDEX([.C$2:.C199];1+([.$A200]-[.C$1])))+[.B200]" office:value-type="float" office:value="100" calcext:value-type="float">
            <text:p>100</text:p>
          </table:table-cell>
          <table:table-cell table:formula="of:=IF([.$A200]&lt;[.D$1];0;INDEX([.D$2:.D199];1+([.$A200]-[.D$1])))+[.C200]" office:value-type="float" office:value="2040" calcext:value-type="float">
            <text:p>2040</text:p>
          </table:table-cell>
          <table:table-cell table:formula="of:=IF([.$A200]&lt;[.E$1];0;INDEX([.E$2:.E199];1+([.$A200]-[.E$1])))+[.D200]" office:value-type="float" office:value="14770" calcext:value-type="float">
            <text:p>14770</text:p>
          </table:table-cell>
          <table:table-cell table:formula="of:=IF([.$A200]&lt;[.F$1];0;INDEX([.F$2:.F199];1+([.$A200]-[.F$1])))+[.E200]" office:value-type="float" office:value="45925" calcext:value-type="float">
            <text:p>45925</text:p>
          </table:table-cell>
          <table:table-cell table:formula="of:=IF([.$A200]&lt;[.G$1];0;INDEX([.G$2:.G199];1+([.$A200]-[.G$1])))+[.F200]" office:value-type="float" office:value="66188" calcext:value-type="float">
            <text:p>66188</text:p>
          </table:table-cell>
          <table:table-cell table:formula="of:=IF([.$A200]&lt;[.H$1];0;INDEX([.H$2:.H199];1+([.$A200]-[.H$1])))+[.G200]" office:value-type="float" office:value="70407" calcext:value-type="float">
            <text:p>70407</text:p>
          </table:table-cell>
          <table:table-cell table:formula="of:=IF([.$A200]&lt;[.I$1];0;INDEX([.I$2:.I199];1+([.$A200]-[.I$1])))+[.H200]" office:value-type="float" office:value="70407" calcext:value-type="float">
            <text:p>704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" office:value-type="float" office:value="1" calcext:value-type="float">
            <text:p>1</text:p>
          </table:table-cell>
          <table:table-cell table:formula="of:=IF([.$A201]&lt;[.C$1];0;INDEX([.C$2:.C200];1+([.$A201]-[.C$1])))+[.B201]" office:value-type="float" office:value="100" calcext:value-type="float">
            <text:p>100</text:p>
          </table:table-cell>
          <table:table-cell table:formula="of:=IF([.$A201]&lt;[.D$1];0;INDEX([.D$2:.D200];1+([.$A201]-[.D$1])))+[.C201]" office:value-type="float" office:value="2060" calcext:value-type="float">
            <text:p>2060</text:p>
          </table:table-cell>
          <table:table-cell table:formula="of:=IF([.$A201]&lt;[.E$1];0;INDEX([.E$2:.E200];1+([.$A201]-[.E$1])))+[.D201]" office:value-type="float" office:value="14980" calcext:value-type="float">
            <text:p>14980</text:p>
          </table:table-cell>
          <table:table-cell table:formula="of:=IF([.$A201]&lt;[.F$1];0;INDEX([.F$2:.F200];1+([.$A201]-[.F$1])))+[.E201]" office:value-type="float" office:value="46750" calcext:value-type="float">
            <text:p>46750</text:p>
          </table:table-cell>
          <table:table-cell table:formula="of:=IF([.$A201]&lt;[.G$1];0;INDEX([.G$2:.G200];1+([.$A201]-[.G$1])))+[.F201]" office:value-type="float" office:value="67532" calcext:value-type="float">
            <text:p>67532</text:p>
          </table:table-cell>
          <table:table-cell table:formula="of:=IF([.$A201]&lt;[.H$1];0;INDEX([.H$2:.H200];1+([.$A201]-[.H$1])))+[.G201]" office:value-type="float" office:value="71898" calcext:value-type="float">
            <text:p>71898</text:p>
          </table:table-cell>
          <table:table-cell table:formula="of:=IF([.$A201]&lt;[.I$1];0;INDEX([.I$2:.I200];1+([.$A201]-[.I$1])))+[.H201]" office:value-type="float" office:value="71898" calcext:value-type="float">
            <text:p>718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table:formula="of:=[.B201]" office:value-type="float" office:value="1" calcext:value-type="float">
            <text:p>1</text:p>
          </table:table-cell>
          <table:table-cell table:style-name="ce6" table:formula="of:=IF([.$A202]&lt;[.C$1];0;INDEX([.C$2:.C201];1+([.$A202]-[.C$1])))+[.B202]" office:value-type="float" office:value="101" calcext:value-type="float">
            <text:p>101</text:p>
          </table:table-cell>
          <table:table-cell table:style-name="ce6" table:formula="of:=IF([.$A202]&lt;[.D$1];0;INDEX([.D$2:.D201];1+([.$A202]-[.D$1])))+[.C202]" office:value-type="float" office:value="2081" calcext:value-type="float">
            <text:p>2081</text:p>
          </table:table-cell>
          <table:table-cell table:style-name="ce6" table:formula="of:=IF([.$A202]&lt;[.E$1];0;INDEX([.E$2:.E201];1+([.$A202]-[.E$1])))+[.D202]" office:value-type="float" office:value="15211" calcext:value-type="float">
            <text:p>15211</text:p>
          </table:table-cell>
          <table:table-cell table:style-name="ce6" table:formula="of:=IF([.$A202]&lt;[.F$1];0;INDEX([.F$2:.F201];1+([.$A202]-[.F$1])))+[.E202]" office:value-type="float" office:value="47696" calcext:value-type="float">
            <text:p>47696</text:p>
          </table:table-cell>
          <table:table-cell table:style-name="ce6" table:formula="of:=IF([.$A202]&lt;[.G$1];0;INDEX([.G$2:.G201];1+([.$A202]-[.G$1])))+[.F202]" office:value-type="float" office:value="69118" calcext:value-type="float">
            <text:p>69118</text:p>
          </table:table-cell>
          <table:table-cell table:style-name="ce6" table:formula="of:=IF([.$A202]&lt;[.H$1];0;INDEX([.H$2:.H201];1+([.$A202]-[.H$1])))+[.G202]" office:value-type="float" office:value="73681" calcext:value-type="float">
            <text:p>73681</text:p>
          </table:table-cell>
          <table:table-cell table:style-name="ce9" table:formula="of:=IF([.$A202]&lt;[.I$1];0;INDEX([.I$2:.I201];1+([.$A202]-[.I$1])))+[.H202]" office:value-type="float" office:value="73682" calcext:value-type="float">
            <text:p>73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00:15:55.045063403</meta:creation-date>
    <dc:date>2024-04-28T00:29:55.187665664</dc:date>
    <meta:editing-duration>PT3M50S</meta:editing-duration>
    <meta:editing-cycles>1</meta:editing-cycles>
    <meta:document-statistic meta:table-count="1" meta:cell-count="1818" meta:object-count="0"/>
    <meta:generator>LibreOffice/7.3.7.2$Linux_X86_64 LibreOffice_project/30$Build-2</meta:generator>
  </office:meta>
</office:document-meta>
</file>